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88mm"/>
    </style:style>
    <style:style style:name="co8" style:family="table-column">
      <style:table-column-properties fo:break-before="auto" style:column-width="16.42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10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13.16mm"/>
    </style:style>
    <style:style style:name="co14" style:family="table-column">
      <style:table-column-properties fo:break-before="auto" style:column-width="4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order-bottom="none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9" style:family="table-cell" style:parent-style-name="Default" style:data-style-name="N2">
      <style:table-cell-properties fo:border-bottom="0.06pt solid #000000" fo:border-left="none" fo:border-right="none" fo:border-top="none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order-bottom="none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13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2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 style:data-style-name="N116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116">
      <style:text-properties fo:font-weight="bold" style:font-weight-asian="bold" style:font-weight-complex="bold"/>
    </style:style>
    <style:style style:name="ce18" style:family="table-cell" style:parent-style-name="Default" style:data-style-name="N116">
      <style:table-cell-properties fo:background-color="transparent"/>
    </style:style>
    <style:style style:name="ce19" style:family="table-cell" style:parent-style-name="Default" style:data-style-name="N116"/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color="#ff3333"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ext-properties fo:color="#ff3333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ext-properties fo:color="#6666ff" fo:font-style="italic" style:text-underline-style="none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ext-properties fo:color="#661900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ext-properties fo:color="#006666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32" style:family="table-cell" style:parent-style-name="Default">
      <style:text-properties style:font-name="Liberation Sans" style:font-name-asian="Droid Sans Fallback" style:font-name-complex="FreeSans"/>
    </style:style>
    <style:style style:name="ce33" style:family="table-cell" style:parent-style-name="Default">
      <style:text-properties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34" style:family="table-cell" style:parent-style-name="Default">
      <style:table-cell-properties fo:border-bottom="none" fo:border-left="2.01pt solid #000000" fo:border-right="none" fo:border-top="2.01pt solid #000000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order-bottom="none" fo:background-color="transparent" fo:border-left="2.01pt solid #000000" fo:border-right="none" fo:border-top="none"/>
      <style:text-properties style:font-name="Liberation Sans" style:font-name-asian="Droid Sans Fallback" style:font-name-complex="FreeSans"/>
    </style:style>
    <style:style style:name="ce36" style:family="table-cell" style:parent-style-name="Default" style:data-style-name="N2">
      <style:table-cell-properties fo:border-bottom="2.01pt solid #000000" fo:background-color="transparent" fo:border-left="2.01pt solid #000000" fo:border-right="none" fo:border-top="none"/>
      <style:text-properties style:font-name="Liberation Sans" style:font-name-asian="Droid Sans Fallback" style:font-name-complex="FreeSans"/>
    </style:style>
    <style:style style:name="ce37" style:family="table-cell" style:parent-style-name="Default">
      <style:table-cell-properties fo:border-bottom="none" fo:border-left="none" fo:border-right="none" fo:border-top="2.01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2.01pt solid #000000" fo:background-color="transparent" fo:border-left="none" fo:border-right="none" fo:border-top="none"/>
    </style:style>
    <style:style style:name="ce39" style:family="table-cell" style:parent-style-name="Default" style:data-style-name="N2">
      <style:table-cell-properties fo:background-color="transparent" fo:border="none"/>
      <style:text-properties style:font-name="Liberation Sans" style:font-name-asian="Droid Sans Fallback" style:font-name-complex="FreeSans"/>
    </style:style>
    <style:style style:name="ce40" style:family="table-cell" style:parent-style-name="Default" style:data-style-name="N2">
      <style:table-cell-properties fo:border-bottom="2.01pt solid #000000" fo:background-color="transparent" fo:border-left="none" fo:border-right="none" fo:border-top="none"/>
      <style:text-properties style:font-name="Liberation Sans" style:font-name-asian="Droid Sans Fallback" style:font-name-complex="FreeSans"/>
    </style:style>
    <style:style style:name="ce41" style:family="table-cell" style:parent-style-name="Default">
      <style:table-cell-properties fo:border-bottom="none" fo:border-left="none" fo:border-right="2.01pt solid #000000" fo:border-top="2.01pt solid #000000"/>
      <style:text-properties fo:font-weight="bold" style:font-weight-asian="bold" style:font-weight-complex="bold"/>
    </style:style>
    <style:style style:name="ce42" style:family="table-cell" style:parent-style-name="Default" style:data-style-name="N2">
      <style:table-cell-properties fo:border-bottom="none" fo:background-color="transparent" fo:border-left="none" fo:border-right="2.01pt solid #000000" fo:border-top="none"/>
      <style:text-properties style:font-name="Liberation Sans" style:font-name-asian="Droid Sans Fallback" style:font-name-complex="FreeSans"/>
    </style:style>
    <style:style style:name="ce43" style:family="table-cell" style:parent-style-name="Default" style:data-style-name="N2">
      <style:table-cell-properties fo:border-bottom="2.01pt solid #000000" fo:background-color="transparent" fo:border-left="none" fo:border-right="2.01pt solid #000000" fo:border-top="none"/>
      <style:text-properties style:font-name="Liberation Sans" style:font-name-asian="Droid Sans Fallback" style:font-name-complex="FreeSans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 fo:border="none"/>
    </style:style>
    <style:style style:name="ce46" style:family="table-cell" style:parent-style-name="Default" style:data-style-name="N2">
      <style:table-cell-properties fo:background-color="transparent"/>
    </style:style>
    <style:style style:name="ce47" style:family="table-cell" style:parent-style-name="Default" style:data-style-name="N2"/>
    <style:style style:name="ce48" style:family="table-cell" style:parent-style-name="Default" style:data-style-name="N2">
      <style:table-cell-properties fo:border-bottom="2.01pt solid #000000" fo:background-color="transparent" fo:border-left="none" fo:border-right="none" fo:border-top="none"/>
    </style:style>
    <style:style style:name="ce49" style:family="table-cell" style:parent-style-name="Default">
      <style:table-cell-properties fo:border-bottom="none" fo:border-left="none" fo:border-right="none" fo:border-top="2.01pt solid #000000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0" style:family="table-cell" style:parent-style-name="Default" style:data-style-name="N2">
      <style:table-cell-properties fo:background-color="transparent"/>
      <style:text-properties style:font-name="Liberation Sans" style:font-name-asian="Droid Sans Fallback" style:font-name-complex="FreeSans"/>
    </style:style>
    <style:style style:name="ce51" style:family="table-cell" style:parent-style-name="Default" style:data-style-name="N2">
      <style:table-cell-properties fo:border-bottom="none" fo:background-color="transparent" fo:border-left="none" fo:border-right="2.01pt solid #000000" fo:border-top="none"/>
    </style:style>
    <style:style style:name="ce52" style:family="table-cell" style:parent-style-name="Default" style:data-style-name="N2">
      <style:table-cell-properties fo:border-bottom="none" fo:border-left="none" fo:border-right="2.01pt solid #000000" fo:border-top="none"/>
    </style:style>
    <style:style style:name="ce53" style:family="table-cell" style:parent-style-name="Default" style:data-style-name="N2">
      <style:table-cell-properties fo:border-bottom="2.01pt solid #000000" fo:background-color="transparent" fo:border-left="none" fo:border-right="2.01pt solid #000000" fo:border-top="none"/>
    </style:style>
    <style:style style:name="ce54" style:family="table-cell" style:parent-style-name="Default">
      <style:text-properties fo:color="#ff3333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56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otal" table:style-name="ta1"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ce8"/>
        <table:table-column table:style-name="co4" table:default-cell-style-name="ce12"/>
        <table:table-column table:style-name="co5" table:default-cell-style-name="Default"/>
        <table:table-column table:style-name="co3" table:default-cell-style-name="ce8"/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ping_test1_bw10delay25</text:p>
          </table:table-cell>
          <table:covered-table-cell table:style-name="ce6"/>
          <table:covered-table-cell table:style-name="ce10"/>
          <table:table-cell table:style-name="ce10"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Delta-ALTO</text:p>
          </table:table-cell>
          <table:table-cell table:style-name="ce7" office:value-type="string" calcext:value-type="string">
            <text:p>Norm_Delta</text:p>
          </table:table-cell>
          <table:table-cell table:style-name="ce11" office:value-type="string" calcext:value-type="string">
            <text:p>% hits</text:p>
          </table:table-cell>
          <table:table-cell table:style-name="ce11"/>
          <table:table-cell table:style-name="ce7" office:value-type="string" calcext:value-type="string">
            <text:p>Norm_Del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table:formula="of:=[ping_test1_bw10delay25.$L$12]" office:value-type="float" office:value="106.862111111111" calcext:value-type="float">
            <text:p>106.86</text:p>
          </table:table-cell>
          <table:table-cell table:formula="of:=[ping_test1_bw10delay25.$M$12]" office:value-type="float" office:value="0.886822498847395" calcext:value-type="float">
            <text:p>0.89</text:p>
          </table:table-cell>
          <table:table-cell table:formula="of:=[ping_test1_bw10delay25.$N$12]" office:value-type="float" office:value="1" calcext:value-type="float">
            <text:p>1.00</text:p>
          </table:table-cell>
          <table:table-cell office:value-type="string" calcext:value-type="string">
            <text:p>h7</text:p>
          </table:table-cell>
          <table:table-cell table:formula="of:=[ping_test1_bw10delay25.$M$72]*100" office:value-type="float" office:value="48.1370468660835" calcext:value-type="float">
            <text:p>48.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 table:formula="of:=[ping_test1_bw10delay25.$L$22]" office:value-type="float" office:value="111.323888888889" calcext:value-type="float">
            <text:p>111.32</text:p>
          </table:table-cell>
          <table:table-cell table:formula="of:=[ping_test1_bw10delay25.$M$22]" office:value-type="float" office:value="0.92368872552409" calcext:value-type="float">
            <text:p>0.92</text:p>
          </table:table-cell>
          <table:table-cell table:formula="of:=[ping_test1_bw10delay25.$N$22]" office:value-type="float" office:value="0.888888888888889" calcext:value-type="float">
            <text:p>0.89</text:p>
          </table:table-cell>
          <table:table-cell office:value-type="string" calcext:value-type="string">
            <text:p>h6</text:p>
          </table:table-cell>
          <table:table-cell table:formula="of:=[ping_test1_bw10delay25.$M$62]*100" office:value-type="float" office:value="55.5064466241918" calcext:value-type="float">
            <text:p>55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table:formula="of:=[ping_test1_bw10delay25.$L$32]" office:value-type="float" office:value="82.3821111111111" calcext:value-type="float">
            <text:p>82.38</text:p>
          </table:table-cell>
          <table:table-cell table:formula="of:=[ping_test1_bw10delay25.$M$32]" office:value-type="float" office:value="0.586458071323598" calcext:value-type="float">
            <text:p>0.59</text:p>
          </table:table-cell>
          <table:table-cell table:formula="of:=[ping_test1_bw10delay25.$N$32]" office:value-type="float" office:value="0.777777777777778" calcext:value-type="float">
            <text:p>0.78</text:p>
          </table:table-cell>
          <table:table-cell office:value-type="string" calcext:value-type="string">
            <text:p>h3</text:p>
          </table:table-cell>
          <table:table-cell table:formula="of:=[ping_test1_bw10delay25.$M$32]*100" office:value-type="float" office:value="58.6458071323598" calcext:value-type="float">
            <text:p>58.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4</text:p>
          </table:table-cell>
          <table:table-cell table:formula="of:=[ping_test1_bw10delay25.$L$42]" office:value-type="float" office:value="106.874333333333" calcext:value-type="float">
            <text:p>106.87</text:p>
          </table:table-cell>
          <table:table-cell table:formula="of:=[ping_test1_bw10delay25.$M$42]" office:value-type="float" office:value="0.664926699475106" calcext:value-type="float">
            <text:p>0.66</text:p>
          </table:table-cell>
          <table:table-cell table:formula="of:=[ping_test1_bw10delay25.$N$42]" office:value-type="float" office:value="0.888888888888889" calcext:value-type="float">
            <text:p>0.89</text:p>
          </table:table-cell>
          <table:table-cell office:value-type="string" calcext:value-type="string">
            <text:p>h4</text:p>
          </table:table-cell>
          <table:table-cell table:formula="of:=[ping_test1_bw10delay25.$M$42]*100" office:value-type="float" office:value="66.4926699475106" calcext:value-type="float">
            <text:p>66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5</text:p>
          </table:table-cell>
          <table:table-cell table:formula="of:=[ping_test1_bw10delay25.$L$52]" office:value-type="float" office:value="91.4013333333333" calcext:value-type="float">
            <text:p>91.40</text:p>
          </table:table-cell>
          <table:table-cell table:formula="of:=[ping_test1_bw10delay25.$M$52]" office:value-type="float" office:value="0.651187533099175" calcext:value-type="float">
            <text:p>0.65</text:p>
          </table:table-cell>
          <table:table-cell table:formula="of:=[ping_test1_bw10delay25.$N$52]" office:value-type="float" office:value="1" calcext:value-type="float">
            <text:p>1.00</text:p>
          </table:table-cell>
          <table:table-cell office:value-type="string" calcext:value-type="string">
            <text:p>h5</text:p>
          </table:table-cell>
          <table:table-cell table:formula="of:=[ping_test1_bw10delay25.$M$52]*100" office:value-type="float" office:value="65.1187533099175" calcext:value-type="float">
            <text:p>65.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6</text:p>
          </table:table-cell>
          <table:table-cell table:formula="of:=[ping_test1_bw10delay25.$L$62]" office:value-type="float" office:value="100.217444444444" calcext:value-type="float">
            <text:p>100.22</text:p>
          </table:table-cell>
          <table:table-cell table:formula="of:=[ping_test1_bw10delay25.$M$62]" office:value-type="float" office:value="0.555064466241918" calcext:value-type="float">
            <text:p>0.56</text:p>
          </table:table-cell>
          <table:table-cell table:formula="of:=[ping_test1_bw10delay25.$N$62]" office:value-type="float" office:value="1" calcext:value-type="float">
            <text:p>1.00</text:p>
          </table:table-cell>
          <table:table-cell office:value-type="string" calcext:value-type="string">
            <text:p>h8</text:p>
          </table:table-cell>
          <table:table-cell table:formula="of:=[ping_test1_bw10delay25.$M$82]*100" office:value-type="float" office:value="75.7533663353865" calcext:value-type="float">
            <text:p>75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7</text:p>
          </table:table-cell>
          <table:table-cell table:formula="of:=[ping_test1_bw10delay25.$L$72]" office:value-type="float" office:value="86.884" calcext:value-type="float">
            <text:p>86.88</text:p>
          </table:table-cell>
          <table:table-cell table:formula="of:=[ping_test1_bw10delay25.$M$72]" office:value-type="float" office:value="0.481370468660835" calcext:value-type="float">
            <text:p>0.48</text:p>
          </table:table-cell>
          <table:table-cell table:formula="of:=[ping_test1_bw10delay25.$N$72]" office:value-type="float" office:value="1" calcext:value-type="float">
            <text:p>1.00</text:p>
          </table:table-cell>
          <table:table-cell office:value-type="string" calcext:value-type="string">
            <text:p>h1</text:p>
          </table:table-cell>
          <table:table-cell table:formula="of:=[ping_test1_bw10delay25.$M$12]*100" office:value-type="float" office:value="88.6822498847395" calcext:value-type="float">
            <text:p>88.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8</text:p>
          </table:table-cell>
          <table:table-cell table:formula="of:=[ping_test1_bw10delay25.$L$82]" office:value-type="float" office:value="167.055111111111" calcext:value-type="float">
            <text:p>167.06</text:p>
          </table:table-cell>
          <table:table-cell table:formula="of:=[ping_test1_bw10delay25.$M$82]" office:value-type="float" office:value="0.757533663353865" calcext:value-type="float">
            <text:p>0.76</text:p>
          </table:table-cell>
          <table:table-cell table:formula="of:=[ping_test1_bw10delay25.$N$82]" office:value-type="float" office:value="1" calcext:value-type="float">
            <text:p>1.00</text:p>
          </table:table-cell>
          <table:table-cell office:value-type="string" calcext:value-type="string">
            <text:p>h2</text:p>
          </table:table-cell>
          <table:table-cell table:formula="of:=[ping_test1_bw10delay25.$M$22]*100" office:value-type="float" office:value="92.368872552409" calcext:value-type="float">
            <text:p>92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9</text:p>
          </table:table-cell>
          <table:table-cell table:formula="of:=[ping_test1_bw10delay25.$L$92]" office:value-type="float" office:value="206.993444444444" calcext:value-type="float">
            <text:p>206.99</text:p>
          </table:table-cell>
          <table:table-cell table:formula="of:=[ping_test1_bw10delay25.$M$92]" office:value-type="float" office:value="1.47357759268488" calcext:value-type="float">
            <text:p>1.47</text:p>
          </table:table-cell>
          <table:table-cell table:formula="of:=[ping_test1_bw10delay25.$N$92]" office:value-type="float" office:value="1" calcext:value-type="float">
            <text:p>1.00</text:p>
          </table:table-cell>
          <table:table-cell office:value-type="string" calcext:value-type="string">
            <text:p>h9</text:p>
          </table:table-cell>
          <table:table-cell table:formula="of:=[ping_test1_bw10delay25.$M$92]*100" office:value-type="float" office:value="147.357759268488" calcext:value-type="float">
            <text:p>147.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10</text:p>
          </table:table-cell>
          <table:table-cell table:style-name="ce4" table:formula="of:=[ping_test1_bw10delay25.$L$102]" office:value-type="float" office:value="242.698333333333" calcext:value-type="float">
            <text:p>242.70</text:p>
          </table:table-cell>
          <table:table-cell table:style-name="ce9" table:formula="of:=[ping_test1_bw10delay25.$M$102]" office:value-type="float" office:value="1.72870679687259" calcext:value-type="float">
            <text:p>1.73</text:p>
          </table:table-cell>
          <table:table-cell table:style-name="ce13" table:formula="of:=[ping_test1_bw10delay25.$N$102]" office:value-type="float" office:value="1" calcext:value-type="float">
            <text:p>1.00</text:p>
          </table:table-cell>
          <table:table-cell office:value-type="string" calcext:value-type="string">
            <text:p>h10</text:p>
          </table:table-cell>
          <table:table-cell table:formula="of:=[ping_test1_bw10delay25.$M$102]*100" office:value-type="float" office:value="172.870679687259" calcext:value-type="float">
            <text:p>172.8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4" table:formula="of:=AVERAGE([.F3:.F12])" office:value-type="float" office:value="0.955555555555555" calcext:value-type="float">
            <text:p>0.96</text:p>
          </table:table-cell>
          <table:table-cell table:style-name="ce14"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ping_test2_bw10delay25</text:p>
          </table:table-cell>
          <table:covered-table-cell table:style-name="ce6"/>
          <table:covered-table-cell table:style-name="ce10"/>
          <table:table-cell table:style-name="ce10"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Delta-ALTO</text:p>
          </table:table-cell>
          <table:table-cell table:style-name="ce7" office:value-type="string" calcext:value-type="string">
            <text:p>Norm_Delta</text:p>
          </table:table-cell>
          <table:table-cell table:style-name="ce11" office:value-type="string" calcext:value-type="string">
            <text:p>% hits</text:p>
          </table:table-cell>
          <table:table-cell table:style-name="ce11"/>
          <table:table-cell table:style-name="ce7" office:value-type="string" calcext:value-type="string">
            <text:p>Norm_Del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table:formula="of:=#REF!.[.$M$11]" office:value-type="string" office:string-value="" calcext:value-type="error">
            <text:p>Err:501</text:p>
          </table:table-cell>
          <table:table-cell table:formula="of:=#REF!.[.$N$11]" office:value-type="string" office:string-value="" calcext:value-type="error">
            <text:p>Err:501</text:p>
          </table:table-cell>
          <table:table-cell table:formula="of:=#REF!.[.$O$11]" office:value-type="string" office:string-value="" calcext:value-type="error">
            <text:p>Err:501</text:p>
          </table:table-cell>
          <table:table-cell office:value-type="string" calcext:value-type="string">
            <text:p>h4</text:p>
          </table:table-cell>
          <table:table-cell table:formula="of:=#REF!.[.$N$41]*100" office:value-type="string" office:string-value="" calcext:value-type="error">
            <text:p>Err:5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 table:formula="of:=#REF!.[.$M$21]" office:value-type="string" office:string-value="" calcext:value-type="error">
            <text:p>Err:501</text:p>
          </table:table-cell>
          <table:table-cell table:formula="of:=#REF!.[.$N$21]" office:value-type="string" office:string-value="" calcext:value-type="error">
            <text:p>Err:501</text:p>
          </table:table-cell>
          <table:table-cell table:formula="of:=#REF!.[.$O$21]" office:value-type="string" office:string-value="" calcext:value-type="error">
            <text:p>Err:501</text:p>
          </table:table-cell>
          <table:table-cell office:value-type="string" calcext:value-type="string">
            <text:p>h1</text:p>
          </table:table-cell>
          <table:table-cell table:formula="of:=#REF!.[.$N$11]*100" office:value-type="string" office:string-value="" calcext:value-type="error">
            <text:p>Err:5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table:formula="of:=#REF!.[.$M$31]" office:value-type="string" office:string-value="" calcext:value-type="error">
            <text:p>Err:501</text:p>
          </table:table-cell>
          <table:table-cell table:formula="of:=#REF!.[.$N$31]" office:value-type="string" office:string-value="" calcext:value-type="error">
            <text:p>Err:501</text:p>
          </table:table-cell>
          <table:table-cell table:formula="of:=#REF!.[.$O$31]" office:value-type="string" office:string-value="" calcext:value-type="error">
            <text:p>Err:501</text:p>
          </table:table-cell>
          <table:table-cell office:value-type="string" calcext:value-type="string">
            <text:p>h2</text:p>
          </table:table-cell>
          <table:table-cell table:formula="of:=#REF!.[.$N$21]*100" office:value-type="string" office:string-value="" calcext:value-type="error">
            <text:p>Err:5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4</text:p>
          </table:table-cell>
          <table:table-cell table:formula="of:=#REF!.[.$M$41]" office:value-type="string" office:string-value="" calcext:value-type="error">
            <text:p>Err:501</text:p>
          </table:table-cell>
          <table:table-cell table:formula="of:=#REF!.[.$N$41]" office:value-type="string" office:string-value="" calcext:value-type="error">
            <text:p>Err:501</text:p>
          </table:table-cell>
          <table:table-cell table:formula="of:=#REF!.[.$O$41]" office:value-type="string" office:string-value="" calcext:value-type="error">
            <text:p>Err:501</text:p>
          </table:table-cell>
          <table:table-cell office:value-type="string" calcext:value-type="string">
            <text:p>h7</text:p>
          </table:table-cell>
          <table:table-cell table:formula="of:=#REF!.[.$N$71]*100" office:value-type="string" office:string-value="" calcext:value-type="error">
            <text:p>Err:5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5</text:p>
          </table:table-cell>
          <table:table-cell table:formula="of:=#REF!.[.$M$51]" office:value-type="string" office:string-value="" calcext:value-type="error">
            <text:p>Err:501</text:p>
          </table:table-cell>
          <table:table-cell table:formula="of:=#REF!.[.$N$51]" office:value-type="string" office:string-value="" calcext:value-type="error">
            <text:p>Err:501</text:p>
          </table:table-cell>
          <table:table-cell table:formula="of:=#REF!.[.$O$51]" office:value-type="string" office:string-value="" calcext:value-type="error">
            <text:p>Err:501</text:p>
          </table:table-cell>
          <table:table-cell office:value-type="string" calcext:value-type="string">
            <text:p>h6</text:p>
          </table:table-cell>
          <table:table-cell table:formula="of:=#REF!.[.$N$61]*100" office:value-type="string" office:string-value="" calcext:value-type="error">
            <text:p>Err:5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6</text:p>
          </table:table-cell>
          <table:table-cell table:formula="of:=#REF!.[.$M$61]" office:value-type="string" office:string-value="" calcext:value-type="error">
            <text:p>Err:501</text:p>
          </table:table-cell>
          <table:table-cell table:formula="of:=#REF!.[.$N$61]" office:value-type="string" office:string-value="" calcext:value-type="error">
            <text:p>Err:501</text:p>
          </table:table-cell>
          <table:table-cell table:formula="of:=#REF!.[.$O$61]" office:value-type="string" office:string-value="" calcext:value-type="error">
            <text:p>Err:501</text:p>
          </table:table-cell>
          <table:table-cell office:value-type="string" calcext:value-type="string">
            <text:p>h3</text:p>
          </table:table-cell>
          <table:table-cell table:formula="of:=#REF!.[.$N$31]*100" office:value-type="string" office:string-value="" calcext:value-type="error">
            <text:p>Err:5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7</text:p>
          </table:table-cell>
          <table:table-cell table:formula="of:=#REF!.[.$M$71]" office:value-type="string" office:string-value="" calcext:value-type="error">
            <text:p>Err:501</text:p>
          </table:table-cell>
          <table:table-cell table:formula="of:=#REF!.[.$N$71]" office:value-type="string" office:string-value="" calcext:value-type="error">
            <text:p>Err:501</text:p>
          </table:table-cell>
          <table:table-cell table:formula="of:=#REF!.[.$O$71]" office:value-type="string" office:string-value="" calcext:value-type="error">
            <text:p>Err:501</text:p>
          </table:table-cell>
          <table:table-cell office:value-type="string" calcext:value-type="string">
            <text:p>h5</text:p>
          </table:table-cell>
          <table:table-cell table:formula="of:=#REF!.[.$N$51]*100" office:value-type="string" office:string-value="" calcext:value-type="error">
            <text:p>Err:5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8</text:p>
          </table:table-cell>
          <table:table-cell table:formula="of:=#REF!.[.$M$81]" office:value-type="string" office:string-value="" calcext:value-type="error">
            <text:p>Err:501</text:p>
          </table:table-cell>
          <table:table-cell table:formula="of:=#REF!.[.$N$81]" office:value-type="string" office:string-value="" calcext:value-type="error">
            <text:p>Err:501</text:p>
          </table:table-cell>
          <table:table-cell table:formula="of:=#REF!.[.$O$81]" office:value-type="string" office:string-value="" calcext:value-type="error">
            <text:p>Err:501</text:p>
          </table:table-cell>
          <table:table-cell office:value-type="string" calcext:value-type="string">
            <text:p>h8</text:p>
          </table:table-cell>
          <table:table-cell table:formula="of:=#REF!.[.$N$81]*100" office:value-type="string" office:string-value="" calcext:value-type="error">
            <text:p>Err:5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9</text:p>
          </table:table-cell>
          <table:table-cell table:formula="of:=#REF!.[.$M$91]" office:value-type="string" office:string-value="" calcext:value-type="error">
            <text:p>Err:501</text:p>
          </table:table-cell>
          <table:table-cell table:formula="of:=#REF!.[.$N$91]" office:value-type="string" office:string-value="" calcext:value-type="error">
            <text:p>Err:501</text:p>
          </table:table-cell>
          <table:table-cell table:formula="of:=#REF!.[.$O$91]" office:value-type="string" office:string-value="" calcext:value-type="error">
            <text:p>Err:501</text:p>
          </table:table-cell>
          <table:table-cell office:value-type="string" calcext:value-type="string">
            <text:p>h9</text:p>
          </table:table-cell>
          <table:table-cell table:formula="of:=#REF!.[.$N$91]*100" office:value-type="string" office:string-value="" calcext:value-type="error">
            <text:p>Err:5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10</text:p>
          </table:table-cell>
          <table:table-cell table:style-name="ce4" table:formula="of:=#REF!.[.$M$101]" office:value-type="string" office:string-value="" calcext:value-type="error">
            <text:p>Err:501</text:p>
          </table:table-cell>
          <table:table-cell table:style-name="ce9" table:formula="of:=#REF!.[.$N$101]" office:value-type="string" office:string-value="" calcext:value-type="error">
            <text:p>Err:501</text:p>
          </table:table-cell>
          <table:table-cell table:style-name="ce13" table:formula="of:=#REF!.[.$O$101]" office:value-type="string" office:string-value="" calcext:value-type="error">
            <text:p>Err:501</text:p>
          </table:table-cell>
          <table:table-cell office:value-type="string" calcext:value-type="string">
            <text:p>h10</text:p>
          </table:table-cell>
          <table:table-cell table:style-name="ce9" table:formula="of:=#REF!.[.$N$101]*100" office:value-type="string" office:string-value="" calcext:value-type="error">
            <text:p>Err:50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4" table:formula="of:=AVERAGE([.F17:.F26])" office:value-type="string" office:string-value="" calcext:value-type="error">
            <text:p>Err:501</text:p>
          </table:table-cell>
          <table:table-cell table:style-name="ce14"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3" table:number-rows-spanned="1">
            <text:p>iperf_test1_bw10delay25</text:p>
          </table:table-cell>
          <table:covered-table-cell table:style-name="ce6"/>
          <table:covered-table-cell table:style-name="ce10"/>
          <table:table-cell/>
          <table:table-cell table:style-name="Default"/>
        </table:table-row>
        <table:table-row table:style-name="ro1">
          <table:table-cell table:number-columns-repeated="3"/>
          <table:table-cell table:style-name="ce2" office:value-type="string" calcext:value-type="string">
            <text:p>Delta-ALTO</text:p>
          </table:table-cell>
          <table:table-cell table:style-name="ce7" office:value-type="string" calcext:value-type="string">
            <text:p>Norm_Delta</text:p>
          </table:table-cell>
          <table:table-cell table:style-name="ce11" office:value-type="string" calcext:value-type="string">
            <text:p>% hits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table:formula="of:=[iperf_test1_bw10delay25.$H$12]" office:value-type="float" office:value="0.142222222222222" calcext:value-type="float">
            <text:p>0.14</text:p>
          </table:table-cell>
          <table:table-cell table:formula="of:=[iperf_test1_bw10delay25.$I$12]" office:value-type="float" office:value="0.0150818899493343" calcext:value-type="float">
            <text:p>0.02</text:p>
          </table:table-cell>
          <table:table-cell table:formula="of:=[iperf_test1_bw10delay25.$J$12]" office:value-type="float" office:value="0.888888888888889" calcext:value-type="float">
            <text:p>0.89</text:p>
          </table:table-cell>
          <table:table-cell office:value-type="string" calcext:value-type="string">
            <text:p>h3</text:p>
          </table:table-cell>
          <table:table-cell table:formula="of:=0.0105596620908131*100" office:value-type="float" office:value="1.05596620908131" calcext:value-type="float">
            <text:p>1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 table:formula="of:=[iperf_test1_bw10delay25.$H$22]" office:value-type="float" office:value="0.16888888888889" calcext:value-type="float">
            <text:p>0.17</text:p>
          </table:table-cell>
          <table:table-cell table:formula="of:=[iperf_test1_bw10delay25.$I$22]" office:value-type="float" office:value="0.0178529480855063" calcext:value-type="float">
            <text:p>0.02</text:p>
          </table:table-cell>
          <table:table-cell table:formula="of:=[iperf_test1_bw10delay25.$J$22]" office:value-type="float" office:value="1" calcext:value-type="float">
            <text:p>1.00</text:p>
          </table:table-cell>
          <table:table-cell office:value-type="string" calcext:value-type="string">
            <text:p>h1</text:p>
          </table:table-cell>
          <table:table-cell table:formula="of:=0.0110406389476158*100" office:value-type="float" office:value="1.10406389476158" calcext:value-type="float">
            <text:p>1.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table:formula="of:=[iperf_test1_bw10delay25.$H$32]" office:value-type="float" office:value="0.115555555555556" calcext:value-type="float">
            <text:p>0.12</text:p>
          </table:table-cell>
          <table:table-cell table:formula="of:=[iperf_test1_bw10delay25.$I$32]" office:value-type="float" office:value="0.0122800802928327" calcext:value-type="float">
            <text:p>0.01</text:p>
          </table:table-cell>
          <table:table-cell table:formula="of:=[iperf_test1_bw10delay25.$J$32]" office:value-type="float" office:value="0.777777777777778" calcext:value-type="float">
            <text:p>0.78</text:p>
          </table:table-cell>
          <table:table-cell office:value-type="string" calcext:value-type="string">
            <text:p>h4</text:p>
          </table:table-cell>
          <table:table-cell table:formula="of:=0.0113114174620007*100" office:value-type="float" office:value="1.13114174620007" calcext:value-type="float">
            <text:p>1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4</text:p>
          </table:table-cell>
          <table:table-cell table:formula="of:=[iperf_test1_bw10delay25.$H$42]" office:value-type="float" office:value="0.177777777777778" calcext:value-type="float">
            <text:p>0.18</text:p>
          </table:table-cell>
          <table:table-cell table:formula="of:=[iperf_test1_bw10delay25.$I$42]" office:value-type="float" office:value="0.0188924312197426" calcext:value-type="float">
            <text:p>0.02</text:p>
          </table:table-cell>
          <table:table-cell table:formula="of:=[iperf_test1_bw10delay25.$J$42]" office:value-type="float" office:value="1" calcext:value-type="float">
            <text:p>1.00</text:p>
          </table:table-cell>
          <table:table-cell office:value-type="string" calcext:value-type="string">
            <text:p>h5</text:p>
          </table:table-cell>
          <table:table-cell table:formula="of:=0.0113929997650929*100" office:value-type="float" office:value="1.13929997650929" calcext:value-type="float">
            <text:p>1.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5</text:p>
          </table:table-cell>
          <table:table-cell table:formula="of:=[iperf_test1_bw10delay25.$H$52]" office:value-type="float" office:value="0.153333333333333" calcext:value-type="float">
            <text:p>0.15</text:p>
          </table:table-cell>
          <table:table-cell table:formula="of:=[iperf_test1_bw10delay25.$I$52]" office:value-type="float" office:value="0.0162429378531073" calcext:value-type="float">
            <text:p>0.02</text:p>
          </table:table-cell>
          <table:table-cell table:formula="of:=[iperf_test1_bw10delay25.$J$52]" office:value-type="float" office:value="1" calcext:value-type="float">
            <text:p>1.00</text:p>
          </table:table-cell>
          <table:table-cell office:value-type="string" calcext:value-type="string">
            <text:p>h7</text:p>
          </table:table-cell>
          <table:table-cell table:formula="of:=0.0116772823779193*100" office:value-type="float" office:value="1.16772823779193" calcext:value-type="float">
            <text:p>1.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6</text:p>
          </table:table-cell>
          <table:table-cell table:formula="of:=[iperf_test1_bw10delay25.$H$62]" office:value-type="float" office:value="0.171111111111112" calcext:value-type="float">
            <text:p>0.17</text:p>
          </table:table-cell>
          <table:table-cell table:formula="of:=[iperf_test1_bw10delay25.$I$62]" office:value-type="float" office:value="0.0182421227197348" calcext:value-type="float">
            <text:p>0.02</text:p>
          </table:table-cell>
          <table:table-cell table:formula="of:=[iperf_test1_bw10delay25.$J$62]" office:value-type="float" office:value="1" calcext:value-type="float">
            <text:p>1.00</text:p>
          </table:table-cell>
          <table:table-cell office:value-type="string" calcext:value-type="string">
            <text:p>h2</text:p>
          </table:table-cell>
          <table:table-cell table:formula="of:=0.0149865355344808*100" office:value-type="float" office:value="1.49865355344808" calcext:value-type="float">
            <text:p>1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7</text:p>
          </table:table-cell>
          <table:table-cell table:formula="of:=[iperf_test1_bw10delay25.$H$72]" office:value-type="float" office:value="0.150000000000001" calcext:value-type="float">
            <text:p>0.15</text:p>
          </table:table-cell>
          <table:table-cell table:formula="of:=[iperf_test1_bw10delay25.$I$72]" office:value-type="float" office:value="0.0159914712153519" calcext:value-type="float">
            <text:p>0.02</text:p>
          </table:table-cell>
          <table:table-cell table:formula="of:=[iperf_test1_bw10delay25.$J$72]" office:value-type="float" office:value="1" calcext:value-type="float">
            <text:p>1.00</text:p>
          </table:table-cell>
          <table:table-cell office:value-type="string" calcext:value-type="string">
            <text:p>h6</text:p>
          </table:table-cell>
          <table:table-cell table:formula="of:=0.0150818899493342*100" office:value-type="float" office:value="1.50818899493342" calcext:value-type="float">
            <text:p>1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8</text:p>
          </table:table-cell>
          <table:table-cell table:formula="of:=[iperf_test1_bw10delay25.$H$82]" office:value-type="float" office:value="0.297777777777778" calcext:value-type="float">
            <text:p>0.30</text:p>
          </table:table-cell>
          <table:table-cell table:formula="of:=[iperf_test1_bw10delay25.$I$82]" office:value-type="float" office:value="0.0319847237140471" calcext:value-type="float">
            <text:p>0.03</text:p>
          </table:table-cell>
          <table:table-cell table:formula="of:=[iperf_test1_bw10delay25.$J$82]" office:value-type="float" office:value="1" calcext:value-type="float">
            <text:p>1.00</text:p>
          </table:table-cell>
          <table:table-cell office:value-type="string" calcext:value-type="string">
            <text:p>h8</text:p>
          </table:table-cell>
          <table:table-cell table:formula="of:=0.0243092612356219*100" office:value-type="float" office:value="2.43092612356219" calcext:value-type="float">
            <text:p>2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9</text:p>
          </table:table-cell>
          <table:table-cell table:formula="of:=[iperf_test1_bw10delay25.$H$92]" office:value-type="float" office:value="0.354444444444444" calcext:value-type="float">
            <text:p>0.35</text:p>
          </table:table-cell>
          <table:table-cell table:formula="of:=[iperf_test1_bw10delay25.$I$92]" office:value-type="float" office:value="0.0375470809792843" calcext:value-type="float">
            <text:p>0.04</text:p>
          </table:table-cell>
          <table:table-cell table:formula="of:=[iperf_test1_bw10delay25.$J$92]" office:value-type="float" office:value="1" calcext:value-type="float">
            <text:p>1.00</text:p>
          </table:table-cell>
          <table:table-cell office:value-type="string" calcext:value-type="string">
            <text:p>h9</text:p>
          </table:table-cell>
          <table:table-cell table:formula="of:=0.0253968253968253*100" office:value-type="float" office:value="2.53968253968253" calcext:value-type="float">
            <text:p>2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10</text:p>
          </table:table-cell>
          <table:table-cell table:style-name="ce4" table:formula="of:=[iperf_test1_bw10delay25.$H$102]" office:value-type="float" office:value="0.4" calcext:value-type="float">
            <text:p>0.40</text:p>
          </table:table-cell>
          <table:table-cell table:style-name="ce9" table:formula="of:=[iperf_test1_bw10delay25.$I$102]" office:value-type="float" office:value="0.0424178154825026" calcext:value-type="float">
            <text:p>0.04</text:p>
          </table:table-cell>
          <table:table-cell table:style-name="ce13" table:formula="of:=[iperf_test1_bw10delay25.$J$102]" office:value-type="float" office:value="1" calcext:value-type="float">
            <text:p>1.00</text:p>
          </table:table-cell>
          <table:table-cell office:value-type="string" calcext:value-type="string">
            <text:p>h10</text:p>
          </table:table-cell>
          <table:table-cell table:style-name="ce9" table:formula="of:=0.0326176229027338*100" office:value-type="float" office:value="3.26176229027338" calcext:value-type="float">
            <text:p>3.26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4" table:formula="of:=AVERAGE([.F31:.F40])" office:value-type="float" office:value="0.966666666666667" calcext:value-type="float">
            <text:p>0.97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3" table:number-rows-spanned="1">
            <text:p>iperf_test1_bw10delay25</text:p>
          </table:table-cell>
          <table:covered-table-cell table:style-name="ce6"/>
          <table:covered-table-cell table:style-name="ce10"/>
          <table:table-cell/>
          <table:table-cell table:style-name="Default"/>
        </table:table-row>
        <table:table-row table:style-name="ro1">
          <table:table-cell table:number-columns-repeated="3"/>
          <table:table-cell table:style-name="ce2" office:value-type="string" calcext:value-type="string">
            <text:p>Delta-ALTO</text:p>
          </table:table-cell>
          <table:table-cell table:style-name="ce7" office:value-type="string" calcext:value-type="string">
            <text:p>Norm_Delta</text:p>
          </table:table-cell>
          <table:table-cell table:style-name="ce11" office:value-type="string" calcext:value-type="string">
            <text:p>% hits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table:formula="of:=#REF!.[.$J$11]" office:value-type="string" office:string-value="" calcext:value-type="error">
            <text:p>Err:501</text:p>
          </table:table-cell>
          <table:table-cell table:formula="of:=#REF!.[.$K$11]" office:value-type="string" office:string-value="" calcext:value-type="error">
            <text:p>Err:501</text:p>
          </table:table-cell>
          <table:table-cell table:formula="of:=#REF!.[.$L$11]" office:value-type="string" office:string-value="" calcext:value-type="error">
            <text:p>Err:501</text:p>
          </table:table-cell>
          <table:table-cell office:value-type="string" calcext:value-type="string">
            <text:p>h4</text:p>
          </table:table-cell>
          <table:table-cell table:formula="of:=0.00623251531569813*100" office:value-type="float" office:value="0.623251531569813" calcext:value-type="float">
            <text:p>0.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 table:formula="of:=#REF!.[.$J$21]" office:value-type="string" office:string-value="" calcext:value-type="error">
            <text:p>Err:501</text:p>
          </table:table-cell>
          <table:table-cell table:formula="of:=#REF!.[.$K$21]" office:value-type="string" office:string-value="" calcext:value-type="error">
            <text:p>Err:501</text:p>
          </table:table-cell>
          <table:table-cell table:formula="of:=#REF!.[.$L$21]" office:value-type="string" office:string-value="" calcext:value-type="error">
            <text:p>Err:501</text:p>
          </table:table-cell>
          <table:table-cell office:value-type="string" calcext:value-type="string">
            <text:p>h1</text:p>
          </table:table-cell>
          <table:table-cell table:formula="of:=0.00821650127720684*100" office:value-type="float" office:value="0.821650127720684" calcext:value-type="float">
            <text:p>0.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table:formula="of:=#REF!.[.$J$31]" office:value-type="string" office:string-value="" calcext:value-type="error">
            <text:p>Err:501</text:p>
          </table:table-cell>
          <table:table-cell table:formula="of:=#REF!.[.$K$31]" office:value-type="string" office:string-value="" calcext:value-type="error">
            <text:p>Err:501</text:p>
          </table:table-cell>
          <table:table-cell table:formula="of:=#REF!.[.$L$31]" office:value-type="string" office:string-value="" calcext:value-type="error">
            <text:p>Err:501</text:p>
          </table:table-cell>
          <table:table-cell office:value-type="string" calcext:value-type="string">
            <text:p>h5</text:p>
          </table:table-cell>
          <table:table-cell table:formula="of:=0.00968685054070229*100" office:value-type="float" office:value="0.968685054070229" calcext:value-type="float">
            <text:p>0.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4</text:p>
          </table:table-cell>
          <table:table-cell table:formula="of:=#REF!.[.$J$41]" office:value-type="string" office:string-value="" calcext:value-type="error">
            <text:p>Err:501</text:p>
          </table:table-cell>
          <table:table-cell table:formula="of:=#REF!.[.$K$41]" office:value-type="string" office:string-value="" calcext:value-type="error">
            <text:p>Err:501</text:p>
          </table:table-cell>
          <table:table-cell table:formula="of:=#REF!.[.$L$41]" office:value-type="string" office:string-value="" calcext:value-type="error">
            <text:p>Err:501</text:p>
          </table:table-cell>
          <table:table-cell office:value-type="string" calcext:value-type="string">
            <text:p>h3</text:p>
          </table:table-cell>
          <table:table-cell table:formula="of:=0.0101713187560054*100" office:value-type="float" office:value="1.01713187560054" calcext:value-type="float">
            <text:p>1.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5</text:p>
          </table:table-cell>
          <table:table-cell table:formula="of:=#REF!.[.$J$51]" office:value-type="string" office:string-value="" calcext:value-type="error">
            <text:p>Err:501</text:p>
          </table:table-cell>
          <table:table-cell table:formula="of:=#REF!.[.$K$51]" office:value-type="string" office:string-value="" calcext:value-type="error">
            <text:p>Err:501</text:p>
          </table:table-cell>
          <table:table-cell table:formula="of:=#REF!.[.$L$51]" office:value-type="string" office:string-value="" calcext:value-type="error">
            <text:p>Err:501</text:p>
          </table:table-cell>
          <table:table-cell office:value-type="string" calcext:value-type="string">
            <text:p>h7</text:p>
          </table:table-cell>
          <table:table-cell table:formula="of:=0.0111886796887855*100" office:value-type="float" office:value="1.11886796887855" calcext:value-type="float">
            <text:p>1.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6</text:p>
          </table:table-cell>
          <table:table-cell table:formula="of:=#REF!.[.$J$61]" office:value-type="string" office:string-value="" calcext:value-type="error">
            <text:p>Err:501</text:p>
          </table:table-cell>
          <table:table-cell table:formula="of:=#REF!.[.$K$61]" office:value-type="string" office:string-value="" calcext:value-type="error">
            <text:p>Err:501</text:p>
          </table:table-cell>
          <table:table-cell table:formula="of:=#REF!.[.$L$61]" office:value-type="string" office:string-value="" calcext:value-type="error">
            <text:p>Err:501</text:p>
          </table:table-cell>
          <table:table-cell office:value-type="string" calcext:value-type="string">
            <text:p>h2</text:p>
          </table:table-cell>
          <table:table-cell table:formula="of:=0.0118355701151854*100" office:value-type="float" office:value="1.18355701151854" calcext:value-type="float">
            <text:p>1.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7</text:p>
          </table:table-cell>
          <table:table-cell table:formula="of:=#REF!.[.$J$71]" office:value-type="string" office:string-value="" calcext:value-type="error">
            <text:p>Err:501</text:p>
          </table:table-cell>
          <table:table-cell table:formula="of:=#REF!.[.$K$71]" office:value-type="string" office:string-value="" calcext:value-type="error">
            <text:p>Err:501</text:p>
          </table:table-cell>
          <table:table-cell table:formula="of:=#REF!.[.$L$71]" office:value-type="string" office:string-value="" calcext:value-type="error">
            <text:p>Err:501</text:p>
          </table:table-cell>
          <table:table-cell office:value-type="string" calcext:value-type="string">
            <text:p>h6</text:p>
          </table:table-cell>
          <table:table-cell table:formula="of:=0.01416939832928*100" office:value-type="float" office:value="1.416939832928" calcext:value-type="float">
            <text:p>1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8</text:p>
          </table:table-cell>
          <table:table-cell table:formula="of:=#REF!.[.$J$81]" office:value-type="string" office:string-value="" calcext:value-type="error">
            <text:p>Err:501</text:p>
          </table:table-cell>
          <table:table-cell table:formula="of:=#REF!.[.$K$81]" office:value-type="string" office:string-value="" calcext:value-type="error">
            <text:p>Err:501</text:p>
          </table:table-cell>
          <table:table-cell table:formula="of:=#REF!.[.$L$81]" office:value-type="string" office:string-value="" calcext:value-type="error">
            <text:p>Err:501</text:p>
          </table:table-cell>
          <table:table-cell office:value-type="string" calcext:value-type="string">
            <text:p>h8</text:p>
          </table:table-cell>
          <table:table-cell table:formula="of:=0.0203770642852081*100" office:value-type="float" office:value="2.03770642852081" calcext:value-type="float">
            <text:p>2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9</text:p>
          </table:table-cell>
          <table:table-cell table:formula="of:=#REF!.[.$J$91]" office:value-type="string" office:string-value="" calcext:value-type="error">
            <text:p>Err:501</text:p>
          </table:table-cell>
          <table:table-cell table:formula="of:=#REF!.[.$K$91]" office:value-type="string" office:string-value="" calcext:value-type="error">
            <text:p>Err:501</text:p>
          </table:table-cell>
          <table:table-cell table:formula="of:=#REF!.[.$L$91]" office:value-type="string" office:string-value="" calcext:value-type="error">
            <text:p>Err:501</text:p>
          </table:table-cell>
          <table:table-cell office:value-type="string" calcext:value-type="string">
            <text:p>h9</text:p>
          </table:table-cell>
          <table:table-cell table:formula="of:=0.0220275168021395*100" office:value-type="float" office:value="2.20275168021395" calcext:value-type="float">
            <text:p>2.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10</text:p>
          </table:table-cell>
          <table:table-cell table:style-name="ce4" table:formula="of:=#REF!.[.$J$101]" office:value-type="string" office:string-value="" calcext:value-type="error">
            <text:p>Err:501</text:p>
          </table:table-cell>
          <table:table-cell table:style-name="ce9" table:formula="of:=#REF!.[.$K$101]" office:value-type="string" office:string-value="" calcext:value-type="error">
            <text:p>Err:501</text:p>
          </table:table-cell>
          <table:table-cell table:style-name="ce13" table:formula="of:=#REF!.[.$L$101]" office:value-type="string" office:string-value="" calcext:value-type="error">
            <text:p>Err:501</text:p>
          </table:table-cell>
          <table:table-cell office:value-type="string" calcext:value-type="string">
            <text:p>h10</text:p>
          </table:table-cell>
          <table:table-cell table:style-name="ce9" table:formula="of:=0.0256112984822934*100" office:value-type="float" office:value="2.56112984822934" calcext:value-type="float">
            <text:p>2.56</text:p>
          </table:table-cell>
        </table:table-row>
      </table:table>
      <table:table table:name="ping_test1_bw10delay25" table:style-name="ta1">
        <table:shapes>
          <draw:frame draw:z-index="0" draw:style-name="gr1" draw:text-style-name="P1" svg:width="103.64mm" svg:height="66.21mm" svg:x="654.14mm" svg:y="13.49mm">
            <loext:p draw:notify-on-update-of-ranges="ping_test1_bw10delay25.B13:ping_test1_bw10delay25.B21 ping_test1_bw10delay25.I12:ping_test1_bw10delay25.I12 ping_test1_bw10delay25.I13:ping_test1_bw10delay25.I21 ping_test1_bw10delay25.J12:ping_test1_bw10delay25.J12 ping_test1_bw10delay25.J13:ping_test1_bw10delay25.J2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107.91mm" svg:height="64.28mm" svg:x="310.59mm" svg:y="278.12mm">
            <loext:p draw:notify-on-update-of-ranges="ping_test1_bw10delay25.B63:ping_test1_bw10delay25.B71 ping_test1_bw10delay25.I62:ping_test1_bw10delay25.I62 ping_test1_bw10delay25.I63:ping_test1_bw10delay25.I71 ping_test1_bw10delay25.J62:ping_test1_bw10delay25.J62 ping_test1_bw10delay25.J63:ping_test1_bw10delay25.J71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102.68mm" svg:height="65.61mm" svg:x="443.82mm" svg:y="284.47mm">
            <loext:p draw:notify-on-update-of-ranges="ping_test1_bw10delay25.B73:ping_test1_bw10delay25.B81 ping_test1_bw10delay25.I72:ping_test1_bw10delay25.I72 ping_test1_bw10delay25.I73:ping_test1_bw10delay25.I81 ping_test1_bw10delay25.J72:ping_test1_bw10delay25.J72 ping_test1_bw10delay25.J73:ping_test1_bw10delay25.J81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draw:text-style-name="P1" svg:width="104.33mm" svg:height="68.26mm" svg:x="314.98mm" svg:y="362.6mm">
            <loext:p draw:notify-on-update-of-ranges="ping_test1_bw10delay25.B83:ping_test1_bw10delay25.B91 ping_test1_bw10delay25.I82:ping_test1_bw10delay25.I82 ping_test1_bw10delay25.I83:ping_test1_bw10delay25.I91 ping_test1_bw10delay25.J82:ping_test1_bw10delay25.J82 ping_test1_bw10delay25.J83:ping_test1_bw10delay25.J91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4" draw:style-name="gr1" draw:text-style-name="P1" svg:width="102.95mm" svg:height="68.27mm" svg:x="450.95mm" svg:y="372.91mm">
            <loext:p draw:notify-on-update-of-ranges="ping_test1_bw10delay25.B93:ping_test1_bw10delay25.B101 ping_test1_bw10delay25.I92:ping_test1_bw10delay25.I92 ping_test1_bw10delay25.I93:ping_test1_bw10delay25.I101 ping_test1_bw10delay25.J92:ping_test1_bw10delay25.J92 ping_test1_bw10delay25.J93:ping_test1_bw10delay25.J101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0" table:default-cell-style-name="ce20"/>
        <table:table-column table:style-name="co11" table:default-cell-style-name="ce20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11"/>
          <table:table-cell table:style-name="ce7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rtt min</text:p>
          </table:table-cell>
          <table:table-cell office:value-type="string" calcext:value-type="string">
            <text:p>rtt avg</text:p>
          </table:table-cell>
          <table:table-cell office:value-type="string" calcext:value-type="string">
            <text:p>rtt max</text:p>
          </table:table-cell>
          <table:table-cell office:value-type="string" calcext:value-type="string">
            <text:p>rtt mdev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LTO</text:p>
          </table:table-cell>
          <table:table-cell/>
          <table:table-cell table:style-name="ce7" office:value-type="string" calcext:value-type="string">
            <text:p>Delta-ALTO</text:p>
          </table:table-cell>
          <table:table-cell table:style-name="ce7" office:value-type="string" calcext:value-type="string">
            <text:p>Norm_Delta</text:p>
          </table:table-cell>
          <table:table-cell table:style-name="ce7" office:value-type="string" calcext:value-type="string">
            <text:p>% hits</text:p>
          </table:table-cell>
          <table:table-cell/>
          <table:table-cell table:style-name="ce7" office:value-type="string" calcext:value-type="string">
            <text:p>Host</text:p>
          </table:table-cell>
          <table:table-cell table:style-name="ce34" office:value-type="string" calcext:value-type="string">
            <text:p>Min</text:p>
          </table:table-cell>
          <table:table-cell table:style-name="ce37"/>
          <table:table-cell table:style-name="ce37" office:value-type="string" calcext:value-type="string">
            <text:p>1Q</text:p>
          </table:table-cell>
          <table:table-cell table:style-name="ce37"/>
          <table:table-cell table:style-name="ce37" office:value-type="string" calcext:value-type="string">
            <text:p>Median</text:p>
          </table:table-cell>
          <table:table-cell table:style-name="ce37"/>
          <table:table-cell table:style-name="ce37" office:value-type="string" calcext:value-type="string">
            <text:p>3Q</text:p>
          </table:table-cell>
          <table:table-cell table:style-name="ce37"/>
          <table:table-cell table:style-name="ce37" office:value-type="string" calcext:value-type="string">
            <text:p>Max</text:p>
          </table:table-cell>
          <table:table-cell table:style-name="ce37"/>
          <table:table-cell table:style-name="ce37" office:value-type="string" calcext:value-type="string">
            <text:p>Delta-ALTO</text:p>
          </table:table-cell>
          <table:table-cell table:style-name="ce37" office:value-type="string" calcext:value-type="string">
            <text:p>Norm_Delta</text:p>
          </table:table-cell>
          <table:table-cell table:style-name="ce49" office:value-type="string" calcext:value-type="string">
            <text:p>STDEV.P</text:p>
          </table:table-cell>
          <table:table-cell table:style-name="ce41" office:value-type="string" calcext:value-type="string">
            <text:p>% hits</text:p>
          </table:table-cell>
          <table:table-cell/>
          <table:table-cell table:style-name="ce7" office:value-type="string" calcext:value-type="string">
            <text:p>Host</text:p>
          </table:table-cell>
          <table:table-cell table:style-name="ce7" office:value-type="string" calcext:value-type="string">
            <text:p>Norm_Delta</text:p>
          </table:table-cell>
          <table:table-cell table:number-columns-repeated="990"/>
        </table:table-row>
        <table:table-row table:style-name="ro1">
          <table:table-cell table:style-name="ce15" office:value-type="string" calcext:value-type="string">
            <text:p>h1</text:p>
          </table:table-cell>
          <table:table-cell table:style-name="ce15" office:value-type="string" calcext:value-type="string">
            <text:p>h2</text:p>
          </table:table-cell>
          <table:table-cell table:number-columns-repeated="2" table:style-name="ce15" office:value-type="float" office:value="30" calcext:value-type="float">
            <text:p>30</text:p>
          </table:table-cell>
          <table:table-cell table:style-name="ce15" office:value-type="float" office:value="120.159" calcext:value-type="float">
            <text:p>120.159</text:p>
          </table:table-cell>
          <table:table-cell table:style-name="ce16" office:value-type="float" office:value="120.5" calcext:value-type="float">
            <text:p>120.5</text:p>
          </table:table-cell>
          <table:table-cell table:style-name="ce15" office:value-type="float" office:value="120.91" calcext:value-type="float">
            <text:p>120.91</text:p>
          </table:table-cell>
          <table:table-cell table:style-name="ce18" office:value-type="float" office:value="0.427" calcext:value-type="float">
            <text:p>0.4</text:p>
          </table:table-cell>
          <table:table-cell table:style-name="ce21" table:formula="of:=RANK([.F3];[.$F$3:.$F$11];1)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AS2</text:p>
          </table:table-cell>
          <table:table-cell table:style-name="ce15" table:formula="of:=[.F3]-[.$F$3]" office:value-type="float" office:value="0" calcext:value-type="float">
            <text:p>0</text:p>
          </table:table-cell>
          <table:table-cell table:style-name="ce28" table:formula="of:=[.L3]/[.$F$3]" office:value-type="float" office:value="0" calcext:value-type="float">
            <text:p>0</text:p>
          </table:table-cell>
          <table:table-cell table:style-name="ce31" table:formula="of:=IF([.L3]&lt;0;0;1)" office:value-type="float" office:value="1" calcext:value-type="float">
            <text:p>1</text:p>
          </table:table-cell>
          <table:table-cell table:style-name="ce15"/>
          <table:table-cell table:style-name="ce15" table:formula="of:=[.$A$3]" office:value-type="string" office:string-value="h1" calcext:value-type="string">
            <text:p>h1</text:p>
          </table:table-cell>
          <table:table-cell table:style-name="ce35" table:formula="of:=QUARTILE([.$M$3:.$M$11];0)" office:value-type="float" office:value="0" calcext:value-type="float">
            <text:p>0.00</text:p>
          </table:table-cell>
          <table:table-cell table:style-name="ce15" table:formula="of:=[.Q3]*100" office:value-type="float" office:value="0" calcext:value-type="float">
            <text:p>0</text:p>
          </table:table-cell>
          <table:table-cell table:style-name="ce39" table:formula="of:=QUARTILE([.$M$3:.$M$11];1)" office:value-type="float" office:value="0.33303734439834" calcext:value-type="float">
            <text:p>0.33</text:p>
          </table:table-cell>
          <table:table-cell table:style-name="ce15" table:formula="of:=[.S3]*100" office:value-type="float" office:value="33.303734439834" calcext:value-type="float">
            <text:p>33.3037344398</text:p>
          </table:table-cell>
          <table:table-cell table:style-name="ce39" table:formula="of:=QUARTILE([.$M$3:.$M$11];2)" office:value-type="float" office:value="0.498116182572614" calcext:value-type="float">
            <text:p>0.50</text:p>
          </table:table-cell>
          <table:table-cell table:style-name="ce15" table:formula="of:=[.U3]*100" office:value-type="float" office:value="49.8116182572614" calcext:value-type="float">
            <text:p>49.8116182573</text:p>
          </table:table-cell>
          <table:table-cell table:style-name="ce39" table:formula="of:=QUARTILE([.$M$3:.$M$11];3)" office:value-type="float" office:value="1.49564315352697" calcext:value-type="float">
            <text:p>1.50</text:p>
          </table:table-cell>
          <table:table-cell table:style-name="ce15" table:formula="of:=[.W3]*100" office:value-type="float" office:value="149.564315352697" calcext:value-type="float">
            <text:p>149.5643153527</text:p>
          </table:table-cell>
          <table:table-cell table:style-name="ce39" table:formula="of:=QUARTILE([.$M$3:.$M$11];4)" office:value-type="float" office:value="2.32741908713693" calcext:value-type="float">
            <text:p>2.33</text:p>
          </table:table-cell>
          <table:table-cell table:style-name="ce15" table:formula="of:=[.Y3]*100" office:value-type="float" office:value="232.741908713693" calcext:value-type="float">
            <text:p>232.7419087137</text:p>
          </table:table-cell>
          <table:table-cell table:style-name="ce46" table:formula="of:=[.L12]" office:value-type="float" office:value="106.862111111111" calcext:value-type="float">
            <text:p>106.86</text:p>
          </table:table-cell>
          <table:table-cell table:style-name="ce46" table:formula="of:=[.M12]" office:value-type="float" office:value="0.886822498847395" calcext:value-type="float">
            <text:p>0.89</text:p>
          </table:table-cell>
          <table:table-cell table:style-name="ce50" table:formula="of:=COM.MICROSOFT.STDEV.P([.M3:.M11])" office:value-type="float" office:value="0.818068917622873" calcext:value-type="float">
            <text:p>0.82</text:p>
          </table:table-cell>
          <table:table-cell table:style-name="ce51" table:formula="of:=[.N12]" office:value-type="float" office:value="1" calcext:value-type="float">
            <text:p>1.00</text:p>
          </table:table-cell>
          <table:table-cell table:style-name="ce15"/>
          <table:table-cell table:style-name="ce15" office:value-type="string" calcext:value-type="string">
            <text:p>h7</text:p>
          </table:table-cell>
          <table:table-cell table:style-name="ce46" office:value-type="float" office:value="0.481370468660835" calcext:value-type="float">
            <text:p>0.48</text:p>
          </table:table-cell>
          <table:table-cell table:number-columns-repeated="2"/>
          <table:table-cell table:style-name="ce15" table:number-columns-repeated="98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0.208" calcext:value-type="float">
            <text:p>120.208</text:p>
          </table:table-cell>
          <table:table-cell table:style-name="ce17" office:value-type="float" office:value="120.584" calcext:value-type="float">
            <text:p>120.6</text:p>
          </table:table-cell>
          <table:table-cell office:value-type="float" office:value="121.052" calcext:value-type="float">
            <text:p>121.052</text:p>
          </table:table-cell>
          <table:table-cell table:style-name="ce19" office:value-type="float" office:value="0.316" calcext:value-type="float">
            <text:p>0.3</text:p>
          </table:table-cell>
          <table:table-cell table:formula="of:=RANK([.F4];[.$F$3:.$F$11];1)" office:value-type="float" office:value="2" calcext:value-type="float">
            <text:p>2</text:p>
          </table:table-cell>
          <table:table-cell/>
          <table:table-cell table:style-name="ce23"/>
          <table:table-cell table:formula="of:=[.F4]-[.$F$3]" office:value-type="float" office:value="0.0840000000000032" calcext:value-type="float">
            <text:p>0.084</text:p>
          </table:table-cell>
          <table:table-cell table:style-name="ce29" table:formula="of:=[.L4]/[.$F$3]" office:value-type="float" office:value="0.000697095435684674" calcext:value-type="float">
            <text:p>0.0006970954</text:p>
          </table:table-cell>
          <table:table-cell table:style-name="ce32" table:formula="of:=IF([.L4]&lt;0;0;1)" office:value-type="float" office:value="1" calcext:value-type="float">
            <text:p>1</text:p>
          </table:table-cell>
          <table:table-cell/>
          <table:table-cell table:style-name="ce15" table:formula="of:=[.$A$13]" office:value-type="string" office:string-value="h2" calcext:value-type="string">
            <text:p>h2</text:p>
          </table:table-cell>
          <table:table-cell table:style-name="ce35" table:formula="of:=QUARTILE([.$M$13:.$M$21];0)" office:value-type="float" office:value="-0.000796541681532709" calcext:value-type="float">
            <text:p>0.00</text:p>
          </table:table-cell>
          <table:table-cell table:style-name="ce15" table:formula="of:=[.Q4]*100" office:value-type="float" office:value="-0.0796541681532709" calcext:value-type="float">
            <text:p>-0.0796541682</text:p>
          </table:table-cell>
          <table:table-cell table:style-name="ce39" table:formula="of:=QUARTILE([.$M$13:.$M$21];1)" office:value-type="float" office:value="0.332415097783789" calcext:value-type="float">
            <text:p>0.33</text:p>
          </table:table-cell>
          <table:table-cell table:style-name="ce15" table:formula="of:=[.S4]*100" office:value-type="float" office:value="33.2415097783789" calcext:value-type="float">
            <text:p>33.2415097784</text:p>
          </table:table-cell>
          <table:table-cell table:style-name="ce39" table:formula="of:=QUARTILE([.$M$13:.$M$21];2)" office:value-type="float" office:value="0.664863384804308" calcext:value-type="float">
            <text:p>0.66</text:p>
          </table:table-cell>
          <table:table-cell table:style-name="ce15" table:formula="of:=[.U4]*100" office:value-type="float" office:value="66.4863384804308" calcext:value-type="float">
            <text:p>66.4863384804</text:p>
          </table:table-cell>
          <table:table-cell table:style-name="ce39" table:formula="of:=QUARTILE([.$M$13:.$M$21];3)" office:value-type="float" office:value="1.66288862521884" calcext:value-type="float">
            <text:p>1.66</text:p>
          </table:table-cell>
          <table:table-cell table:style-name="ce15" table:formula="of:=[.W4]*100" office:value-type="float" office:value="166.288862521884" calcext:value-type="float">
            <text:p>166.2888625219</text:p>
          </table:table-cell>
          <table:table-cell table:style-name="ce39" table:formula="of:=QUARTILE([.$M$13:.$M$21];4)" office:value-type="float" office:value="2.32842409206694" calcext:value-type="float">
            <text:p>2.33</text:p>
          </table:table-cell>
          <table:table-cell table:style-name="ce15" table:formula="of:=[.Y4]*100" office:value-type="float" office:value="232.842409206694" calcext:value-type="float">
            <text:p>232.8424092067</text:p>
          </table:table-cell>
          <table:table-cell table:style-name="ce47" table:formula="of:=[.L22]" office:value-type="float" office:value="111.323888888889" calcext:value-type="float">
            <text:p>111.32</text:p>
          </table:table-cell>
          <table:table-cell table:style-name="ce47" table:formula="of:=[.M22]" office:value-type="float" office:value="0.92368872552409" calcext:value-type="float">
            <text:p>0.92</text:p>
          </table:table-cell>
          <table:table-cell table:style-name="ce50" table:formula="of:=COM.MICROSOFT.STDEV.P([.M13:.M21])" office:value-type="float" office:value="0.826349856177406" calcext:value-type="float">
            <text:p>0.83</text:p>
          </table:table-cell>
          <table:table-cell table:style-name="ce52" table:formula="of:=[.N22]" office:value-type="float" office:value="0.888888888888889" calcext:value-type="float">
            <text:p>0.89</text:p>
          </table:table-cell>
          <table:table-cell/>
          <table:table-cell table:style-name="ce15" office:value-type="string" calcext:value-type="string">
            <text:p>h6</text:p>
          </table:table-cell>
          <table:table-cell table:style-name="ce46" office:value-type="float" office:value="0.555064466241918" calcext:value-type="float">
            <text:p>0.56</text:p>
          </table:table-cell>
          <table:table-cell table:style-name="ce15" table:formula="of:=[.AG3]*100" office:value-type="float" office:value="48.1370468660835" calcext:value-type="float">
            <text:p>48.1370468661</text:p>
          </table:table-cell>
          <table:table-cell table:style-name="ce15" table:formula="of:=[.AC9]*100" office:value-type="float" office:value="39.8611682786533" calcext:value-type="float">
            <text:p>39.861168278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60.182" calcext:value-type="float">
            <text:p>160.182</text:p>
          </table:table-cell>
          <table:table-cell table:style-name="ce17" office:value-type="float" office:value="160.632" calcext:value-type="float">
            <text:p>160.6</text:p>
          </table:table-cell>
          <table:table-cell office:value-type="float" office:value="161.166" calcext:value-type="float">
            <text:p>161.166</text:p>
          </table:table-cell>
          <table:table-cell table:style-name="ce19" office:value-type="float" office:value="0.536" calcext:value-type="float">
            <text:p>0.5</text:p>
          </table:table-cell>
          <table:table-cell table:formula="of:=RANK([.F5];[.$F$3:.$F$11];1)" office:value-type="float" office:value="4" calcext:value-type="float">
            <text:p>4</text:p>
          </table:table-cell>
          <table:table-cell/>
          <table:table-cell table:style-name="ce23"/>
          <table:table-cell table:formula="of:=[.F5]-[.$F$3]" office:value-type="float" office:value="40.132" calcext:value-type="float">
            <text:p>40.132</text:p>
          </table:table-cell>
          <table:table-cell table:style-name="ce29" table:formula="of:=[.L5]/[.$F$3]" office:value-type="float" office:value="0.333045643153527" calcext:value-type="float">
            <text:p>0.3330456432</text:p>
          </table:table-cell>
          <table:table-cell table:style-name="ce32" table:formula="of:=IF([.L5]&lt;0;0;1)" office:value-type="float" office:value="1" calcext:value-type="float">
            <text:p>1</text:p>
          </table:table-cell>
          <table:table-cell/>
          <table:table-cell table:style-name="ce15" table:formula="of:=[.$A$23]" office:value-type="string" office:string-value="h3" calcext:value-type="string">
            <text:p>h3</text:p>
          </table:table-cell>
          <table:table-cell table:style-name="ce35" table:formula="of:=QUARTILE([.$M$23:.$M$31];0)" office:value-type="float" office:value="-0.142118826259664" calcext:value-type="float">
            <text:p>-0.14</text:p>
          </table:table-cell>
          <table:table-cell table:style-name="ce15" table:formula="of:=[.Q5]*100" office:value-type="float" office:value="-14.2118826259664" calcext:value-type="float">
            <text:p>-14.211882626</text:p>
          </table:table-cell>
          <table:table-cell table:style-name="ce39" table:formula="of:=QUARTILE([.$M$23:.$M$31];1)" office:value-type="float" office:value="0" calcext:value-type="float">
            <text:p>0.00</text:p>
          </table:table-cell>
          <table:table-cell table:style-name="ce15" table:formula="of:=[.S5]*100" office:value-type="float" office:value="0" calcext:value-type="float">
            <text:p>0</text:p>
          </table:table-cell>
          <table:table-cell table:style-name="ce39" table:formula="of:=QUARTILE([.$M$23:.$M$31];2)" office:value-type="float" office:value="0.428143286302092" calcext:value-type="float">
            <text:p>0.43</text:p>
          </table:table-cell>
          <table:table-cell table:style-name="ce15" table:formula="of:=[.U5]*100" office:value-type="float" office:value="42.8143286302092" calcext:value-type="float">
            <text:p>42.8143286302</text:p>
          </table:table-cell>
          <table:table-cell table:style-name="ce39" table:formula="of:=QUARTILE([.$M$23:.$M$31];3)" office:value-type="float" office:value="1.28398137733673" calcext:value-type="float">
            <text:p>1.28</text:p>
          </table:table-cell>
          <table:table-cell table:style-name="ce15" table:formula="of:=[.W5]*100" office:value-type="float" office:value="128.398137733673" calcext:value-type="float">
            <text:p>128.3981377337</text:p>
          </table:table-cell>
          <table:table-cell table:style-name="ce39" table:formula="of:=QUARTILE([.$M$23:.$M$31];4)" office:value-type="float" office:value="1.71072938764469" calcext:value-type="float">
            <text:p>1.71</text:p>
          </table:table-cell>
          <table:table-cell table:style-name="ce15" table:formula="of:=[.Y5]*100" office:value-type="float" office:value="171.072938764469" calcext:value-type="float">
            <text:p>171.0729387645</text:p>
          </table:table-cell>
          <table:table-cell table:style-name="ce46" table:formula="of:=[.L32]" office:value-type="float" office:value="82.3821111111111" calcext:value-type="float">
            <text:p>82.38</text:p>
          </table:table-cell>
          <table:table-cell table:style-name="ce46" table:formula="of:=[.M32]" office:value-type="float" office:value="0.586458071323598" calcext:value-type="float">
            <text:p>0.59</text:p>
          </table:table-cell>
          <table:table-cell table:style-name="ce50" table:formula="of:=COM.MICROSOFT.STDEV.P([.M23:.M31])" office:value-type="float" office:value="0.673553612380191" calcext:value-type="float">
            <text:p>0.67</text:p>
          </table:table-cell>
          <table:table-cell table:style-name="ce51" table:formula="of:=[.N32]" office:value-type="float" office:value="0.777777777777778" calcext:value-type="float">
            <text:p>0.78</text:p>
          </table:table-cell>
          <table:table-cell/>
          <table:table-cell table:style-name="ce15" office:value-type="string" calcext:value-type="string">
            <text:p>h3</text:p>
          </table:table-cell>
          <table:table-cell table:style-name="ce46" office:value-type="float" office:value="0.586458071323598" calcext:value-type="float">
            <text:p>0.59</text:p>
          </table:table-cell>
          <table:table-cell table:style-name="ce15" table:formula="of:=[.AG4]*100" office:value-type="float" office:value="55.5064466241918" calcext:value-type="float">
            <text:p>55.5064466242</text:p>
          </table:table-cell>
          <table:table-cell table:formula="of:=[.AC8]*100" office:value-type="float" office:value="57.5573484390108" calcext:value-type="float">
            <text:p>57.55734843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60.25" calcext:value-type="float">
            <text:p>160.25</text:p>
          </table:table-cell>
          <table:table-cell table:style-name="ce17" office:value-type="float" office:value="160.631" calcext:value-type="float">
            <text:p>160.6</text:p>
          </table:table-cell>
          <table:table-cell office:value-type="float" office:value="161.239" calcext:value-type="float">
            <text:p>161.239</text:p>
          </table:table-cell>
          <table:table-cell table:style-name="ce19" office:value-type="float" office:value="0.526" calcext:value-type="float">
            <text:p>0.5</text:p>
          </table:table-cell>
          <table:table-cell table:formula="of:=RANK([.F6];[.$F$3:.$F$11];1)" office:value-type="float" office:value="3" calcext:value-type="float">
            <text:p>3</text:p>
          </table:table-cell>
          <table:table-cell/>
          <table:table-cell table:style-name="ce24"/>
          <table:table-cell table:formula="of:=[.F6]-[.$F$3]" office:value-type="float" office:value="40.131" calcext:value-type="float">
            <text:p>40.131</text:p>
          </table:table-cell>
          <table:table-cell table:style-name="ce29" table:formula="of:=[.L6]/[.$F$3]" office:value-type="float" office:value="0.33303734439834" calcext:value-type="float">
            <text:p>0.3330373444</text:p>
          </table:table-cell>
          <table:table-cell table:style-name="ce32" table:formula="of:=IF([.L6]&lt;0;0;1)" office:value-type="float" office:value="1" calcext:value-type="float">
            <text:p>1</text:p>
          </table:table-cell>
          <table:table-cell/>
          <table:table-cell table:style-name="ce15" table:formula="of:=[.$A$33]" office:value-type="string" office:string-value="h4" calcext:value-type="string">
            <text:p>h4</text:p>
          </table:table-cell>
          <table:table-cell table:style-name="ce35" table:formula="of:=QUARTILE([.$M$33:.$M$41];0)" office:value-type="float" office:value="-0.0000435510262488568" calcext:value-type="float">
            <text:p>0.00</text:p>
          </table:table-cell>
          <table:table-cell table:style-name="ce15" table:formula="of:=[.Q6]*100" office:value-type="float" office:value="-0.00435510262488568" calcext:value-type="float">
            <text:p>-0.0043551026</text:p>
          </table:table-cell>
          <table:table-cell table:style-name="ce39" table:formula="of:=QUARTILE([.$M$33:.$M$41];1)" office:value-type="float" office:value="0.000684373269624312" calcext:value-type="float">
            <text:p>0.00</text:p>
          </table:table-cell>
          <table:table-cell table:style-name="ce15" table:formula="of:=[.S6]*100" office:value-type="float" office:value="0.0684373269624312" calcext:value-type="float">
            <text:p>0.068437327</text:p>
          </table:table-cell>
          <table:table-cell table:style-name="ce39" table:formula="of:=QUARTILE([.$M$33:.$M$41];2)" office:value-type="float" office:value="0.498261069737636" calcext:value-type="float">
            <text:p>0.50</text:p>
          </table:table-cell>
          <table:table-cell table:style-name="ce15" table:formula="of:=[.U6]*100" office:value-type="float" office:value="49.8261069737636" calcext:value-type="float">
            <text:p>49.8261069738</text:p>
          </table:table-cell>
          <table:table-cell table:style-name="ce39" table:formula="of:=QUARTILE([.$M$33:.$M$41];3)" office:value-type="float" office:value="1.24616284350872" calcext:value-type="float">
            <text:p>1.25</text:p>
          </table:table-cell>
          <table:table-cell table:style-name="ce15" table:formula="of:=[.W6]*100" office:value-type="float" office:value="124.616284350872" calcext:value-type="float">
            <text:p>124.6162843509</text:p>
          </table:table-cell>
          <table:table-cell table:style-name="ce39" table:formula="of:=QUARTILE([.$M$33:.$M$41];4)" office:value-type="float" office:value="1.74566200670686" calcext:value-type="float">
            <text:p>1.75</text:p>
          </table:table-cell>
          <table:table-cell table:style-name="ce15" table:formula="of:=[.Y6]*100" office:value-type="float" office:value="174.566200670686" calcext:value-type="float">
            <text:p>174.5662006707</text:p>
          </table:table-cell>
          <table:table-cell table:style-name="ce46" table:formula="of:=[.L42]" office:value-type="float" office:value="106.874333333333" calcext:value-type="float">
            <text:p>106.87</text:p>
          </table:table-cell>
          <table:table-cell table:style-name="ce46" table:formula="of:=[.M42]" office:value-type="float" office:value="0.664926699475106" calcext:value-type="float">
            <text:p>0.66</text:p>
          </table:table-cell>
          <table:table-cell table:style-name="ce50" table:formula="of:=COM.MICROSOFT.STDEV.P([.M33:.M41])" office:value-type="float" office:value="0.6436513090517" calcext:value-type="float">
            <text:p>0.64</text:p>
          </table:table-cell>
          <table:table-cell table:style-name="ce51" table:formula="of:=[.N42]" office:value-type="float" office:value="0.888888888888889" calcext:value-type="float">
            <text:p>0.89</text:p>
          </table:table-cell>
          <table:table-cell/>
          <table:table-cell table:style-name="ce15" office:value-type="string" calcext:value-type="string">
            <text:p>h5</text:p>
          </table:table-cell>
          <table:table-cell table:style-name="ce47" office:value-type="float" office:value="0.651187533099175" calcext:value-type="float">
            <text:p>0.65</text:p>
          </table:table-cell>
          <table:table-cell table:style-name="ce15" table:formula="of:=[.AG5]*100" office:value-type="float" office:value="58.6458071323598" calcext:value-type="float">
            <text:p>58.6458071324</text:p>
          </table:table-cell>
          <table:table-cell table:formula="of:=[.AC5]*100" office:value-type="float" office:value="67.3553612380191" calcext:value-type="float">
            <text:p>67.35536123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0.183" calcext:value-type="float">
            <text:p>180.183</text:p>
          </table:table-cell>
          <table:table-cell table:style-name="ce17" office:value-type="float" office:value="180.523" calcext:value-type="float">
            <text:p>180.5</text:p>
          </table:table-cell>
          <table:table-cell office:value-type="float" office:value="182.101" calcext:value-type="float">
            <text:p>182.101</text:p>
          </table:table-cell>
          <table:table-cell table:style-name="ce19" office:value-type="float" office:value="0.671" calcext:value-type="float">
            <text:p>0.7</text:p>
          </table:table-cell>
          <table:table-cell table:formula="of:=RANK([.F7];[.$F$3:.$F$11];1)" office:value-type="float" office:value="5" calcext:value-type="float">
            <text:p>5</text:p>
          </table:table-cell>
          <table:table-cell/>
          <table:table-cell table:style-name="ce24"/>
          <table:table-cell table:formula="of:=[.F7]-[.$F$3]" office:value-type="float" office:value="60.023" calcext:value-type="float">
            <text:p>60.023</text:p>
          </table:table-cell>
          <table:table-cell table:style-name="ce29" table:formula="of:=[.L7]/[.$F$3]" office:value-type="float" office:value="0.498116182572614" calcext:value-type="float">
            <text:p>0.4981161826</text:p>
          </table:table-cell>
          <table:table-cell table:style-name="ce32" table:formula="of:=IF([.L7]&lt;0;0;1)" office:value-type="float" office:value="1" calcext:value-type="float">
            <text:p>1</text:p>
          </table:table-cell>
          <table:table-cell/>
          <table:table-cell table:style-name="ce15" table:formula="of:=[.$A$43]" office:value-type="string" office:string-value="h5" calcext:value-type="string">
            <text:p>h5</text:p>
          </table:table-cell>
          <table:table-cell table:style-name="ce35" table:formula="of:=QUARTILE([.$M$43:.$M$51];0)" office:value-type="float" office:value="0" calcext:value-type="float">
            <text:p>0.00</text:p>
          </table:table-cell>
          <table:table-cell table:style-name="ce15" table:formula="of:=[.Q7]*100" office:value-type="float" office:value="0" calcext:value-type="float">
            <text:p>0</text:p>
          </table:table-cell>
          <table:table-cell table:style-name="ce39" table:formula="of:=QUARTILE([.$M$43:.$M$51];1)" office:value-type="float" office:value="0.144748185037154" calcext:value-type="float">
            <text:p>0.14</text:p>
          </table:table-cell>
          <table:table-cell table:style-name="ce15" table:formula="of:=[.S7]*100" office:value-type="float" office:value="14.4748185037154" calcext:value-type="float">
            <text:p>14.4748185037</text:p>
          </table:table-cell>
          <table:table-cell table:style-name="ce39" table:formula="of:=QUARTILE([.$M$43:.$M$51];2)" office:value-type="float" office:value="0.429855871645258" calcext:value-type="float">
            <text:p>0.43</text:p>
          </table:table-cell>
          <table:table-cell table:style-name="ce15" table:formula="of:=[.U7]*100" office:value-type="float" office:value="42.9855871645258" calcext:value-type="float">
            <text:p>42.9855871645</text:p>
          </table:table-cell>
          <table:table-cell table:style-name="ce39" table:formula="of:=QUARTILE([.$M$43:.$M$51];3)" office:value-type="float" office:value="1.14334466126631" calcext:value-type="float">
            <text:p>1.14</text:p>
          </table:table-cell>
          <table:table-cell table:style-name="ce15" table:formula="of:=[.W7]*100" office:value-type="float" office:value="114.334466126631" calcext:value-type="float">
            <text:p>114.3344661266</text:p>
          </table:table-cell>
          <table:table-cell table:style-name="ce39" table:formula="of:=QUARTILE([.$M$43:.$M$51];4)" office:value-type="float" office:value="1.57088507491397" calcext:value-type="float">
            <text:p>1.57</text:p>
          </table:table-cell>
          <table:table-cell table:style-name="ce15" table:formula="of:=[.Y7]*100" office:value-type="float" office:value="157.088507491397" calcext:value-type="float">
            <text:p>157.0885074914</text:p>
          </table:table-cell>
          <table:table-cell table:style-name="ce47" table:formula="of:=[.L52]" office:value-type="float" office:value="91.4013333333333" calcext:value-type="float">
            <text:p>91.40</text:p>
          </table:table-cell>
          <table:table-cell table:style-name="ce47" table:formula="of:=[.M52]" office:value-type="float" office:value="0.651187533099175" calcext:value-type="float">
            <text:p>0.65</text:p>
          </table:table-cell>
          <table:table-cell table:style-name="ce50" table:formula="of:=COM.MICROSOFT.STDEV.P([.M43:.M51])" office:value-type="float" office:value="0.559368341978173" calcext:value-type="float">
            <text:p>0.56</text:p>
          </table:table-cell>
          <table:table-cell table:style-name="ce52" table:formula="of:=[.N52]" office:value-type="float" office:value="1" calcext:value-type="float">
            <text:p>1.00</text:p>
          </table:table-cell>
          <table:table-cell/>
          <table:table-cell table:style-name="ce15" office:value-type="string" calcext:value-type="string">
            <text:p>h4</text:p>
          </table:table-cell>
          <table:table-cell table:style-name="ce46" office:value-type="float" office:value="0.664926699475106" calcext:value-type="float">
            <text:p>0.66</text:p>
          </table:table-cell>
          <table:table-cell table:style-name="ce15" table:formula="of:=[.AG6]*100" office:value-type="float" office:value="65.1187533099175" calcext:value-type="float">
            <text:p>65.1187533099</text:p>
          </table:table-cell>
          <table:table-cell table:formula="of:=[.AC7]*100" office:value-type="float" office:value="55.9368341978173" calcext:value-type="float">
            <text:p>55.936834197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0.333" calcext:value-type="float">
            <text:p>240.333</text:p>
          </table:table-cell>
          <table:table-cell table:style-name="ce17" office:value-type="float" office:value="240.781" calcext:value-type="float">
            <text:p>240.8</text:p>
          </table:table-cell>
          <table:table-cell office:value-type="float" office:value="241.337" calcext:value-type="float">
            <text:p>241.337</text:p>
          </table:table-cell>
          <table:table-cell table:style-name="ce19" office:value-type="float" office:value="0.5" calcext:value-type="float">
            <text:p>0.5</text:p>
          </table:table-cell>
          <table:table-cell table:formula="of:=RANK([.F8];[.$F$3:.$F$11];1)" office:value-type="float" office:value="6" calcext:value-type="float">
            <text:p>6</text:p>
          </table:table-cell>
          <table:table-cell/>
          <table:table-cell table:style-name="ce25"/>
          <table:table-cell table:formula="of:=[.F8]-[.$F$3]" office:value-type="float" office:value="120.281" calcext:value-type="float">
            <text:p>120.281</text:p>
          </table:table-cell>
          <table:table-cell table:style-name="ce29" table:formula="of:=[.L8]/[.$F$3]" office:value-type="float" office:value="0.998182572614108" calcext:value-type="float">
            <text:p>0.9981825726</text:p>
          </table:table-cell>
          <table:table-cell table:style-name="ce32" table:formula="of:=IF([.L8]&lt;0;0;1)" office:value-type="float" office:value="1" calcext:value-type="float">
            <text:p>1</text:p>
          </table:table-cell>
          <table:table-cell/>
          <table:table-cell table:style-name="ce15" table:formula="of:=[.$A$53]" office:value-type="string" office:string-value="h6" calcext:value-type="string">
            <text:p>h6</text:p>
          </table:table-cell>
          <table:table-cell table:style-name="ce35" table:formula="of:=QUARTILE([.$M$53:.$M$61];0)" office:value-type="float" office:value="0" calcext:value-type="float">
            <text:p>0.00</text:p>
          </table:table-cell>
          <table:table-cell table:style-name="ce15" table:formula="of:=[.Q8]*100" office:value-type="float" office:value="0" calcext:value-type="float">
            <text:p>0</text:p>
          </table:table-cell>
          <table:table-cell table:style-name="ce39" table:formula="of:=QUARTILE([.$M$53:.$M$61];1)" office:value-type="float" office:value="0.111453273590288" calcext:value-type="float">
            <text:p>0.11</text:p>
          </table:table-cell>
          <table:table-cell table:style-name="ce15" table:formula="of:=[.S8]*100" office:value-type="float" office:value="11.1453273590288" calcext:value-type="float">
            <text:p>11.145327359</text:p>
          </table:table-cell>
          <table:table-cell table:style-name="ce39" table:formula="of:=QUARTILE([.$M$53:.$M$61];2)" office:value-type="float" office:value="0.333025017861989" calcext:value-type="float">
            <text:p>0.33</text:p>
          </table:table-cell>
          <table:table-cell table:style-name="ce15" table:formula="of:=[.U8]*100" office:value-type="float" office:value="33.3025017861989" calcext:value-type="float">
            <text:p>33.3025017862</text:p>
          </table:table-cell>
          <table:table-cell table:style-name="ce39" table:formula="of:=QUARTILE([.$M$53:.$M$61];3)" office:value-type="float" office:value="0.777503309314266" calcext:value-type="float">
            <text:p>0.78</text:p>
          </table:table-cell>
          <table:table-cell table:style-name="ce15" table:formula="of:=[.W8]*100" office:value-type="float" office:value="77.7503309314266" calcext:value-type="float">
            <text:p>77.7503309314</text:p>
          </table:table-cell>
          <table:table-cell table:style-name="ce39" table:formula="of:=QUARTILE([.$M$53:.$M$61];4)" office:value-type="float" office:value="1.66494785406893" calcext:value-type="float">
            <text:p>1.66</text:p>
          </table:table-cell>
          <table:table-cell table:style-name="ce15" table:formula="of:=[.Y8]*100" office:value-type="float" office:value="166.494785406893" calcext:value-type="float">
            <text:p>166.4947854069</text:p>
          </table:table-cell>
          <table:table-cell table:style-name="ce46" table:formula="of:=[.L62]" office:value-type="float" office:value="100.217444444444" calcext:value-type="float">
            <text:p>100.22</text:p>
          </table:table-cell>
          <table:table-cell table:style-name="ce46" table:formula="of:=[.M62]" office:value-type="float" office:value="0.555064466241918" calcext:value-type="float">
            <text:p>0.56</text:p>
          </table:table-cell>
          <table:table-cell table:style-name="ce50" table:formula="of:=COM.MICROSOFT.STDEV.P([.M53:.M61])" office:value-type="float" office:value="0.575573484390108" calcext:value-type="float">
            <text:p>0.58</text:p>
          </table:table-cell>
          <table:table-cell table:style-name="ce51" table:formula="of:=[.N62]" office:value-type="float" office:value="1" calcext:value-type="float">
            <text:p>1.00</text:p>
          </table:table-cell>
          <table:table-cell/>
          <table:table-cell table:style-name="ce15" office:value-type="string" calcext:value-type="string">
            <text:p>h8</text:p>
          </table:table-cell>
          <table:table-cell table:style-name="ce47" office:value-type="float" office:value="0.757533663353865" calcext:value-type="float">
            <text:p>0.76</text:p>
          </table:table-cell>
          <table:table-cell table:style-name="ce15" table:formula="of:=[.AG7]*100" office:value-type="float" office:value="66.4926699475106" calcext:value-type="float">
            <text:p>66.4926699475</text:p>
          </table:table-cell>
          <table:table-cell table:formula="of:=[.AC6]*100" office:value-type="float" office:value="64.36513090517" calcext:value-type="float">
            <text:p>64.3651309052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00.281" calcext:value-type="float">
            <text:p>300.281</text:p>
          </table:table-cell>
          <table:table-cell table:style-name="ce17" office:value-type="float" office:value="300.725" calcext:value-type="float">
            <text:p>300.7</text:p>
          </table:table-cell>
          <table:table-cell office:value-type="float" office:value="301.328" calcext:value-type="float">
            <text:p>301.328</text:p>
          </table:table-cell>
          <table:table-cell table:style-name="ce19" office:value-type="float" office:value="0.798" calcext:value-type="float">
            <text:p>0.8</text:p>
          </table:table-cell>
          <table:table-cell table:formula="of:=RANK([.F9];[.$F$3:.$F$11];1)" office:value-type="float" office:value="7" calcext:value-type="float">
            <text:p>7</text:p>
          </table:table-cell>
          <table:table-cell/>
          <table:table-cell table:style-name="ce25"/>
          <table:table-cell table:formula="of:=[.F9]-[.$F$3]" office:value-type="float" office:value="180.225" calcext:value-type="float">
            <text:p>180.225</text:p>
          </table:table-cell>
          <table:table-cell table:style-name="ce29" table:formula="of:=[.L9]/[.$F$3]" office:value-type="float" office:value="1.49564315352697" calcext:value-type="float">
            <text:p>1.4956431535</text:p>
          </table:table-cell>
          <table:table-cell table:style-name="ce32" table:formula="of:=IF([.L9]&lt;0;0;1)" office:value-type="float" office:value="1" calcext:value-type="float">
            <text:p>1</text:p>
          </table:table-cell>
          <table:table-cell/>
          <table:table-cell table:style-name="ce15" table:formula="of:=[.$A$63]" office:value-type="string" office:string-value="h7" calcext:value-type="string">
            <text:p>h7</text:p>
          </table:table-cell>
          <table:table-cell table:style-name="ce35" table:formula="of:=QUARTILE([.$M$63:.$M$71];0)" office:value-type="float" office:value="0" calcext:value-type="float">
            <text:p>0.00</text:p>
          </table:table-cell>
          <table:table-cell table:style-name="ce15" table:formula="of:=[.Q9]*100" office:value-type="float" office:value="0" calcext:value-type="float">
            <text:p>0</text:p>
          </table:table-cell>
          <table:table-cell table:style-name="ce39" table:formula="of:=QUARTILE([.$M$63:.$M$71];1)" office:value-type="float" office:value="0.221931044417235" calcext:value-type="float">
            <text:p>0.22</text:p>
          </table:table-cell>
          <table:table-cell table:style-name="ce15" table:formula="of:=[.S9]*100" office:value-type="float" office:value="22.1931044417235" calcext:value-type="float">
            <text:p>22.1931044417</text:p>
          </table:table-cell>
          <table:table-cell table:style-name="ce39" table:formula="of:=QUARTILE([.$M$63:.$M$71];2)" office:value-type="float" office:value="0.333154194345487" calcext:value-type="float">
            <text:p>0.33</text:p>
          </table:table-cell>
          <table:table-cell table:style-name="ce15" table:formula="of:=[.U9]*100" office:value-type="float" office:value="33.3154194345487" calcext:value-type="float">
            <text:p>33.3154194345</text:p>
          </table:table-cell>
          <table:table-cell table:style-name="ce39" table:formula="of:=QUARTILE([.$M$63:.$M$71];3)" office:value-type="float" office:value="0.556016022782047" calcext:value-type="float">
            <text:p>0.56</text:p>
          </table:table-cell>
          <table:table-cell table:style-name="ce15" table:formula="of:=[.W9]*100" office:value-type="float" office:value="55.6016022782047" calcext:value-type="float">
            <text:p>55.6016022782</text:p>
          </table:table-cell>
          <table:table-cell table:style-name="ce39" table:formula="of:=QUARTILE([.$M$63:.$M$71];4)" office:value-type="float" office:value="1.44285927986127" calcext:value-type="float">
            <text:p>1.44</text:p>
          </table:table-cell>
          <table:table-cell table:style-name="ce15" table:formula="of:=[.Y9]*100" office:value-type="float" office:value="144.285927986127" calcext:value-type="float">
            <text:p>144.2859279861</text:p>
          </table:table-cell>
          <table:table-cell table:style-name="ce46" table:formula="of:=[.L72]" office:value-type="float" office:value="86.884" calcext:value-type="float">
            <text:p>86.88</text:p>
          </table:table-cell>
          <table:table-cell table:style-name="ce46" table:formula="of:=[.M72]" office:value-type="float" office:value="0.481370468660835" calcext:value-type="float">
            <text:p>0.48</text:p>
          </table:table-cell>
          <table:table-cell table:style-name="ce50" table:formula="of:=COM.MICROSOFT.STDEV.P([.M63:.M71])" office:value-type="float" office:value="0.398611682786533" calcext:value-type="float">
            <text:p>0.40</text:p>
          </table:table-cell>
          <table:table-cell table:style-name="ce51" table:formula="of:=[.N72]" office:value-type="float" office:value="1" calcext:value-type="float">
            <text:p>1.00</text:p>
          </table:table-cell>
          <table:table-cell/>
          <table:table-cell table:style-name="ce15" office:value-type="string" calcext:value-type="string">
            <text:p>h1</text:p>
          </table:table-cell>
          <table:table-cell table:style-name="ce46" office:value-type="float" office:value="0.886822498847395" calcext:value-type="float">
            <text:p>0.89</text:p>
          </table:table-cell>
          <table:table-cell table:style-name="ce15" table:formula="of:=[.AG8]*100" office:value-type="float" office:value="75.7533663353865" calcext:value-type="float">
            <text:p>75.7533663354</text:p>
          </table:table-cell>
          <table:table-cell table:formula="of:=[.AC10]*100" office:value-type="float" office:value="53.3336140390588" calcext:value-type="float">
            <text:p>53.333614039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60.452" calcext:value-type="float">
            <text:p>360.452</text:p>
          </table:table-cell>
          <table:table-cell table:style-name="ce17" office:value-type="float" office:value="360.929" calcext:value-type="float">
            <text:p>360.9</text:p>
          </table:table-cell>
          <table:table-cell office:value-type="float" office:value="361.661" calcext:value-type="float">
            <text:p>361.661</text:p>
          </table:table-cell>
          <table:table-cell table:style-name="ce19" office:value-type="float" office:value="0.768" calcext:value-type="float">
            <text:p>0.8</text:p>
          </table:table-cell>
          <table:table-cell table:formula="of:=RANK([.F10];[.$F$3:.$F$11];1)" office:value-type="float" office:value="8" calcext:value-type="float">
            <text:p>8</text:p>
          </table:table-cell>
          <table:table-cell table:number-columns-repeated="2"/>
          <table:table-cell table:formula="of:=[.F10]-[.$F$3]" office:value-type="float" office:value="240.429" calcext:value-type="float">
            <text:p>240.429</text:p>
          </table:table-cell>
          <table:table-cell table:style-name="ce29" table:formula="of:=[.L10]/[.$F$3]" office:value-type="float" office:value="1.99526141078838" calcext:value-type="float">
            <text:p>1.9952614108</text:p>
          </table:table-cell>
          <table:table-cell table:style-name="ce32" table:formula="of:=IF([.L10]&lt;0;0;1)" office:value-type="float" office:value="1" calcext:value-type="float">
            <text:p>1</text:p>
          </table:table-cell>
          <table:table-cell/>
          <table:table-cell table:style-name="ce15" table:formula="of:=[.$A$73]" office:value-type="string" office:string-value="h8" calcext:value-type="string">
            <text:p>h8</text:p>
          </table:table-cell>
          <table:table-cell table:style-name="ce35" table:formula="of:=QUARTILE([.$M$73:.$M$81];0)" office:value-type="float" office:value="0" calcext:value-type="float">
            <text:p>0.00</text:p>
          </table:table-cell>
          <table:table-cell table:style-name="ce15" table:formula="of:=[.Q10]*100" office:value-type="float" office:value="0" calcext:value-type="float">
            <text:p>0</text:p>
          </table:table-cell>
          <table:table-cell table:style-name="ce39" table:formula="of:=QUARTILE([.$M$73:.$M$81];1)" office:value-type="float" office:value="0.454837320031742" calcext:value-type="float">
            <text:p>0.45</text:p>
          </table:table-cell>
          <table:table-cell table:style-name="ce15" table:formula="of:=[.S10]*100" office:value-type="float" office:value="45.4837320031742" calcext:value-type="float">
            <text:p>45.4837320032</text:p>
          </table:table-cell>
          <table:table-cell table:style-name="ce39" table:formula="of:=QUARTILE([.$M$73:.$M$81];2)" office:value-type="float" office:value="0.636567282621018" calcext:value-type="float">
            <text:p>0.64</text:p>
          </table:table-cell>
          <table:table-cell table:style-name="ce15" table:formula="of:=[.U10]*100" office:value-type="float" office:value="63.6567282621018" calcext:value-type="float">
            <text:p>63.6567282621</text:p>
          </table:table-cell>
          <table:table-cell table:style-name="ce39" table:formula="of:=QUARTILE([.$M$73:.$M$81];3)" office:value-type="float" office:value="1.00021766239655" calcext:value-type="float">
            <text:p>1.00</text:p>
          </table:table-cell>
          <table:table-cell table:style-name="ce15" table:formula="of:=[.W10]*100" office:value-type="float" office:value="100.021766239655" calcext:value-type="float">
            <text:p>100.0217662397</text:p>
          </table:table-cell>
          <table:table-cell table:style-name="ce39" table:formula="of:=QUARTILE([.$M$73:.$M$81];4)" office:value-type="float" office:value="1.72725541321846" calcext:value-type="float">
            <text:p>1.73</text:p>
          </table:table-cell>
          <table:table-cell table:style-name="ce15" table:formula="of:=[.Y10]*100" office:value-type="float" office:value="172.725541321846" calcext:value-type="float">
            <text:p>172.7255413218</text:p>
          </table:table-cell>
          <table:table-cell table:style-name="ce47" table:formula="of:=[.L82]" office:value-type="float" office:value="167.055111111111" calcext:value-type="float">
            <text:p>167.06</text:p>
          </table:table-cell>
          <table:table-cell table:style-name="ce47" table:formula="of:=[.M82]" office:value-type="float" office:value="0.757533663353865" calcext:value-type="float">
            <text:p>0.76</text:p>
          </table:table-cell>
          <table:table-cell table:style-name="ce50" table:formula="of:=COM.MICROSOFT.STDEV.P([.M73:.M81])" office:value-type="float" office:value="0.533336140390588" calcext:value-type="float">
            <text:p>0.53</text:p>
          </table:table-cell>
          <table:table-cell table:style-name="ce52" table:formula="of:=[.N82]" office:value-type="float" office:value="1" calcext:value-type="float">
            <text:p>1.00</text:p>
          </table:table-cell>
          <table:table-cell/>
          <table:table-cell table:style-name="ce15" office:value-type="string" calcext:value-type="string">
            <text:p>h2</text:p>
          </table:table-cell>
          <table:table-cell table:style-name="ce47" office:value-type="float" office:value="0.92368872552409" calcext:value-type="float">
            <text:p>0.92</text:p>
          </table:table-cell>
          <table:table-cell table:style-name="ce15" table:formula="of:=[.AG9]*100" office:value-type="float" office:value="88.6822498847395" calcext:value-type="float">
            <text:p>88.6822498847</text:p>
          </table:table-cell>
          <table:table-cell table:formula="of:=[.AC3]*100" office:value-type="float" office:value="81.8068917622873" calcext:value-type="float">
            <text:p>81.80689176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0.345" calcext:value-type="float">
            <text:p>400.345</text:p>
          </table:table-cell>
          <table:table-cell table:style-name="ce17" office:value-type="float" office:value="400.954" calcext:value-type="float">
            <text:p>401.0</text:p>
          </table:table-cell>
          <table:table-cell office:value-type="float" office:value="402.058" calcext:value-type="float">
            <text:p>402.058</text:p>
          </table:table-cell>
          <table:table-cell table:style-name="ce19" office:value-type="float" office:value="0.966" calcext:value-type="float">
            <text:p>1.0</text:p>
          </table:table-cell>
          <table:table-cell table:formula="of:=RANK([.F11];[.$F$3:.$F$11];1)" office:value-type="float" office:value="9" calcext:value-type="float">
            <text:p>9</text:p>
          </table:table-cell>
          <table:table-cell table:number-columns-repeated="2"/>
          <table:table-cell table:formula="of:=[.F11]-[.$F$3]" office:value-type="float" office:value="280.454" calcext:value-type="float">
            <text:p>280.454</text:p>
          </table:table-cell>
          <table:table-cell table:style-name="ce29" table:formula="of:=[.L11]/[.$F$3]" office:value-type="float" office:value="2.32741908713693" calcext:value-type="float">
            <text:p>2.3274190871</text:p>
          </table:table-cell>
          <table:table-cell table:style-name="ce32" table:formula="of:=IF([.L11]&lt;0;0;1)" office:value-type="float" office:value="1" calcext:value-type="float">
            <text:p>1</text:p>
          </table:table-cell>
          <table:table-cell/>
          <table:table-cell table:style-name="ce15" table:formula="of:=[.$A$83]" office:value-type="string" office:string-value="h9" calcext:value-type="string">
            <text:p>h9</text:p>
          </table:table-cell>
          <table:table-cell table:style-name="ce35" table:formula="of:=QUARTILE([.$M$83:.$M91];0)" office:value-type="float" office:value="0" calcext:value-type="float">
            <text:p>0.00</text:p>
          </table:table-cell>
          <table:table-cell table:style-name="ce15" table:formula="of:=[.Q11]*100" office:value-type="float" office:value="0" calcext:value-type="float">
            <text:p>0</text:p>
          </table:table-cell>
          <table:table-cell table:style-name="ce39" table:formula="of:=QUARTILE([.$M$83:.$M91];1)" office:value-type="float" office:value="1.1398448067203" calcext:value-type="float">
            <text:p>1.14</text:p>
          </table:table-cell>
          <table:table-cell table:style-name="ce15" table:formula="of:=[.S11]*100" office:value-type="float" office:value="113.98448067203" calcext:value-type="float">
            <text:p>113.984480672</text:p>
          </table:table-cell>
          <table:table-cell table:style-name="ce39" table:formula="of:=QUARTILE([.$M$83:.$M91];2)" office:value-type="float" office:value="1.56840606535203" calcext:value-type="float">
            <text:p>1.57</text:p>
          </table:table-cell>
          <table:table-cell table:style-name="ce15" table:formula="of:=[.U11]*100" office:value-type="float" office:value="156.840606535203" calcext:value-type="float">
            <text:p>156.8406065352</text:p>
          </table:table-cell>
          <table:table-cell table:style-name="ce39" table:formula="of:=QUARTILE([.$M$83:.$M91];3)" office:value-type="float" office:value="1.8552146365772" calcext:value-type="float">
            <text:p>1.86</text:p>
          </table:table-cell>
          <table:table-cell table:style-name="ce15" table:formula="of:=[.W11]*100" office:value-type="float" office:value="185.52146365772" calcext:value-type="float">
            <text:p>185.5214636577</text:p>
          </table:table-cell>
          <table:table-cell table:style-name="ce39" table:formula="of:=QUARTILE([.$M$83:.$M91];4)" office:value-type="float" office:value="2.99641204527657" calcext:value-type="float">
            <text:p>3.00</text:p>
          </table:table-cell>
          <table:table-cell table:style-name="ce15" table:formula="of:=[.Y11]*100" office:value-type="float" office:value="299.641204527657" calcext:value-type="float">
            <text:p>299.6412045277</text:p>
          </table:table-cell>
          <table:table-cell table:style-name="ce46" table:formula="of:=[.L92]" office:value-type="float" office:value="206.993444444444" calcext:value-type="float">
            <text:p>206.99</text:p>
          </table:table-cell>
          <table:table-cell table:style-name="ce46" table:formula="of:=[.M92]" office:value-type="float" office:value="1.47357759268488" calcext:value-type="float">
            <text:p>1.47</text:p>
          </table:table-cell>
          <table:table-cell table:style-name="ce50" table:formula="of:=COM.MICROSOFT.STDEV.P([.M83:.M91])" office:value-type="float" office:value="0.818346157970384" calcext:value-type="float">
            <text:p>0.82</text:p>
          </table:table-cell>
          <table:table-cell table:style-name="ce51" table:formula="of:=[.N92]" office:value-type="float" office:value="1" calcext:value-type="float">
            <text:p>1.00</text:p>
          </table:table-cell>
          <table:table-cell/>
          <table:table-cell table:style-name="ce15" office:value-type="string" calcext:value-type="string">
            <text:p>h9</text:p>
          </table:table-cell>
          <table:table-cell table:style-name="ce46" office:value-type="float" office:value="1.47357759268488" calcext:value-type="float">
            <text:p>1.47</text:p>
          </table:table-cell>
          <table:table-cell table:style-name="ce15" table:formula="of:=[.AG10]*100" office:value-type="float" office:value="92.368872552409" calcext:value-type="float">
            <text:p>92.3688725524</text:p>
          </table:table-cell>
          <table:table-cell table:formula="of:=[.AC4]*100" office:value-type="float" office:value="82.6349856177406" calcext:value-type="float">
            <text:p>82.6349856177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17"/>
          <table:table-cell/>
          <table:table-cell table:style-name="ce19"/>
          <table:table-cell office:value-type="string" calcext:value-type="string">
            <text:p>Ping</text:p>
          </table:table-cell>
          <table:table-cell office:value-type="string" calcext:value-type="string">
            <text:p>ALTO</text:p>
          </table:table-cell>
          <table:table-cell/>
          <table:table-cell table:style-name="ce27" table:formula="of:=AVERAGE([.L3:.L11])" office:value-type="float" office:value="106.862111111111" calcext:value-type="float">
            <text:p>106.86</text:p>
          </table:table-cell>
          <table:table-cell table:style-name="ce30" table:formula="of:=AVERAGE([.M3:.M11])" office:value-type="float" office:value="0.886822498847395" calcext:value-type="float">
            <text:p>0.8868224988</text:p>
          </table:table-cell>
          <table:table-cell table:style-name="ce33" table:formula="of:=AVERAGE([.N3:.N11])" office:value-type="float" office:value="1" calcext:value-type="float">
            <text:p>1</text:p>
          </table:table-cell>
          <table:table-cell/>
          <table:table-cell table:style-name="ce15" table:formula="of:=[.$A$93]" office:value-type="string" office:string-value="h10" calcext:value-type="string">
            <text:p>h10</text:p>
          </table:table-cell>
          <table:table-cell table:style-name="ce36" table:formula="of:=QUARTILE([.$M$93:.$M$101];0)" office:value-type="float" office:value="0" calcext:value-type="float">
            <text:p>0.00</text:p>
          </table:table-cell>
          <table:table-cell table:style-name="ce38" table:formula="of:=[.Q12]*100" office:value-type="float" office:value="0" calcext:value-type="float">
            <text:p>0</text:p>
          </table:table-cell>
          <table:table-cell table:style-name="ce40" table:formula="of:=QUARTILE([.$M$93:.$M$101];1)" office:value-type="float" office:value="1.42734324360901" calcext:value-type="float">
            <text:p>1.43</text:p>
          </table:table-cell>
          <table:table-cell table:style-name="ce38" table:formula="of:=[.S12]*100" office:value-type="float" office:value="142.734324360901" calcext:value-type="float">
            <text:p>142.7343243609</text:p>
          </table:table-cell>
          <table:table-cell table:style-name="ce40" table:formula="of:=QUARTILE([.$M$93:.$M$101];2)" office:value-type="float" office:value="1.8556053364484" calcext:value-type="float">
            <text:p>1.86</text:p>
          </table:table-cell>
          <table:table-cell table:style-name="ce38" table:formula="of:=[.U12]*100" office:value-type="float" office:value="185.56053364484" calcext:value-type="float">
            <text:p>185.5605336448</text:p>
          </table:table-cell>
          <table:table-cell table:style-name="ce40" table:formula="of:=QUARTILE([.$M$93:.$M$101];3)" office:value-type="float" office:value="2.14081186383936" calcext:value-type="float">
            <text:p>2.14</text:p>
          </table:table-cell>
          <table:table-cell table:style-name="ce38" table:formula="of:=[.W12]*100" office:value-type="float" office:value="214.081186383936" calcext:value-type="float">
            <text:p>214.0811863839</text:p>
          </table:table-cell>
          <table:table-cell table:style-name="ce40" table:formula="of:=QUARTILE([.$M$93:.$M$101];4)" office:value-type="float" office:value="3.28296282578191" calcext:value-type="float">
            <text:p>3.28</text:p>
          </table:table-cell>
          <table:table-cell table:style-name="ce38" table:formula="of:=[.Y12]*100" office:value-type="float" office:value="328.296282578191" calcext:value-type="float">
            <text:p>328.2962825782</text:p>
          </table:table-cell>
          <table:table-cell table:style-name="ce48" table:formula="of:=[.L102]" office:value-type="float" office:value="242.698333333333" calcext:value-type="float">
            <text:p>242.70</text:p>
          </table:table-cell>
          <table:table-cell table:style-name="ce48" table:formula="of:=[.M102]" office:value-type="float" office:value="1.72870679687259" calcext:value-type="float">
            <text:p>1.73</text:p>
          </table:table-cell>
          <table:table-cell table:style-name="ce40" table:formula="of:=COM.MICROSOFT.STDEV.P([.M93:.M101])" office:value-type="float" office:value="0.87847920969652" calcext:value-type="float">
            <text:p>0.88</text:p>
          </table:table-cell>
          <table:table-cell table:style-name="ce53" table:formula="of:=[.N102]" office:value-type="float" office:value="1" calcext:value-type="float">
            <text:p>1.00</text:p>
          </table:table-cell>
          <table:table-cell/>
          <table:table-cell table:style-name="ce15" office:value-type="string" calcext:value-type="string">
            <text:p>h10</text:p>
          </table:table-cell>
          <table:table-cell table:style-name="ce46" office:value-type="float" office:value="1.72870679687259" calcext:value-type="float">
            <text:p>1.73</text:p>
          </table:table-cell>
          <table:table-cell table:style-name="ce15" table:formula="of:=[.AG11]*100" office:value-type="float" office:value="147.357759268488" calcext:value-type="float">
            <text:p>147.3577592685</text:p>
          </table:table-cell>
          <table:table-cell table:formula="of:=[.AC11]*100" office:value-type="float" office:value="81.8346157970384" calcext:value-type="float">
            <text:p>81.834615797</text:p>
          </table:table-cell>
          <table:table-cell table:number-columns-repeated="988"/>
        </table:table-row>
        <table:table-row table:style-name="ro1">
          <table:table-cell table:style-name="ce15" office:value-type="string" calcext:value-type="string">
            <text:p>h2</text:p>
          </table:table-cell>
          <table:table-cell table:style-name="ce15" office:value-type="string" calcext:value-type="string">
            <text:p>h1</text:p>
          </table:table-cell>
          <table:table-cell table:number-columns-repeated="2" table:style-name="ce15" office:value-type="float" office:value="30" calcext:value-type="float">
            <text:p>30</text:p>
          </table:table-cell>
          <table:table-cell table:style-name="ce15" office:value-type="float" office:value="120.222" calcext:value-type="float">
            <text:p>120.222</text:p>
          </table:table-cell>
          <table:table-cell table:style-name="ce16" office:value-type="float" office:value="120.521" calcext:value-type="float">
            <text:p>120.5</text:p>
          </table:table-cell>
          <table:table-cell table:style-name="ce15" office:value-type="float" office:value="121.04" calcext:value-type="float">
            <text:p>121.04</text:p>
          </table:table-cell>
          <table:table-cell table:style-name="ce18" office:value-type="float" office:value="0.252" calcext:value-type="float">
            <text:p>0.3</text:p>
          </table:table-cell>
          <table:table-cell table:style-name="ce21" table:formula="of:=RANK([.F13];[.$F$13:.$F$21];1)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AS1</text:p>
          </table:table-cell>
          <table:table-cell table:style-name="ce15" table:formula="of:=[.F13]-[.$F$13]" office:value-type="float" office:value="0" calcext:value-type="float">
            <text:p>0</text:p>
          </table:table-cell>
          <table:table-cell table:style-name="ce28" table:formula="of:=[.L13]/[.$F$13]" office:value-type="float" office:value="0" calcext:value-type="float">
            <text:p>0</text:p>
          </table:table-cell>
          <table:table-cell table:style-name="ce31" table:formula="of:=IF([.L13]&lt;0;0;1)" office:value-type="float" office:value="1" calcext:value-type="float">
            <text:p>1</text:p>
          </table:table-cell>
          <table:table-cell table:style-name="ce15"/>
          <table:table-cell table:number-columns-repeated="18"/>
          <table:table-cell table:style-name="ce15" table:formula="of:=[.AG12]*100" office:value-type="float" office:value="172.870679687259" calcext:value-type="float">
            <text:p>172.8706796873</text:p>
          </table:table-cell>
          <table:table-cell table:formula="of:=[.AC12]*100" office:value-type="float" office:value="87.847920969652" calcext:value-type="float">
            <text:p>87.8479209697</text:p>
          </table:table-cell>
          <table:table-cell table:style-name="ce15" table:number-columns-repeated="988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0.203" calcext:value-type="float">
            <text:p>120.203</text:p>
          </table:table-cell>
          <table:table-cell table:style-name="ce17" office:value-type="float" office:value="120.425" calcext:value-type="float">
            <text:p>120.4</text:p>
          </table:table-cell>
          <table:table-cell office:value-type="float" office:value="120.994" calcext:value-type="float">
            <text:p>120.994</text:p>
          </table:table-cell>
          <table:table-cell table:style-name="ce19" office:value-type="float" office:value="0.222" calcext:value-type="float">
            <text:p>0.2</text:p>
          </table:table-cell>
          <table:table-cell table:formula="of:=RANK([.F14];[.$F$13:.$F$21];1)" office:value-type="float" office:value="1" calcext:value-type="float">
            <text:p>1</text:p>
          </table:table-cell>
          <table:table-cell/>
          <table:table-cell table:style-name="ce23"/>
          <table:table-cell table:formula="of:=[.F14]-[.$F$13]" office:value-type="float" office:value="-0.0960000000000036" calcext:value-type="float">
            <text:p>-0.096</text:p>
          </table:table-cell>
          <table:table-cell table:style-name="ce29" table:formula="of:=[.L14]/[.$F$13]" office:value-type="float" office:value="-0.000796541681532709" calcext:value-type="float">
            <text:p>-0.0007965417</text:p>
          </table:table-cell>
          <table:table-cell table:style-name="ce32" table:formula="of:=IF([.L14]&lt;0;0;1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Host</text:p>
          </table:table-cell>
          <table:table-cell table:style-name="ce34" office:value-type="string" calcext:value-type="string">
            <text:p>Min</text:p>
          </table:table-cell>
          <table:table-cell table:style-name="ce37" office:value-type="string" calcext:value-type="string">
            <text:p>1Q</text:p>
          </table:table-cell>
          <table:table-cell table:style-name="ce37" office:value-type="string" calcext:value-type="string">
            <text:p>Median</text:p>
          </table:table-cell>
          <table:table-cell table:style-name="ce37" office:value-type="string" calcext:value-type="string">
            <text:p>3Q</text:p>
          </table:table-cell>
          <table:table-cell table:style-name="ce41" office:value-type="string" calcext:value-type="string">
            <text:p>Max</text:p>
          </table:table-cell>
          <table:table-cell table:style-name="ce44"/>
          <table:table-cell/>
          <table:table-cell table:style-name="ce44"/>
          <table:table-cell/>
          <table:table-cell table:style-name="ce44"/>
          <table:table-cell table:number-columns-repeated="997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60.25" calcext:value-type="float">
            <text:p>160.25</text:p>
          </table:table-cell>
          <table:table-cell table:style-name="ce17" office:value-type="float" office:value="160.584" calcext:value-type="float">
            <text:p>160.6</text:p>
          </table:table-cell>
          <table:table-cell office:value-type="float" office:value="161.087" calcext:value-type="float">
            <text:p>161.087</text:p>
          </table:table-cell>
          <table:table-cell table:style-name="ce19" office:value-type="float" office:value="0.388" calcext:value-type="float">
            <text:p>0.4</text:p>
          </table:table-cell>
          <table:table-cell table:formula="of:=RANK([.F15];[.$F$13:.$F$21];1)" office:value-type="float" office:value="3" calcext:value-type="float">
            <text:p>3</text:p>
          </table:table-cell>
          <table:table-cell/>
          <table:table-cell table:style-name="ce23"/>
          <table:table-cell table:formula="of:=[.F15]-[.$F$13]" office:value-type="float" office:value="40.063" calcext:value-type="float">
            <text:p>40.063</text:p>
          </table:table-cell>
          <table:table-cell table:style-name="ce29" table:formula="of:=[.L15]/[.$F$13]" office:value-type="float" office:value="0.332415097783789" calcext:value-type="float">
            <text:p>0.3324150978</text:p>
          </table:table-cell>
          <table:table-cell table:style-name="ce32" table:formula="of:=IF([.L15]&lt;0;0;1)" office:value-type="float" office:value="1" calcext:value-type="float">
            <text:p>1</text:p>
          </table:table-cell>
          <table:table-cell/>
          <table:table-cell table:style-name="ce15" table:formula="of:=[.$A$3]" office:value-type="string" office:string-value="h1" calcext:value-type="string">
            <text:p>h1</text:p>
          </table:table-cell>
          <table:table-cell table:style-name="ce35" table:formula="of:=QUARTILE([.$L$3:.$L$11];0)" office:value-type="float" office:value="0" calcext:value-type="float">
            <text:p>0.00</text:p>
          </table:table-cell>
          <table:table-cell table:style-name="ce39" table:formula="of:=QUARTILE([.$L$3:.$L$11];1)" office:value-type="float" office:value="40.131" calcext:value-type="float">
            <text:p>40.13</text:p>
          </table:table-cell>
          <table:table-cell table:style-name="ce39" table:formula="of:=QUARTILE([.$L$3:.$L$11];2)" office:value-type="float" office:value="60.023" calcext:value-type="float">
            <text:p>60.02</text:p>
          </table:table-cell>
          <table:table-cell table:style-name="ce39" table:formula="of:=QUARTILE([.$L$3:.$L$11];3)" office:value-type="float" office:value="180.225" calcext:value-type="float">
            <text:p>180.23</text:p>
          </table:table-cell>
          <table:table-cell table:style-name="ce42" table:formula="of:=QUARTILE([.$L$3:.$L$11];4)" office:value-type="float" office:value="280.454" calcext:value-type="float">
            <text:p>280.45</text:p>
          </table:table-cell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60.261" calcext:value-type="float">
            <text:p>160.261</text:p>
          </table:table-cell>
          <table:table-cell table:style-name="ce17" office:value-type="float" office:value="160.59" calcext:value-type="float">
            <text:p>160.6</text:p>
          </table:table-cell>
          <table:table-cell office:value-type="float" office:value="161.143" calcext:value-type="float">
            <text:p>161.143</text:p>
          </table:table-cell>
          <table:table-cell table:style-name="ce19" office:value-type="float" office:value="0.398" calcext:value-type="float">
            <text:p>0.4</text:p>
          </table:table-cell>
          <table:table-cell table:formula="of:=RANK([.F16];[.$F$13:.$F$21];1)" office:value-type="float" office:value="4" calcext:value-type="float">
            <text:p>4</text:p>
          </table:table-cell>
          <table:table-cell table:number-columns-repeated="2"/>
          <table:table-cell table:formula="of:=[.F16]-[.$F$13]" office:value-type="float" office:value="40.069" calcext:value-type="float">
            <text:p>40.069</text:p>
          </table:table-cell>
          <table:table-cell table:style-name="ce29" table:formula="of:=[.L16]/[.$F$13]" office:value-type="float" office:value="0.332464881638885" calcext:value-type="float">
            <text:p>0.3324648816</text:p>
          </table:table-cell>
          <table:table-cell table:style-name="ce32" table:formula="of:=IF([.L16]&lt;0;0;1)" office:value-type="float" office:value="1" calcext:value-type="float">
            <text:p>1</text:p>
          </table:table-cell>
          <table:table-cell/>
          <table:table-cell table:style-name="ce15" table:formula="of:=[.$A$13]" office:value-type="string" office:string-value="h2" calcext:value-type="string">
            <text:p>h2</text:p>
          </table:table-cell>
          <table:table-cell table:style-name="ce35" table:formula="of:=QUARTILE([.$L$13:.$L$21];0)" office:value-type="float" office:value="-0.0960000000000036" calcext:value-type="float">
            <text:p>-0.10</text:p>
          </table:table-cell>
          <table:table-cell table:style-name="ce39" table:formula="of:=QUARTILE([.$L$13:.$L$21];1)" office:value-type="float" office:value="40.063" calcext:value-type="float">
            <text:p>40.06</text:p>
          </table:table-cell>
          <table:table-cell table:style-name="ce39" table:formula="of:=QUARTILE([.$L$13:.$L$21];2)" office:value-type="float" office:value="80.13" calcext:value-type="float">
            <text:p>80.13</text:p>
          </table:table-cell>
          <table:table-cell table:style-name="ce39" table:formula="of:=QUARTILE([.$L$13:.$L$21];3)" office:value-type="float" office:value="200.413" calcext:value-type="float">
            <text:p>200.41</text:p>
          </table:table-cell>
          <table:table-cell table:style-name="ce42" table:formula="of:=QUARTILE([.$L$13:.$L$21];4)" office:value-type="float" office:value="280.624" calcext:value-type="float">
            <text:p>280.62</text:p>
          </table:table-cell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.26" calcext:value-type="float">
            <text:p>200.26</text:p>
          </table:table-cell>
          <table:table-cell table:style-name="ce17" office:value-type="float" office:value="200.651" calcext:value-type="float">
            <text:p>200.7</text:p>
          </table:table-cell>
          <table:table-cell office:value-type="float" office:value="201.289" calcext:value-type="float">
            <text:p>201.289</text:p>
          </table:table-cell>
          <table:table-cell table:style-name="ce19" office:value-type="float" office:value="0.318" calcext:value-type="float">
            <text:p>0.3</text:p>
          </table:table-cell>
          <table:table-cell table:formula="of:=RANK([.F17];[.$F$13:.$F$21];1)" office:value-type="float" office:value="5" calcext:value-type="float">
            <text:p>5</text:p>
          </table:table-cell>
          <table:table-cell table:number-columns-repeated="2"/>
          <table:table-cell table:formula="of:=[.F17]-[.$F$13]" office:value-type="float" office:value="80.13" calcext:value-type="float">
            <text:p>80.13</text:p>
          </table:table-cell>
          <table:table-cell table:style-name="ce29" table:formula="of:=[.L17]/[.$F$13]" office:value-type="float" office:value="0.664863384804308" calcext:value-type="float">
            <text:p>0.6648633848</text:p>
          </table:table-cell>
          <table:table-cell table:style-name="ce32" table:formula="of:=IF([.L17]&lt;0;0;1)" office:value-type="float" office:value="1" calcext:value-type="float">
            <text:p>1</text:p>
          </table:table-cell>
          <table:table-cell/>
          <table:table-cell table:style-name="ce15" table:formula="of:=[.$A$23]" office:value-type="string" office:string-value="h3" calcext:value-type="string">
            <text:p>h3</text:p>
          </table:table-cell>
          <table:table-cell table:style-name="ce35" table:formula="of:=QUARTILE([.$L$23:.$L$31];0)" office:value-type="float" office:value="-19.964" calcext:value-type="float">
            <text:p>-19.96</text:p>
          </table:table-cell>
          <table:table-cell table:style-name="ce39" table:formula="of:=QUARTILE([.$L$23:.$L$31];1)" office:value-type="float" office:value="0" calcext:value-type="float">
            <text:p>0.00</text:p>
          </table:table-cell>
          <table:table-cell table:style-name="ce39" table:formula="of:=QUARTILE([.$L$23:.$L$31];2)" office:value-type="float" office:value="60.143" calcext:value-type="float">
            <text:p>60.14</text:p>
          </table:table-cell>
          <table:table-cell table:style-name="ce39" table:formula="of:=QUARTILE([.$L$23:.$L$31];3)" office:value-type="float" office:value="180.366" calcext:value-type="float">
            <text:p>180.37</text:p>
          </table:table-cell>
          <table:table-cell table:style-name="ce42" table:formula="of:=QUARTILE([.$L$23:.$L$31];4)" office:value-type="float" office:value="240.313" calcext:value-type="float">
            <text:p>240.31</text:p>
          </table:table-cell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0.305" calcext:value-type="float">
            <text:p>240.305</text:p>
          </table:table-cell>
          <table:table-cell table:style-name="ce17" office:value-type="float" office:value="240.869" calcext:value-type="float">
            <text:p>240.9</text:p>
          </table:table-cell>
          <table:table-cell office:value-type="float" office:value="241.522" calcext:value-type="float">
            <text:p>241.522</text:p>
          </table:table-cell>
          <table:table-cell table:style-name="ce19" office:value-type="float" office:value="0.555" calcext:value-type="float">
            <text:p>0.6</text:p>
          </table:table-cell>
          <table:table-cell table:formula="of:=RANK([.F18];[.$F$13:.$F$21];1)" office:value-type="float" office:value="6" calcext:value-type="float">
            <text:p>6</text:p>
          </table:table-cell>
          <table:table-cell table:number-columns-repeated="2"/>
          <table:table-cell table:formula="of:=[.F18]-[.$F$13]" office:value-type="float" office:value="120.348" calcext:value-type="float">
            <text:p>120.348</text:p>
          </table:table-cell>
          <table:table-cell table:style-name="ce29" table:formula="of:=[.L18]/[.$F$13]" office:value-type="float" office:value="0.998564565511405" calcext:value-type="float">
            <text:p>0.9985645655</text:p>
          </table:table-cell>
          <table:table-cell table:style-name="ce32" table:formula="of:=IF([.L18]&lt;0;0;1)" office:value-type="float" office:value="1" calcext:value-type="float">
            <text:p>1</text:p>
          </table:table-cell>
          <table:table-cell/>
          <table:table-cell table:style-name="ce15" table:formula="of:=[.$A$33]" office:value-type="string" office:string-value="h4" calcext:value-type="string">
            <text:p>h4</text:p>
          </table:table-cell>
          <table:table-cell table:style-name="ce35" table:formula="of:=QUARTILE([.$L$33:.$L$41];0)" office:value-type="float" office:value="-0.007000000000005" calcext:value-type="float">
            <text:p>-0.01</text:p>
          </table:table-cell>
          <table:table-cell table:style-name="ce39" table:formula="of:=QUARTILE([.$L$33:.$L$41];1)" office:value-type="float" office:value="0.109999999999985" calcext:value-type="float">
            <text:p>0.11</text:p>
          </table:table-cell>
          <table:table-cell table:style-name="ce39" table:formula="of:=QUARTILE([.$L$33:.$L$41];2)" office:value-type="float" office:value="80.086" calcext:value-type="float">
            <text:p>80.09</text:p>
          </table:table-cell>
          <table:table-cell table:style-name="ce39" table:formula="of:=QUARTILE([.$L$33:.$L$41];3)" office:value-type="float" office:value="200.297" calcext:value-type="float">
            <text:p>200.30</text:p>
          </table:table-cell>
          <table:table-cell table:style-name="ce42" table:formula="of:=QUARTILE([.$L$33:.$L$41];4)" office:value-type="float" office:value="280.582" calcext:value-type="float">
            <text:p>280.58</text:p>
          </table:table-cell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0.353" calcext:value-type="float">
            <text:p>320.353</text:p>
          </table:table-cell>
          <table:table-cell table:style-name="ce17" office:value-type="float" office:value="320.934" calcext:value-type="float">
            <text:p>320.9</text:p>
          </table:table-cell>
          <table:table-cell office:value-type="float" office:value="321.672" calcext:value-type="float">
            <text:p>321.672</text:p>
          </table:table-cell>
          <table:table-cell table:style-name="ce19" office:value-type="float" office:value="0.724" calcext:value-type="float">
            <text:p>0.7</text:p>
          </table:table-cell>
          <table:table-cell table:formula="of:=RANK([.F19];[.$F$13:.$F$21];1)" office:value-type="float" office:value="7" calcext:value-type="float">
            <text:p>7</text:p>
          </table:table-cell>
          <table:table-cell table:number-columns-repeated="2"/>
          <table:table-cell table:formula="of:=[.F19]-[.$F$13]" office:value-type="float" office:value="200.413" calcext:value-type="float">
            <text:p>200.413</text:p>
          </table:table-cell>
          <table:table-cell table:style-name="ce29" table:formula="of:=[.L19]/[.$F$13]" office:value-type="float" office:value="1.66288862521884" calcext:value-type="float">
            <text:p>1.6628886252</text:p>
          </table:table-cell>
          <table:table-cell table:style-name="ce32" table:formula="of:=IF([.L19]&lt;0;0;1)" office:value-type="float" office:value="1" calcext:value-type="float">
            <text:p>1</text:p>
          </table:table-cell>
          <table:table-cell/>
          <table:table-cell table:style-name="ce15" table:formula="of:=[.$A$43]" office:value-type="string" office:string-value="h5" calcext:value-type="string">
            <text:p>h5</text:p>
          </table:table-cell>
          <table:table-cell table:style-name="ce35" table:formula="of:=QUARTILE([.$L$43:.$L$51];0)" office:value-type="float" office:value="0" calcext:value-type="float">
            <text:p>0.00</text:p>
          </table:table-cell>
          <table:table-cell table:style-name="ce39" table:formula="of:=QUARTILE([.$L$43:.$L$51];1)" office:value-type="float" office:value="20.317" calcext:value-type="float">
            <text:p>20.32</text:p>
          </table:table-cell>
          <table:table-cell table:style-name="ce39" table:formula="of:=QUARTILE([.$L$43:.$L$51];2)" office:value-type="float" office:value="60.335" calcext:value-type="float">
            <text:p>60.34</text:p>
          </table:table-cell>
          <table:table-cell table:style-name="ce39" table:formula="of:=QUARTILE([.$L$43:.$L$51];3)" office:value-type="float" office:value="160.481" calcext:value-type="float">
            <text:p>160.48</text:p>
          </table:table-cell>
          <table:table-cell table:style-name="ce42" table:formula="of:=QUARTILE([.$L$43:.$L$51];4)" office:value-type="float" office:value="220.491" calcext:value-type="float">
            <text:p>220.49</text:p>
          </table:table-cell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60.235" calcext:value-type="float">
            <text:p>360.235</text:p>
          </table:table-cell>
          <table:table-cell table:style-name="ce17" office:value-type="float" office:value="360.885" calcext:value-type="float">
            <text:p>360.9</text:p>
          </table:table-cell>
          <table:table-cell office:value-type="float" office:value="361.772" calcext:value-type="float">
            <text:p>361.772</text:p>
          </table:table-cell>
          <table:table-cell table:style-name="ce19" office:value-type="float" office:value="0.759" calcext:value-type="float">
            <text:p>0.8</text:p>
          </table:table-cell>
          <table:table-cell table:formula="of:=RANK([.F20];[.$F$13:.$F$21];1)" office:value-type="float" office:value="8" calcext:value-type="float">
            <text:p>8</text:p>
          </table:table-cell>
          <table:table-cell table:number-columns-repeated="2"/>
          <table:table-cell table:formula="of:=[.F20]-[.$F$13]" office:value-type="float" office:value="240.364" calcext:value-type="float">
            <text:p>240.364</text:p>
          </table:table-cell>
          <table:table-cell table:style-name="ce29" table:formula="of:=[.L20]/[.$F$13]" office:value-type="float" office:value="1.99437442437418" calcext:value-type="float">
            <text:p>1.9943744244</text:p>
          </table:table-cell>
          <table:table-cell table:style-name="ce32" table:formula="of:=IF([.L20]&lt;0;0;1)" office:value-type="float" office:value="1" calcext:value-type="float">
            <text:p>1</text:p>
          </table:table-cell>
          <table:table-cell/>
          <table:table-cell table:style-name="ce15" table:formula="of:=[.$A$53]" office:value-type="string" office:string-value="h6" calcext:value-type="string">
            <text:p>h6</text:p>
          </table:table-cell>
          <table:table-cell table:style-name="ce35" table:formula="of:=QUARTILE([.$L$53:.$L$61];0)" office:value-type="float" office:value="0" calcext:value-type="float">
            <text:p>0.00</text:p>
          </table:table-cell>
          <table:table-cell table:style-name="ce39" table:formula="of:=QUARTILE([.$L$53:.$L$61];1)" office:value-type="float" office:value="20.123" calcext:value-type="float">
            <text:p>20.12</text:p>
          </table:table-cell>
          <table:table-cell table:style-name="ce39" table:formula="of:=QUARTILE([.$L$53:.$L$61];2)" office:value-type="float" office:value="60.128" calcext:value-type="float">
            <text:p>60.13</text:p>
          </table:table-cell>
          <table:table-cell table:style-name="ce39" table:formula="of:=QUARTILE([.$L$53:.$L$61];3)" office:value-type="float" office:value="140.379" calcext:value-type="float">
            <text:p>140.38</text:p>
          </table:table-cell>
          <table:table-cell table:style-name="ce42" table:formula="of:=QUARTILE([.$L$53:.$L$61];4)" office:value-type="float" office:value="300.608" calcext:value-type="float">
            <text:p>300.61</text:p>
          </table:table-cell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0.506" calcext:value-type="float">
            <text:p>400.506</text:p>
          </table:table-cell>
          <table:table-cell table:style-name="ce17" office:value-type="float" office:value="401.145" calcext:value-type="float">
            <text:p>401.1</text:p>
          </table:table-cell>
          <table:table-cell office:value-type="float" office:value="402.133" calcext:value-type="float">
            <text:p>402.133</text:p>
          </table:table-cell>
          <table:table-cell table:style-name="ce19" office:value-type="float" office:value="0.587" calcext:value-type="float">
            <text:p>0.6</text:p>
          </table:table-cell>
          <table:table-cell table:formula="of:=RANK([.F21];[.$F$13:.$F$21];1)" office:value-type="float" office:value="9" calcext:value-type="float">
            <text:p>9</text:p>
          </table:table-cell>
          <table:table-cell table:number-columns-repeated="2"/>
          <table:table-cell table:formula="of:=[.F21]-[.$F$13]" office:value-type="float" office:value="280.624" calcext:value-type="float">
            <text:p>280.624</text:p>
          </table:table-cell>
          <table:table-cell table:style-name="ce29" table:formula="of:=[.L21]/[.$F$13]" office:value-type="float" office:value="2.32842409206694" calcext:value-type="float">
            <text:p>2.3284240921</text:p>
          </table:table-cell>
          <table:table-cell table:style-name="ce32" table:formula="of:=IF([.L21]&lt;0;0;1)" office:value-type="float" office:value="1" calcext:value-type="float">
            <text:p>1</text:p>
          </table:table-cell>
          <table:table-cell/>
          <table:table-cell table:style-name="ce15" table:formula="of:=[.$A$63]" office:value-type="string" office:string-value="h7" calcext:value-type="string">
            <text:p>h7</text:p>
          </table:table-cell>
          <table:table-cell table:style-name="ce35" table:formula="of:=QUARTILE([.$L$63:.$L$71];0)" office:value-type="float" office:value="0" calcext:value-type="float">
            <text:p>0.00</text:p>
          </table:table-cell>
          <table:table-cell table:style-name="ce39" table:formula="of:=QUARTILE([.$L$63:.$L$71];1)" office:value-type="float" office:value="40.057" calcext:value-type="float">
            <text:p>40.06</text:p>
          </table:table-cell>
          <table:table-cell table:style-name="ce39" table:formula="of:=QUARTILE([.$L$63:.$L$71];2)" office:value-type="float" office:value="60.132" calcext:value-type="float">
            <text:p>60.13</text:p>
          </table:table-cell>
          <table:table-cell table:style-name="ce39" table:formula="of:=QUARTILE([.$L$63:.$L$71];3)" office:value-type="float" office:value="100.357" calcext:value-type="float">
            <text:p>100.36</text:p>
          </table:table-cell>
          <table:table-cell table:style-name="ce42" table:formula="of:=QUARTILE([.$L$63:.$L$71];4)" office:value-type="float" office:value="260.426" calcext:value-type="float">
            <text:p>260.43</text:p>
          </table:table-cell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7"/>
          <table:table-cell/>
          <table:table-cell table:style-name="ce19"/>
          <table:table-cell office:value-type="string" calcext:value-type="string">
            <text:p>Ping</text:p>
          </table:table-cell>
          <table:table-cell office:value-type="string" calcext:value-type="string">
            <text:p>ALTO</text:p>
          </table:table-cell>
          <table:table-cell/>
          <table:table-cell table:style-name="ce27" table:formula="of:=AVERAGE([.L13:.L21])" office:value-type="float" office:value="111.323888888889" calcext:value-type="float">
            <text:p>111.32</text:p>
          </table:table-cell>
          <table:table-cell table:style-name="ce30" table:formula="of:=AVERAGE([.M13:.M21])" office:value-type="float" office:value="0.92368872552409" calcext:value-type="float">
            <text:p>0.9236887255</text:p>
          </table:table-cell>
          <table:table-cell table:style-name="ce33" table:formula="of:=AVERAGE([.N13:.N21])" office:value-type="float" office:value="0.888888888888889" calcext:value-type="float">
            <text:p>0.8888888889</text:p>
          </table:table-cell>
          <table:table-cell/>
          <table:table-cell table:style-name="ce15" table:formula="of:=[.$A$73]" office:value-type="string" office:string-value="h8" calcext:value-type="string">
            <text:p>h8</text:p>
          </table:table-cell>
          <table:table-cell table:style-name="ce35" table:formula="of:=QUARTILE([.$L$73:.$L$81];0)" office:value-type="float" office:value="0" calcext:value-type="float">
            <text:p>0.00</text:p>
          </table:table-cell>
          <table:table-cell table:style-name="ce39" table:formula="of:=QUARTILE([.$L$73:.$L$81];1)" office:value-type="float" office:value="100.303" calcext:value-type="float">
            <text:p>100.30</text:p>
          </table:table-cell>
          <table:table-cell table:style-name="ce39" table:formula="of:=QUARTILE([.$L$73:.$L$81];2)" office:value-type="float" office:value="140.379" calcext:value-type="float">
            <text:p>140.38</text:p>
          </table:table-cell>
          <table:table-cell table:style-name="ce39" table:formula="of:=QUARTILE([.$L$73:.$L$81];3)" office:value-type="float" office:value="220.573" calcext:value-type="float">
            <text:p>220.57</text:p>
          </table:table-cell>
          <table:table-cell table:style-name="ce42" table:formula="of:=QUARTILE([.$L$73:.$L$81];4)" office:value-type="float" office:value="380.903" calcext:value-type="float">
            <text:p>380.90</text:p>
          </table:table-cell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0.166" calcext:value-type="float">
            <text:p>120.166</text:p>
          </table:table-cell>
          <table:table-cell table:style-name="ce17" office:value-type="float" office:value="120.535" calcext:value-type="float">
            <text:p>120.5</text:p>
          </table:table-cell>
          <table:table-cell office:value-type="float" office:value="121.026" calcext:value-type="float">
            <text:p>121.026</text:p>
          </table:table-cell>
          <table:table-cell table:style-name="ce19" office:value-type="float" office:value="0.398" calcext:value-type="float">
            <text:p>0.4</text:p>
          </table:table-cell>
          <table:table-cell table:formula="of:=RANK([.F23];[.$F$23:.$F$31];1)" office:value-type="float" office:value="2" calcext:value-type="float">
            <text:p>2</text:p>
          </table:table-cell>
          <table:table-cell table:number-columns-repeated="2"/>
          <table:table-cell table:formula="of:=[.F23]-[.$F$26]" office:value-type="float" office:value="-19.939" calcext:value-type="float">
            <text:p>-19.939</text:p>
          </table:table-cell>
          <table:table-cell table:style-name="ce29" table:formula="of:=[.L23]/[.$F$26]" office:value-type="float" office:value="-0.141940857382861" calcext:value-type="float">
            <text:p>-0.1419408574</text:p>
          </table:table-cell>
          <table:table-cell table:formula="of:=IF([.L23]&lt;0;0;1)" office:value-type="float" office:value="0" calcext:value-type="float">
            <text:p>0</text:p>
          </table:table-cell>
          <table:table-cell/>
          <table:table-cell table:style-name="ce15" table:formula="of:=[.$A$83]" office:value-type="string" office:string-value="h9" calcext:value-type="string">
            <text:p>h9</text:p>
          </table:table-cell>
          <table:table-cell table:style-name="ce35" table:formula="of:=QUARTILE([.$L$83:.$L103];0)" office:value-type="float" office:value="0" calcext:value-type="float">
            <text:p>0.00</text:p>
          </table:table-cell>
          <table:table-cell table:style-name="ce39" table:formula="of:=QUARTILE([.$L$83:.$L103];1)" office:value-type="float" office:value="190.168" calcext:value-type="float">
            <text:p>190.17</text:p>
          </table:table-cell>
          <table:table-cell table:style-name="ce39" table:formula="of:=QUARTILE([.$L$83:.$L103];2)" office:value-type="float" office:value="230.3905" calcext:value-type="float">
            <text:p>230.39</text:p>
          </table:table-cell>
          <table:table-cell table:style-name="ce39" table:formula="of:=QUARTILE([.$L$83:.$L103];3)" office:value-type="float" office:value="270.56175" calcext:value-type="float">
            <text:p>270.56</text:p>
          </table:table-cell>
          <table:table-cell table:style-name="ce42" table:formula="of:=QUARTILE([.$L$83:.$L103];4)" office:value-type="float" office:value="460.905" calcext:value-type="float">
            <text:p>460.91</text:p>
          </table:table-cell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0.243" calcext:value-type="float">
            <text:p>120.243</text:p>
          </table:table-cell>
          <table:table-cell table:style-name="ce17" office:value-type="float" office:value="120.51" calcext:value-type="float">
            <text:p>120.5</text:p>
          </table:table-cell>
          <table:table-cell office:value-type="float" office:value="120.911" calcext:value-type="float">
            <text:p>120.911</text:p>
          </table:table-cell>
          <table:table-cell table:style-name="ce19" office:value-type="float" office:value="0.516" calcext:value-type="float">
            <text:p>0.5</text:p>
          </table:table-cell>
          <table:table-cell table:formula="of:=RANK([.F24];[.$F$23:.$F$31];1)" office:value-type="float" office:value="1" calcext:value-type="float">
            <text:p>1</text:p>
          </table:table-cell>
          <table:table-cell/>
          <table:table-cell table:style-name="ce23"/>
          <table:table-cell table:formula="of:=[.F24]-[.$F$26]" office:value-type="float" office:value="-19.964" calcext:value-type="float">
            <text:p>-19.964</text:p>
          </table:table-cell>
          <table:table-cell table:style-name="ce29" table:formula="of:=[.L24]/[.$F$26]" office:value-type="float" office:value="-0.142118826259664" calcext:value-type="float">
            <text:p>-0.1421188263</text:p>
          </table:table-cell>
          <table:table-cell table:formula="of:=IF([.L24]&lt;0;0;1)" office:value-type="float" office:value="0" calcext:value-type="float">
            <text:p>0</text:p>
          </table:table-cell>
          <table:table-cell/>
          <table:table-cell table:style-name="ce15" table:formula="of:=[.$A$93]" office:value-type="string" office:string-value="h10" calcext:value-type="string">
            <text:p>h10</text:p>
          </table:table-cell>
          <table:table-cell table:style-name="ce36" table:formula="of:=QUARTILE([.$L$93:.$L$101];0)" office:value-type="float" office:value="0" calcext:value-type="float">
            <text:p>0.00</text:p>
          </table:table-cell>
          <table:table-cell table:style-name="ce40" table:formula="of:=QUARTILE([.$L$93:.$L$101];1)" office:value-type="float" office:value="200.389" calcext:value-type="float">
            <text:p>200.39</text:p>
          </table:table-cell>
          <table:table-cell table:style-name="ce40" table:formula="of:=QUARTILE([.$L$93:.$L$101];2)" office:value-type="float" office:value="260.514" calcext:value-type="float">
            <text:p>260.51</text:p>
          </table:table-cell>
          <table:table-cell table:style-name="ce40" table:formula="of:=QUARTILE([.$L$93:.$L$101];3)" office:value-type="float" office:value="300.555" calcext:value-type="float">
            <text:p>300.56</text:p>
          </table:table-cell>
          <table:table-cell table:style-name="ce43" table:formula="of:=QUARTILE([.$L$93:.$L$101];4)" office:value-type="float" office:value="460.905" calcext:value-type="float">
            <text:p>460.91</text:p>
          </table:table-cell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997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60.164" calcext:value-type="float">
            <text:p>160.164</text:p>
          </table:table-cell>
          <table:table-cell table:style-name="ce17" office:value-type="float" office:value="160.526" calcext:value-type="float">
            <text:p>160.5</text:p>
          </table:table-cell>
          <table:table-cell office:value-type="float" office:value="160.946" calcext:value-type="float">
            <text:p>160.946</text:p>
          </table:table-cell>
          <table:table-cell table:style-name="ce19" office:value-type="float" office:value="0.61" calcext:value-type="float">
            <text:p>0.6</text:p>
          </table:table-cell>
          <table:table-cell table:formula="of:=RANK([.F25];[.$F$23:.$F$31];1)" office:value-type="float" office:value="4" calcext:value-type="float">
            <text:p>4</text:p>
          </table:table-cell>
          <table:table-cell/>
          <table:table-cell table:style-name="ce23"/>
          <table:table-cell table:formula="of:=[.F25]-[.$F$26]" office:value-type="float" office:value="20.052" calcext:value-type="float">
            <text:p>20.052</text:p>
          </table:table-cell>
          <table:table-cell table:style-name="ce29" table:formula="of:=[.L25]/[.$F$26]" office:value-type="float" office:value="0.14274527670601" calcext:value-type="float">
            <text:p>0.1427452767</text:p>
          </table:table-cell>
          <table:table-cell table:formula="of:=IF([.L25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5" office:value-type="string" calcext:value-type="string">
            <text:p>h3</text:p>
          </table:table-cell>
          <table:table-cell table:style-name="ce15" office:value-type="string" calcext:value-type="string">
            <text:p>h5</text:p>
          </table:table-cell>
          <table:table-cell table:number-columns-repeated="2" table:style-name="ce15" office:value-type="float" office:value="30" calcext:value-type="float">
            <text:p>30</text:p>
          </table:table-cell>
          <table:table-cell table:style-name="ce15" office:value-type="float" office:value="140.227" calcext:value-type="float">
            <text:p>140.227</text:p>
          </table:table-cell>
          <table:table-cell table:style-name="ce16" office:value-type="float" office:value="140.474" calcext:value-type="float">
            <text:p>140.5</text:p>
          </table:table-cell>
          <table:table-cell table:style-name="ce15" office:value-type="float" office:value="140.738" calcext:value-type="float">
            <text:p>140.738</text:p>
          </table:table-cell>
          <table:table-cell table:style-name="ce18" office:value-type="float" office:value="0.437" calcext:value-type="float">
            <text:p>0.4</text:p>
          </table:table-cell>
          <table:table-cell table:style-name="ce21" table:formula="of:=RANK([.F26];[.$F$23:.$F$31];1)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AS5</text:p>
          </table:table-cell>
          <table:table-cell table:style-name="ce15" table:formula="of:=[.F26]-[.$F$26]" office:value-type="float" office:value="0" calcext:value-type="float">
            <text:p>0</text:p>
          </table:table-cell>
          <table:table-cell table:style-name="ce28" table:formula="of:=[.L26]/[.$F$26]" office:value-type="float" office:value="0" calcext:value-type="float">
            <text:p>0</text:p>
          </table:table-cell>
          <table:table-cell table:style-name="ce15" table:formula="of:=IF([.L26]&lt;0;0;1)" office:value-type="float" office:value="1" calcext:value-type="float">
            <text:p>1</text:p>
          </table:table-cell>
          <table:table-cell table:style-name="ce15" table:number-columns-repeated="1009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.196" calcext:value-type="float">
            <text:p>200.196</text:p>
          </table:table-cell>
          <table:table-cell table:style-name="ce17" office:value-type="float" office:value="200.617" calcext:value-type="float">
            <text:p>200.6</text:p>
          </table:table-cell>
          <table:table-cell office:value-type="float" office:value="201.24" calcext:value-type="float">
            <text:p>201.24</text:p>
          </table:table-cell>
          <table:table-cell table:style-name="ce19" office:value-type="float" office:value="0.45" calcext:value-type="float">
            <text:p>0.5</text:p>
          </table:table-cell>
          <table:table-cell table:formula="of:=RANK([.F27];[.$F$23:.$F$31];1)" office:value-type="float" office:value="5" calcext:value-type="float">
            <text:p>5</text:p>
          </table:table-cell>
          <table:table-cell table:number-columns-repeated="2"/>
          <table:table-cell table:formula="of:=[.F27]-[.$F$26]" office:value-type="float" office:value="60.143" calcext:value-type="float">
            <text:p>60.143</text:p>
          </table:table-cell>
          <table:table-cell table:style-name="ce29" table:formula="of:=[.L27]/[.$F$26]" office:value-type="float" office:value="0.428143286302092" calcext:value-type="float">
            <text:p>0.4281432863</text:p>
          </table:table-cell>
          <table:table-cell table:formula="of:=IF([.L27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0.245" calcext:value-type="float">
            <text:p>220.245</text:p>
          </table:table-cell>
          <table:table-cell table:style-name="ce17" office:value-type="float" office:value="220.61" calcext:value-type="float">
            <text:p>220.6</text:p>
          </table:table-cell>
          <table:table-cell office:value-type="float" office:value="221.053" calcext:value-type="float">
            <text:p>221.053</text:p>
          </table:table-cell>
          <table:table-cell table:style-name="ce19" office:value-type="float" office:value="0.363" calcext:value-type="float">
            <text:p>0.4</text:p>
          </table:table-cell>
          <table:table-cell table:formula="of:=RANK([.F28];[.$F$23:.$F$31];1)" office:value-type="float" office:value="6" calcext:value-type="float">
            <text:p>6</text:p>
          </table:table-cell>
          <table:table-cell table:number-columns-repeated="2"/>
          <table:table-cell table:formula="of:=[.F28]-[.$F$26]" office:value-type="float" office:value="80.136" calcext:value-type="float">
            <text:p>80.136</text:p>
          </table:table-cell>
          <table:table-cell table:style-name="ce29" table:formula="of:=[.L28]/[.$F$26]" office:value-type="float" office:value="0.570468556458847" calcext:value-type="float">
            <text:p>0.5704685565</text:p>
          </table:table-cell>
          <table:table-cell table:formula="of:=IF([.L28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0.336" calcext:value-type="float">
            <text:p>320.336</text:p>
          </table:table-cell>
          <table:table-cell table:style-name="ce17" office:value-type="float" office:value="320.84" calcext:value-type="float">
            <text:p>320.8</text:p>
          </table:table-cell>
          <table:table-cell office:value-type="float" office:value="321.253" calcext:value-type="float">
            <text:p>321.253</text:p>
          </table:table-cell>
          <table:table-cell table:style-name="ce19" office:value-type="float" office:value="0.457" calcext:value-type="float">
            <text:p>0.5</text:p>
          </table:table-cell>
          <table:table-cell table:formula="of:=RANK([.F29];[.$F$23:.$F$31];1)" office:value-type="float" office:value="7" calcext:value-type="float">
            <text:p>7</text:p>
          </table:table-cell>
          <table:table-cell table:number-columns-repeated="2"/>
          <table:table-cell table:formula="of:=[.F29]-[.$F$26]" office:value-type="float" office:value="180.366" calcext:value-type="float">
            <text:p>180.366</text:p>
          </table:table-cell>
          <table:table-cell table:style-name="ce29" table:formula="of:=[.L29]/[.$F$26]" office:value-type="float" office:value="1.28398137733673" calcext:value-type="float">
            <text:p>1.2839813773</text:p>
          </table:table-cell>
          <table:table-cell table:formula="of:=IF([.L29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0.328" calcext:value-type="float">
            <text:p>340.328</text:p>
          </table:table-cell>
          <table:table-cell table:style-name="ce17" office:value-type="float" office:value="340.806" calcext:value-type="float">
            <text:p>340.8</text:p>
          </table:table-cell>
          <table:table-cell office:value-type="float" office:value="341.305" calcext:value-type="float">
            <text:p>341.305</text:p>
          </table:table-cell>
          <table:table-cell table:style-name="ce19" office:value-type="float" office:value="0.409" calcext:value-type="float">
            <text:p>0.4</text:p>
          </table:table-cell>
          <table:table-cell table:formula="of:=RANK([.F30];[.$F$23:.$F$31];1)" office:value-type="float" office:value="8" calcext:value-type="float">
            <text:p>8</text:p>
          </table:table-cell>
          <table:table-cell/>
          <table:table-cell table:style-name="ce24"/>
          <table:table-cell table:formula="of:=[.F30]-[.$F$26]" office:value-type="float" office:value="200.332" calcext:value-type="float">
            <text:p>200.332</text:p>
          </table:table-cell>
          <table:table-cell table:style-name="ce29" table:formula="of:=[.L30]/[.$F$26]" office:value-type="float" office:value="1.42611444110654" calcext:value-type="float">
            <text:p>1.4261144411</text:p>
          </table:table-cell>
          <table:table-cell table:formula="of:=IF([.L30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80.351" calcext:value-type="float">
            <text:p>380.351</text:p>
          </table:table-cell>
          <table:table-cell table:style-name="ce17" office:value-type="float" office:value="380.787" calcext:value-type="float">
            <text:p>380.8</text:p>
          </table:table-cell>
          <table:table-cell office:value-type="float" office:value="381.535" calcext:value-type="float">
            <text:p>381.535</text:p>
          </table:table-cell>
          <table:table-cell table:style-name="ce19" office:value-type="float" office:value="0.841" calcext:value-type="float">
            <text:p>0.8</text:p>
          </table:table-cell>
          <table:table-cell table:formula="of:=RANK([.F31];[.$F$23:.$F$31];1)" office:value-type="float" office:value="9" calcext:value-type="float">
            <text:p>9</text:p>
          </table:table-cell>
          <table:table-cell/>
          <table:table-cell table:style-name="ce24"/>
          <table:table-cell table:formula="of:=[.F31]-[.$F$26]" office:value-type="float" office:value="240.313" calcext:value-type="float">
            <text:p>240.313</text:p>
          </table:table-cell>
          <table:table-cell table:style-name="ce29" table:formula="of:=[.L31]/[.$F$26]" office:value-type="float" office:value="1.71072938764469" calcext:value-type="float">
            <text:p>1.7107293876</text:p>
          </table:table-cell>
          <table:table-cell table:formula="of:=IF([.L31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7"/>
          <table:table-cell/>
          <table:table-cell table:style-name="ce19"/>
          <table:table-cell office:value-type="string" calcext:value-type="string">
            <text:p>Ping</text:p>
          </table:table-cell>
          <table:table-cell office:value-type="string" calcext:value-type="string">
            <text:p>ALTO</text:p>
          </table:table-cell>
          <table:table-cell/>
          <table:table-cell table:style-name="ce27" table:formula="of:=AVERAGE([.L23:.L31])" office:value-type="float" office:value="82.3821111111111" calcext:value-type="float">
            <text:p>82.38</text:p>
          </table:table-cell>
          <table:table-cell table:style-name="ce30" table:formula="of:=AVERAGE([.M23:.M31])" office:value-type="float" office:value="0.586458071323598" calcext:value-type="float">
            <text:p>0.5864580713</text:p>
          </table:table-cell>
          <table:table-cell table:style-name="ce27" table:formula="of:=AVERAGE([.N23:.N31])" office:value-type="float" office:value="0.777777777777778" calcext:value-type="float">
            <text:p>0.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60.262" calcext:value-type="float">
            <text:p>160.262</text:p>
          </table:table-cell>
          <table:table-cell table:style-name="ce17" office:value-type="float" office:value="160.621" calcext:value-type="float">
            <text:p>160.6</text:p>
          </table:table-cell>
          <table:table-cell office:value-type="float" office:value="160.994" calcext:value-type="float">
            <text:p>160.994</text:p>
          </table:table-cell>
          <table:table-cell table:style-name="ce19" office:value-type="float" office:value="0.434" calcext:value-type="float">
            <text:p>0.4</text:p>
          </table:table-cell>
          <table:table-cell table:formula="of:=RANK([.F33];[.$F$33:.$F$41]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AS1</text:p>
          </table:table-cell>
          <table:table-cell table:formula="of:=[.F33]-[.$F$33]" office:value-type="float" office:value="0" calcext:value-type="float">
            <text:p>0</text:p>
          </table:table-cell>
          <table:table-cell table:style-name="ce29" table:formula="of:=[.L33]/[.$F$34]" office:value-type="float" office:value="0" calcext:value-type="float">
            <text:p>0</text:p>
          </table:table-cell>
          <table:table-cell table:formula="of:=IF([.L33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5" office:value-type="string" calcext:value-type="string">
            <text:p>h4</text:p>
          </table:table-cell>
          <table:table-cell table:style-name="ce15" office:value-type="string" calcext:value-type="string">
            <text:p>h2</text:p>
          </table:table-cell>
          <table:table-cell table:number-columns-repeated="2" table:style-name="ce15" office:value-type="float" office:value="30" calcext:value-type="float">
            <text:p>30</text:p>
          </table:table-cell>
          <table:table-cell table:style-name="ce15" office:value-type="float" office:value="160.302" calcext:value-type="float">
            <text:p>160.302</text:p>
          </table:table-cell>
          <table:table-cell table:style-name="ce16" office:value-type="float" office:value="160.731" calcext:value-type="float">
            <text:p>160.7</text:p>
          </table:table-cell>
          <table:table-cell table:style-name="ce15" office:value-type="float" office:value="161.276" calcext:value-type="float">
            <text:p>161.276</text:p>
          </table:table-cell>
          <table:table-cell table:style-name="ce18" office:value-type="float" office:value="0.556" calcext:value-type="float">
            <text:p>0.6</text:p>
          </table:table-cell>
          <table:table-cell table:style-name="ce21" table:formula="of:=RANK([.F34];[.$F$33:.$F$41];1)" office:value-type="float" office:value="3" calcext:value-type="float">
            <text:p>3</text:p>
          </table:table-cell>
          <table:table-cell table:style-name="ce21"/>
          <table:table-cell table:style-name="ce22"/>
          <table:table-cell table:formula="of:=[.F34]-[.$F$33]" office:value-type="float" office:value="0.109999999999985" calcext:value-type="float">
            <text:p>0.11</text:p>
          </table:table-cell>
          <table:table-cell table:style-name="ce15" table:formula="of:=[.L34]/[.$F$34]" office:value-type="float" office:value="0.000684373269624312" calcext:value-type="float">
            <text:p>0.0006843733</text:p>
          </table:table-cell>
          <table:table-cell table:style-name="ce15" table:formula="of:=IF([.L34]&lt;0;0;1)" office:value-type="float" office:value="1" calcext:value-type="float">
            <text:p>1</text:p>
          </table:table-cell>
          <table:table-cell table:style-name="ce15" table:number-columns-repeated="1009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60.236" calcext:value-type="float">
            <text:p>160.236</text:p>
          </table:table-cell>
          <table:table-cell table:style-name="ce17" office:value-type="float" office:value="160.614" calcext:value-type="float">
            <text:p>160.6</text:p>
          </table:table-cell>
          <table:table-cell office:value-type="float" office:value="161.137" calcext:value-type="float">
            <text:p>161.137</text:p>
          </table:table-cell>
          <table:table-cell table:style-name="ce19" office:value-type="float" office:value="0.37" calcext:value-type="float">
            <text:p>0.4</text:p>
          </table:table-cell>
          <table:table-cell table:formula="of:=RANK([.F35];[.$F$33:.$F$41];1)" office:value-type="float" office:value="1" calcext:value-type="float">
            <text:p>1</text:p>
          </table:table-cell>
          <table:table-cell/>
          <table:table-cell table:style-name="ce24"/>
          <table:table-cell table:formula="of:=[.F35]-[.$F$33]" office:value-type="float" office:value="-0.007000000000005" calcext:value-type="float">
            <text:p>-0.007</text:p>
          </table:table-cell>
          <table:table-cell table:style-name="ce29" table:formula="of:=[.L35]/[.$F$34]" office:value-type="float" office:value="-0.0000435510262488568" calcext:value-type="float">
            <text:p>-0.000043551</text:p>
          </table:table-cell>
          <table:table-cell table:formula="of:=IF([.L35]&lt;0;0;1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.272" calcext:value-type="float">
            <text:p>200.272</text:p>
          </table:table-cell>
          <table:table-cell table:style-name="ce17" office:value-type="float" office:value="200.74" calcext:value-type="float">
            <text:p>200.7</text:p>
          </table:table-cell>
          <table:table-cell office:value-type="float" office:value="201.333" calcext:value-type="float">
            <text:p>201.333</text:p>
          </table:table-cell>
          <table:table-cell table:style-name="ce19" office:value-type="float" office:value="0.335" calcext:value-type="float">
            <text:p>0.3</text:p>
          </table:table-cell>
          <table:table-cell table:formula="of:=RANK([.F36];[.$F$33:.$F$41];1)" office:value-type="float" office:value="4" calcext:value-type="float">
            <text:p>4</text:p>
          </table:table-cell>
          <table:table-cell/>
          <table:table-cell table:style-name="ce24"/>
          <table:table-cell table:formula="of:=[.F36]-[.$F$33]" office:value-type="float" office:value="40.119" calcext:value-type="float">
            <text:p>40.119</text:p>
          </table:table-cell>
          <table:table-cell table:style-name="ce29" table:formula="of:=[.L36]/[.$F$34]" office:value-type="float" office:value="0.249603374582377" calcext:value-type="float">
            <text:p>0.2496033746</text:p>
          </table:table-cell>
          <table:table-cell table:formula="of:=IF([.L36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0.287" calcext:value-type="float">
            <text:p>240.287</text:p>
          </table:table-cell>
          <table:table-cell table:style-name="ce17" office:value-type="float" office:value="240.707" calcext:value-type="float">
            <text:p>240.7</text:p>
          </table:table-cell>
          <table:table-cell office:value-type="float" office:value="241.358" calcext:value-type="float">
            <text:p>241.358</text:p>
          </table:table-cell>
          <table:table-cell table:style-name="ce19" office:value-type="float" office:value="0.399" calcext:value-type="float">
            <text:p>0.4</text:p>
          </table:table-cell>
          <table:table-cell table:formula="of:=RANK([.F37];[.$F$33:.$F$41];1)" office:value-type="float" office:value="5" calcext:value-type="float">
            <text:p>5</text:p>
          </table:table-cell>
          <table:table-cell/>
          <table:table-cell table:style-name="ce25"/>
          <table:table-cell table:formula="of:=[.F37]-[.$F$33]" office:value-type="float" office:value="80.086" calcext:value-type="float">
            <text:p>80.086</text:p>
          </table:table-cell>
          <table:table-cell table:style-name="ce29" table:formula="of:=[.L37]/[.$F$34]" office:value-type="float" office:value="0.498261069737636" calcext:value-type="float">
            <text:p>0.4982610697</text:p>
          </table:table-cell>
          <table:table-cell table:formula="of:=IF([.L37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0.356" calcext:value-type="float">
            <text:p>280.356</text:p>
          </table:table-cell>
          <table:table-cell table:style-name="ce17" office:value-type="float" office:value="280.917" calcext:value-type="float">
            <text:p>280.9</text:p>
          </table:table-cell>
          <table:table-cell office:value-type="float" office:value="281.642" calcext:value-type="float">
            <text:p>281.642</text:p>
          </table:table-cell>
          <table:table-cell table:style-name="ce19" office:value-type="float" office:value="0.628" calcext:value-type="float">
            <text:p>0.6</text:p>
          </table:table-cell>
          <table:table-cell table:formula="of:=RANK([.F38];[.$F$33:.$F$41];1)" office:value-type="float" office:value="6" calcext:value-type="float">
            <text:p>6</text:p>
          </table:table-cell>
          <table:table-cell/>
          <table:table-cell table:style-name="ce25"/>
          <table:table-cell table:formula="of:=[.F38]-[.$F$33]" office:value-type="float" office:value="120.296" calcext:value-type="float">
            <text:p>120.296</text:p>
          </table:table-cell>
          <table:table-cell table:style-name="ce29" table:formula="of:=[.L38]/[.$F$34]" office:value-type="float" office:value="0.748430607661248" calcext:value-type="float">
            <text:p>0.7484306077</text:p>
          </table:table-cell>
          <table:table-cell table:formula="of:=IF([.L38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60.361" calcext:value-type="float">
            <text:p>360.361</text:p>
          </table:table-cell>
          <table:table-cell table:style-name="ce17" office:value-type="float" office:value="360.918" calcext:value-type="float">
            <text:p>360.9</text:p>
          </table:table-cell>
          <table:table-cell office:value-type="float" office:value="361.661" calcext:value-type="float">
            <text:p>361.661</text:p>
          </table:table-cell>
          <table:table-cell table:style-name="ce19" office:value-type="float" office:value="0.891" calcext:value-type="float">
            <text:p>0.9</text:p>
          </table:table-cell>
          <table:table-cell table:formula="of:=RANK([.F39];[.$F$33:.$F$41];1)" office:value-type="float" office:value="7" calcext:value-type="float">
            <text:p>7</text:p>
          </table:table-cell>
          <table:table-cell/>
          <table:table-cell table:style-name="ce26"/>
          <table:table-cell table:formula="of:=[.F39]-[.$F$33]" office:value-type="float" office:value="200.297" calcext:value-type="float">
            <text:p>200.297</text:p>
          </table:table-cell>
          <table:table-cell table:style-name="ce29" table:formula="of:=[.L39]/[.$F$34]" office:value-type="float" office:value="1.24616284350872" calcext:value-type="float">
            <text:p>1.2461628435</text:p>
          </table:table-cell>
          <table:table-cell table:formula="of:=IF([.L39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0.26" calcext:value-type="float">
            <text:p>400.26</text:p>
          </table:table-cell>
          <table:table-cell table:style-name="ce17" office:value-type="float" office:value="401.007" calcext:value-type="float">
            <text:p>401.0</text:p>
          </table:table-cell>
          <table:table-cell office:value-type="float" office:value="402.106" calcext:value-type="float">
            <text:p>402.106</text:p>
          </table:table-cell>
          <table:table-cell table:style-name="ce19" office:value-type="float" office:value="0.899" calcext:value-type="float">
            <text:p>0.9</text:p>
          </table:table-cell>
          <table:table-cell table:formula="of:=RANK([.F40];[.$F$33:.$F$41];1)" office:value-type="float" office:value="8" calcext:value-type="float">
            <text:p>8</text:p>
          </table:table-cell>
          <table:table-cell/>
          <table:table-cell table:style-name="ce26"/>
          <table:table-cell table:formula="of:=[.F40]-[.$F$33]" office:value-type="float" office:value="240.386" calcext:value-type="float">
            <text:p>240.386</text:p>
          </table:table-cell>
          <table:table-cell table:style-name="ce29" table:formula="of:=[.L40]/[.$F$34]" office:value-type="float" office:value="1.49557957083574" calcext:value-type="float">
            <text:p>1.4955795708</text:p>
          </table:table-cell>
          <table:table-cell table:formula="of:=IF([.L40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40.442" calcext:value-type="float">
            <text:p>440.442</text:p>
          </table:table-cell>
          <table:table-cell table:style-name="ce17" office:value-type="float" office:value="441.203" calcext:value-type="float">
            <text:p>441.2</text:p>
          </table:table-cell>
          <table:table-cell office:value-type="float" office:value="442.077" calcext:value-type="float">
            <text:p>442.077</text:p>
          </table:table-cell>
          <table:table-cell table:style-name="ce19" office:value-type="float" office:value="0.517" calcext:value-type="float">
            <text:p>0.5</text:p>
          </table:table-cell>
          <table:table-cell table:formula="of:=RANK([.F41];[.$F$33:.$F$41];1)" office:value-type="float" office:value="9" calcext:value-type="float">
            <text:p>9</text:p>
          </table:table-cell>
          <table:table-cell table:number-columns-repeated="2"/>
          <table:table-cell table:formula="of:=[.F41]-[.$F$33]" office:value-type="float" office:value="280.582" calcext:value-type="float">
            <text:p>280.582</text:p>
          </table:table-cell>
          <table:table-cell table:style-name="ce29" table:formula="of:=[.L41]/[.$F$34]" office:value-type="float" office:value="1.74566200670686" calcext:value-type="float">
            <text:p>1.7456620067</text:p>
          </table:table-cell>
          <table:table-cell table:formula="of:=IF([.L41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7"/>
          <table:table-cell/>
          <table:table-cell table:style-name="ce19"/>
          <table:table-cell office:value-type="string" calcext:value-type="string">
            <text:p>Ping</text:p>
          </table:table-cell>
          <table:table-cell office:value-type="string" calcext:value-type="string">
            <text:p>ALTO</text:p>
          </table:table-cell>
          <table:table-cell/>
          <table:table-cell table:style-name="ce27" table:formula="of:=AVERAGE([.L33:.L41])" office:value-type="float" office:value="106.874333333333" calcext:value-type="float">
            <text:p>106.87</text:p>
          </table:table-cell>
          <table:table-cell table:style-name="ce30" table:formula="of:=AVERAGE([.M33:.M41])" office:value-type="float" office:value="0.664926699475106" calcext:value-type="float">
            <text:p>0.6649266995</text:p>
          </table:table-cell>
          <table:table-cell table:style-name="ce27" table:formula="of:=AVERAGE([.N33:.N41])" office:value-type="float" office:value="0.888888888888889" calcext:value-type="float">
            <text:p>0.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60.159" calcext:value-type="float">
            <text:p>160.159</text:p>
          </table:table-cell>
          <table:table-cell table:style-name="ce17" office:value-type="float" office:value="160.544" calcext:value-type="float">
            <text:p>160.5</text:p>
          </table:table-cell>
          <table:table-cell office:value-type="float" office:value="161.005" calcext:value-type="float">
            <text:p>161.005</text:p>
          </table:table-cell>
          <table:table-cell table:style-name="ce19" office:value-type="float" office:value="0.452" calcext:value-type="float">
            <text:p>0.5</text:p>
          </table:table-cell>
          <table:table-cell table:formula="of:=RANK([.F43];[.$F$43:.$F$51];1)" office:value-type="float" office:value="2" calcext:value-type="float">
            <text:p>2</text:p>
          </table:table-cell>
          <table:table-cell table:number-columns-repeated="2"/>
          <table:table-cell table:formula="of:=[.F43]-[.$F$45]" office:value-type="float" office:value="20.183" calcext:value-type="float">
            <text:p>20.183</text:p>
          </table:table-cell>
          <table:table-cell table:style-name="ce29" table:formula="of:=[.L43]/[.$F$45]" office:value-type="float" office:value="0.143793503893532" calcext:value-type="float">
            <text:p>0.1437935039</text:p>
          </table:table-cell>
          <table:table-cell table:formula="of:=IF([.L43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60.301" calcext:value-type="float">
            <text:p>160.301</text:p>
          </table:table-cell>
          <table:table-cell table:style-name="ce17" office:value-type="float" office:value="160.678" calcext:value-type="float">
            <text:p>160.7</text:p>
          </table:table-cell>
          <table:table-cell office:value-type="float" office:value="161.112" calcext:value-type="float">
            <text:p>161.112</text:p>
          </table:table-cell>
          <table:table-cell table:style-name="ce19" office:value-type="float" office:value="0.46" calcext:value-type="float">
            <text:p>0.5</text:p>
          </table:table-cell>
          <table:table-cell table:formula="of:=RANK([.F44];[.$F$43:.$F$51];1)" office:value-type="float" office:value="3" calcext:value-type="float">
            <text:p>3</text:p>
          </table:table-cell>
          <table:table-cell table:number-columns-repeated="2"/>
          <table:table-cell table:formula="of:=[.F44]-[.$F$45]" office:value-type="float" office:value="20.317" calcext:value-type="float">
            <text:p>20.317</text:p>
          </table:table-cell>
          <table:table-cell table:style-name="ce29" table:formula="of:=[.L44]/[.$F$45]" office:value-type="float" office:value="0.144748185037154" calcext:value-type="float">
            <text:p>0.144748185</text:p>
          </table:table-cell>
          <table:table-cell table:formula="of:=IF([.L44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5" office:value-type="string" calcext:value-type="string">
            <text:p>h5</text:p>
          </table:table-cell>
          <table:table-cell table:style-name="ce15" office:value-type="string" calcext:value-type="string">
            <text:p>h3</text:p>
          </table:table-cell>
          <table:table-cell table:number-columns-repeated="2" table:style-name="ce15" office:value-type="float" office:value="30" calcext:value-type="float">
            <text:p>30</text:p>
          </table:table-cell>
          <table:table-cell table:style-name="ce15" office:value-type="float" office:value="140.147" calcext:value-type="float">
            <text:p>140.147</text:p>
          </table:table-cell>
          <table:table-cell table:style-name="ce16" office:value-type="float" office:value="140.361" calcext:value-type="float">
            <text:p>140.4</text:p>
          </table:table-cell>
          <table:table-cell table:style-name="ce15" office:value-type="float" office:value="140.694" calcext:value-type="float">
            <text:p>140.694</text:p>
          </table:table-cell>
          <table:table-cell table:style-name="ce18" office:value-type="float" office:value="0.349" calcext:value-type="float">
            <text:p>0.3</text:p>
          </table:table-cell>
          <table:table-cell table:style-name="ce21" table:formula="of:=RANK([.F45];[.$F$43:.$F$51];1)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AS3</text:p>
          </table:table-cell>
          <table:table-cell table:style-name="ce15" table:formula="of:=[.F45]-[.$F$45]" office:value-type="float" office:value="0" calcext:value-type="float">
            <text:p>0</text:p>
          </table:table-cell>
          <table:table-cell table:style-name="ce28" table:formula="of:=[.L45]/[.$F$45]" office:value-type="float" office:value="0" calcext:value-type="float">
            <text:p>0</text:p>
          </table:table-cell>
          <table:table-cell table:style-name="ce15" table:formula="of:=IF([.L45]&lt;0;0;1)" office:value-type="float" office:value="1" calcext:value-type="float">
            <text:p>1</text:p>
          </table:table-cell>
          <table:table-cell table:style-name="ce15" table:number-columns-repeated="1009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.284" calcext:value-type="float">
            <text:p>200.284</text:p>
          </table:table-cell>
          <table:table-cell table:style-name="ce17" office:value-type="float" office:value="200.696" calcext:value-type="float">
            <text:p>200.7</text:p>
          </table:table-cell>
          <table:table-cell office:value-type="float" office:value="201.18" calcext:value-type="float">
            <text:p>201.18</text:p>
          </table:table-cell>
          <table:table-cell table:style-name="ce19" office:value-type="float" office:value="0.6" calcext:value-type="float">
            <text:p>0.6</text:p>
          </table:table-cell>
          <table:table-cell table:formula="of:=RANK([.F46];[.$F$43:.$F$51];1)" office:value-type="float" office:value="5" calcext:value-type="float">
            <text:p>5</text:p>
          </table:table-cell>
          <table:table-cell/>
          <table:table-cell table:style-name="ce23"/>
          <table:table-cell table:formula="of:=[.F46]-[.$F$45]" office:value-type="float" office:value="60.335" calcext:value-type="float">
            <text:p>60.335</text:p>
          </table:table-cell>
          <table:table-cell table:style-name="ce29" table:formula="of:=[.L46]/[.$F$45]" office:value-type="float" office:value="0.429855871645258" calcext:value-type="float">
            <text:p>0.4298558716</text:p>
          </table:table-cell>
          <table:table-cell table:formula="of:=IF([.L46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0.175" calcext:value-type="float">
            <text:p>240.175</text:p>
          </table:table-cell>
          <table:table-cell table:style-name="ce17" office:value-type="float" office:value="240.687" calcext:value-type="float">
            <text:p>240.7</text:p>
          </table:table-cell>
          <table:table-cell office:value-type="float" office:value="241.351" calcext:value-type="float">
            <text:p>241.351</text:p>
          </table:table-cell>
          <table:table-cell table:style-name="ce19" office:value-type="float" office:value="0.455" calcext:value-type="float">
            <text:p>0.5</text:p>
          </table:table-cell>
          <table:table-cell table:formula="of:=RANK([.F47];[.$F$43:.$F$51];1)" office:value-type="float" office:value="6" calcext:value-type="float">
            <text:p>6</text:p>
          </table:table-cell>
          <table:table-cell/>
          <table:table-cell table:style-name="ce23"/>
          <table:table-cell table:formula="of:=[.F47]-[.$F$45]" office:value-type="float" office:value="100.326" calcext:value-type="float">
            <text:p>100.326</text:p>
          </table:table-cell>
          <table:table-cell table:style-name="ce29" table:formula="of:=[.L47]/[.$F$45]" office:value-type="float" office:value="0.714771197127407" calcext:value-type="float">
            <text:p>0.7147711971</text:p>
          </table:table-cell>
          <table:table-cell table:formula="of:=IF([.L47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0.218" calcext:value-type="float">
            <text:p>180.218</text:p>
          </table:table-cell>
          <table:table-cell table:style-name="ce17" office:value-type="float" office:value="180.426" calcext:value-type="float">
            <text:p>180.4</text:p>
          </table:table-cell>
          <table:table-cell office:value-type="float" office:value="180.707" calcext:value-type="float">
            <text:p>180.707</text:p>
          </table:table-cell>
          <table:table-cell table:style-name="ce19" office:value-type="float" office:value="0.32" calcext:value-type="float">
            <text:p>0.3</text:p>
          </table:table-cell>
          <table:table-cell table:formula="of:=RANK([.F48];[.$F$43:.$F$51];1)" office:value-type="float" office:value="4" calcext:value-type="float">
            <text:p>4</text:p>
          </table:table-cell>
          <table:table-cell/>
          <table:table-cell table:style-name="ce24"/>
          <table:table-cell table:formula="of:=[.F48]-[.$F$45]" office:value-type="float" office:value="40.065" calcext:value-type="float">
            <text:p>40.065</text:p>
          </table:table-cell>
          <table:table-cell table:style-name="ce29" table:formula="of:=[.L48]/[.$F$45]" office:value-type="float" office:value="0.285442537456986" calcext:value-type="float">
            <text:p>0.2854425375</text:p>
          </table:table-cell>
          <table:table-cell table:formula="of:=IF([.L48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60.29" calcext:value-type="float">
            <text:p>360.29</text:p>
          </table:table-cell>
          <table:table-cell table:style-name="ce17" office:value-type="float" office:value="360.852" calcext:value-type="float">
            <text:p>360.9</text:p>
          </table:table-cell>
          <table:table-cell office:value-type="float" office:value="361.485" calcext:value-type="float">
            <text:p>361.485</text:p>
          </table:table-cell>
          <table:table-cell table:style-name="ce19" office:value-type="float" office:value="0.385" calcext:value-type="float">
            <text:p>0.4</text:p>
          </table:table-cell>
          <table:table-cell table:formula="of:=RANK([.F49];[.$F$43:.$F$51];1)" office:value-type="float" office:value="9" calcext:value-type="float">
            <text:p>9</text:p>
          </table:table-cell>
          <table:table-cell/>
          <table:table-cell table:style-name="ce24"/>
          <table:table-cell table:formula="of:=[.F49]-[.$F$45]" office:value-type="float" office:value="220.491" calcext:value-type="float">
            <text:p>220.491</text:p>
          </table:table-cell>
          <table:table-cell table:style-name="ce29" table:formula="of:=[.L49]/[.$F$45]" office:value-type="float" office:value="1.57088507491397" calcext:value-type="float">
            <text:p>1.5708850749</text:p>
          </table:table-cell>
          <table:table-cell table:formula="of:=IF([.L49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00.432" calcext:value-type="float">
            <text:p>300.432</text:p>
          </table:table-cell>
          <table:table-cell table:style-name="ce17" office:value-type="float" office:value="300.842" calcext:value-type="float">
            <text:p>300.8</text:p>
          </table:table-cell>
          <table:table-cell office:value-type="float" office:value="301.426" calcext:value-type="float">
            <text:p>301.426</text:p>
          </table:table-cell>
          <table:table-cell table:style-name="ce19" office:value-type="float" office:value="0.481" calcext:value-type="float">
            <text:p>0.5</text:p>
          </table:table-cell>
          <table:table-cell table:formula="of:=RANK([.F50];[.$F$43:.$F$51];1)" office:value-type="float" office:value="7" calcext:value-type="float">
            <text:p>7</text:p>
          </table:table-cell>
          <table:table-cell table:number-columns-repeated="2"/>
          <table:table-cell table:formula="of:=[.F50]-[.$F$45]" office:value-type="float" office:value="160.481" calcext:value-type="float">
            <text:p>160.481</text:p>
          </table:table-cell>
          <table:table-cell table:style-name="ce29" table:formula="of:=[.L50]/[.$F$45]" office:value-type="float" office:value="1.14334466126631" calcext:value-type="float">
            <text:p>1.1433446613</text:p>
          </table:table-cell>
          <table:table-cell table:formula="of:=IF([.L50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0.336" calcext:value-type="float">
            <text:p>340.336</text:p>
          </table:table-cell>
          <table:table-cell table:style-name="ce17" office:value-type="float" office:value="340.775" calcext:value-type="float">
            <text:p>340.8</text:p>
          </table:table-cell>
          <table:table-cell office:value-type="float" office:value="341.372" calcext:value-type="float">
            <text:p>341.372</text:p>
          </table:table-cell>
          <table:table-cell table:style-name="ce19" office:value-type="float" office:value="0.502" calcext:value-type="float">
            <text:p>0.5</text:p>
          </table:table-cell>
          <table:table-cell table:formula="of:=RANK([.F51];[.$F$43:.$F$51];1)" office:value-type="float" office:value="8" calcext:value-type="float">
            <text:p>8</text:p>
          </table:table-cell>
          <table:table-cell table:number-columns-repeated="2"/>
          <table:table-cell table:formula="of:=[.F51]-[.$F$45]" office:value-type="float" office:value="200.414" calcext:value-type="float">
            <text:p>200.414</text:p>
          </table:table-cell>
          <table:table-cell table:style-name="ce29" table:formula="of:=[.L51]/[.$F$45]" office:value-type="float" office:value="1.42784676655196" calcext:value-type="float">
            <text:p>1.4278467666</text:p>
          </table:table-cell>
          <table:table-cell table:formula="of:=IF([.L51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7"/>
          <table:table-cell/>
          <table:table-cell table:style-name="ce19"/>
          <table:table-cell office:value-type="string" calcext:value-type="string">
            <text:p>Ping</text:p>
          </table:table-cell>
          <table:table-cell office:value-type="string" calcext:value-type="string">
            <text:p>ALTO</text:p>
          </table:table-cell>
          <table:table-cell/>
          <table:table-cell table:style-name="ce27" table:formula="of:=AVERAGE([.L43:.L51])" office:value-type="float" office:value="91.4013333333333" calcext:value-type="float">
            <text:p>91.40</text:p>
          </table:table-cell>
          <table:table-cell table:style-name="ce30" table:formula="of:=AVERAGE([.M43:.M51])" office:value-type="float" office:value="0.651187533099175" calcext:value-type="float">
            <text:p>0.6511875331</text:p>
          </table:table-cell>
          <table:table-cell table:style-name="ce30" table:formula="of:=AVERAGE([.N43:.N51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0.307" calcext:value-type="float">
            <text:p>180.307</text:p>
          </table:table-cell>
          <table:table-cell table:style-name="ce17" office:value-type="float" office:value="180.551" calcext:value-type="float">
            <text:p>180.6</text:p>
          </table:table-cell>
          <table:table-cell office:value-type="float" office:value="180.954" calcext:value-type="float">
            <text:p>180.954</text:p>
          </table:table-cell>
          <table:table-cell table:style-name="ce19" office:value-type="float" office:value="0.483" calcext:value-type="float">
            <text:p>0.5</text:p>
          </table:table-cell>
          <table:table-cell table:formula="of:=RANK([.F53];[.$F$53:.$F$61]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1</text:p>
          </table:table-cell>
          <table:table-cell table:formula="of:=[.F53]-[.$F$53]" office:value-type="float" office:value="0" calcext:value-type="float">
            <text:p>0</text:p>
          </table:table-cell>
          <table:table-cell table:style-name="ce29" table:formula="of:=[.L53]/[.$F$53]" office:value-type="float" office:value="0" calcext:value-type="float">
            <text:p>0</text:p>
          </table:table-cell>
          <table:table-cell table:formula="of:=IF([.L53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.32" calcext:value-type="float">
            <text:p>200.32</text:p>
          </table:table-cell>
          <table:table-cell table:style-name="ce17" office:value-type="float" office:value="200.578" calcext:value-type="float">
            <text:p>200.6</text:p>
          </table:table-cell>
          <table:table-cell office:value-type="float" office:value="201.135" calcext:value-type="float">
            <text:p>201.135</text:p>
          </table:table-cell>
          <table:table-cell table:style-name="ce19" office:value-type="float" office:value="0.239" calcext:value-type="float">
            <text:p>0.2</text:p>
          </table:table-cell>
          <table:table-cell table:formula="of:=RANK([.F54];[.$F$53:.$F$61];1)" office:value-type="float" office:value="2" calcext:value-type="float">
            <text:p>2</text:p>
          </table:table-cell>
          <table:table-cell table:number-columns-repeated="2"/>
          <table:table-cell table:formula="of:=[.F54]-[.$F$53]" office:value-type="float" office:value="20.027" calcext:value-type="float">
            <text:p>20.027</text:p>
          </table:table-cell>
          <table:table-cell table:style-name="ce29" table:formula="of:=[.L54]/[.$F$53]" office:value-type="float" office:value="0.110921567867251" calcext:value-type="float">
            <text:p>0.1109215679</text:p>
          </table:table-cell>
          <table:table-cell table:formula="of:=IF([.L54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.242" calcext:value-type="float">
            <text:p>200.242</text:p>
          </table:table-cell>
          <table:table-cell table:style-name="ce17" office:value-type="float" office:value="200.674" calcext:value-type="float">
            <text:p>200.7</text:p>
          </table:table-cell>
          <table:table-cell office:value-type="float" office:value="201.216" calcext:value-type="float">
            <text:p>201.216</text:p>
          </table:table-cell>
          <table:table-cell table:style-name="ce19" office:value-type="float" office:value="0.572" calcext:value-type="float">
            <text:p>0.6</text:p>
          </table:table-cell>
          <table:table-cell table:formula="of:=RANK([.F55];[.$F$53:.$F$61];1)" office:value-type="float" office:value="3" calcext:value-type="float">
            <text:p>3</text:p>
          </table:table-cell>
          <table:table-cell/>
          <table:table-cell table:style-name="ce23"/>
          <table:table-cell table:formula="of:=[.F55]-[.$F$53]" office:value-type="float" office:value="20.123" calcext:value-type="float">
            <text:p>20.123</text:p>
          </table:table-cell>
          <table:table-cell table:style-name="ce29" table:formula="of:=[.L55]/[.$F$53]" office:value-type="float" office:value="0.111453273590288" calcext:value-type="float">
            <text:p>0.1114532736</text:p>
          </table:table-cell>
          <table:table-cell table:formula="of:=IF([.L55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0.288" calcext:value-type="float">
            <text:p>240.288</text:p>
          </table:table-cell>
          <table:table-cell table:style-name="ce17" office:value-type="float" office:value="240.723" calcext:value-type="float">
            <text:p>240.7</text:p>
          </table:table-cell>
          <table:table-cell office:value-type="float" office:value="241.285" calcext:value-type="float">
            <text:p>241.285</text:p>
          </table:table-cell>
          <table:table-cell table:style-name="ce19" office:value-type="float" office:value="0.548" calcext:value-type="float">
            <text:p>0.5</text:p>
          </table:table-cell>
          <table:table-cell table:formula="of:=RANK([.F56];[.$F$53:.$F$61];1)" office:value-type="float" office:value="6" calcext:value-type="float">
            <text:p>6</text:p>
          </table:table-cell>
          <table:table-cell/>
          <table:table-cell table:style-name="ce23"/>
          <table:table-cell table:formula="of:=[.F56]-[.$F$53]" office:value-type="float" office:value="60.172" calcext:value-type="float">
            <text:p>60.172</text:p>
          </table:table-cell>
          <table:table-cell table:style-name="ce29" table:formula="of:=[.L56]/[.$F$53]" office:value-type="float" office:value="0.333268716318381" calcext:value-type="float">
            <text:p>0.3332687163</text:p>
          </table:table-cell>
          <table:table-cell table:formula="of:=IF([.L56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0.301" calcext:value-type="float">
            <text:p>240.301</text:p>
          </table:table-cell>
          <table:table-cell table:style-name="ce17" office:value-type="float" office:value="240.679" calcext:value-type="float">
            <text:p>240.7</text:p>
          </table:table-cell>
          <table:table-cell office:value-type="float" office:value="241.23" calcext:value-type="float">
            <text:p>241.23</text:p>
          </table:table-cell>
          <table:table-cell table:style-name="ce19" office:value-type="float" office:value="0.712" calcext:value-type="float">
            <text:p>0.7</text:p>
          </table:table-cell>
          <table:table-cell table:formula="of:=RANK([.F57];[.$F$53:.$F$61];1)" office:value-type="float" office:value="5" calcext:value-type="float">
            <text:p>5</text:p>
          </table:table-cell>
          <table:table-cell/>
          <table:table-cell table:style-name="ce24"/>
          <table:table-cell table:formula="of:=[.F57]-[.$F$53]" office:value-type="float" office:value="60.128" calcext:value-type="float">
            <text:p>60.128</text:p>
          </table:table-cell>
          <table:table-cell table:style-name="ce29" table:formula="of:=[.L57]/[.$F$53]" office:value-type="float" office:value="0.333025017861989" calcext:value-type="float">
            <text:p>0.3330250179</text:p>
          </table:table-cell>
          <table:table-cell table:formula="of:=IF([.L57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0.4" calcext:value-type="float">
            <text:p>320.4</text:p>
          </table:table-cell>
          <table:table-cell table:style-name="ce17" office:value-type="float" office:value="320.93" calcext:value-type="float">
            <text:p>320.9</text:p>
          </table:table-cell>
          <table:table-cell office:value-type="float" office:value="321.588" calcext:value-type="float">
            <text:p>321.588</text:p>
          </table:table-cell>
          <table:table-cell table:style-name="ce19" office:value-type="float" office:value="0.82" calcext:value-type="float">
            <text:p>0.8</text:p>
          </table:table-cell>
          <table:table-cell table:formula="of:=RANK([.F58];[.$F$53:.$F$61];1)" office:value-type="float" office:value="7" calcext:value-type="float">
            <text:p>7</text:p>
          </table:table-cell>
          <table:table-cell/>
          <table:table-cell table:style-name="ce24"/>
          <table:table-cell table:formula="of:=[.F58]-[.$F$53]" office:value-type="float" office:value="140.379" calcext:value-type="float">
            <text:p>140.379</text:p>
          </table:table-cell>
          <table:table-cell table:style-name="ce29" table:formula="of:=[.L58]/[.$F$53]" office:value-type="float" office:value="0.777503309314266" calcext:value-type="float">
            <text:p>0.7775033093</text:p>
          </table:table-cell>
          <table:table-cell table:formula="of:=IF([.L58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0.264" calcext:value-type="float">
            <text:p>220.264</text:p>
          </table:table-cell>
          <table:table-cell table:style-name="ce17" office:value-type="float" office:value="220.545" calcext:value-type="float">
            <text:p>220.5</text:p>
          </table:table-cell>
          <table:table-cell office:value-type="float" office:value="221.022" calcext:value-type="float">
            <text:p>221.022</text:p>
          </table:table-cell>
          <table:table-cell table:style-name="ce19" office:value-type="float" office:value="0.369" calcext:value-type="float">
            <text:p>0.4</text:p>
          </table:table-cell>
          <table:table-cell table:formula="of:=RANK([.F59];[.$F$53:.$F$61];1)" office:value-type="float" office:value="4" calcext:value-type="float">
            <text:p>4</text:p>
          </table:table-cell>
          <table:table-cell table:number-columns-repeated="2"/>
          <table:table-cell table:formula="of:=[.F59]-[.$F$53]" office:value-type="float" office:value="39.994" calcext:value-type="float">
            <text:p>39.994</text:p>
          </table:table-cell>
          <table:table-cell table:style-name="ce29" table:formula="of:=[.L59]/[.$F$53]" office:value-type="float" office:value="0.221510819657604" calcext:value-type="float">
            <text:p>0.2215108197</text:p>
          </table:table-cell>
          <table:table-cell table:formula="of:=IF([.L59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40.257" calcext:value-type="float">
            <text:p>440.257</text:p>
          </table:table-cell>
          <table:table-cell table:style-name="ce17" office:value-type="float" office:value="441.077" calcext:value-type="float">
            <text:p>441.1</text:p>
          </table:table-cell>
          <table:table-cell office:value-type="float" office:value="441.89" calcext:value-type="float">
            <text:p>441.89</text:p>
          </table:table-cell>
          <table:table-cell table:style-name="ce19" office:value-type="float" office:value="0.623" calcext:value-type="float">
            <text:p>0.6</text:p>
          </table:table-cell>
          <table:table-cell table:formula="of:=RANK([.F60];[.$F$53:.$F$61];1)" office:value-type="float" office:value="8" calcext:value-type="float">
            <text:p>8</text:p>
          </table:table-cell>
          <table:table-cell table:number-columns-repeated="2"/>
          <table:table-cell table:formula="of:=[.F60]-[.$F$53]" office:value-type="float" office:value="260.526" calcext:value-type="float">
            <text:p>260.526</text:p>
          </table:table-cell>
          <table:table-cell table:style-name="ce29" table:formula="of:=[.L60]/[.$F$53]" office:value-type="float" office:value="1.44294963749855" calcext:value-type="float">
            <text:p>1.4429496375</text:p>
          </table:table-cell>
          <table:table-cell table:formula="of:=IF([.L60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80.593" calcext:value-type="float">
            <text:p>480.593</text:p>
          </table:table-cell>
          <table:table-cell table:style-name="ce17" office:value-type="float" office:value="481.159" calcext:value-type="float">
            <text:p>481.2</text:p>
          </table:table-cell>
          <table:table-cell office:value-type="float" office:value="482.125" calcext:value-type="float">
            <text:p>482.125</text:p>
          </table:table-cell>
          <table:table-cell table:style-name="ce19" office:value-type="float" office:value="0.979" calcext:value-type="float">
            <text:p>1.0</text:p>
          </table:table-cell>
          <table:table-cell table:formula="of:=RANK([.F61];[.$F$53:.$F$61];1)" office:value-type="float" office:value="9" calcext:value-type="float">
            <text:p>9</text:p>
          </table:table-cell>
          <table:table-cell table:number-columns-repeated="2"/>
          <table:table-cell table:formula="of:=[.F61]-[.$F$53]" office:value-type="float" office:value="300.608" calcext:value-type="float">
            <text:p>300.608</text:p>
          </table:table-cell>
          <table:table-cell table:style-name="ce29" table:formula="of:=[.L61]/[.$F$53]" office:value-type="float" office:value="1.66494785406893" calcext:value-type="float">
            <text:p>1.6649478541</text:p>
          </table:table-cell>
          <table:table-cell table:formula="of:=IF([.L61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7"/>
          <table:table-cell/>
          <table:table-cell table:style-name="ce19"/>
          <table:table-cell office:value-type="string" calcext:value-type="string">
            <text:p>Ping</text:p>
          </table:table-cell>
          <table:table-cell office:value-type="string" calcext:value-type="string">
            <text:p>ALTO</text:p>
          </table:table-cell>
          <table:table-cell/>
          <table:table-cell table:style-name="ce27" table:formula="of:=AVERAGE([.L53:.L61])" office:value-type="float" office:value="100.217444444444" calcext:value-type="float">
            <text:p>100.22</text:p>
          </table:table-cell>
          <table:table-cell table:style-name="ce30" table:formula="of:=AVERAGE([.M53:.M61])" office:value-type="float" office:value="0.555064466241918" calcext:value-type="float">
            <text:p>0.5550644662</text:p>
          </table:table-cell>
          <table:table-cell table:style-name="ce30" table:formula="of:=AVERAGE([.N53:.N61])" office:value-type="float" office:value="1" calcext:value-type="float">
            <text:p>1</text:p>
          </table:table-cell>
          <table:table-cell/>
          <table:table-cell table:style-name="ce32" table:number-columns-repeated="11"/>
          <table:table-cell table:number-columns-repeated="997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0.199" calcext:value-type="float">
            <text:p>240.199</text:p>
          </table:table-cell>
          <table:table-cell table:style-name="ce17" office:value-type="float" office:value="240.625" calcext:value-type="float">
            <text:p>240.6</text:p>
          </table:table-cell>
          <table:table-cell office:value-type="float" office:value="241.192" calcext:value-type="float">
            <text:p>241.192</text:p>
          </table:table-cell>
          <table:table-cell table:style-name="ce19" office:value-type="float" office:value="0.32" calcext:value-type="float">
            <text:p>0.3</text:p>
          </table:table-cell>
          <table:table-cell table:formula="of:=RANK([.F63];[.$F$63:.$F$71];1)" office:value-type="float" office:value="5" calcext:value-type="float">
            <text:p>5</text:p>
          </table:table-cell>
          <table:table-cell table:number-columns-repeated="2"/>
          <table:table-cell table:formula="of:=[.F63]-[.$F$67]" office:value-type="float" office:value="60.132" calcext:value-type="float">
            <text:p>60.132</text:p>
          </table:table-cell>
          <table:table-cell table:style-name="ce29" table:formula="of:=[.L63]/[.$F$67]" office:value-type="float" office:value="0.333154194345487" calcext:value-type="float">
            <text:p>0.3331541943</text:p>
          </table:table-cell>
          <table:table-cell table:formula="of:=IF([.L63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0.273" calcext:value-type="float">
            <text:p>240.273</text:p>
          </table:table-cell>
          <table:table-cell table:style-name="ce17" office:value-type="float" office:value="240.611" calcext:value-type="float">
            <text:p>240.6</text:p>
          </table:table-cell>
          <table:table-cell office:value-type="float" office:value="241.125" calcext:value-type="float">
            <text:p>241.125</text:p>
          </table:table-cell>
          <table:table-cell table:style-name="ce19" office:value-type="float" office:value="0.701" calcext:value-type="float">
            <text:p>0.7</text:p>
          </table:table-cell>
          <table:table-cell table:formula="of:=RANK([.F64];[.$F$63:.$F$71];1)" office:value-type="float" office:value="4" calcext:value-type="float">
            <text:p>4</text:p>
          </table:table-cell>
          <table:table-cell/>
          <table:table-cell table:style-name="ce23"/>
          <table:table-cell table:formula="of:=[.F64]-[.$F$67]" office:value-type="float" office:value="60.118" calcext:value-type="float">
            <text:p>60.118</text:p>
          </table:table-cell>
          <table:table-cell table:style-name="ce29" table:formula="of:=[.L64]/[.$F$67]" office:value-type="float" office:value="0.333076629010543" calcext:value-type="float">
            <text:p>0.333076629</text:p>
          </table:table-cell>
          <table:table-cell table:formula="of:=IF([.L64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0.159" calcext:value-type="float">
            <text:p>220.159</text:p>
          </table:table-cell>
          <table:table-cell table:style-name="ce17" office:value-type="float" office:value="220.545" calcext:value-type="float">
            <text:p>220.5</text:p>
          </table:table-cell>
          <table:table-cell office:value-type="float" office:value="221.089" calcext:value-type="float">
            <text:p>221.089</text:p>
          </table:table-cell>
          <table:table-cell table:style-name="ce19" office:value-type="float" office:value="0.45" calcext:value-type="float">
            <text:p>0.5</text:p>
          </table:table-cell>
          <table:table-cell table:formula="of:=RANK([.F65];[.$F$63:.$F$71];1)" office:value-type="float" office:value="2" calcext:value-type="float">
            <text:p>2</text:p>
          </table:table-cell>
          <table:table-cell/>
          <table:table-cell table:style-name="ce23"/>
          <table:table-cell table:formula="of:=[.F65]-[.$F$67]" office:value-type="float" office:value="40.052" calcext:value-type="float">
            <text:p>40.052</text:p>
          </table:table-cell>
          <table:table-cell table:style-name="ce29" table:formula="of:=[.L65]/[.$F$67]" office:value-type="float" office:value="0.221903342511898" calcext:value-type="float">
            <text:p>0.2219033425</text:p>
          </table:table-cell>
          <table:table-cell table:formula="of:=IF([.L65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0.329" calcext:value-type="float">
            <text:p>280.329</text:p>
          </table:table-cell>
          <table:table-cell table:style-name="ce17" office:value-type="float" office:value="280.85" calcext:value-type="float">
            <text:p>280.9</text:p>
          </table:table-cell>
          <table:table-cell office:value-type="float" office:value="281.667" calcext:value-type="float">
            <text:p>281.667</text:p>
          </table:table-cell>
          <table:table-cell table:style-name="ce19" office:value-type="float" office:value="0.751" calcext:value-type="float">
            <text:p>0.8</text:p>
          </table:table-cell>
          <table:table-cell table:formula="of:=RANK([.F66];[.$F$63:.$F$71];1)" office:value-type="float" office:value="7" calcext:value-type="float">
            <text:p>7</text:p>
          </table:table-cell>
          <table:table-cell table:number-columns-repeated="2"/>
          <table:table-cell table:formula="of:=[.F66]-[.$F$67]" office:value-type="float" office:value="100.357" calcext:value-type="float">
            <text:p>100.357</text:p>
          </table:table-cell>
          <table:table-cell table:style-name="ce29" table:formula="of:=[.L66]/[.$F$67]" office:value-type="float" office:value="0.556016022782047" calcext:value-type="float">
            <text:p>0.5560160228</text:p>
          </table:table-cell>
          <table:table-cell table:formula="of:=IF([.L66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0.168" calcext:value-type="float">
            <text:p>180.168</text:p>
          </table:table-cell>
          <table:table-cell table:style-name="ce17" office:value-type="float" office:value="180.493" calcext:value-type="float">
            <text:p>180.5</text:p>
          </table:table-cell>
          <table:table-cell office:value-type="float" office:value="181.023" calcext:value-type="float">
            <text:p>181.023</text:p>
          </table:table-cell>
          <table:table-cell table:style-name="ce19" office:value-type="float" office:value="0.244" calcext:value-type="float">
            <text:p>0.2</text:p>
          </table:table-cell>
          <table:table-cell table:formula="of:=RANK([.F67];[.$F$63:.$F$71]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AS5</text:p>
          </table:table-cell>
          <table:table-cell table:formula="of:=[.F67]-[.$F$67]" office:value-type="float" office:value="0" calcext:value-type="float">
            <text:p>0</text:p>
          </table:table-cell>
          <table:table-cell table:style-name="ce29" table:formula="of:=[.L67]/[.$F$67]" office:value-type="float" office:value="0" calcext:value-type="float">
            <text:p>0</text:p>
          </table:table-cell>
          <table:table-cell table:formula="of:=IF([.L67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0.386" calcext:value-type="float">
            <text:p>320.386</text:p>
          </table:table-cell>
          <table:table-cell table:style-name="ce17" office:value-type="float" office:value="321.024" calcext:value-type="float">
            <text:p>321.0</text:p>
          </table:table-cell>
          <table:table-cell office:value-type="float" office:value="321.903" calcext:value-type="float">
            <text:p>321.903</text:p>
          </table:table-cell>
          <table:table-cell table:style-name="ce19" office:value-type="float" office:value="0.614" calcext:value-type="float">
            <text:p>0.6</text:p>
          </table:table-cell>
          <table:table-cell table:formula="of:=RANK([.F68];[.$F$63:.$F$71];1)" office:value-type="float" office:value="8" calcext:value-type="float">
            <text:p>8</text:p>
          </table:table-cell>
          <table:table-cell/>
          <table:table-cell table:style-name="ce24"/>
          <table:table-cell table:formula="of:=[.F68]-[.$F$67]" office:value-type="float" office:value="140.531" calcext:value-type="float">
            <text:p>140.531</text:p>
          </table:table-cell>
          <table:table-cell table:style-name="ce29" table:formula="of:=[.L68]/[.$F$67]" office:value-type="float" office:value="0.778595291784169" calcext:value-type="float">
            <text:p>0.7785952918</text:p>
          </table:table-cell>
          <table:table-cell table:formula="of:=IF([.L68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40.385" calcext:value-type="float">
            <text:p>440.385</text:p>
          </table:table-cell>
          <table:table-cell table:style-name="ce17" office:value-type="float" office:value="440.919" calcext:value-type="float">
            <text:p>440.9</text:p>
          </table:table-cell>
          <table:table-cell office:value-type="float" office:value="441.701" calcext:value-type="float">
            <text:p>441.701</text:p>
          </table:table-cell>
          <table:table-cell table:style-name="ce19" office:value-type="float" office:value="0.834" calcext:value-type="float">
            <text:p>0.8</text:p>
          </table:table-cell>
          <table:table-cell table:formula="of:=RANK([.F69];[.$F$63:.$F$71];1)" office:value-type="float" office:value="9" calcext:value-type="float">
            <text:p>9</text:p>
          </table:table-cell>
          <table:table-cell/>
          <table:table-cell table:style-name="ce24"/>
          <table:table-cell table:formula="of:=[.F69]-[.$F$67]" office:value-type="float" office:value="260.426" calcext:value-type="float">
            <text:p>260.426</text:p>
          </table:table-cell>
          <table:table-cell table:style-name="ce29" table:formula="of:=[.L69]/[.$F$67]" office:value-type="float" office:value="1.44285927986127" calcext:value-type="float">
            <text:p>1.4428592799</text:p>
          </table:table-cell>
          <table:table-cell table:formula="of:=IF([.L69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0.245" calcext:value-type="float">
            <text:p>220.245</text:p>
          </table:table-cell>
          <table:table-cell table:style-name="ce17" office:value-type="float" office:value="220.55" calcext:value-type="float">
            <text:p>220.6</text:p>
          </table:table-cell>
          <table:table-cell office:value-type="float" office:value="220.87" calcext:value-type="float">
            <text:p>220.87</text:p>
          </table:table-cell>
          <table:table-cell table:style-name="ce19" office:value-type="float" office:value="0.515" calcext:value-type="float">
            <text:p>0.5</text:p>
          </table:table-cell>
          <table:table-cell table:formula="of:=RANK([.F70];[.$F$63:.$F$71];1)" office:value-type="float" office:value="3" calcext:value-type="float">
            <text:p>3</text:p>
          </table:table-cell>
          <table:table-cell table:number-columns-repeated="2"/>
          <table:table-cell table:formula="of:=[.F70]-[.$F$67]" office:value-type="float" office:value="40.057" calcext:value-type="float">
            <text:p>40.057</text:p>
          </table:table-cell>
          <table:table-cell table:style-name="ce29" table:formula="of:=[.L70]/[.$F$67]" office:value-type="float" office:value="0.221931044417235" calcext:value-type="float">
            <text:p>0.2219310444</text:p>
          </table:table-cell>
          <table:table-cell table:formula="of:=IF([.L70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0.549" calcext:value-type="float">
            <text:p>260.549</text:p>
          </table:table-cell>
          <table:table-cell table:style-name="ce17" office:value-type="float" office:value="260.776" calcext:value-type="float">
            <text:p>260.8</text:p>
          </table:table-cell>
          <table:table-cell office:value-type="float" office:value="261.155" calcext:value-type="float">
            <text:p>261.155</text:p>
          </table:table-cell>
          <table:table-cell table:style-name="ce19" office:value-type="float" office:value="0.703" calcext:value-type="float">
            <text:p>0.7</text:p>
          </table:table-cell>
          <table:table-cell table:formula="of:=RANK([.F71];[.$F$63:.$F$71];1)" office:value-type="float" office:value="6" calcext:value-type="float">
            <text:p>6</text:p>
          </table:table-cell>
          <table:table-cell table:number-columns-repeated="2"/>
          <table:table-cell table:formula="of:=[.F71]-[.$F$67]" office:value-type="float" office:value="80.283" calcext:value-type="float">
            <text:p>80.283</text:p>
          </table:table-cell>
          <table:table-cell table:style-name="ce29" table:formula="of:=[.L71]/[.$F$67]" office:value-type="float" office:value="0.444798413234862" calcext:value-type="float">
            <text:p>0.4447984132</text:p>
          </table:table-cell>
          <table:table-cell table:formula="of:=IF([.L71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7"/>
          <table:table-cell/>
          <table:table-cell table:style-name="ce19"/>
          <table:table-cell office:value-type="string" calcext:value-type="string">
            <text:p>Ping</text:p>
          </table:table-cell>
          <table:table-cell office:value-type="string" calcext:value-type="string">
            <text:p>ALTO</text:p>
          </table:table-cell>
          <table:table-cell/>
          <table:table-cell table:style-name="ce27" table:formula="of:=AVERAGE([.L63:.L71])" office:value-type="float" office:value="86.884" calcext:value-type="float">
            <text:p>86.88</text:p>
          </table:table-cell>
          <table:table-cell table:style-name="ce30" table:formula="of:=AVERAGE([.M63:.M71])" office:value-type="float" office:value="0.481370468660835" calcext:value-type="float">
            <text:p>0.4813704687</text:p>
          </table:table-cell>
          <table:table-cell table:style-name="ce30" table:formula="of:=AVERAGE([.N63:.N71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00.365" calcext:value-type="float">
            <text:p>300.365</text:p>
          </table:table-cell>
          <table:table-cell table:style-name="ce17" office:value-type="float" office:value="300.59" calcext:value-type="float">
            <text:p>300.6</text:p>
          </table:table-cell>
          <table:table-cell office:value-type="float" office:value="301.23" calcext:value-type="float">
            <text:p>301.23</text:p>
          </table:table-cell>
          <table:table-cell table:style-name="ce19" office:value-type="float" office:value="0.322" calcext:value-type="float">
            <text:p>0.3</text:p>
          </table:table-cell>
          <table:table-cell table:formula="of:=RANK([.F73];[.$F$73:.$F$81];1)" office:value-type="float" office:value="2" calcext:value-type="float">
            <text:p>2</text:p>
          </table:table-cell>
          <table:table-cell table:number-columns-repeated="2"/>
          <table:table-cell table:formula="of:=[.F73]-[.$F$78]" office:value-type="float" office:value="80.065" calcext:value-type="float">
            <text:p>80.065</text:p>
          </table:table-cell>
          <table:table-cell table:style-name="ce29" table:formula="of:=[.L73]/[.$F$78]" office:value-type="float" office:value="0.363065412084797" calcext:value-type="float">
            <text:p>0.3630654121</text:p>
          </table:table-cell>
          <table:table-cell table:formula="of:=IF([.L73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0.345" calcext:value-type="float">
            <text:p>320.345</text:p>
          </table:table-cell>
          <table:table-cell table:style-name="ce17" office:value-type="float" office:value="320.848" calcext:value-type="float">
            <text:p>320.8</text:p>
          </table:table-cell>
          <table:table-cell office:value-type="float" office:value="321.464" calcext:value-type="float">
            <text:p>321.464</text:p>
          </table:table-cell>
          <table:table-cell table:style-name="ce19" office:value-type="float" office:value="0.623" calcext:value-type="float">
            <text:p>0.6</text:p>
          </table:table-cell>
          <table:table-cell table:formula="of:=RANK([.F74];[.$F$73:.$F$81];1)" office:value-type="float" office:value="4" calcext:value-type="float">
            <text:p>4</text:p>
          </table:table-cell>
          <table:table-cell table:number-columns-repeated="2"/>
          <table:table-cell table:formula="of:=[.F74]-[.$F$78]" office:value-type="float" office:value="100.323" calcext:value-type="float">
            <text:p>100.323</text:p>
          </table:table-cell>
          <table:table-cell table:style-name="ce29" table:formula="of:=[.L74]/[.$F$78]" office:value-type="float" office:value="0.454928012696973" calcext:value-type="float">
            <text:p>0.4549280127</text:p>
          </table:table-cell>
          <table:table-cell table:formula="of:=IF([.L74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0.263" calcext:value-type="float">
            <text:p>320.263</text:p>
          </table:table-cell>
          <table:table-cell table:style-name="ce17" office:value-type="float" office:value="320.828" calcext:value-type="float">
            <text:p>320.8</text:p>
          </table:table-cell>
          <table:table-cell office:value-type="float" office:value="321.75" calcext:value-type="float">
            <text:p>321.75</text:p>
          </table:table-cell>
          <table:table-cell table:style-name="ce19" office:value-type="float" office:value="0.803" calcext:value-type="float">
            <text:p>0.8</text:p>
          </table:table-cell>
          <table:table-cell table:formula="of:=RANK([.F75];[.$F$73:.$F$81];1)" office:value-type="float" office:value="3" calcext:value-type="float">
            <text:p>3</text:p>
          </table:table-cell>
          <table:table-cell/>
          <table:table-cell table:style-name="ce23"/>
          <table:table-cell table:formula="of:=[.F75]-[.$F$78]" office:value-type="float" office:value="100.303" calcext:value-type="float">
            <text:p>100.303</text:p>
          </table:table-cell>
          <table:table-cell table:style-name="ce29" table:formula="of:=[.L75]/[.$F$78]" office:value-type="float" office:value="0.454837320031742" calcext:value-type="float">
            <text:p>0.45483732</text:p>
          </table:table-cell>
          <table:table-cell table:formula="of:=IF([.L75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60.636" calcext:value-type="float">
            <text:p>360.636</text:p>
          </table:table-cell>
          <table:table-cell table:style-name="ce17" office:value-type="float" office:value="360.935" calcext:value-type="float">
            <text:p>360.9</text:p>
          </table:table-cell>
          <table:table-cell office:value-type="float" office:value="361.668" calcext:value-type="float">
            <text:p>361.668</text:p>
          </table:table-cell>
          <table:table-cell table:style-name="ce19" office:value-type="float" office:value="0.203" calcext:value-type="float">
            <text:p>0.2</text:p>
          </table:table-cell>
          <table:table-cell table:formula="of:=RANK([.F76];[.$F$73:.$F$81];1)" office:value-type="float" office:value="6" calcext:value-type="float">
            <text:p>6</text:p>
          </table:table-cell>
          <table:table-cell/>
          <table:table-cell table:style-name="ce23"/>
          <table:table-cell table:formula="of:=[.F76]-[.$F$78]" office:value-type="float" office:value="140.41" calcext:value-type="float">
            <text:p>140.41</text:p>
          </table:table-cell>
          <table:table-cell table:style-name="ce29" table:formula="of:=[.L76]/[.$F$78]" office:value-type="float" office:value="0.636707856252126" calcext:value-type="float">
            <text:p>0.6367078563</text:p>
          </table:table-cell>
          <table:table-cell table:formula="of:=IF([.L76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60.329" calcext:value-type="float">
            <text:p>360.329</text:p>
          </table:table-cell>
          <table:table-cell table:style-name="ce17" office:value-type="float" office:value="360.904" calcext:value-type="float">
            <text:p>360.9</text:p>
          </table:table-cell>
          <table:table-cell office:value-type="float" office:value="361.772" calcext:value-type="float">
            <text:p>361.772</text:p>
          </table:table-cell>
          <table:table-cell table:style-name="ce19" office:value-type="float" office:value="0.897" calcext:value-type="float">
            <text:p>0.9</text:p>
          </table:table-cell>
          <table:table-cell table:formula="of:=RANK([.F77];[.$F$73:.$F$81];1)" office:value-type="float" office:value="5" calcext:value-type="float">
            <text:p>5</text:p>
          </table:table-cell>
          <table:table-cell/>
          <table:table-cell table:style-name="ce24"/>
          <table:table-cell table:formula="of:=[.F77]-[.$F$78]" office:value-type="float" office:value="140.379" calcext:value-type="float">
            <text:p>140.379</text:p>
          </table:table-cell>
          <table:table-cell table:style-name="ce29" table:formula="of:=[.L77]/[.$F$78]" office:value-type="float" office:value="0.636567282621018" calcext:value-type="float">
            <text:p>0.6365672826</text:p>
          </table:table-cell>
          <table:table-cell table:formula="of:=IF([.L77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0.221" calcext:value-type="float">
            <text:p>220.221</text:p>
          </table:table-cell>
          <table:table-cell table:style-name="ce17" office:value-type="float" office:value="220.525" calcext:value-type="float">
            <text:p>220.5</text:p>
          </table:table-cell>
          <table:table-cell office:value-type="float" office:value="221.043" calcext:value-type="float">
            <text:p>221.043</text:p>
          </table:table-cell>
          <table:table-cell table:style-name="ce19" office:value-type="float" office:value="0.645" calcext:value-type="float">
            <text:p>0.6</text:p>
          </table:table-cell>
          <table:table-cell table:formula="of:=RANK([.F78];[.$F$73:.$F$81]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AS6</text:p>
          </table:table-cell>
          <table:table-cell table:formula="of:=[.F78]-[.$F$78]" office:value-type="float" office:value="0" calcext:value-type="float">
            <text:p>0</text:p>
          </table:table-cell>
          <table:table-cell table:style-name="ce29" table:formula="of:=[.L78]/[.$F$78]" office:value-type="float" office:value="0" calcext:value-type="float">
            <text:p>0</text:p>
          </table:table-cell>
          <table:table-cell table:formula="of:=IF([.L78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40.63" calcext:value-type="float">
            <text:p>440.63</text:p>
          </table:table-cell>
          <table:table-cell table:style-name="ce17" office:value-type="float" office:value="441.098" calcext:value-type="float">
            <text:p>441.1</text:p>
          </table:table-cell>
          <table:table-cell office:value-type="float" office:value="441.799" calcext:value-type="float">
            <text:p>441.799</text:p>
          </table:table-cell>
          <table:table-cell table:style-name="ce19" office:value-type="float" office:value="0.879" calcext:value-type="float">
            <text:p>0.9</text:p>
          </table:table-cell>
          <table:table-cell table:formula="of:=RANK([.F79];[.$F$73:.$F$81];1)" office:value-type="float" office:value="7" calcext:value-type="float">
            <text:p>7</text:p>
          </table:table-cell>
          <table:table-cell table:number-columns-repeated="2"/>
          <table:table-cell table:formula="of:=[.F79]-[.$F$78]" office:value-type="float" office:value="220.573" calcext:value-type="float">
            <text:p>220.573</text:p>
          </table:table-cell>
          <table:table-cell table:style-name="ce29" table:formula="of:=[.L79]/[.$F$78]" office:value-type="float" office:value="1.00021766239655" calcext:value-type="float">
            <text:p>1.0002176624</text:p>
          </table:table-cell>
          <table:table-cell table:formula="of:=IF([.L79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60.3" calcext:value-type="float">
            <text:p>560.3</text:p>
          </table:table-cell>
          <table:table-cell table:style-name="ce17" office:value-type="float" office:value="561.065" calcext:value-type="float">
            <text:p>561.1</text:p>
          </table:table-cell>
          <table:table-cell office:value-type="float" office:value="562.347" calcext:value-type="float">
            <text:p>562.347</text:p>
          </table:table-cell>
          <table:table-cell table:style-name="ce19" office:value-type="float" office:value="0.586" calcext:value-type="float">
            <text:p>0.6</text:p>
          </table:table-cell>
          <table:table-cell table:formula="of:=RANK([.F80];[.$F$73:.$F$81];1)" office:value-type="float" office:value="8" calcext:value-type="float">
            <text:p>8</text:p>
          </table:table-cell>
          <table:table-cell table:number-columns-repeated="2"/>
          <table:table-cell table:formula="of:=[.F80]-[.$F$78]" office:value-type="float" office:value="340.54" calcext:value-type="float">
            <text:p>340.54</text:p>
          </table:table-cell>
          <table:table-cell table:style-name="ce29" table:formula="of:=[.L80]/[.$F$78]" office:value-type="float" office:value="1.54422401088312" calcext:value-type="float">
            <text:p>1.5442240109</text:p>
          </table:table-cell>
          <table:table-cell table:formula="of:=IF([.L80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0.678" calcext:value-type="float">
            <text:p>600.678</text:p>
          </table:table-cell>
          <table:table-cell table:style-name="ce17" office:value-type="float" office:value="601.428" calcext:value-type="float">
            <text:p>601.4</text:p>
          </table:table-cell>
          <table:table-cell office:value-type="float" office:value="602.066" calcext:value-type="float">
            <text:p>602.066</text:p>
          </table:table-cell>
          <table:table-cell table:style-name="ce19" office:value-type="float" office:value="0.632" calcext:value-type="float">
            <text:p>0.6</text:p>
          </table:table-cell>
          <table:table-cell table:formula="of:=RANK([.F81];[.$F$73:.$F$81];1)" office:value-type="float" office:value="9" calcext:value-type="float">
            <text:p>9</text:p>
          </table:table-cell>
          <table:table-cell table:number-columns-repeated="2"/>
          <table:table-cell table:formula="of:=[.F81]-[.$F$78]" office:value-type="float" office:value="380.903" calcext:value-type="float">
            <text:p>380.903</text:p>
          </table:table-cell>
          <table:table-cell table:style-name="ce29" table:formula="of:=[.L81]/[.$F$78]" office:value-type="float" office:value="1.72725541321846" calcext:value-type="float">
            <text:p>1.7272554132</text:p>
          </table:table-cell>
          <table:table-cell table:formula="of:=IF([.L81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7"/>
          <table:table-cell/>
          <table:table-cell table:style-name="ce19"/>
          <table:table-cell office:value-type="string" calcext:value-type="string">
            <text:p>Ping</text:p>
          </table:table-cell>
          <table:table-cell office:value-type="string" calcext:value-type="string">
            <text:p>ALTO</text:p>
          </table:table-cell>
          <table:table-cell/>
          <table:table-cell table:style-name="ce27" table:formula="of:=AVERAGE([.L73:.L81])" office:value-type="float" office:value="167.055111111111" calcext:value-type="float">
            <text:p>167.06</text:p>
          </table:table-cell>
          <table:table-cell table:style-name="ce30" table:formula="of:=AVERAGE([.M73:.M81])" office:value-type="float" office:value="0.757533663353865" calcext:value-type="float">
            <text:p>0.7575336634</text:p>
          </table:table-cell>
          <table:table-cell table:style-name="ce30" table:formula="of:=AVERAGE([.N73:.N81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60.234" calcext:value-type="float">
            <text:p>360.234</text:p>
          </table:table-cell>
          <table:table-cell table:style-name="ce17" office:value-type="float" office:value="360.784" calcext:value-type="float">
            <text:p>360.8</text:p>
          </table:table-cell>
          <table:table-cell office:value-type="float" office:value="361.341" calcext:value-type="float">
            <text:p>361.341</text:p>
          </table:table-cell>
          <table:table-cell table:style-name="ce19" office:value-type="float" office:value="0.524" calcext:value-type="float">
            <text:p>0.5</text:p>
          </table:table-cell>
          <table:table-cell table:formula="of:=RANK([.F83];[.$F$83:.$F$91];1)" office:value-type="float" office:value="5" calcext:value-type="float">
            <text:p>5</text:p>
          </table:table-cell>
          <table:table-cell table:number-columns-repeated="2"/>
          <table:table-cell table:formula="of:=[.F83]-[.$F$91]" office:value-type="float" office:value="220.314" calcext:value-type="float">
            <text:p>220.314</text:p>
          </table:table-cell>
          <table:table-cell table:style-name="ce29" table:formula="of:=[.L83]/[.$F$91]" office:value-type="float" office:value="1.56840606535203" calcext:value-type="float">
            <text:p>1.5684060654</text:p>
          </table:table-cell>
          <table:table-cell table:formula="of:=IF([.L83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60.411" calcext:value-type="float">
            <text:p>360.411</text:p>
          </table:table-cell>
          <table:table-cell table:style-name="ce17" office:value-type="float" office:value="360.808" calcext:value-type="float">
            <text:p>360.8</text:p>
          </table:table-cell>
          <table:table-cell office:value-type="float" office:value="361.37" calcext:value-type="float">
            <text:p>361.37</text:p>
          </table:table-cell>
          <table:table-cell table:style-name="ce19" office:value-type="float" office:value="0.646" calcext:value-type="float">
            <text:p>0.6</text:p>
          </table:table-cell>
          <table:table-cell table:formula="of:=RANK([.F84];[.$F$83:.$F$91];1)" office:value-type="float" office:value="6" calcext:value-type="float">
            <text:p>6</text:p>
          </table:table-cell>
          <table:table-cell table:number-columns-repeated="2"/>
          <table:table-cell table:formula="of:=[.F84]-[.$F$91]" office:value-type="float" office:value="220.338" calcext:value-type="float">
            <text:p>220.338</text:p>
          </table:table-cell>
          <table:table-cell table:style-name="ce29" table:formula="of:=[.L84]/[.$F$91]" office:value-type="float" office:value="1.56857692033886" calcext:value-type="float">
            <text:p>1.5685769203</text:p>
          </table:table-cell>
          <table:table-cell table:formula="of:=IF([.L84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0.241" calcext:value-type="float">
            <text:p>340.241</text:p>
          </table:table-cell>
          <table:table-cell table:style-name="ce17" office:value-type="float" office:value="340.656" calcext:value-type="float">
            <text:p>340.7</text:p>
          </table:table-cell>
          <table:table-cell office:value-type="float" office:value="341.322" calcext:value-type="float">
            <text:p>341.322</text:p>
          </table:table-cell>
          <table:table-cell table:style-name="ce19" office:value-type="float" office:value="0.455" calcext:value-type="float">
            <text:p>0.5</text:p>
          </table:table-cell>
          <table:table-cell table:formula="of:=RANK([.F85];[.$F$83:.$F$91];1)" office:value-type="float" office:value="4" calcext:value-type="float">
            <text:p>4</text:p>
          </table:table-cell>
          <table:table-cell table:number-columns-repeated="2"/>
          <table:table-cell table:formula="of:=[.F85]-[.$F$91]" office:value-type="float" office:value="200.186" calcext:value-type="float">
            <text:p>200.186</text:p>
          </table:table-cell>
          <table:table-cell table:style-name="ce29" table:formula="of:=[.L85]/[.$F$91]" office:value-type="float" office:value="1.425115683064" calcext:value-type="float">
            <text:p>1.4251156831</text:p>
          </table:table-cell>
          <table:table-cell table:formula="of:=IF([.L85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0.475" calcext:value-type="float">
            <text:p>400.475</text:p>
          </table:table-cell>
          <table:table-cell table:style-name="ce17" office:value-type="float" office:value="401.072" calcext:value-type="float">
            <text:p>401.1</text:p>
          </table:table-cell>
          <table:table-cell office:value-type="float" office:value="401.915" calcext:value-type="float">
            <text:p>401.915</text:p>
          </table:table-cell>
          <table:table-cell table:style-name="ce19" office:value-type="float" office:value="0.915" calcext:value-type="float">
            <text:p>0.9</text:p>
          </table:table-cell>
          <table:table-cell table:formula="of:=RANK([.F86];[.$F$83:.$F$91];1)" office:value-type="float" office:value="7" calcext:value-type="float">
            <text:p>7</text:p>
          </table:table-cell>
          <table:table-cell table:number-columns-repeated="2"/>
          <table:table-cell table:formula="of:=[.F86]-[.$F$91]" office:value-type="float" office:value="260.602" calcext:value-type="float">
            <text:p>260.602</text:p>
          </table:table-cell>
          <table:table-cell table:style-name="ce29" table:formula="of:=[.L86]/[.$F$91]" office:value-type="float" office:value="1.8552146365772" calcext:value-type="float">
            <text:p>1.8552146366</text:p>
          </table:table-cell>
          <table:table-cell table:formula="of:=IF([.L86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00.2" calcext:value-type="float">
            <text:p>300.2</text:p>
          </table:table-cell>
          <table:table-cell table:style-name="ce17" office:value-type="float" office:value="300.584" calcext:value-type="float">
            <text:p>300.6</text:p>
          </table:table-cell>
          <table:table-cell office:value-type="float" office:value="301.008" calcext:value-type="float">
            <text:p>301.008</text:p>
          </table:table-cell>
          <table:table-cell table:style-name="ce19" office:value-type="float" office:value="0.614" calcext:value-type="float">
            <text:p>0.6</text:p>
          </table:table-cell>
          <table:table-cell table:formula="of:=RANK([.F87];[.$F$83:.$F$91];1)" office:value-type="float" office:value="3" calcext:value-type="float">
            <text:p>3</text:p>
          </table:table-cell>
          <table:table-cell/>
          <table:table-cell table:style-name="ce23"/>
          <table:table-cell table:formula="of:=[.F87]-[.$F$91]" office:value-type="float" office:value="160.114" calcext:value-type="float">
            <text:p>160.114</text:p>
          </table:table-cell>
          <table:table-cell table:style-name="ce29" table:formula="of:=[.L87]/[.$F$91]" office:value-type="float" office:value="1.1398448067203" calcext:value-type="float">
            <text:p>1.1398448067</text:p>
          </table:table-cell>
          <table:table-cell table:formula="of:=IF([.L87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40.498" calcext:value-type="float">
            <text:p>440.498</text:p>
          </table:table-cell>
          <table:table-cell table:style-name="ce17" office:value-type="float" office:value="440.911" calcext:value-type="float">
            <text:p>440.9</text:p>
          </table:table-cell>
          <table:table-cell office:value-type="float" office:value="441.812" calcext:value-type="float">
            <text:p>441.812</text:p>
          </table:table-cell>
          <table:table-cell table:style-name="ce19" office:value-type="float" office:value="0.855" calcext:value-type="float">
            <text:p>0.9</text:p>
          </table:table-cell>
          <table:table-cell table:formula="of:=RANK([.F88];[.$F$83:.$F$91];1)" office:value-type="float" office:value="8" calcext:value-type="float">
            <text:p>8</text:p>
          </table:table-cell>
          <table:table-cell/>
          <table:table-cell table:style-name="ce23"/>
          <table:table-cell table:formula="of:=[.F88]-[.$F$91]" office:value-type="float" office:value="300.441" calcext:value-type="float">
            <text:p>300.441</text:p>
          </table:table-cell>
          <table:table-cell table:style-name="ce29" table:formula="of:=[.L88]/[.$F$91]" office:value-type="float" office:value="2.1388267957571" calcext:value-type="float">
            <text:p>2.1388267958</text:p>
          </table:table-cell>
          <table:table-cell table:formula="of:=IF([.L88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0.227" calcext:value-type="float">
            <text:p>220.227</text:p>
          </table:table-cell>
          <table:table-cell table:style-name="ce17" office:value-type="float" office:value="220.51" calcext:value-type="float">
            <text:p>220.5</text:p>
          </table:table-cell>
          <table:table-cell office:value-type="float" office:value="221.126" calcext:value-type="float">
            <text:p>221.126</text:p>
          </table:table-cell>
          <table:table-cell table:style-name="ce19" office:value-type="float" office:value="0.566" calcext:value-type="float">
            <text:p>0.6</text:p>
          </table:table-cell>
          <table:table-cell table:formula="of:=RANK([.F89];[.$F$83:.$F$91];1)" office:value-type="float" office:value="2" calcext:value-type="float">
            <text:p>2</text:p>
          </table:table-cell>
          <table:table-cell/>
          <table:table-cell table:style-name="ce23"/>
          <table:table-cell table:formula="of:=[.F89]-[.$F$91]" office:value-type="float" office:value="80.04" calcext:value-type="float">
            <text:p>80.04</text:p>
          </table:table-cell>
          <table:table-cell table:style-name="ce29" table:formula="of:=[.L89]/[.$F$91]" office:value-type="float" office:value="0.56980138107781" calcext:value-type="float">
            <text:p>0.5698013811</text:p>
          </table:table-cell>
          <table:table-cell table:formula="of:=IF([.L89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60.51" calcext:value-type="float">
            <text:p>560.51</text:p>
          </table:table-cell>
          <table:table-cell table:style-name="ce17" office:value-type="float" office:value="561.376" calcext:value-type="float">
            <text:p>561.4</text:p>
          </table:table-cell>
          <table:table-cell office:value-type="float" office:value="562.186" calcext:value-type="float">
            <text:p>562.186</text:p>
          </table:table-cell>
          <table:table-cell table:style-name="ce19" office:value-type="float" office:value="0.915" calcext:value-type="float">
            <text:p>0.9</text:p>
          </table:table-cell>
          <table:table-cell table:formula="of:=RANK([.F90];[.$F$83:.$F$91];1)" office:value-type="float" office:value="9" calcext:value-type="float">
            <text:p>9</text:p>
          </table:table-cell>
          <table:table-cell table:number-columns-repeated="2"/>
          <table:table-cell table:formula="of:=[.F90]-[.$F$91]" office:value-type="float" office:value="420.906" calcext:value-type="float">
            <text:p>420.906</text:p>
          </table:table-cell>
          <table:table-cell table:style-name="ce29" table:formula="of:=[.L90]/[.$F$91]" office:value-type="float" office:value="2.99641204527657" calcext:value-type="float">
            <text:p>2.9964120453</text:p>
          </table:table-cell>
          <table:table-cell table:formula="of:=IF([.L90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0.161" calcext:value-type="float">
            <text:p>140.161</text:p>
          </table:table-cell>
          <table:table-cell table:style-name="ce17" office:value-type="float" office:value="140.47" calcext:value-type="float">
            <text:p>140.5</text:p>
          </table:table-cell>
          <table:table-cell office:value-type="float" office:value="140.905" calcext:value-type="float">
            <text:p>140.905</text:p>
          </table:table-cell>
          <table:table-cell table:style-name="ce19" office:value-type="float" office:value="0.55" calcext:value-type="float">
            <text:p>0.6</text:p>
          </table:table-cell>
          <table:table-cell table:formula="of:=RANK([.F91];[.$F$83:.$F$91]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10</text:p>
          </table:table-cell>
          <table:table-cell table:formula="of:=[.F91]-[.$F$91]" office:value-type="float" office:value="0" calcext:value-type="float">
            <text:p>0</text:p>
          </table:table-cell>
          <table:table-cell table:style-name="ce29" table:formula="of:=[.L91]/[.$F$91]" office:value-type="float" office:value="0" calcext:value-type="float">
            <text:p>0</text:p>
          </table:table-cell>
          <table:table-cell table:formula="of:=IF([.L91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7"/>
          <table:table-cell/>
          <table:table-cell table:style-name="ce19"/>
          <table:table-cell office:value-type="string" calcext:value-type="string">
            <text:p>Ping</text:p>
          </table:table-cell>
          <table:table-cell office:value-type="string" calcext:value-type="string">
            <text:p>ALTO</text:p>
          </table:table-cell>
          <table:table-cell/>
          <table:table-cell table:style-name="ce27" table:formula="of:=AVERAGE([.L83:.L91])" office:value-type="float" office:value="206.993444444444" calcext:value-type="float">
            <text:p>206.99</text:p>
          </table:table-cell>
          <table:table-cell table:style-name="ce30" table:formula="of:=AVERAGE([.M83:.M91])" office:value-type="float" office:value="1.47357759268488" calcext:value-type="float">
            <text:p>1.4735775927</text:p>
          </table:table-cell>
          <table:table-cell table:style-name="ce30" table:formula="of:=AVERAGE([.N83:.N91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0.306" calcext:value-type="float">
            <text:p>400.306</text:p>
          </table:table-cell>
          <table:table-cell table:style-name="ce17" office:value-type="float" office:value="400.907" calcext:value-type="float">
            <text:p>400.9</text:p>
          </table:table-cell>
          <table:table-cell office:value-type="float" office:value="401.618" calcext:value-type="float">
            <text:p>401.618</text:p>
          </table:table-cell>
          <table:table-cell table:style-name="ce19" office:value-type="float" office:value="0.623" calcext:value-type="float">
            <text:p>0.6</text:p>
          </table:table-cell>
          <table:table-cell table:formula="of:=RANK([.F93];[.$F$93:.$F$101];1)" office:value-type="float" office:value="5" calcext:value-type="float">
            <text:p>5</text:p>
          </table:table-cell>
          <table:table-cell table:number-columns-repeated="2"/>
          <table:table-cell table:formula="of:=[.F93]-[.$F$101]" office:value-type="float" office:value="260.514" calcext:value-type="float">
            <text:p>260.514</text:p>
          </table:table-cell>
          <table:table-cell table:style-name="ce29" table:formula="of:=[.L93]/[.$F$101]" office:value-type="float" office:value="1.8556053364484" calcext:value-type="float">
            <text:p>1.8556053364</text:p>
          </table:table-cell>
          <table:table-cell table:formula="of:=IF([.L93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0.342" calcext:value-type="float">
            <text:p>400.342</text:p>
          </table:table-cell>
          <table:table-cell table:style-name="ce17" office:value-type="float" office:value="400.974" calcext:value-type="float">
            <text:p>401.0</text:p>
          </table:table-cell>
          <table:table-cell office:value-type="float" office:value="401.816" calcext:value-type="float">
            <text:p>401.816</text:p>
          </table:table-cell>
          <table:table-cell table:style-name="ce19" office:value-type="float" office:value="0.99" calcext:value-type="float">
            <text:p>1.0</text:p>
          </table:table-cell>
          <table:table-cell table:formula="of:=RANK([.F94];[.$F$93:.$F$101];1)" office:value-type="float" office:value="6" calcext:value-type="float">
            <text:p>6</text:p>
          </table:table-cell>
          <table:table-cell table:number-columns-repeated="2"/>
          <table:table-cell table:formula="of:=[.F94]-[.$F$101]" office:value-type="float" office:value="260.581" calcext:value-type="float">
            <text:p>260.581</text:p>
          </table:table-cell>
          <table:table-cell table:style-name="ce29" table:formula="of:=[.L94]/[.$F$101]" office:value-type="float" office:value="1.85608256821921" calcext:value-type="float">
            <text:p>1.8560825682</text:p>
          </table:table-cell>
          <table:table-cell table:formula="of:=IF([.L94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80.382" calcext:value-type="float">
            <text:p>380.382</text:p>
          </table:table-cell>
          <table:table-cell table:style-name="ce17" office:value-type="float" office:value="380.836" calcext:value-type="float">
            <text:p>380.8</text:p>
          </table:table-cell>
          <table:table-cell office:value-type="float" office:value="381.359" calcext:value-type="float">
            <text:p>381.359</text:p>
          </table:table-cell>
          <table:table-cell table:style-name="ce19" office:value-type="float" office:value="0.8" calcext:value-type="float">
            <text:p>0.8</text:p>
          </table:table-cell>
          <table:table-cell table:formula="of:=RANK([.F95];[.$F$93:.$F$101];1)" office:value-type="float" office:value="4" calcext:value-type="float">
            <text:p>4</text:p>
          </table:table-cell>
          <table:table-cell table:number-columns-repeated="2"/>
          <table:table-cell table:formula="of:=[.F95]-[.$F$101]" office:value-type="float" office:value="240.443" calcext:value-type="float">
            <text:p>240.443</text:p>
          </table:table-cell>
          <table:table-cell table:style-name="ce29" table:formula="of:=[.L95]/[.$F$101]" office:value-type="float" office:value="1.71264236820924" calcext:value-type="float">
            <text:p>1.7126423682</text:p>
          </table:table-cell>
          <table:table-cell table:formula="of:=IF([.L95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40.555" calcext:value-type="float">
            <text:p>440.555</text:p>
          </table:table-cell>
          <table:table-cell table:style-name="ce17" office:value-type="float" office:value="440.948" calcext:value-type="float">
            <text:p>440.9</text:p>
          </table:table-cell>
          <table:table-cell office:value-type="float" office:value="441.919" calcext:value-type="float">
            <text:p>441.919</text:p>
          </table:table-cell>
          <table:table-cell table:style-name="ce19" office:value-type="float" office:value="0.778" calcext:value-type="float">
            <text:p>0.8</text:p>
          </table:table-cell>
          <table:table-cell table:formula="of:=RANK([.F96];[.$F$93:.$F$101];1)" office:value-type="float" office:value="7" calcext:value-type="float">
            <text:p>7</text:p>
          </table:table-cell>
          <table:table-cell table:number-columns-repeated="2"/>
          <table:table-cell table:formula="of:=[.F96]-[.$F$101]" office:value-type="float" office:value="300.555" calcext:value-type="float">
            <text:p>300.555</text:p>
          </table:table-cell>
          <table:table-cell table:style-name="ce29" table:formula="of:=[.L96]/[.$F$101]" office:value-type="float" office:value="2.14081186383936" calcext:value-type="float">
            <text:p>2.1408118638</text:p>
          </table:table-cell>
          <table:table-cell table:formula="of:=IF([.L96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0.292" calcext:value-type="float">
            <text:p>340.292</text:p>
          </table:table-cell>
          <table:table-cell table:style-name="ce17" office:value-type="float" office:value="340.782" calcext:value-type="float">
            <text:p>340.8</text:p>
          </table:table-cell>
          <table:table-cell office:value-type="float" office:value="341.464" calcext:value-type="float">
            <text:p>341.464</text:p>
          </table:table-cell>
          <table:table-cell table:style-name="ce19" office:value-type="float" office:value="0.594" calcext:value-type="float">
            <text:p>0.6</text:p>
          </table:table-cell>
          <table:table-cell table:formula="of:=RANK([.F97];[.$F$93:.$F$101];1)" office:value-type="float" office:value="3" calcext:value-type="float">
            <text:p>3</text:p>
          </table:table-cell>
          <table:table-cell/>
          <table:table-cell table:style-name="ce23"/>
          <table:table-cell table:formula="of:=[.F97]-[.$F$101]" office:value-type="float" office:value="200.389" calcext:value-type="float">
            <text:p>200.389</text:p>
          </table:table-cell>
          <table:table-cell table:style-name="ce29" table:formula="of:=[.L97]/[.$F$101]" office:value-type="float" office:value="1.42734324360901" calcext:value-type="float">
            <text:p>1.4273432436</text:p>
          </table:table-cell>
          <table:table-cell table:formula="of:=IF([.L97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80.399" calcext:value-type="float">
            <text:p>480.399</text:p>
          </table:table-cell>
          <table:table-cell table:style-name="ce17" office:value-type="float" office:value="481.072" calcext:value-type="float">
            <text:p>481.1</text:p>
          </table:table-cell>
          <table:table-cell office:value-type="float" office:value="481.656" calcext:value-type="float">
            <text:p>481.656</text:p>
          </table:table-cell>
          <table:table-cell table:style-name="ce19" office:value-type="float" office:value="0.761" calcext:value-type="float">
            <text:p>0.8</text:p>
          </table:table-cell>
          <table:table-cell table:formula="of:=RANK([.F98];[.$F$93:.$F$101];1)" office:value-type="float" office:value="8" calcext:value-type="float">
            <text:p>8</text:p>
          </table:table-cell>
          <table:table-cell/>
          <table:table-cell table:style-name="ce23"/>
          <table:table-cell table:formula="of:=[.F98]-[.$F$101]" office:value-type="float" office:value="340.679" calcext:value-type="float">
            <text:p>340.679</text:p>
          </table:table-cell>
          <table:table-cell table:style-name="ce29" table:formula="of:=[.L98]/[.$F$101]" office:value-type="float" office:value="2.42660958879716" calcext:value-type="float">
            <text:p>2.4266095888</text:p>
          </table:table-cell>
          <table:table-cell table:formula="of:=IF([.L98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0.241" calcext:value-type="float">
            <text:p>260.241</text:p>
          </table:table-cell>
          <table:table-cell table:style-name="ce17" office:value-type="float" office:value="260.612" calcext:value-type="float">
            <text:p>260.6</text:p>
          </table:table-cell>
          <table:table-cell office:value-type="float" office:value="261.233" calcext:value-type="float">
            <text:p>261.233</text:p>
          </table:table-cell>
          <table:table-cell table:style-name="ce19" office:value-type="float" office:value="0.574" calcext:value-type="float">
            <text:p>0.6</text:p>
          </table:table-cell>
          <table:table-cell table:formula="of:=RANK([.F99];[.$F$93:.$F$101];1)" office:value-type="float" office:value="2" calcext:value-type="float">
            <text:p>2</text:p>
          </table:table-cell>
          <table:table-cell/>
          <table:table-cell table:style-name="ce23"/>
          <table:table-cell table:formula="of:=[.F99]-[.$F$101]" office:value-type="float" office:value="120.219" calcext:value-type="float">
            <text:p>120.219</text:p>
          </table:table-cell>
          <table:table-cell table:style-name="ce29" table:formula="of:=[.L99]/[.$F$101]" office:value-type="float" office:value="0.856303376948993" calcext:value-type="float">
            <text:p>0.8563033769</text:p>
          </table:table-cell>
          <table:table-cell table:formula="of:=IF([.L99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0.259" calcext:value-type="float">
            <text:p>600.259</text:p>
          </table:table-cell>
          <table:table-cell table:style-name="ce17" office:value-type="float" office:value="601.298" calcext:value-type="float">
            <text:p>601.3</text:p>
          </table:table-cell>
          <table:table-cell office:value-type="float" office:value="602.219" calcext:value-type="float">
            <text:p>602.219</text:p>
          </table:table-cell>
          <table:table-cell table:style-name="ce19" office:value-type="float" office:value="1.068" calcext:value-type="float">
            <text:p>1.1</text:p>
          </table:table-cell>
          <table:table-cell table:formula="of:=RANK([.F100];[.$F$93:.$F$101];1)" office:value-type="float" office:value="9" calcext:value-type="float">
            <text:p>9</text:p>
          </table:table-cell>
          <table:table-cell table:number-columns-repeated="2"/>
          <table:table-cell table:formula="of:=[.F100]-[.$F$101]" office:value-type="float" office:value="460.905" calcext:value-type="float">
            <text:p>460.905</text:p>
          </table:table-cell>
          <table:table-cell table:style-name="ce29" table:formula="of:=[.L100]/[.$F$101]" office:value-type="float" office:value="3.28296282578191" calcext:value-type="float">
            <text:p>3.2829628258</text:p>
          </table:table-cell>
          <table:table-cell table:formula="of:=IF([.L100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0.199" calcext:value-type="float">
            <text:p>140.199</text:p>
          </table:table-cell>
          <table:table-cell table:style-name="ce17" office:value-type="float" office:value="140.393" calcext:value-type="float">
            <text:p>140.4</text:p>
          </table:table-cell>
          <table:table-cell office:value-type="float" office:value="140.901" calcext:value-type="float">
            <text:p>140.901</text:p>
          </table:table-cell>
          <table:table-cell table:style-name="ce19" office:value-type="float" office:value="0.26" calcext:value-type="float">
            <text:p>0.3</text:p>
          </table:table-cell>
          <table:table-cell table:formula="of:=RANK([.F101];[.$F$93:.$F$101]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9</text:p>
          </table:table-cell>
          <table:table-cell table:formula="of:=[.F101]-[.$F$101]" office:value-type="float" office:value="0" calcext:value-type="float">
            <text:p>0</text:p>
          </table:table-cell>
          <table:table-cell table:style-name="ce29" table:formula="of:=[.L101]/[.$F$101]" office:value-type="float" office:value="0" calcext:value-type="float">
            <text:p>0</text:p>
          </table:table-cell>
          <table:table-cell table:formula="of:=IF([.L101]&lt;0;0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7" table:formula="of:=AVERAGE([.L93:.L101])" office:value-type="float" office:value="242.698333333333" calcext:value-type="float">
            <text:p>242.70</text:p>
          </table:table-cell>
          <table:table-cell table:style-name="ce30" table:formula="of:=AVERAGE([.M93:.M101])" office:value-type="float" office:value="1.72870679687259" calcext:value-type="float">
            <text:p>1.7287067969</text:p>
          </table:table-cell>
          <table:table-cell table:style-name="ce30" table:formula="of:=AVERAGE([.N93:.N101])"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10484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perf_test1_bw10delay25" table:style-name="ta1">
        <table:shapes>
          <draw:frame draw:z-index="0" draw:style-name="gr1" draw:text-style-name="P1" svg:width="101.05mm" svg:height="69.85mm" svg:x="438.58mm" svg:y="106mm">
            <loext:p draw:notify-on-update-of-ranges="iperf_test1_bw10delay25.B23:iperf_test1_bw10delay25.B31 iperf_test1_bw10delay25.E22:iperf_test1_bw10delay25.E22 iperf_test1_bw10delay25.E23:iperf_test1_bw10delay25.E31 iperf_test1_bw10delay25.F22:iperf_test1_bw10delay25.F22 iperf_test1_bw10delay25.F23:iperf_test1_bw10delay25.F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01.05mm" svg:height="76.23mm" svg:x="551.13mm" svg:y="58.71mm">
            <loext:p draw:notify-on-update-of-ranges="iperf_test1_bw10delay25.B3:iperf_test1_bw10delay25.B11 iperf_test1_bw10delay25.E2:iperf_test1_bw10delay25.E2 iperf_test1_bw10delay25.E3:iperf_test1_bw10delay25.E11 iperf_test1_bw10delay25.F2:iperf_test1_bw10delay25.F2 iperf_test1_bw10delay25.F3:iperf_test1_bw10delay25.F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14.26mm" svg:height="74.11mm" svg:x="705.06mm" svg:y="5.32mm">
            <loext:p draw:notify-on-update-of-ranges="iperf_test1_bw10delay25.B13:iperf_test1_bw10delay25.B21 iperf_test1_bw10delay25.E12:iperf_test1_bw10delay25.E12 iperf_test1_bw10delay25.E13:iperf_test1_bw10delay25.E21 iperf_test1_bw10delay25.F12:iperf_test1_bw10delay25.F12 iperf_test1_bw10delay25.F13:iperf_test1_bw10delay25.F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07.1mm" svg:height="75.7mm" svg:x="569.62mm" svg:y="107.59mm">
            <loext:p draw:notify-on-update-of-ranges="iperf_test1_bw10delay25.B33:iperf_test1_bw10delay25.B41 iperf_test1_bw10delay25.E32:iperf_test1_bw10delay25.E32 iperf_test1_bw10delay25.E33:iperf_test1_bw10delay25.E41 iperf_test1_bw10delay25.F32:iperf_test1_bw10delay25.F32 iperf_test1_bw10delay25.F33:iperf_test1_bw10delay25.F4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07.94mm" svg:height="71.45mm" svg:x="422.9mm" svg:y="184.33mm">
            <loext:p draw:notify-on-update-of-ranges="iperf_test1_bw10delay25.B53:iperf_test1_bw10delay25.B61 iperf_test1_bw10delay25.E52:iperf_test1_bw10delay25.E52 iperf_test1_bw10delay25.E53:iperf_test1_bw10delay25.E61 iperf_test1_bw10delay25.F52:iperf_test1_bw10delay25.F52 iperf_test1_bw10delay25.F53:iperf_test1_bw10delay25.F6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94.17mm" svg:height="70.12mm" svg:x="311.67mm" svg:y="272.26mm">
            <loext:p draw:notify-on-update-of-ranges="iperf_test1_bw10delay25.B63:iperf_test1_bw10delay25.B71 iperf_test1_bw10delay25.E62:iperf_test1_bw10delay25.E62 iperf_test1_bw10delay25.E63:iperf_test1_bw10delay25.E71 iperf_test1_bw10delay25.F62:iperf_test1_bw10delay25.F62 iperf_test1_bw10delay25.F63:iperf_test1_bw10delay25.F7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04.91mm" svg:height="65.87mm" svg:x="433.65mm" svg:y="279.68mm">
            <loext:p draw:notify-on-update-of-ranges="iperf_test1_bw10delay25.B73:iperf_test1_bw10delay25.B81 iperf_test1_bw10delay25.E72:iperf_test1_bw10delay25.E72 iperf_test1_bw10delay25.E73:iperf_test1_bw10delay25.E81 iperf_test1_bw10delay25.F72:iperf_test1_bw10delay25.F72 iperf_test1_bw10delay25.F73:iperf_test1_bw10delay25.F8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02.7mm" svg:height="69.32mm" svg:x="309.2mm" svg:y="368.96mm">
            <loext:p draw:notify-on-update-of-ranges="iperf_test1_bw10delay25.B83:iperf_test1_bw10delay25.B91 iperf_test1_bw10delay25.E82:iperf_test1_bw10delay25.E82 iperf_test1_bw10delay25.E83:iperf_test1_bw10delay25.E91 iperf_test1_bw10delay25.F82:iperf_test1_bw10delay25.F82 iperf_test1_bw10delay25.F83:iperf_test1_bw10delay25.F9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99.67mm" svg:height="71.45mm" svg:x="440.81mm" svg:y="372.4mm">
            <loext:p draw:notify-on-update-of-ranges="iperf_test1_bw10delay25.B93:iperf_test1_bw10delay25.B101 iperf_test1_bw10delay25.E92:iperf_test1_bw10delay25.E92 iperf_test1_bw10delay25.E93:iperf_test1_bw10delay25.E101 iperf_test1_bw10delay25.F92:iperf_test1_bw10delay25.F92 iperf_test1_bw10delay25.F93:iperf_test1_bw10delay25.F10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159.91mm" svg:height="90.05mm" svg:x="592.04mm" svg:y="79.69mm">
            <loext:p draw:notify-on-update-of-ranges="iperf_test1_bw10delay25.AB3:iperf_test1_bw10delay25.AB12 iperf_test1_bw10delay25.AC2:iperf_test1_bw10delay25.AC2 iperf_test1_bw10delay25.AC3:iperf_test1_bw10delay25.AC12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20"/>
        <table:table-column table:style-name="co11" table:default-cell-style-name="Default"/>
        <table:table-column table:style-name="co14" table:default-cell-style-name="Default"/>
        <table:table-column table:style-name="co1" table:number-columns-repeated="24" table:default-cell-style-name="Default"/>
        <table:table-row table:style-name="ro1">
          <table:table-cell table:number-columns-repeated="7"/>
          <table:table-cell table:style-name="ce7" table:number-columns-repeated="3"/>
          <table:table-cell/>
          <table:table-cell table:style-name="ce7" table:number-columns-repeated="13"/>
          <table:table-cell table:style-name="ce56"/>
          <table:table-cell table:style-name="ce7"/>
          <table:table-cell/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perf</text:p>
          </table:table-cell>
          <table:table-cell table:style-name="ce20" office:value-type="string" calcext:value-type="string">
            <text:p>ALTO</text:p>
          </table:table-cell>
          <table:table-cell/>
          <table:table-cell table:style-name="ce7" office:value-type="string" calcext:value-type="string">
            <text:p>Delta-ALTO</text:p>
          </table:table-cell>
          <table:table-cell table:style-name="ce7" office:value-type="string" calcext:value-type="string">
            <text:p>Norm_Delta</text:p>
          </table:table-cell>
          <table:table-cell table:style-name="ce7" office:value-type="string" calcext:value-type="string">
            <text:p>% hits</text:p>
          </table:table-cell>
          <table:table-cell/>
          <table:table-cell table:style-name="ce7" office:value-type="string" calcext:value-type="string">
            <text:p>Host</text:p>
          </table:table-cell>
          <table:table-cell table:style-name="ce34" office:value-type="string" calcext:value-type="string">
            <text:p>Min</text:p>
          </table:table-cell>
          <table:table-cell table:style-name="ce37"/>
          <table:table-cell table:style-name="ce37" office:value-type="string" calcext:value-type="string">
            <text:p>1Q</text:p>
          </table:table-cell>
          <table:table-cell table:style-name="ce37"/>
          <table:table-cell table:style-name="ce37" office:value-type="string" calcext:value-type="string">
            <text:p>Mediun</text:p>
          </table:table-cell>
          <table:table-cell table:style-name="ce37"/>
          <table:table-cell table:style-name="ce37" office:value-type="string" calcext:value-type="string">
            <text:p>3Q</text:p>
          </table:table-cell>
          <table:table-cell table:style-name="ce37"/>
          <table:table-cell table:style-name="ce37" office:value-type="string" calcext:value-type="string">
            <text:p>Max</text:p>
          </table:table-cell>
          <table:table-cell table:style-name="ce37"/>
          <table:table-cell table:style-name="ce7" office:value-type="string" calcext:value-type="string">
            <text:p>Delta-ALTO</text:p>
          </table:table-cell>
          <table:table-cell table:style-name="ce7" office:value-type="string" calcext:value-type="string">
            <text:p>Norm_Delta</text:p>
          </table:table-cell>
          <table:table-cell table:style-name="ce56" office:value-type="string" calcext:value-type="string">
            <text:p>STDEV.P</text:p>
          </table:table-cell>
          <table:table-cell table:style-name="ce7" office:value-type="string" calcext:value-type="string">
            <text:p>% hits</text:p>
          </table:table-cell>
          <table:table-cell/>
          <table:table-cell table:style-name="ce7" office:value-type="string" calcext:value-type="string">
            <text:p>Host</text:p>
          </table:table-cell>
          <table:table-cell table:style-name="ce7" office:value-type="string" calcext:value-type="string">
            <text:p>Norm_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float" office:value="12.4" calcext:value-type="float">
            <text:p>12.4</text:p>
          </table:table-cell>
          <table:table-cell table:style-name="ce54" office:value-type="float" office:value="9.43" calcext:value-type="float">
            <text:p>9.43</text:p>
          </table:table-cell>
          <table:table-cell table:style-name="ce55" table:formula="of:=RANK([.D3];[.$D$3:.$D$11])" office:value-type="float" office:value="2" calcext:value-type="float">
            <text:p>2</text:p>
          </table:table-cell>
          <table:table-cell table:style-name="ce22" office:value-type="string" calcext:value-type="string">
            <text:p>AS2</text:p>
          </table:table-cell>
          <table:table-cell table:style-name="ce22" office:value-type="float" office:value="2" calcext:value-type="float">
            <text:p>2</text:p>
          </table:table-cell>
          <table:table-cell table:style-name="ce15" table:formula="of:=[.$D$3]-[.D3]" office:value-type="float" office:value="0" calcext:value-type="float">
            <text:p>0</text:p>
          </table:table-cell>
          <table:table-cell table:style-name="ce28" table:formula="of:=[.H3]/[.$D$3]" office:value-type="float" office:value="0" calcext:value-type="float">
            <text:p>0</text:p>
          </table:table-cell>
          <table:table-cell table:formula="of:=IF([.H3]&lt;0;0;1)" office:value-type="float" office:value="1" calcext:value-type="float">
            <text:p>1</text:p>
          </table:table-cell>
          <table:table-cell/>
          <table:table-cell table:style-name="ce15" table:formula="of:=[.A3]" office:value-type="string" office:string-value="h1" calcext:value-type="string">
            <text:p>h1</text:p>
          </table:table-cell>
          <table:table-cell table:style-name="ce35" table:formula="of:=QUARTILE([.$I$3:.$I$11];0)" office:value-type="float" office:value="-0.00318133616118782" calcext:value-type="float">
            <text:p>0.00</text:p>
          </table:table-cell>
          <table:table-cell table:style-name="ce15" table:formula="of:=[.M3]*100" office:value-type="float" office:value="-0.318133616118782" calcext:value-type="float">
            <text:p>-0.3181336161</text:p>
          </table:table-cell>
          <table:table-cell table:style-name="ce39" table:formula="of:=QUARTILE([.$I$3:.$I$11];1)" office:value-type="float" office:value="0.00212089077412509" calcext:value-type="float">
            <text:p>0.00</text:p>
          </table:table-cell>
          <table:table-cell table:style-name="ce15" table:formula="of:=[.O3]*100" office:value-type="float" office:value="0.212089077412509" calcext:value-type="float">
            <text:p>0.2120890774</text:p>
          </table:table-cell>
          <table:table-cell table:style-name="ce39" table:formula="of:=QUARTILE([.$I$3:.$I$11];2)" office:value-type="float" office:value="0.00848356309650054" calcext:value-type="float">
            <text:p>0.01</text:p>
          </table:table-cell>
          <table:table-cell table:style-name="ce15" table:formula="of:=[.Q3]*100" office:value-type="float" office:value="0.848356309650054" calcext:value-type="float">
            <text:p>0.8483563097</text:p>
          </table:table-cell>
          <table:table-cell table:style-name="ce39" table:formula="of:=QUARTILE([.$I$3:.$I$11];3)" office:value-type="float" office:value="0.0275715800636267" calcext:value-type="float">
            <text:p>0.03</text:p>
          </table:table-cell>
          <table:table-cell table:style-name="ce15" table:formula="of:=[.S3]*100" office:value-type="float" office:value="2.75715800636267" calcext:value-type="float">
            <text:p>2.7571580064</text:p>
          </table:table-cell>
          <table:table-cell table:style-name="ce39" table:formula="of:=QUARTILE([.$I$3:.$I$11];4)" office:value-type="float" office:value="0.0424178154825027" calcext:value-type="float">
            <text:p>0.04</text:p>
          </table:table-cell>
          <table:table-cell table:style-name="ce15" table:formula="of:=[.U3]*100" office:value-type="float" office:value="4.24178154825027" calcext:value-type="float">
            <text:p>4.2417815483</text:p>
          </table:table-cell>
          <table:table-cell table:style-name="ce46" table:formula="of:=[.H12]" office:value-type="float" office:value="0.142222222222222" calcext:value-type="float">
            <text:p>0.14</text:p>
          </table:table-cell>
          <table:table-cell table:style-name="ce46" table:formula="of:=[.I12]" office:value-type="float" office:value="0.0150818899493343" calcext:value-type="float">
            <text:p>0.02</text:p>
          </table:table-cell>
          <table:table-cell table:style-name="ce50" table:formula="of:=COM.MICROSOFT.STDEV.P([.I3:.I11])" office:value-type="float" office:value="0.0156075545077729" calcext:value-type="float">
            <text:p>0.02</text:p>
          </table:table-cell>
          <table:table-cell table:style-name="ce46" table:formula="of:=[.J12]" office:value-type="float" office:value="0.888888888888889" calcext:value-type="float">
            <text:p>0.89</text:p>
          </table:table-cell>
          <table:table-cell/>
          <table:table-cell table:style-name="ce15" office:value-type="string" calcext:value-type="string">
            <text:p>h3</text:p>
          </table:table-cell>
          <table:table-cell table:style-name="ce46" office:value-type="float" office:value="0.0122800802928327" calcext:value-type="float">
            <text:p>0.01</text:p>
          </table:table-cell>
          <table:table-cell table:formula="of:=[.AC3]*100" office:value-type="float" office:value="1.22800802928327" calcext:value-type="float">
            <text:p>1.2280080293</text:p>
          </table:table-cell>
          <table:table-cell table:formula="of:=[.Y5]*100" office:value-type="float" office:value="1.45547224518163" calcext:value-type="float">
            <text:p>1.4554722452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3</text:p>
          </table:table-cell>
          <table:table-cell office:value-type="float" office:value="12.6" calcext:value-type="float">
            <text:p>12.6</text:p>
          </table:table-cell>
          <table:table-cell table:style-name="ce54" office:value-type="float" office:value="9.46" calcext:value-type="float">
            <text:p>9.46</text:p>
          </table:table-cell>
          <table:table-cell table:style-name="ce55" table:formula="of:=RANK([.D4];[.$D$3:.$D$11])" office:value-type="float" office:value="1" calcext:value-type="float">
            <text:p>1</text:p>
          </table:table-cell>
          <table:table-cell table:style-name="ce23" table:number-columns-repeated="2"/>
          <table:table-cell table:style-name="ce15" table:formula="of:=[.$D$3]-[.D4]" office:value-type="float" office:value="-0.0300000000000011" calcext:value-type="float">
            <text:p>-0.03</text:p>
          </table:table-cell>
          <table:table-cell table:style-name="ce28" table:formula="of:=[.H4]/[.$D$3]" office:value-type="float" office:value="-0.00318133616118782" calcext:value-type="float">
            <text:p>-0.0031813362</text:p>
          </table:table-cell>
          <table:table-cell table:formula="of:=IF([.H4]&lt;0;0;1)" office:value-type="float" office:value="0" calcext:value-type="float">
            <text:p>0</text:p>
          </table:table-cell>
          <table:table-cell/>
          <table:table-cell table:style-name="ce15" table:formula="of:=[.A13]" office:value-type="string" office:string-value="h2" calcext:value-type="string">
            <text:p>h2</text:p>
          </table:table-cell>
          <table:table-cell table:style-name="ce35" table:formula="of:=QUARTILE([.$I$13:.$I$21];0)" office:value-type="float" office:value="0" calcext:value-type="float">
            <text:p>0.00</text:p>
          </table:table-cell>
          <table:table-cell table:style-name="ce15" table:formula="of:=[.M4]*100" office:value-type="float" office:value="0" calcext:value-type="float">
            <text:p>0</text:p>
          </table:table-cell>
          <table:table-cell table:style-name="ce39" table:formula="of:=QUARTILE([.$I$13:.$I$21];1)" office:value-type="float" office:value="0.00528541226215652" calcext:value-type="float">
            <text:p>0.01</text:p>
          </table:table-cell>
          <table:table-cell table:style-name="ce15" table:formula="of:=[.O4]*100" office:value-type="float" office:value="0.528541226215652" calcext:value-type="float">
            <text:p>0.5285412262</text:p>
          </table:table-cell>
          <table:table-cell table:style-name="ce39" table:formula="of:=QUARTILE([.$I$13:.$I$21];2)" office:value-type="float" office:value="0.0116279069767443" calcext:value-type="float">
            <text:p>0.01</text:p>
          </table:table-cell>
          <table:table-cell table:style-name="ce15" table:formula="of:=[.Q4]*100" office:value-type="float" office:value="1.16279069767443" calcext:value-type="float">
            <text:p>1.1627906977</text:p>
          </table:table-cell>
          <table:table-cell table:style-name="ce39" table:formula="of:=QUARTILE([.$I$13:.$I$21];3)" office:value-type="float" office:value="0.03276955602537" calcext:value-type="float">
            <text:p>0.03</text:p>
          </table:table-cell>
          <table:table-cell table:style-name="ce15" table:formula="of:=[.S4]*100" office:value-type="float" office:value="3.276955602537" calcext:value-type="float">
            <text:p>3.2769556025</text:p>
          </table:table-cell>
          <table:table-cell table:style-name="ce39" table:formula="of:=QUARTILE([.$I$13:.$I$21];4)" office:value-type="float" office:value="0.0454545454545456" calcext:value-type="float">
            <text:p>0.05</text:p>
          </table:table-cell>
          <table:table-cell table:style-name="ce15" table:formula="of:=[.U4]*100" office:value-type="float" office:value="4.54545454545456" calcext:value-type="float">
            <text:p>4.5454545455</text:p>
          </table:table-cell>
          <table:table-cell table:style-name="ce47" table:formula="of:=[.H22]" office:value-type="float" office:value="0.16888888888889" calcext:value-type="float">
            <text:p>0.17</text:p>
          </table:table-cell>
          <table:table-cell table:style-name="ce47" table:formula="of:=[.I22]" office:value-type="float" office:value="0.0178529480855063" calcext:value-type="float">
            <text:p>0.02</text:p>
          </table:table-cell>
          <table:table-cell table:style-name="ce50" table:formula="of:=COM.MICROSOFT.STDEV.P([.I13:.I21])" office:value-type="float" office:value="0.01674692377039" calcext:value-type="float">
            <text:p>0.02</text:p>
          </table:table-cell>
          <table:table-cell table:style-name="ce47" table:formula="of:=[.J22]" office:value-type="float" office:value="1" calcext:value-type="float">
            <text:p>1.00</text:p>
          </table:table-cell>
          <table:table-cell/>
          <table:table-cell table:style-name="ce15" office:value-type="string" calcext:value-type="string">
            <text:p>h1</text:p>
          </table:table-cell>
          <table:table-cell table:style-name="ce46" office:value-type="float" office:value="0.0150818899493343" calcext:value-type="float">
            <text:p>0.02</text:p>
          </table:table-cell>
          <table:table-cell table:formula="of:=[.AC4]*100" office:value-type="float" office:value="1.50818899493343" calcext:value-type="float">
            <text:p>1.5081889949</text:p>
          </table:table-cell>
          <table:table-cell table:formula="of:=[.Y3]*100" office:value-type="float" office:value="1.56075545077729" calcext:value-type="float">
            <text:p>1.5607554508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4</text:p>
          </table:table-cell>
          <table:table-cell office:value-type="float" office:value="12.4" calcext:value-type="float">
            <text:p>12.4</text:p>
          </table:table-cell>
          <table:table-cell office:value-type="float" office:value="9.37" calcext:value-type="float">
            <text:p>9.37</text:p>
          </table:table-cell>
          <table:table-cell table:formula="of:=RANK([.D5];[.$D$3:.$D$11])" office:value-type="float" office:value="4" calcext:value-type="float">
            <text:p>4</text:p>
          </table:table-cell>
          <table:table-cell table:style-name="ce23" table:number-columns-repeated="2"/>
          <table:table-cell table:style-name="ce15" table:formula="of:=[.$D$3]-[.D5]" office:value-type="float" office:value="0.0600000000000005" calcext:value-type="float">
            <text:p>0.06</text:p>
          </table:table-cell>
          <table:table-cell table:style-name="ce28" table:formula="of:=[.H5]/[.$D$3]" office:value-type="float" office:value="0.00636267232237545" calcext:value-type="float">
            <text:p>0.0063626723</text:p>
          </table:table-cell>
          <table:table-cell table:formula="of:=IF([.H5]&lt;0;0;1)" office:value-type="float" office:value="1" calcext:value-type="float">
            <text:p>1</text:p>
          </table:table-cell>
          <table:table-cell/>
          <table:table-cell table:style-name="ce15" table:formula="of:=[.A23]" office:value-type="string" office:string-value="h3" calcext:value-type="string">
            <text:p>h3</text:p>
          </table:table-cell>
          <table:table-cell table:style-name="ce35" table:formula="of:=QUARTILE([.$I$23:.$I$31];0)" office:value-type="float" office:value="-0.00425079702444199" calcext:value-type="float">
            <text:p>0.00</text:p>
          </table:table-cell>
          <table:table-cell table:style-name="ce15" table:formula="of:=[.M5]*100" office:value-type="float" office:value="-0.425079702444199" calcext:value-type="float">
            <text:p>-0.4250797024</text:p>
          </table:table-cell>
          <table:table-cell table:style-name="ce39" table:formula="of:=QUARTILE([.$I$23:.$I$31];1)" office:value-type="float" office:value="0" calcext:value-type="float">
            <text:p>0.00</text:p>
          </table:table-cell>
          <table:table-cell table:style-name="ce15" table:formula="of:=[.O5]*100" office:value-type="float" office:value="0" calcext:value-type="float">
            <text:p>0</text:p>
          </table:table-cell>
          <table:table-cell table:style-name="ce39" table:formula="of:=QUARTILE([.$I$23:.$I$31];2)" office:value-type="float" office:value="0.00743889479277368" calcext:value-type="float">
            <text:p>0.01</text:p>
          </table:table-cell>
          <table:table-cell table:style-name="ce15" table:formula="of:=[.Q5]*100" office:value-type="float" office:value="0.743889479277368" calcext:value-type="float">
            <text:p>0.7438894793</text:p>
          </table:table-cell>
          <table:table-cell table:style-name="ce39" table:formula="of:=QUARTILE([.$I$23:.$I$31];3)" office:value-type="float" office:value="0.0276301806588735" calcext:value-type="float">
            <text:p>0.03</text:p>
          </table:table-cell>
          <table:table-cell table:style-name="ce15" table:formula="of:=[.S5]*100" office:value-type="float" office:value="2.76301806588735" calcext:value-type="float">
            <text:p>2.7630180659</text:p>
          </table:table-cell>
          <table:table-cell table:style-name="ce39" table:formula="of:=QUARTILE([.$I$23:.$I$31];4)" office:value-type="float" office:value="0.0361317747077577" calcext:value-type="float">
            <text:p>0.04</text:p>
          </table:table-cell>
          <table:table-cell table:style-name="ce15" table:formula="of:=[.U5]*100" office:value-type="float" office:value="3.61317747077577" calcext:value-type="float">
            <text:p>3.6131774708</text:p>
          </table:table-cell>
          <table:table-cell table:style-name="ce46" table:formula="of:=[.H32]" office:value-type="float" office:value="0.115555555555556" calcext:value-type="float">
            <text:p>0.12</text:p>
          </table:table-cell>
          <table:table-cell table:style-name="ce46" table:formula="of:=[.I32]" office:value-type="float" office:value="0.0122800802928327" calcext:value-type="float">
            <text:p>0.01</text:p>
          </table:table-cell>
          <table:table-cell table:style-name="ce50" table:formula="of:=COM.MICROSOFT.STDEV.P([.I23:.I31])" office:value-type="float" office:value="0.0145547224518163" calcext:value-type="float">
            <text:p>0.01</text:p>
          </table:table-cell>
          <table:table-cell table:style-name="ce46" table:formula="of:=[.J32]" office:value-type="float" office:value="0.777777777777778" calcext:value-type="float">
            <text:p>0.78</text:p>
          </table:table-cell>
          <table:table-cell/>
          <table:table-cell table:style-name="ce15" office:value-type="string" calcext:value-type="string">
            <text:p>h7</text:p>
          </table:table-cell>
          <table:table-cell table:style-name="ce46" office:value-type="float" office:value="0.0159914712153519" calcext:value-type="float">
            <text:p>0.02</text:p>
          </table:table-cell>
          <table:table-cell table:formula="of:=[.AC5]*100" office:value-type="float" office:value="1.59914712153519" calcext:value-type="float">
            <text:p>1.5991471215</text:p>
          </table:table-cell>
          <table:table-cell table:formula="of:=[.Y9]*100" office:value-type="float" office:value="1.23307402792448" calcext:value-type="float">
            <text:p>1.2330740279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5</text:p>
          </table:table-cell>
          <table:table-cell office:value-type="float" office:value="12.3" calcext:value-type="float">
            <text:p>12.3</text:p>
          </table:table-cell>
          <table:table-cell office:value-type="float" office:value="9.41" calcext:value-type="float">
            <text:p>9.41</text:p>
          </table:table-cell>
          <table:table-cell table:formula="of:=RANK([.D6];[.$D$3:.$D$11])" office:value-type="float" office:value="3" calcext:value-type="float">
            <text:p>3</text:p>
          </table:table-cell>
          <table:table-cell table:style-name="ce24" table:number-columns-repeated="2"/>
          <table:table-cell table:style-name="ce15" table:formula="of:=[.$D$3]-[.D6]" office:value-type="float" office:value="0.0199999999999996" calcext:value-type="float">
            <text:p>0.02</text:p>
          </table:table-cell>
          <table:table-cell table:style-name="ce28" table:formula="of:=[.H6]/[.$D$3]" office:value-type="float" office:value="0.00212089077412509" calcext:value-type="float">
            <text:p>0.0021208908</text:p>
          </table:table-cell>
          <table:table-cell table:formula="of:=IF([.H6]&lt;0;0;1)" office:value-type="float" office:value="1" calcext:value-type="float">
            <text:p>1</text:p>
          </table:table-cell>
          <table:table-cell/>
          <table:table-cell table:style-name="ce15" table:formula="of:=[.A33]" office:value-type="string" office:string-value="h4" calcext:value-type="string">
            <text:p>h4</text:p>
          </table:table-cell>
          <table:table-cell table:style-name="ce35" table:formula="of:=QUARTILE([.$I$33:.$I$41];0)" office:value-type="float" office:value="0" calcext:value-type="float">
            <text:p>0.00</text:p>
          </table:table-cell>
          <table:table-cell table:style-name="ce15" table:formula="of:=[.M6]*100" office:value-type="float" office:value="0" calcext:value-type="float">
            <text:p>0</text:p>
          </table:table-cell>
          <table:table-cell table:style-name="ce39" table:formula="of:=QUARTILE([.$I$33:.$I$41];1)" office:value-type="float" office:value="0" calcext:value-type="float">
            <text:p>0.00</text:p>
          </table:table-cell>
          <table:table-cell table:style-name="ce15" table:formula="of:=[.O6]*100" office:value-type="float" office:value="0" calcext:value-type="float">
            <text:p>0</text:p>
          </table:table-cell>
          <table:table-cell table:style-name="ce39" table:formula="of:=QUARTILE([.$I$33:.$I$41];2)" office:value-type="float" office:value="0.0138150903294369" calcext:value-type="float">
            <text:p>0.01</text:p>
          </table:table-cell>
          <table:table-cell table:style-name="ce15" table:formula="of:=[.Q6]*100" office:value-type="float" office:value="1.38150903294369" calcext:value-type="float">
            <text:p>1.3815090329</text:p>
          </table:table-cell>
          <table:table-cell table:style-name="ce39" table:formula="of:=QUARTILE([.$I$33:.$I$41];3)" office:value-type="float" office:value="0.0361317747077577" calcext:value-type="float">
            <text:p>0.04</text:p>
          </table:table-cell>
          <table:table-cell table:style-name="ce15" table:formula="of:=[.S6]*100" office:value-type="float" office:value="3.61317747077577" calcext:value-type="float">
            <text:p>3.6131774708</text:p>
          </table:table-cell>
          <table:table-cell table:style-name="ce39" table:formula="of:=QUARTILE([.$I$33:.$I$41];4)" office:value-type="float" office:value="0.0520722635494155" calcext:value-type="float">
            <text:p>0.05</text:p>
          </table:table-cell>
          <table:table-cell table:style-name="ce15" table:formula="of:=[.U6]*100" office:value-type="float" office:value="5.20722635494155" calcext:value-type="float">
            <text:p>5.2072263549</text:p>
          </table:table-cell>
          <table:table-cell table:style-name="ce46" table:formula="of:=[.H42]" office:value-type="float" office:value="0.177777777777778" calcext:value-type="float">
            <text:p>0.18</text:p>
          </table:table-cell>
          <table:table-cell table:style-name="ce46" table:formula="of:=[.I42]" office:value-type="float" office:value="0.0188924312197426" calcext:value-type="float">
            <text:p>0.02</text:p>
          </table:table-cell>
          <table:table-cell table:style-name="ce50" table:formula="of:=COM.MICROSOFT.STDEV.P([.I33:.I41])" office:value-type="float" office:value="0.0186151274558303" calcext:value-type="float">
            <text:p>0.02</text:p>
          </table:table-cell>
          <table:table-cell table:style-name="ce46" table:formula="of:=[.J42]" office:value-type="float" office:value="1" calcext:value-type="float">
            <text:p>1.00</text:p>
          </table:table-cell>
          <table:table-cell/>
          <table:table-cell table:style-name="ce15" office:value-type="string" calcext:value-type="string">
            <text:p>h5</text:p>
          </table:table-cell>
          <table:table-cell table:style-name="ce47" office:value-type="float" office:value="0.0162429378531073" calcext:value-type="float">
            <text:p>0.02</text:p>
          </table:table-cell>
          <table:table-cell table:formula="of:=[.AC6]*100" office:value-type="float" office:value="1.62429378531073" calcext:value-type="float">
            <text:p>1.6242937853</text:p>
          </table:table-cell>
          <table:table-cell table:formula="of:=[.Y7]*100" office:value-type="float" office:value="1.28678440383394" calcext:value-type="float">
            <text:p>1.2867844038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6</text:p>
          </table:table-cell>
          <table:table-cell office:value-type="float" office:value="12.2" calcext:value-type="float">
            <text:p>12.2</text:p>
          </table:table-cell>
          <table:table-cell office:value-type="float" office:value="9.35" calcext:value-type="float">
            <text:p>9.35</text:p>
          </table:table-cell>
          <table:table-cell table:formula="of:=RANK([.D7];[.$D$3:.$D$11])" office:value-type="float" office:value="5" calcext:value-type="float">
            <text:p>5</text:p>
          </table:table-cell>
          <table:table-cell table:style-name="ce24" table:number-columns-repeated="2"/>
          <table:table-cell table:style-name="ce15" table:formula="of:=[.$D$3]-[.D7]" office:value-type="float" office:value="0.0800000000000001" calcext:value-type="float">
            <text:p>0.08</text:p>
          </table:table-cell>
          <table:table-cell table:style-name="ce28" table:formula="of:=[.H7]/[.$D$3]" office:value-type="float" office:value="0.00848356309650054" calcext:value-type="float">
            <text:p>0.0084835631</text:p>
          </table:table-cell>
          <table:table-cell table:formula="of:=IF([.H7]&lt;0;0;1)" office:value-type="float" office:value="1" calcext:value-type="float">
            <text:p>1</text:p>
          </table:table-cell>
          <table:table-cell/>
          <table:table-cell table:style-name="ce15" table:formula="of:=[.A43]" office:value-type="string" office:string-value="h5" calcext:value-type="string">
            <text:p>h5</text:p>
          </table:table-cell>
          <table:table-cell table:style-name="ce35" table:formula="of:=QUARTILE([.$I$43:.$I$51];0)" office:value-type="float" office:value="0" calcext:value-type="float">
            <text:p>0.00</text:p>
          </table:table-cell>
          <table:table-cell table:style-name="ce15" table:formula="of:=[.M7]*100" office:value-type="float" office:value="0" calcext:value-type="float">
            <text:p>0</text:p>
          </table:table-cell>
          <table:table-cell table:style-name="ce39" table:formula="of:=QUARTILE([.$I$43:.$I$51];1)" office:value-type="float" office:value="0.0063559322033897" calcext:value-type="float">
            <text:p>0.01</text:p>
          </table:table-cell>
          <table:table-cell table:style-name="ce15" table:formula="of:=[.O7]*100" office:value-type="float" office:value="0.63559322033897" calcext:value-type="float">
            <text:p>0.6355932203</text:p>
          </table:table-cell>
          <table:table-cell table:style-name="ce39" table:formula="of:=QUARTILE([.$I$43:.$I$51];2)" office:value-type="float" office:value="0.0137711864406779" calcext:value-type="float">
            <text:p>0.01</text:p>
          </table:table-cell>
          <table:table-cell table:style-name="ce15" table:formula="of:=[.Q7]*100" office:value-type="float" office:value="1.37711864406779" calcext:value-type="float">
            <text:p>1.3771186441</text:p>
          </table:table-cell>
          <table:table-cell table:style-name="ce39" table:formula="of:=QUARTILE([.$I$43:.$I$51];3)" office:value-type="float" office:value="0.0275423728813559" calcext:value-type="float">
            <text:p>0.03</text:p>
          </table:table-cell>
          <table:table-cell table:style-name="ce15" table:formula="of:=[.S7]*100" office:value-type="float" office:value="2.75423728813559" calcext:value-type="float">
            <text:p>2.7542372881</text:p>
          </table:table-cell>
          <table:table-cell table:style-name="ce39" table:formula="of:=QUARTILE([.$I$43:.$I$51];4)" office:value-type="float" office:value="0.0370762711864406" calcext:value-type="float">
            <text:p>0.04</text:p>
          </table:table-cell>
          <table:table-cell table:style-name="ce15" table:formula="of:=[.U7]*100" office:value-type="float" office:value="3.70762711864406" calcext:value-type="float">
            <text:p>3.7076271186</text:p>
          </table:table-cell>
          <table:table-cell table:style-name="ce47" table:formula="of:=[.H52]" office:value-type="float" office:value="0.153333333333333" calcext:value-type="float">
            <text:p>0.15</text:p>
          </table:table-cell>
          <table:table-cell table:style-name="ce47" table:formula="of:=[.I52]" office:value-type="float" office:value="0.0162429378531073" calcext:value-type="float">
            <text:p>0.02</text:p>
          </table:table-cell>
          <table:table-cell table:style-name="ce50" table:formula="of:=COM.MICROSOFT.STDEV.P([.I43:.I51])" office:value-type="float" office:value="0.0128678440383394" calcext:value-type="float">
            <text:p>0.01</text:p>
          </table:table-cell>
          <table:table-cell table:style-name="ce47" table:formula="of:=[.J52]" office:value-type="float" office:value="1" calcext:value-type="float">
            <text:p>1.00</text:p>
          </table:table-cell>
          <table:table-cell/>
          <table:table-cell table:style-name="ce15" office:value-type="string" calcext:value-type="string">
            <text:p>h2</text:p>
          </table:table-cell>
          <table:table-cell table:style-name="ce47" office:value-type="float" office:value="0.0178529480855063" calcext:value-type="float">
            <text:p>0.02</text:p>
          </table:table-cell>
          <table:table-cell table:formula="of:=[.AC7]*100" office:value-type="float" office:value="1.78529480855063" calcext:value-type="float">
            <text:p>1.7852948086</text:p>
          </table:table-cell>
          <table:table-cell table:formula="of:=[.Y4]*100" office:value-type="float" office:value="1.674692377039" calcext:value-type="float">
            <text:p>1.674692377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7</text:p>
          </table:table-cell>
          <table:table-cell office:value-type="float" office:value="12.3" calcext:value-type="float">
            <text:p>12.3</text:p>
          </table:table-cell>
          <table:table-cell office:value-type="float" office:value="9.28" calcext:value-type="float">
            <text:p>9.28</text:p>
          </table:table-cell>
          <table:table-cell table:formula="of:=RANK([.D8];[.$D$3:.$D$11])" office:value-type="float" office:value="6" calcext:value-type="float">
            <text:p>6</text:p>
          </table:table-cell>
          <table:table-cell table:style-name="ce25" table:number-columns-repeated="2"/>
          <table:table-cell table:style-name="ce15" table:formula="of:=[.$D$3]-[.D8]" office:value-type="float" office:value="0.15" calcext:value-type="float">
            <text:p>0.15</text:p>
          </table:table-cell>
          <table:table-cell table:style-name="ce28" table:formula="of:=[.H8]/[.$D$3]" office:value-type="float" office:value="0.0159066808059385" calcext:value-type="float">
            <text:p>0.0159066808</text:p>
          </table:table-cell>
          <table:table-cell table:formula="of:=IF([.H8]&lt;0;0;1)" office:value-type="float" office:value="1" calcext:value-type="float">
            <text:p>1</text:p>
          </table:table-cell>
          <table:table-cell/>
          <table:table-cell table:style-name="ce15" table:formula="of:=[.A53]" office:value-type="string" office:string-value="h6" calcext:value-type="string">
            <text:p>h6</text:p>
          </table:table-cell>
          <table:table-cell table:style-name="ce35" table:formula="of:=QUARTILE([.$I$53:.$I$61];0)" office:value-type="float" office:value="0" calcext:value-type="float">
            <text:p>0.00</text:p>
          </table:table-cell>
          <table:table-cell table:style-name="ce15" table:formula="of:=[.M8]*100" office:value-type="float" office:value="0" calcext:value-type="float">
            <text:p>0</text:p>
          </table:table-cell>
          <table:table-cell table:style-name="ce39" table:formula="of:=QUARTILE([.$I$53:.$I$61];1)" office:value-type="float" office:value="0.00319829424307048" calcext:value-type="float">
            <text:p>0.00</text:p>
          </table:table-cell>
          <table:table-cell table:style-name="ce15" table:formula="of:=[.O8]*100" office:value-type="float" office:value="0.319829424307048" calcext:value-type="float">
            <text:p>0.3198294243</text:p>
          </table:table-cell>
          <table:table-cell table:style-name="ce39" table:formula="of:=QUARTILE([.$I$53:.$I$61];2)" office:value-type="float" office:value="0.0106609808102347" calcext:value-type="float">
            <text:p>0.01</text:p>
          </table:table-cell>
          <table:table-cell table:style-name="ce15" table:formula="of:=[.Q8]*100" office:value-type="float" office:value="1.06609808102347" calcext:value-type="float">
            <text:p>1.066098081</text:p>
          </table:table-cell>
          <table:table-cell table:style-name="ce39" table:formula="of:=QUARTILE([.$I$53:.$I$61];3)" office:value-type="float" office:value="0.0245202558635395" calcext:value-type="float">
            <text:p>0.02</text:p>
          </table:table-cell>
          <table:table-cell table:style-name="ce15" table:formula="of:=[.S8]*100" office:value-type="float" office:value="2.45202558635395" calcext:value-type="float">
            <text:p>2.4520255864</text:p>
          </table:table-cell>
          <table:table-cell table:style-name="ce39" table:formula="of:=QUARTILE([.$I$53:.$I$61];4)" office:value-type="float" office:value="0.0565031982942432" calcext:value-type="float">
            <text:p>0.06</text:p>
          </table:table-cell>
          <table:table-cell table:style-name="ce15" table:formula="of:=[.U8]*100" office:value-type="float" office:value="5.65031982942432" calcext:value-type="float">
            <text:p>5.6503198294</text:p>
          </table:table-cell>
          <table:table-cell table:style-name="ce46" table:formula="of:=[.H62]" office:value-type="float" office:value="0.171111111111112" calcext:value-type="float">
            <text:p>0.17</text:p>
          </table:table-cell>
          <table:table-cell table:style-name="ce46" table:formula="of:=[.I62]" office:value-type="float" office:value="0.0182421227197348" calcext:value-type="float">
            <text:p>0.02</text:p>
          </table:table-cell>
          <table:table-cell table:style-name="ce50" table:formula="of:=COM.MICROSOFT.STDEV.P([.I53:.I61])" office:value-type="float" office:value="0.0189743126575455" calcext:value-type="float">
            <text:p>0.02</text:p>
          </table:table-cell>
          <table:table-cell table:style-name="ce46" table:formula="of:=[.J62]" office:value-type="float" office:value="1" calcext:value-type="float">
            <text:p>1.00</text:p>
          </table:table-cell>
          <table:table-cell/>
          <table:table-cell table:style-name="ce15" office:value-type="string" calcext:value-type="string">
            <text:p>h6</text:p>
          </table:table-cell>
          <table:table-cell table:style-name="ce46" office:value-type="float" office:value="0.0182421227197348" calcext:value-type="float">
            <text:p>0.02</text:p>
          </table:table-cell>
          <table:table-cell table:formula="of:=[.AC8]*100" office:value-type="float" office:value="1.82421227197348" calcext:value-type="float">
            <text:p>1.824212272</text:p>
          </table:table-cell>
          <table:table-cell table:formula="of:=[.Y8]*100" office:value-type="float" office:value="1.89743126575455" calcext:value-type="float">
            <text:p>1.8974312658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8</text:p>
          </table:table-cell>
          <table:table-cell office:value-type="float" office:value="12.1" calcext:value-type="float">
            <text:p>12.1</text:p>
          </table:table-cell>
          <table:table-cell office:value-type="float" office:value="9.17" calcext:value-type="float">
            <text:p>9.17</text:p>
          </table:table-cell>
          <table:table-cell table:formula="of:=RANK([.D9];[.$D$3:.$D$11])" office:value-type="float" office:value="7" calcext:value-type="float">
            <text:p>7</text:p>
          </table:table-cell>
          <table:table-cell table:style-name="ce25" table:number-columns-repeated="2"/>
          <table:table-cell table:style-name="ce15" table:formula="of:=[.$D$3]-[.D9]" office:value-type="float" office:value="0.26" calcext:value-type="float">
            <text:p>0.26</text:p>
          </table:table-cell>
          <table:table-cell table:style-name="ce28" table:formula="of:=[.H9]/[.$D$3]" office:value-type="float" office:value="0.0275715800636267" calcext:value-type="float">
            <text:p>0.0275715801</text:p>
          </table:table-cell>
          <table:table-cell table:formula="of:=IF([.H9]&lt;0;0;1)" office:value-type="float" office:value="1" calcext:value-type="float">
            <text:p>1</text:p>
          </table:table-cell>
          <table:table-cell/>
          <table:table-cell table:style-name="ce15" table:formula="of:=[.A63]" office:value-type="string" office:string-value="h7" calcext:value-type="string">
            <text:p>h7</text:p>
          </table:table-cell>
          <table:table-cell table:style-name="ce35" table:formula="of:=QUARTILE([.$I$63:.$I$71];0)" office:value-type="float" office:value="0" calcext:value-type="float">
            <text:p>0.00</text:p>
          </table:table-cell>
          <table:table-cell table:style-name="ce15" table:formula="of:=[.M9]*100" office:value-type="float" office:value="0" calcext:value-type="float">
            <text:p>0</text:p>
          </table:table-cell>
          <table:table-cell table:style-name="ce39" table:formula="of:=QUARTILE([.$I$63:.$I$71];1)" office:value-type="float" office:value="0.00746268656716421" calcext:value-type="float">
            <text:p>0.01</text:p>
          </table:table-cell>
          <table:table-cell table:style-name="ce15" table:formula="of:=[.O9]*100" office:value-type="float" office:value="0.746268656716421" calcext:value-type="float">
            <text:p>0.7462686567</text:p>
          </table:table-cell>
          <table:table-cell table:style-name="ce39" table:formula="of:=QUARTILE([.$I$63:.$I$71];2)" office:value-type="float" office:value="0.013859275053305" calcext:value-type="float">
            <text:p>0.01</text:p>
          </table:table-cell>
          <table:table-cell table:style-name="ce15" table:formula="of:=[.Q9]*100" office:value-type="float" office:value="1.3859275053305" calcext:value-type="float">
            <text:p>1.3859275053</text:p>
          </table:table-cell>
          <table:table-cell table:style-name="ce39" table:formula="of:=QUARTILE([.$I$63:.$I$71];3)" office:value-type="float" office:value="0.0213219616204692" calcext:value-type="float">
            <text:p>0.02</text:p>
          </table:table-cell>
          <table:table-cell table:style-name="ce15" table:formula="of:=[.S9]*100" office:value-type="float" office:value="2.13219616204692" calcext:value-type="float">
            <text:p>2.132196162</text:p>
          </table:table-cell>
          <table:table-cell table:style-name="ce39" table:formula="of:=QUARTILE([.$I$63:.$I$71];4)" office:value-type="float" office:value="0.0447761194029851" calcext:value-type="float">
            <text:p>0.04</text:p>
          </table:table-cell>
          <table:table-cell table:style-name="ce15" table:formula="of:=[.U9]*100" office:value-type="float" office:value="4.47761194029851" calcext:value-type="float">
            <text:p>4.4776119403</text:p>
          </table:table-cell>
          <table:table-cell table:style-name="ce46" table:formula="of:=[.H72]" office:value-type="float" office:value="0.150000000000001" calcext:value-type="float">
            <text:p>0.15</text:p>
          </table:table-cell>
          <table:table-cell table:style-name="ce46" table:formula="of:=[.I72]" office:value-type="float" office:value="0.0159914712153519" calcext:value-type="float">
            <text:p>0.02</text:p>
          </table:table-cell>
          <table:table-cell table:style-name="ce50" table:formula="of:=COM.MICROSOFT.STDEV.P([.I63:.I71])" office:value-type="float" office:value="0.0123307402792448" calcext:value-type="float">
            <text:p>0.01</text:p>
          </table:table-cell>
          <table:table-cell table:style-name="ce46" table:formula="of:=[.J72]" office:value-type="float" office:value="1" calcext:value-type="float">
            <text:p>1.00</text:p>
          </table:table-cell>
          <table:table-cell/>
          <table:table-cell table:style-name="ce15" office:value-type="string" calcext:value-type="string">
            <text:p>h4</text:p>
          </table:table-cell>
          <table:table-cell table:style-name="ce46" office:value-type="float" office:value="0.0188924312197426" calcext:value-type="float">
            <text:p>0.02</text:p>
          </table:table-cell>
          <table:table-cell table:formula="of:=[.AC9]*100" office:value-type="float" office:value="1.88924312197426" calcext:value-type="float">
            <text:p>1.889243122</text:p>
          </table:table-cell>
          <table:table-cell table:formula="of:=[.Y6]*100" office:value-type="float" office:value="1.86151274558303" calcext:value-type="float">
            <text:p>1.8615127456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9</text:p>
          </table:table-cell>
          <table:table-cell office:value-type="float" office:value="11.9" calcext:value-type="float">
            <text:p>11.9</text:p>
          </table:table-cell>
          <table:table-cell office:value-type="float" office:value="9.09" calcext:value-type="float">
            <text:p>9.09</text:p>
          </table:table-cell>
          <table:table-cell table:formula="of:=RANK([.D10];[.$D$3:.$D$11])" office:value-type="float" office:value="8" calcext:value-type="float">
            <text:p>8</text:p>
          </table:table-cell>
          <table:table-cell table:number-columns-repeated="2"/>
          <table:table-cell table:style-name="ce15" table:formula="of:=[.$D$3]-[.D10]" office:value-type="float" office:value="0.34" calcext:value-type="float">
            <text:p>0.34</text:p>
          </table:table-cell>
          <table:table-cell table:style-name="ce28" table:formula="of:=[.H10]/[.$D$3]" office:value-type="float" office:value="0.0360551431601272" calcext:value-type="float">
            <text:p>0.0360551432</text:p>
          </table:table-cell>
          <table:table-cell table:formula="of:=IF([.H10]&lt;0;0;1)" office:value-type="float" office:value="1" calcext:value-type="float">
            <text:p>1</text:p>
          </table:table-cell>
          <table:table-cell/>
          <table:table-cell table:style-name="ce15" table:formula="of:=[.A73]" office:value-type="string" office:string-value="h8" calcext:value-type="string">
            <text:p>h8</text:p>
          </table:table-cell>
          <table:table-cell table:style-name="ce35" table:formula="of:=QUARTILE([.$I$73:.$I$81];0)" office:value-type="float" office:value="0" calcext:value-type="float">
            <text:p>0.00</text:p>
          </table:table-cell>
          <table:table-cell table:style-name="ce15" table:formula="of:=[.M10]*100" office:value-type="float" office:value="0" calcext:value-type="float">
            <text:p>0</text:p>
          </table:table-cell>
          <table:table-cell table:style-name="ce39" table:formula="of:=QUARTILE([.$I$73:.$I$81];1)" office:value-type="float" office:value="0.0171858216970999" calcext:value-type="float">
            <text:p>0.02</text:p>
          </table:table-cell>
          <table:table-cell table:style-name="ce15" table:formula="of:=[.O10]*100" office:value-type="float" office:value="1.71858216970999" calcext:value-type="float">
            <text:p>1.7185821697</text:p>
          </table:table-cell>
          <table:table-cell table:style-name="ce39" table:formula="of:=QUARTILE([.$I$73:.$I$81];2)" office:value-type="float" office:value="0.0236305048335124" calcext:value-type="float">
            <text:p>0.02</text:p>
          </table:table-cell>
          <table:table-cell table:style-name="ce15" table:formula="of:=[.Q10]*100" office:value-type="float" office:value="2.36305048335124" calcext:value-type="float">
            <text:p>2.3630504834</text:p>
          </table:table-cell>
          <table:table-cell table:style-name="ce39" table:formula="of:=QUARTILE([.$I$73:.$I$81];3)" office:value-type="float" office:value="0.0386680988184749" calcext:value-type="float">
            <text:p>0.04</text:p>
          </table:table-cell>
          <table:table-cell table:style-name="ce15" table:formula="of:=[.S10]*100" office:value-type="float" office:value="3.86680988184749" calcext:value-type="float">
            <text:p>3.8668098818</text:p>
          </table:table-cell>
          <table:table-cell table:style-name="ce39" table:formula="of:=QUARTILE([.$I$73:.$I$81];4)" office:value-type="float" office:value="0.0805585392051557" calcext:value-type="float">
            <text:p>0.08</text:p>
          </table:table-cell>
          <table:table-cell table:style-name="ce15" table:formula="of:=[.U10]*100" office:value-type="float" office:value="8.05585392051557" calcext:value-type="float">
            <text:p>8.0558539205</text:p>
          </table:table-cell>
          <table:table-cell table:style-name="ce47" table:formula="of:=[.H82]" office:value-type="float" office:value="0.297777777777778" calcext:value-type="float">
            <text:p>0.30</text:p>
          </table:table-cell>
          <table:table-cell table:style-name="ce47" table:formula="of:=[.I82]" office:value-type="float" office:value="0.0319847237140471" calcext:value-type="float">
            <text:p>0.03</text:p>
          </table:table-cell>
          <table:table-cell table:style-name="ce50" table:formula="of:=COM.MICROSOFT.STDEV.P([.I73:.I81])" office:value-type="float" office:value="0.0261283222704244" calcext:value-type="float">
            <text:p>0.03</text:p>
          </table:table-cell>
          <table:table-cell table:style-name="ce47" table:formula="of:=[.J82]" office:value-type="float" office:value="1" calcext:value-type="float">
            <text:p>1.00</text:p>
          </table:table-cell>
          <table:table-cell/>
          <table:table-cell table:style-name="ce15" office:value-type="string" calcext:value-type="string">
            <text:p>h8</text:p>
          </table:table-cell>
          <table:table-cell table:style-name="ce47" office:value-type="float" office:value="0.0319847237140471" calcext:value-type="float">
            <text:p>0.03</text:p>
          </table:table-cell>
          <table:table-cell table:formula="of:=[.AC10]*100" office:value-type="float" office:value="3.19847237140471" calcext:value-type="float">
            <text:p>3.1984723714</text:p>
          </table:table-cell>
          <table:table-cell table:formula="of:=[.Y10]*100" office:value-type="float" office:value="2.61283222704244" calcext:value-type="float">
            <text:p>2.612832227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10</text:p>
          </table:table-cell>
          <table:table-cell office:value-type="float" office:value="11.7" calcext:value-type="float">
            <text:p>11.7</text:p>
          </table:table-cell>
          <table:table-cell office:value-type="float" office:value="9.03" calcext:value-type="float">
            <text:p>9.03</text:p>
          </table:table-cell>
          <table:table-cell table:formula="of:=RANK([.D11];[.$D$3:.$D$11])" office:value-type="float" office:value="9" calcext:value-type="float">
            <text:p>9</text:p>
          </table:table-cell>
          <table:table-cell table:number-columns-repeated="2"/>
          <table:table-cell table:style-name="ce15" table:formula="of:=[.$D$3]-[.D11]" office:value-type="float" office:value="0.4" calcext:value-type="float">
            <text:p>0.4</text:p>
          </table:table-cell>
          <table:table-cell table:style-name="ce28" table:formula="of:=[.H11]/[.$D$3]" office:value-type="float" office:value="0.0424178154825027" calcext:value-type="float">
            <text:p>0.0424178155</text:p>
          </table:table-cell>
          <table:table-cell table:formula="of:=IF([.H11]&lt;0;0;1)" office:value-type="float" office:value="1" calcext:value-type="float">
            <text:p>1</text:p>
          </table:table-cell>
          <table:table-cell/>
          <table:table-cell table:style-name="ce15" table:formula="of:=[.A83]" office:value-type="string" office:string-value="h9" calcext:value-type="string">
            <text:p>h9</text:p>
          </table:table-cell>
          <table:table-cell table:style-name="ce35" table:formula="of:=QUARTILE([.$I$83:.$I91];0)" office:value-type="float" office:value="0" calcext:value-type="float">
            <text:p>0.00</text:p>
          </table:table-cell>
          <table:table-cell table:style-name="ce15" table:formula="of:=[.M11]*100" office:value-type="float" office:value="0" calcext:value-type="float">
            <text:p>0</text:p>
          </table:table-cell>
          <table:table-cell table:style-name="ce39" table:formula="of:=QUARTILE([.$I$83:.$I91];1)" office:value-type="float" office:value="0.0296610169491525" calcext:value-type="float">
            <text:p>0.03</text:p>
          </table:table-cell>
          <table:table-cell table:style-name="ce15" table:formula="of:=[.O11]*100" office:value-type="float" office:value="2.96610169491525" calcext:value-type="float">
            <text:p>2.9661016949</text:p>
          </table:table-cell>
          <table:table-cell table:style-name="ce39" table:formula="of:=QUARTILE([.$I$83:.$I91];2)" office:value-type="float" office:value="0.0381355932203389" calcext:value-type="float">
            <text:p>0.04</text:p>
          </table:table-cell>
          <table:table-cell table:style-name="ce15" table:formula="of:=[.Q11]*100" office:value-type="float" office:value="3.81355932203389" calcext:value-type="float">
            <text:p>3.813559322</text:p>
          </table:table-cell>
          <table:table-cell table:style-name="ce39" table:formula="of:=QUARTILE([.$I$83:.$I91];3)" office:value-type="float" office:value="0.0434322033898305" calcext:value-type="float">
            <text:p>0.04</text:p>
          </table:table-cell>
          <table:table-cell table:style-name="ce15" table:formula="of:=[.S11]*100" office:value-type="float" office:value="4.34322033898305" calcext:value-type="float">
            <text:p>4.343220339</text:p>
          </table:table-cell>
          <table:table-cell table:style-name="ce39" table:formula="of:=QUARTILE([.$I$83:.$I91];4)" office:value-type="float" office:value="0.0847457627118643" calcext:value-type="float">
            <text:p>0.08</text:p>
          </table:table-cell>
          <table:table-cell table:style-name="ce15" table:formula="of:=[.U11]*100" office:value-type="float" office:value="8.47457627118643" calcext:value-type="float">
            <text:p>8.4745762712</text:p>
          </table:table-cell>
          <table:table-cell table:style-name="ce46" table:formula="of:=[.H92]" office:value-type="float" office:value="0.354444444444444" calcext:value-type="float">
            <text:p>0.35</text:p>
          </table:table-cell>
          <table:table-cell table:style-name="ce46" table:formula="of:=[.I92]" office:value-type="float" office:value="0.0375470809792843" calcext:value-type="float">
            <text:p>0.04</text:p>
          </table:table-cell>
          <table:table-cell table:style-name="ce50" table:formula="of:=COM.MICROSOFT.STDEV.P([.I83:.I91])" office:value-type="float" office:value="0.0223219209719888" calcext:value-type="float">
            <text:p>0.02</text:p>
          </table:table-cell>
          <table:table-cell table:style-name="ce46" table:formula="of:=[.J92]" office:value-type="float" office:value="1" calcext:value-type="float">
            <text:p>1.00</text:p>
          </table:table-cell>
          <table:table-cell/>
          <table:table-cell table:style-name="ce15" office:value-type="string" calcext:value-type="string">
            <text:p>h9</text:p>
          </table:table-cell>
          <table:table-cell table:style-name="ce46" office:value-type="float" office:value="0.0375470809792843" calcext:value-type="float">
            <text:p>0.04</text:p>
          </table:table-cell>
          <table:table-cell table:formula="of:=[.AC11]*100" office:value-type="float" office:value="3.75470809792843" calcext:value-type="float">
            <text:p>3.7547080979</text:p>
          </table:table-cell>
          <table:table-cell table:formula="of:=[.Y11]*100" office:value-type="float" office:value="2.23219209719888" calcext:value-type="float">
            <text:p>2.23219209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perf</text:p>
          </table:table-cell>
          <table:table-cell table:style-name="ce20" office:value-type="string" calcext:value-type="string">
            <text:p>ALTO</text:p>
          </table:table-cell>
          <table:table-cell/>
          <table:table-cell table:style-name="ce27" table:formula="of:=AVERAGE([.H3:.H11])" office:value-type="float" office:value="0.142222222222222" calcext:value-type="float">
            <text:p>0.14</text:p>
          </table:table-cell>
          <table:table-cell table:style-name="ce30" table:formula="of:=AVERAGE([.I3:.I11])" office:value-type="float" office:value="0.0150818899493343" calcext:value-type="float">
            <text:p>0.0150818899</text:p>
          </table:table-cell>
          <table:table-cell table:style-name="ce33" table:formula="of:=AVERAGE([.J3:.J11])" office:value-type="float" office:value="0.888888888888889" calcext:value-type="float">
            <text:p>0.8888888889</text:p>
          </table:table-cell>
          <table:table-cell/>
          <table:table-cell table:style-name="ce15" table:formula="of:=[.A93]" office:value-type="string" office:string-value="h10" calcext:value-type="string">
            <text:p>h10</text:p>
          </table:table-cell>
          <table:table-cell table:style-name="ce36" table:formula="of:=QUARTILE([.$I$93:.$I$101];0)" office:value-type="float" office:value="0" calcext:value-type="float">
            <text:p>0.00</text:p>
          </table:table-cell>
          <table:table-cell table:style-name="ce38" table:formula="of:=[.M12]*100" office:value-type="float" office:value="0" calcext:value-type="float">
            <text:p>0</text:p>
          </table:table-cell>
          <table:table-cell table:style-name="ce40" table:formula="of:=QUARTILE([.$I$93:.$I$101];1)" office:value-type="float" office:value="0.0328738069989396" calcext:value-type="float">
            <text:p>0.03</text:p>
          </table:table-cell>
          <table:table-cell table:style-name="ce38" table:formula="of:=[.O12]*100" office:value-type="float" office:value="3.28738069989396" calcext:value-type="float">
            <text:p>3.2873806999</text:p>
          </table:table-cell>
          <table:table-cell table:style-name="ce40" table:formula="of:=QUARTILE([.$I$93:.$I$101];2)" office:value-type="float" office:value="0.0424178154825027" calcext:value-type="float">
            <text:p>0.04</text:p>
          </table:table-cell>
          <table:table-cell table:style-name="ce38" table:formula="of:=[.Q12]*100" office:value-type="float" office:value="4.24178154825027" calcext:value-type="float">
            <text:p>4.2417815483</text:p>
          </table:table-cell>
          <table:table-cell table:style-name="ce40" table:formula="of:=QUARTILE([.$I$93:.$I$101];3)" office:value-type="float" office:value="0.0498409331919405" calcext:value-type="float">
            <text:p>0.05</text:p>
          </table:table-cell>
          <table:table-cell table:style-name="ce38" table:formula="of:=[.S12]*100" office:value-type="float" office:value="4.98409331919405" calcext:value-type="float">
            <text:p>4.9840933192</text:p>
          </table:table-cell>
          <table:table-cell table:style-name="ce40" table:formula="of:=QUARTILE([.$I$93:.$I$101];4)" office:value-type="float" office:value="0.0965005302226935" calcext:value-type="float">
            <text:p>0.10</text:p>
          </table:table-cell>
          <table:table-cell table:style-name="ce38" table:formula="of:=[.U12]*100" office:value-type="float" office:value="9.65005302226935" calcext:value-type="float">
            <text:p>9.6500530223</text:p>
          </table:table-cell>
          <table:table-cell table:style-name="ce46" table:formula="of:=[.H102]" office:value-type="float" office:value="0.4" calcext:value-type="float">
            <text:p>0.40</text:p>
          </table:table-cell>
          <table:table-cell table:style-name="ce46" table:formula="of:=[.I102]" office:value-type="float" office:value="0.0424178154825026" calcext:value-type="float">
            <text:p>0.04</text:p>
          </table:table-cell>
          <table:table-cell table:style-name="ce50" table:formula="of:=COM.MICROSOFT.STDEV.P([.I93:.I101])" office:value-type="float" office:value="0.0252930983669117" calcext:value-type="float">
            <text:p>0.03</text:p>
          </table:table-cell>
          <table:table-cell table:style-name="ce46" table:formula="of:=[.J102]" office:value-type="float" office:value="1" calcext:value-type="float">
            <text:p>1.00</text:p>
          </table:table-cell>
          <table:table-cell/>
          <table:table-cell table:style-name="ce15" office:value-type="string" calcext:value-type="string">
            <text:p>h10</text:p>
          </table:table-cell>
          <table:table-cell table:style-name="ce46" office:value-type="float" office:value="0.0424178154825026" calcext:value-type="float">
            <text:p>0.04</text:p>
          </table:table-cell>
          <table:table-cell table:formula="of:=[.AC12]*100" office:value-type="float" office:value="4.24178154825026" calcext:value-type="float">
            <text:p>4.2417815483</text:p>
          </table:table-cell>
          <table:table-cell table:formula="of:=[.Y12]*100" office:value-type="float" office:value="2.52930983669117" calcext:value-type="float">
            <text:p>2.5293098367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1</text:p>
          </table:table-cell>
          <table:table-cell office:value-type="float" office:value="12.5" calcext:value-type="float">
            <text:p>12.5</text:p>
          </table:table-cell>
          <table:table-cell office:value-type="float" office:value="9.46" calcext:value-type="float">
            <text:p>9.46</text:p>
          </table:table-cell>
          <table:table-cell table:formula="of:=RANK([.D13];[.$D$13:.$D$21])" office:value-type="float" office:value="1" calcext:value-type="float">
            <text:p>1</text:p>
          </table:table-cell>
          <table:table-cell table:style-name="ce22" office:value-type="string" calcext:value-type="string">
            <text:p>AS1</text:p>
          </table:table-cell>
          <table:table-cell table:style-name="ce22" office:value-type="float" office:value="2" calcext:value-type="float">
            <text:p>2</text:p>
          </table:table-cell>
          <table:table-cell table:style-name="ce15" table:formula="of:=[.$D$13]-[.D13]" office:value-type="float" office:value="0" calcext:value-type="float">
            <text:p>0</text:p>
          </table:table-cell>
          <table:table-cell table:style-name="ce28" table:formula="of:=[.H13]/[.$D$13]" office:value-type="float" office:value="0" calcext:value-type="float">
            <text:p>0</text:p>
          </table:table-cell>
          <table:table-cell table:formula="of:=IF([.H13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float" office:value="12.5" calcext:value-type="float">
            <text:p>12.5</text:p>
          </table:table-cell>
          <table:table-cell office:value-type="float" office:value="9.46" calcext:value-type="float">
            <text:p>9.46</text:p>
          </table:table-cell>
          <table:table-cell table:formula="of:=RANK([.D14];[.$D$13:.$D$21])" office:value-type="float" office:value="1" calcext:value-type="float">
            <text:p>1</text:p>
          </table:table-cell>
          <table:table-cell table:style-name="ce23" table:number-columns-repeated="2"/>
          <table:table-cell table:style-name="ce15" table:formula="of:=[.$D$13]-[.D14]" office:value-type="float" office:value="0" calcext:value-type="float">
            <text:p>0</text:p>
          </table:table-cell>
          <table:table-cell table:style-name="ce28" table:formula="of:=[.H14]/[.$D$13]" office:value-type="float" office:value="0" calcext:value-type="float">
            <text:p>0</text:p>
          </table:table-cell>
          <table:table-cell table:formula="of:=IF([.H14]&lt;0;0;1)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Host</text:p>
          </table:table-cell>
          <table:table-cell table:style-name="ce34" office:value-type="string" calcext:value-type="string">
            <text:p>Min</text:p>
          </table:table-cell>
          <table:table-cell table:style-name="ce37" office:value-type="string" calcext:value-type="string">
            <text:p>1Q</text:p>
          </table:table-cell>
          <table:table-cell table:style-name="ce37" office:value-type="string" calcext:value-type="string">
            <text:p>Median</text:p>
          </table:table-cell>
          <table:table-cell table:style-name="ce37" office:value-type="string" calcext:value-type="string">
            <text:p>3Q</text:p>
          </table:table-cell>
          <table:table-cell table:style-name="ce37" office:value-type="string" calcext:value-type="string">
            <text:p>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4</text:p>
          </table:table-cell>
          <table:table-cell office:value-type="float" office:value="12.3" calcext:value-type="float">
            <text:p>12.3</text:p>
          </table:table-cell>
          <table:table-cell office:value-type="float" office:value="9.41" calcext:value-type="float">
            <text:p>9.41</text:p>
          </table:table-cell>
          <table:table-cell table:formula="of:=RANK([.D15];[.$D$13:.$D$21])" office:value-type="float" office:value="3" calcext:value-type="float">
            <text:p>3</text:p>
          </table:table-cell>
          <table:table-cell table:style-name="ce23" table:number-columns-repeated="2"/>
          <table:table-cell table:style-name="ce15" table:formula="of:=[.$D$13]-[.D15]" office:value-type="float" office:value="0.0500000000000007" calcext:value-type="float">
            <text:p>0.05</text:p>
          </table:table-cell>
          <table:table-cell table:style-name="ce28" table:formula="of:=[.H15]/[.$D$13]" office:value-type="float" office:value="0.00528541226215652" calcext:value-type="float">
            <text:p>0.0052854123</text:p>
          </table:table-cell>
          <table:table-cell table:formula="of:=IF([.H15]&lt;0;0;1)" office:value-type="float" office:value="1" calcext:value-type="float">
            <text:p>1</text:p>
          </table:table-cell>
          <table:table-cell/>
          <table:table-cell table:style-name="ce15" table:formula="of:=[.$A$3]" office:value-type="string" office:string-value="h1" calcext:value-type="string">
            <text:p>h1</text:p>
          </table:table-cell>
          <table:table-cell table:style-name="ce35" table:formula="of:=QUARTILE([.$H$3:.$H$11];0)" office:value-type="float" office:value="-0.0300000000000011" calcext:value-type="float">
            <text:p>-0.03</text:p>
          </table:table-cell>
          <table:table-cell table:style-name="ce35" table:formula="of:=QUARTILE([.$H$3:.$H$11];1)" office:value-type="float" office:value="0.0199999999999996" calcext:value-type="float">
            <text:p>0.02</text:p>
          </table:table-cell>
          <table:table-cell table:style-name="ce35" table:formula="of:=QUARTILE([.$H$3:.$H$11];2)" office:value-type="float" office:value="0.0800000000000001" calcext:value-type="float">
            <text:p>0.08</text:p>
          </table:table-cell>
          <table:table-cell table:style-name="ce35" table:formula="of:=QUARTILE([.$H$3:.$H$11];3)" office:value-type="float" office:value="0.26" calcext:value-type="float">
            <text:p>0.26</text:p>
          </table:table-cell>
          <table:table-cell table:style-name="ce35" table:formula="of:=QUARTILE([.$H$3:.$H$11];4)" office:value-type="float" office:value="0.4" calcext:value-type="float">
            <text:p>0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5</text:p>
          </table:table-cell>
          <table:table-cell office:value-type="float" office:value="12.4" calcext:value-type="float">
            <text:p>12.4</text:p>
          </table:table-cell>
          <table:table-cell office:value-type="float" office:value="9.41" calcext:value-type="float">
            <text:p>9.41</text:p>
          </table:table-cell>
          <table:table-cell table:formula="of:=RANK([.D16];[.$D$13:.$D$21])" office:value-type="float" office:value="3" calcext:value-type="float">
            <text:p>3</text:p>
          </table:table-cell>
          <table:table-cell table:number-columns-repeated="2"/>
          <table:table-cell table:style-name="ce15" table:formula="of:=[.$D$13]-[.D16]" office:value-type="float" office:value="0.0500000000000007" calcext:value-type="float">
            <text:p>0.05</text:p>
          </table:table-cell>
          <table:table-cell table:style-name="ce28" table:formula="of:=[.H16]/[.$D$13]" office:value-type="float" office:value="0.00528541226215652" calcext:value-type="float">
            <text:p>0.0052854123</text:p>
          </table:table-cell>
          <table:table-cell table:formula="of:=IF([.H16]&lt;0;0;1)" office:value-type="float" office:value="1" calcext:value-type="float">
            <text:p>1</text:p>
          </table:table-cell>
          <table:table-cell/>
          <table:table-cell table:style-name="ce15" table:formula="of:=[.$A$13]" office:value-type="string" office:string-value="h2" calcext:value-type="string">
            <text:p>h2</text:p>
          </table:table-cell>
          <table:table-cell table:style-name="ce35" table:formula="of:=QUARTILE([.$H$13:.$H$21];0)" office:value-type="float" office:value="0" calcext:value-type="float">
            <text:p>0.00</text:p>
          </table:table-cell>
          <table:table-cell table:style-name="ce35" table:formula="of:=QUARTILE([.$H$13:.$H$21];1)" office:value-type="float" office:value="0.0500000000000007" calcext:value-type="float">
            <text:p>0.05</text:p>
          </table:table-cell>
          <table:table-cell table:style-name="ce35" table:formula="of:=QUARTILE([.$H$13:.$H$21];2)" office:value-type="float" office:value="0.110000000000001" calcext:value-type="float">
            <text:p>0.11</text:p>
          </table:table-cell>
          <table:table-cell table:style-name="ce35" table:formula="of:=QUARTILE([.$H$13:.$H$21];3)" office:value-type="float" office:value="0.31" calcext:value-type="float">
            <text:p>0.31</text:p>
          </table:table-cell>
          <table:table-cell table:style-name="ce35" table:formula="of:=QUARTILE([.$H$13:.$H$21];4)" office:value-type="float" office:value="0.430000000000002" calcext:value-type="float">
            <text:p>0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6</text:p>
          </table:table-cell>
          <table:table-cell office:value-type="float" office:value="12.5" calcext:value-type="float">
            <text:p>12.5</text:p>
          </table:table-cell>
          <table:table-cell office:value-type="float" office:value="9.35" calcext:value-type="float">
            <text:p>9.35</text:p>
          </table:table-cell>
          <table:table-cell table:formula="of:=RANK([.D17];[.$D$13:.$D$21])" office:value-type="float" office:value="5" calcext:value-type="float">
            <text:p>5</text:p>
          </table:table-cell>
          <table:table-cell table:number-columns-repeated="2"/>
          <table:table-cell table:style-name="ce15" table:formula="of:=[.$D$13]-[.D17]" office:value-type="float" office:value="0.110000000000001" calcext:value-type="float">
            <text:p>0.11</text:p>
          </table:table-cell>
          <table:table-cell table:style-name="ce28" table:formula="of:=[.H17]/[.$D$13]" office:value-type="float" office:value="0.0116279069767443" calcext:value-type="float">
            <text:p>0.011627907</text:p>
          </table:table-cell>
          <table:table-cell table:formula="of:=IF([.H17]&lt;0;0;1)" office:value-type="float" office:value="1" calcext:value-type="float">
            <text:p>1</text:p>
          </table:table-cell>
          <table:table-cell/>
          <table:table-cell table:style-name="ce15" table:formula="of:=[.$A$23]" office:value-type="string" office:string-value="h3" calcext:value-type="string">
            <text:p>h3</text:p>
          </table:table-cell>
          <table:table-cell table:style-name="ce35" table:formula="of:=QUARTILE([.$H$23:.$H$31];0)" office:value-type="float" office:value="-0.0399999999999991" calcext:value-type="float">
            <text:p>-0.04</text:p>
          </table:table-cell>
          <table:table-cell table:style-name="ce35" table:formula="of:=QUARTILE([.$H$23:.$H$31];1)" office:value-type="float" office:value="0" calcext:value-type="float">
            <text:p>0.00</text:p>
          </table:table-cell>
          <table:table-cell table:style-name="ce35" table:formula="of:=QUARTILE([.$H$23:.$H$31];2)" office:value-type="float" office:value="0.0700000000000003" calcext:value-type="float">
            <text:p>0.07</text:p>
          </table:table-cell>
          <table:table-cell table:style-name="ce35" table:formula="of:=QUARTILE([.$H$23:.$H$31];3)" office:value-type="float" office:value="0.26" calcext:value-type="float">
            <text:p>0.26</text:p>
          </table:table-cell>
          <table:table-cell table:style-name="ce35" table:formula="of:=QUARTILE([.$H$23:.$H$31];4)" office:value-type="float" office:value="0.34" calcext:value-type="float">
            <text:p>0.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7</text:p>
          </table:table-cell>
          <table:table-cell office:value-type="float" office:value="12.3" calcext:value-type="float">
            <text:p>12.3</text:p>
          </table:table-cell>
          <table:table-cell office:value-type="float" office:value="9.28" calcext:value-type="float">
            <text:p>9.28</text:p>
          </table:table-cell>
          <table:table-cell table:formula="of:=RANK([.D18];[.$D$13:.$D$21])" office:value-type="float" office:value="6" calcext:value-type="float">
            <text:p>6</text:p>
          </table:table-cell>
          <table:table-cell table:number-columns-repeated="2"/>
          <table:table-cell table:style-name="ce15" table:formula="of:=[.$D$13]-[.D18]" office:value-type="float" office:value="0.180000000000002" calcext:value-type="float">
            <text:p>0.18</text:p>
          </table:table-cell>
          <table:table-cell table:style-name="ce28" table:formula="of:=[.H18]/[.$D$13]" office:value-type="float" office:value="0.0190274841437634" calcext:value-type="float">
            <text:p>0.0190274841</text:p>
          </table:table-cell>
          <table:table-cell table:formula="of:=IF([.H18]&lt;0;0;1)" office:value-type="float" office:value="1" calcext:value-type="float">
            <text:p>1</text:p>
          </table:table-cell>
          <table:table-cell/>
          <table:table-cell table:style-name="ce15" table:formula="of:=[.$A$33]" office:value-type="string" office:string-value="h4" calcext:value-type="string">
            <text:p>h4</text:p>
          </table:table-cell>
          <table:table-cell table:style-name="ce35" table:formula="of:=QUARTILE([.$H$33:.$H$41];0)" office:value-type="float" office:value="0" calcext:value-type="float">
            <text:p>0.00</text:p>
          </table:table-cell>
          <table:table-cell table:style-name="ce35" table:formula="of:=QUARTILE([.$H$33:.$H$41];1)" office:value-type="float" office:value="0" calcext:value-type="float">
            <text:p>0.00</text:p>
          </table:table-cell>
          <table:table-cell table:style-name="ce35" table:formula="of:=QUARTILE([.$H$33:.$H$41];2)" office:value-type="float" office:value="0.130000000000001" calcext:value-type="float">
            <text:p>0.13</text:p>
          </table:table-cell>
          <table:table-cell table:style-name="ce35" table:formula="of:=QUARTILE([.$H$33:.$H$41];3)" office:value-type="float" office:value="0.34" calcext:value-type="float">
            <text:p>0.34</text:p>
          </table:table-cell>
          <table:table-cell table:style-name="ce35" table:formula="of:=QUARTILE([.$H$33:.$H$41];4)" office:value-type="float" office:value="0.49" calcext:value-type="float">
            <text:p>0.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8</text:p>
          </table:table-cell>
          <table:table-cell office:value-type="float" office:value="12" calcext:value-type="float">
            <text:p>12</text:p>
          </table:table-cell>
          <table:table-cell office:value-type="float" office:value="9.15" calcext:value-type="float">
            <text:p>9.15</text:p>
          </table:table-cell>
          <table:table-cell table:formula="of:=RANK([.D19];[.$D$13:.$D$21])" office:value-type="float" office:value="7" calcext:value-type="float">
            <text:p>7</text:p>
          </table:table-cell>
          <table:table-cell table:number-columns-repeated="2"/>
          <table:table-cell table:style-name="ce15" table:formula="of:=[.$D$13]-[.D19]" office:value-type="float" office:value="0.31" calcext:value-type="float">
            <text:p>0.31</text:p>
          </table:table-cell>
          <table:table-cell table:style-name="ce28" table:formula="of:=[.H19]/[.$D$13]" office:value-type="float" office:value="0.03276955602537" calcext:value-type="float">
            <text:p>0.032769556</text:p>
          </table:table-cell>
          <table:table-cell table:formula="of:=IF([.H19]&lt;0;0;1)" office:value-type="float" office:value="1" calcext:value-type="float">
            <text:p>1</text:p>
          </table:table-cell>
          <table:table-cell/>
          <table:table-cell table:style-name="ce15" table:formula="of:=[.$A$43]" office:value-type="string" office:string-value="h5" calcext:value-type="string">
            <text:p>h5</text:p>
          </table:table-cell>
          <table:table-cell table:style-name="ce35" table:formula="of:=QUARTILE([.$H$43:.$H$51];0)" office:value-type="float" office:value="0" calcext:value-type="float">
            <text:p>0.00</text:p>
          </table:table-cell>
          <table:table-cell table:style-name="ce35" table:formula="of:=QUARTILE([.$H$43:.$H$51];1)" office:value-type="float" office:value="0.0599999999999987" calcext:value-type="float">
            <text:p>0.06</text:p>
          </table:table-cell>
          <table:table-cell table:style-name="ce35" table:formula="of:=QUARTILE([.$H$43:.$H$51];2)" office:value-type="float" office:value="0.129999999999999" calcext:value-type="float">
            <text:p>0.13</text:p>
          </table:table-cell>
          <table:table-cell table:style-name="ce35" table:formula="of:=QUARTILE([.$H$43:.$H$51];3)" office:value-type="float" office:value="0.26" calcext:value-type="float">
            <text:p>0.26</text:p>
          </table:table-cell>
          <table:table-cell table:style-name="ce35" table:formula="of:=QUARTILE([.$H$43:.$H$51];4)" office:value-type="float" office:value="0.35" calcext:value-type="float">
            <text:p>0.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9</text:p>
          </table:table-cell>
          <table:table-cell office:value-type="float" office:value="11.9" calcext:value-type="float">
            <text:p>11.9</text:p>
          </table:table-cell>
          <table:table-cell office:value-type="float" office:value="9.07" calcext:value-type="float">
            <text:p>9.07</text:p>
          </table:table-cell>
          <table:table-cell table:formula="of:=RANK([.D20];[.$D$13:.$D$21])" office:value-type="float" office:value="8" calcext:value-type="float">
            <text:p>8</text:p>
          </table:table-cell>
          <table:table-cell table:number-columns-repeated="2"/>
          <table:table-cell table:style-name="ce15" table:formula="of:=[.$D$13]-[.D20]" office:value-type="float" office:value="0.390000000000001" calcext:value-type="float">
            <text:p>0.39</text:p>
          </table:table-cell>
          <table:table-cell table:style-name="ce28" table:formula="of:=[.H20]/[.$D$13]" office:value-type="float" office:value="0.0412262156448204" calcext:value-type="float">
            <text:p>0.0412262156</text:p>
          </table:table-cell>
          <table:table-cell table:formula="of:=IF([.H20]&lt;0;0;1)" office:value-type="float" office:value="1" calcext:value-type="float">
            <text:p>1</text:p>
          </table:table-cell>
          <table:table-cell/>
          <table:table-cell table:style-name="ce15" table:formula="of:=[.$A$53]" office:value-type="string" office:string-value="h6" calcext:value-type="string">
            <text:p>h6</text:p>
          </table:table-cell>
          <table:table-cell table:style-name="ce35" table:formula="of:=QUARTILE([.$H$53:.$H$61];0)" office:value-type="float" office:value="0" calcext:value-type="float">
            <text:p>0.00</text:p>
          </table:table-cell>
          <table:table-cell table:style-name="ce35" table:formula="of:=QUARTILE([.$H$53:.$H$61];1)" office:value-type="float" office:value="0.0300000000000011" calcext:value-type="float">
            <text:p>0.03</text:p>
          </table:table-cell>
          <table:table-cell table:style-name="ce35" table:formula="of:=QUARTILE([.$H$53:.$H$61];2)" office:value-type="float" office:value="0.100000000000001" calcext:value-type="float">
            <text:p>0.10</text:p>
          </table:table-cell>
          <table:table-cell table:style-name="ce35" table:formula="of:=QUARTILE([.$H$53:.$H$61];3)" office:value-type="float" office:value="0.23" calcext:value-type="float">
            <text:p>0.23</text:p>
          </table:table-cell>
          <table:table-cell table:style-name="ce35" table:formula="of:=QUARTILE([.$H$53:.$H$61];4)" office:value-type="float" office:value="0.530000000000001" calcext:value-type="float">
            <text:p>0.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10</text:p>
          </table:table-cell>
          <table:table-cell office:value-type="float" office:value="11.7" calcext:value-type="float">
            <text:p>11.7</text:p>
          </table:table-cell>
          <table:table-cell office:value-type="float" office:value="9.03" calcext:value-type="float">
            <text:p>9.03</text:p>
          </table:table-cell>
          <table:table-cell table:formula="of:=RANK([.D21];[.$D$13:.$D$21])" office:value-type="float" office:value="9" calcext:value-type="float">
            <text:p>9</text:p>
          </table:table-cell>
          <table:table-cell table:number-columns-repeated="2"/>
          <table:table-cell table:style-name="ce15" table:formula="of:=[.$D$13]-[.D21]" office:value-type="float" office:value="0.430000000000002" calcext:value-type="float">
            <text:p>0.43</text:p>
          </table:table-cell>
          <table:table-cell table:style-name="ce28" table:formula="of:=[.H21]/[.$D$13]" office:value-type="float" office:value="0.0454545454545456" calcext:value-type="float">
            <text:p>0.0454545455</text:p>
          </table:table-cell>
          <table:table-cell table:formula="of:=IF([.H21]&lt;0;0;1)" office:value-type="float" office:value="1" calcext:value-type="float">
            <text:p>1</text:p>
          </table:table-cell>
          <table:table-cell/>
          <table:table-cell table:style-name="ce15" table:formula="of:=[.$A$63]" office:value-type="string" office:string-value="h7" calcext:value-type="string">
            <text:p>h7</text:p>
          </table:table-cell>
          <table:table-cell table:style-name="ce35" table:formula="of:=QUARTILE([.$H$63:.$H$71];0)" office:value-type="float" office:value="0" calcext:value-type="float">
            <text:p>0.00</text:p>
          </table:table-cell>
          <table:table-cell table:style-name="ce35" table:formula="of:=QUARTILE([.$H$63:.$H$71];1)" office:value-type="float" office:value="0.0700000000000003" calcext:value-type="float">
            <text:p>0.07</text:p>
          </table:table-cell>
          <table:table-cell table:style-name="ce35" table:formula="of:=QUARTILE([.$H$63:.$H$71];2)" office:value-type="float" office:value="0.130000000000001" calcext:value-type="float">
            <text:p>0.13</text:p>
          </table:table-cell>
          <table:table-cell table:style-name="ce35" table:formula="of:=QUARTILE([.$H$63:.$H$71];3)" office:value-type="float" office:value="0.200000000000001" calcext:value-type="float">
            <text:p>0.20</text:p>
          </table:table-cell>
          <table:table-cell table:style-name="ce35" table:formula="of:=QUARTILE([.$H$63:.$H$71];4)" office:value-type="float" office:value="0.42" calcext:value-type="float">
            <text:p>0.4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Iperf</text:p>
          </table:table-cell>
          <table:table-cell table:style-name="ce20" office:value-type="string" calcext:value-type="string">
            <text:p>ALTO</text:p>
          </table:table-cell>
          <table:table-cell/>
          <table:table-cell table:style-name="ce27" table:formula="of:=AVERAGE([.H13:.H21])" office:value-type="float" office:value="0.16888888888889" calcext:value-type="float">
            <text:p>0.17</text:p>
          </table:table-cell>
          <table:table-cell table:style-name="ce30" table:formula="of:=AVERAGE([.I13:.I21])" office:value-type="float" office:value="0.0178529480855063" calcext:value-type="float">
            <text:p>0.0178529481</text:p>
          </table:table-cell>
          <table:table-cell table:style-name="ce33" table:formula="of:=AVERAGE([.J13:.J21])" office:value-type="float" office:value="1" calcext:value-type="float">
            <text:p>1</text:p>
          </table:table-cell>
          <table:table-cell/>
          <table:table-cell table:style-name="ce15" table:formula="of:=[.$A$73]" office:value-type="string" office:string-value="h8" calcext:value-type="string">
            <text:p>h8</text:p>
          </table:table-cell>
          <table:table-cell table:style-name="ce35" table:formula="of:=QUARTILE([.$H$73:.$H$81];0)" office:value-type="float" office:value="0" calcext:value-type="float">
            <text:p>0.00</text:p>
          </table:table-cell>
          <table:table-cell table:style-name="ce35" table:formula="of:=QUARTILE([.$H$73:.$H$81];1)" office:value-type="float" office:value="0.16" calcext:value-type="float">
            <text:p>0.16</text:p>
          </table:table-cell>
          <table:table-cell table:style-name="ce35" table:formula="of:=QUARTILE([.$H$73:.$H$81];2)" office:value-type="float" office:value="0.220000000000001" calcext:value-type="float">
            <text:p>0.22</text:p>
          </table:table-cell>
          <table:table-cell table:style-name="ce35" table:formula="of:=QUARTILE([.$H$73:.$H$81];3)" office:value-type="float" office:value="0.360000000000001" calcext:value-type="float">
            <text:p>0.36</text:p>
          </table:table-cell>
          <table:table-cell table:style-name="ce35" table:formula="of:=QUARTILE([.$H$73:.$H$81];4)"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1</text:p>
          </table:table-cell>
          <table:table-cell office:value-type="float" office:value="12.4" calcext:value-type="float">
            <text:p>12.4</text:p>
          </table:table-cell>
          <table:table-cell table:style-name="ce54" office:value-type="float" office:value="9.43" calcext:value-type="float">
            <text:p>9.43</text:p>
          </table:table-cell>
          <table:table-cell table:style-name="ce55" table:formula="of:=RANK([.D23];[.$D$23:.$D$31])" office:value-type="float" office:value="2" calcext:value-type="float">
            <text:p>2</text:p>
          </table:table-cell>
          <table:table-cell table:number-columns-repeated="2"/>
          <table:table-cell table:formula="of:=[.$D$26]-[.D23]" office:value-type="float" office:value="-0.0199999999999996" calcext:value-type="float">
            <text:p>-0.02</text:p>
          </table:table-cell>
          <table:table-cell table:style-name="ce29" table:formula="of:=[.H23]/[.$D$26]" office:value-type="float" office:value="-0.002125398512221" calcext:value-type="float">
            <text:p>-0.0021253985</text:p>
          </table:table-cell>
          <table:table-cell table:formula="of:=IF([.H23]&lt;0;0;1)" office:value-type="float" office:value="0" calcext:value-type="float">
            <text:p>0</text:p>
          </table:table-cell>
          <table:table-cell/>
          <table:table-cell table:style-name="ce15" table:formula="of:=[.$A$83]" office:value-type="string" office:string-value="h9" calcext:value-type="string">
            <text:p>h9</text:p>
          </table:table-cell>
          <table:table-cell table:style-name="ce35" table:formula="of:=QUARTILE([.$H$83:.$H103];0)" office:value-type="float" office:value="0" calcext:value-type="float">
            <text:p>0.00</text:p>
          </table:table-cell>
          <table:table-cell table:style-name="ce35" table:formula="of:=QUARTILE([.$H$83:.$H103];1)" office:value-type="float" office:value="0.3025" calcext:value-type="float">
            <text:p>0.30</text:p>
          </table:table-cell>
          <table:table-cell table:style-name="ce35" table:formula="of:=QUARTILE([.$H$83:.$H103];2)" office:value-type="float" office:value="0.369999999999999" calcext:value-type="float">
            <text:p>0.37</text:p>
          </table:table-cell>
          <table:table-cell table:style-name="ce35" table:formula="of:=QUARTILE([.$H$83:.$H103];3)" office:value-type="float" office:value="0.425" calcext:value-type="float">
            <text:p>0.43</text:p>
          </table:table-cell>
          <table:table-cell table:style-name="ce35" table:formula="of:=QUARTILE([.$H$83:.$H103];4)" office:value-type="float" office:value="0.91" calcext:value-type="float">
            <text:p>0.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2</text:p>
          </table:table-cell>
          <table:table-cell office:value-type="float" office:value="12.5" calcext:value-type="float">
            <text:p>12.5</text:p>
          </table:table-cell>
          <table:table-cell office:value-type="float" office:value="9.45" calcext:value-type="float">
            <text:p>9.45</text:p>
          </table:table-cell>
          <table:table-cell table:formula="of:=RANK([.D24];[.$D$23:.$D$31])" office:value-type="float" office:value="1" calcext:value-type="float">
            <text:p>1</text:p>
          </table:table-cell>
          <table:table-cell table:style-name="ce23" table:number-columns-repeated="2"/>
          <table:table-cell table:formula="of:=[.$D$26]-[.D24]" office:value-type="float" office:value="-0.0399999999999991" calcext:value-type="float">
            <text:p>-0.04</text:p>
          </table:table-cell>
          <table:table-cell table:style-name="ce29" table:formula="of:=[.H24]/[.$D$26]" office:value-type="float" office:value="-0.00425079702444199" calcext:value-type="float">
            <text:p>-0.004250797</text:p>
          </table:table-cell>
          <table:table-cell table:formula="of:=IF([.H24]&lt;0;0;1)" office:value-type="float" office:value="0" calcext:value-type="float">
            <text:p>0</text:p>
          </table:table-cell>
          <table:table-cell/>
          <table:table-cell table:style-name="ce15" table:formula="of:=[.$A$93]" office:value-type="string" office:string-value="h10" calcext:value-type="string">
            <text:p>h10</text:p>
          </table:table-cell>
          <table:table-cell table:style-name="ce36" table:formula="of:=QUARTILE([.$H$93:.$H$101];0)" office:value-type="float" office:value="0" calcext:value-type="float">
            <text:p>0.00</text:p>
          </table:table-cell>
          <table:table-cell table:style-name="ce36" table:formula="of:=QUARTILE([.$H$93:.$H$101];1)" office:value-type="float" office:value="0.31" calcext:value-type="float">
            <text:p>0.31</text:p>
          </table:table-cell>
          <table:table-cell table:style-name="ce36" table:formula="of:=QUARTILE([.$H$93:.$H$101];2)" office:value-type="float" office:value="0.4" calcext:value-type="float">
            <text:p>0.40</text:p>
          </table:table-cell>
          <table:table-cell table:style-name="ce36" table:formula="of:=QUARTILE([.$H$93:.$H$101];3)" office:value-type="float" office:value="0.469999999999999" calcext:value-type="float">
            <text:p>0.47</text:p>
          </table:table-cell>
          <table:table-cell table:style-name="ce36" table:formula="of:=QUARTILE([.$H$93:.$H$101];4)" office:value-type="float" office:value="0.91" calcext:value-type="float">
            <text:p>0.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float" office:value="12.3" calcext:value-type="float">
            <text:p>12.3</text:p>
          </table:table-cell>
          <table:table-cell office:value-type="float" office:value="9.39" calcext:value-type="float">
            <text:p>9.39</text:p>
          </table:table-cell>
          <table:table-cell table:formula="of:=RANK([.D25];[.$D$23:.$D$31])" office:value-type="float" office:value="4" calcext:value-type="float">
            <text:p>4</text:p>
          </table:table-cell>
          <table:table-cell table:style-name="ce23" table:number-columns-repeated="2"/>
          <table:table-cell table:formula="of:=[.$D$26]-[.D25]" office:value-type="float" office:value="0.0199999999999996" calcext:value-type="float">
            <text:p>0.02</text:p>
          </table:table-cell>
          <table:table-cell table:style-name="ce29" table:formula="of:=[.H25]/[.$D$26]" office:value-type="float" office:value="0.002125398512221" calcext:value-type="float">
            <text:p>0.0021253985</text:p>
          </table:table-cell>
          <table:table-cell table:formula="of:=IF([.H25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5</text:p>
          </table:table-cell>
          <table:table-cell office:value-type="float" office:value="12.4" calcext:value-type="float">
            <text:p>12.4</text:p>
          </table:table-cell>
          <table:table-cell table:style-name="ce54" office:value-type="float" office:value="9.41" calcext:value-type="float">
            <text:p>9.41</text:p>
          </table:table-cell>
          <table:table-cell table:style-name="ce55" table:formula="of:=RANK([.D26];[.$D$23:.$D$31])" office:value-type="float" office:value="3" calcext:value-type="float">
            <text:p>3</text:p>
          </table:table-cell>
          <table:table-cell table:style-name="ce22" office:value-type="string" calcext:value-type="string">
            <text:p>AS5</text:p>
          </table:table-cell>
          <table:table-cell table:style-name="ce22" office:value-type="float" office:value="1" calcext:value-type="float">
            <text:p>1</text:p>
          </table:table-cell>
          <table:table-cell table:formula="of:=[.$D$26]-[.D26]" office:value-type="float" office:value="0" calcext:value-type="float">
            <text:p>0</text:p>
          </table:table-cell>
          <table:table-cell table:style-name="ce29" table:formula="of:=[.H26]/[.$D$26]" office:value-type="float" office:value="0" calcext:value-type="float">
            <text:p>0</text:p>
          </table:table-cell>
          <table:table-cell table:formula="of:=IF([.H26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6</text:p>
          </table:table-cell>
          <table:table-cell office:value-type="float" office:value="12.4" calcext:value-type="float">
            <text:p>12.4</text:p>
          </table:table-cell>
          <table:table-cell office:value-type="float" office:value="9.34" calcext:value-type="float">
            <text:p>9.34</text:p>
          </table:table-cell>
          <table:table-cell table:formula="of:=RANK([.D27];[.$D$23:.$D$31])" office:value-type="float" office:value="5" calcext:value-type="float">
            <text:p>5</text:p>
          </table:table-cell>
          <table:table-cell table:number-columns-repeated="2"/>
          <table:table-cell table:formula="of:=[.$D$26]-[.D27]" office:value-type="float" office:value="0.0700000000000003" calcext:value-type="float">
            <text:p>0.07</text:p>
          </table:table-cell>
          <table:table-cell table:style-name="ce29" table:formula="of:=[.H27]/[.$D$26]" office:value-type="float" office:value="0.00743889479277368" calcext:value-type="float">
            <text:p>0.0074388948</text:p>
          </table:table-cell>
          <table:table-cell table:formula="of:=IF([.H27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7</text:p>
          </table:table-cell>
          <table:table-cell office:value-type="float" office:value="12.4" calcext:value-type="float">
            <text:p>12.4</text:p>
          </table:table-cell>
          <table:table-cell office:value-type="float" office:value="9.29" calcext:value-type="float">
            <text:p>9.29</text:p>
          </table:table-cell>
          <table:table-cell table:formula="of:=RANK([.D28];[.$D$23:.$D$31])" office:value-type="float" office:value="6" calcext:value-type="float">
            <text:p>6</text:p>
          </table:table-cell>
          <table:table-cell table:number-columns-repeated="2"/>
          <table:table-cell table:formula="of:=[.$D$26]-[.D28]" office:value-type="float" office:value="0.120000000000001" calcext:value-type="float">
            <text:p>0.12</text:p>
          </table:table-cell>
          <table:table-cell table:style-name="ce29" table:formula="of:=[.H28]/[.$D$26]" office:value-type="float" office:value="0.0127523910733264" calcext:value-type="float">
            <text:p>0.0127523911</text:p>
          </table:table-cell>
          <table:table-cell table:formula="of:=IF([.H28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8</text:p>
          </table:table-cell>
          <table:table-cell office:value-type="float" office:value="12" calcext:value-type="float">
            <text:p>12</text:p>
          </table:table-cell>
          <table:table-cell office:value-type="float" office:value="9.15" calcext:value-type="float">
            <text:p>9.15</text:p>
          </table:table-cell>
          <table:table-cell table:formula="of:=RANK([.D29];[.$D$23:.$D$31])" office:value-type="float" office:value="7" calcext:value-type="float">
            <text:p>7</text:p>
          </table:table-cell>
          <table:table-cell table:number-columns-repeated="2"/>
          <table:table-cell table:formula="of:=[.$D$26]-[.D29]" office:value-type="float" office:value="0.26" calcext:value-type="float">
            <text:p>0.26</text:p>
          </table:table-cell>
          <table:table-cell table:style-name="ce29" table:formula="of:=[.H29]/[.$D$26]" office:value-type="float" office:value="0.0276301806588735" calcext:value-type="float">
            <text:p>0.0276301807</text:p>
          </table:table-cell>
          <table:table-cell table:formula="of:=IF([.H29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9</text:p>
          </table:table-cell>
          <table:table-cell office:value-type="float" office:value="12" calcext:value-type="float">
            <text:p>12</text:p>
          </table:table-cell>
          <table:table-cell office:value-type="float" office:value="9.12" calcext:value-type="float">
            <text:p>9.12</text:p>
          </table:table-cell>
          <table:table-cell table:formula="of:=RANK([.D30];[.$D$23:.$D$31])" office:value-type="float" office:value="8" calcext:value-type="float">
            <text:p>8</text:p>
          </table:table-cell>
          <table:table-cell table:style-name="ce24" table:number-columns-repeated="2"/>
          <table:table-cell table:formula="of:=[.$D$26]-[.D30]" office:value-type="float" office:value="0.290000000000001" calcext:value-type="float">
            <text:p>0.29</text:p>
          </table:table-cell>
          <table:table-cell table:style-name="ce29" table:formula="of:=[.H30]/[.$D$26]" office:value-type="float" office:value="0.0308182784272052" calcext:value-type="float">
            <text:p>0.0308182784</text:p>
          </table:table-cell>
          <table:table-cell table:formula="of:=IF([.H30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10</text:p>
          </table:table-cell>
          <table:table-cell office:value-type="float" office:value="11.8" calcext:value-type="float">
            <text:p>11.8</text:p>
          </table:table-cell>
          <table:table-cell office:value-type="float" office:value="9.07" calcext:value-type="float">
            <text:p>9.07</text:p>
          </table:table-cell>
          <table:table-cell table:formula="of:=RANK([.D31];[.$D$23:.$D$31])" office:value-type="float" office:value="9" calcext:value-type="float">
            <text:p>9</text:p>
          </table:table-cell>
          <table:table-cell table:style-name="ce24" table:number-columns-repeated="2"/>
          <table:table-cell table:formula="of:=[.$D$26]-[.D31]" office:value-type="float" office:value="0.34" calcext:value-type="float">
            <text:p>0.34</text:p>
          </table:table-cell>
          <table:table-cell table:style-name="ce29" table:formula="of:=[.H31]/[.$D$26]" office:value-type="float" office:value="0.0361317747077577" calcext:value-type="float">
            <text:p>0.0361317747</text:p>
          </table:table-cell>
          <table:table-cell table:formula="of:=IF([.H31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Iperf</text:p>
          </table:table-cell>
          <table:table-cell table:style-name="ce20" office:value-type="string" calcext:value-type="string">
            <text:p>ALTO</text:p>
          </table:table-cell>
          <table:table-cell/>
          <table:table-cell table:style-name="ce27" table:formula="of:=AVERAGE([.H23:.H31])" office:value-type="float" office:value="0.115555555555556" calcext:value-type="float">
            <text:p>0.12</text:p>
          </table:table-cell>
          <table:table-cell table:style-name="ce30" table:formula="of:=AVERAGE([.I23:.I31])" office:value-type="float" office:value="0.0122800802928327" calcext:value-type="float">
            <text:p>0.0122800803</text:p>
          </table:table-cell>
          <table:table-cell table:style-name="ce30" table:formula="of:=AVERAGE([.J23:.J31])" office:value-type="float" office:value="0.777777777777778" calcext:value-type="float">
            <text:p>0.777777777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1</text:p>
          </table:table-cell>
          <table:table-cell office:value-type="float" office:value="12.4" calcext:value-type="float">
            <text:p>12.4</text:p>
          </table:table-cell>
          <table:table-cell office:value-type="float" office:value="9.41" calcext:value-type="float">
            <text:p>9.41</text:p>
          </table:table-cell>
          <table:table-cell table:formula="of:=RANK([.D33];[.$D$33:.$D$41])" office:value-type="float" office:value="1" calcext:value-type="float">
            <text:p>1</text:p>
          </table:table-cell>
          <table:table-cell table:style-name="ce23" office:value-type="string" calcext:value-type="string">
            <text:p>AS1</text:p>
          </table:table-cell>
          <table:table-cell table:style-name="ce23" office:value-type="float" office:value="3" calcext:value-type="float">
            <text:p>3</text:p>
          </table:table-cell>
          <table:table-cell table:formula="of:=[.$D$33]-[.D33]" office:value-type="float" office:value="0" calcext:value-type="float">
            <text:p>0</text:p>
          </table:table-cell>
          <table:table-cell table:style-name="ce29" table:formula="of:=[.H33]/[.$D$34]" office:value-type="float" office:value="0" calcext:value-type="float">
            <text:p>0</text:p>
          </table:table-cell>
          <table:table-cell table:formula="of:=IF([.H33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2</text:p>
          </table:table-cell>
          <table:table-cell office:value-type="float" office:value="12.4" calcext:value-type="float">
            <text:p>12.4</text:p>
          </table:table-cell>
          <table:table-cell office:value-type="float" office:value="9.41" calcext:value-type="float">
            <text:p>9.41</text:p>
          </table:table-cell>
          <table:table-cell table:formula="of:=RANK([.D34];[.$D$33:.$D$41])" office:value-type="float" office:value="1" calcext:value-type="float">
            <text:p>1</text:p>
          </table:table-cell>
          <table:table-cell table:style-name="ce22" table:number-columns-repeated="2"/>
          <table:table-cell table:formula="of:=[.$D$33]-[.D34]" office:value-type="float" office:value="0" calcext:value-type="float">
            <text:p>0</text:p>
          </table:table-cell>
          <table:table-cell table:style-name="ce29" table:formula="of:=[.H34]/[.$D$34]" office:value-type="float" office:value="0" calcext:value-type="float">
            <text:p>0</text:p>
          </table:table-cell>
          <table:table-cell table:style-name="ce15" table:formula="of:=IF([.H34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3</text:p>
          </table:table-cell>
          <table:table-cell office:value-type="float" office:value="12.4" calcext:value-type="float">
            <text:p>12.4</text:p>
          </table:table-cell>
          <table:table-cell office:value-type="float" office:value="9.41" calcext:value-type="float">
            <text:p>9.41</text:p>
          </table:table-cell>
          <table:table-cell table:formula="of:=RANK([.D35];[.$D$33:.$D$41])" office:value-type="float" office:value="1" calcext:value-type="float">
            <text:p>1</text:p>
          </table:table-cell>
          <table:table-cell table:style-name="ce24" table:number-columns-repeated="2"/>
          <table:table-cell table:formula="of:=[.$D$33]-[.D35]" office:value-type="float" office:value="0" calcext:value-type="float">
            <text:p>0</text:p>
          </table:table-cell>
          <table:table-cell table:style-name="ce29" table:formula="of:=[.H35]/[.$D$34]" office:value-type="float" office:value="0" calcext:value-type="float">
            <text:p>0</text:p>
          </table:table-cell>
          <table:table-cell table:formula="of:=IF([.H35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office:value-type="float" office:value="12.5" calcext:value-type="float">
            <text:p>12.5</text:p>
          </table:table-cell>
          <table:table-cell office:value-type="float" office:value="9.35" calcext:value-type="float">
            <text:p>9.35</text:p>
          </table:table-cell>
          <table:table-cell table:formula="of:=RANK([.D36];[.$D$33:.$D$41])" office:value-type="float" office:value="4" calcext:value-type="float">
            <text:p>4</text:p>
          </table:table-cell>
          <table:table-cell table:style-name="ce24" table:number-columns-repeated="2"/>
          <table:table-cell table:formula="of:=[.$D$33]-[.D36]" office:value-type="float" office:value="0.0600000000000005" calcext:value-type="float">
            <text:p>0.06</text:p>
          </table:table-cell>
          <table:table-cell table:style-name="ce29" table:formula="of:=[.H36]/[.$D$34]" office:value-type="float" office:value="0.00637619553666318" calcext:value-type="float">
            <text:p>0.0063761955</text:p>
          </table:table-cell>
          <table:table-cell table:formula="of:=IF([.H36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6</text:p>
          </table:table-cell>
          <table:table-cell office:value-type="float" office:value="12.3" calcext:value-type="float">
            <text:p>12.3</text:p>
          </table:table-cell>
          <table:table-cell office:value-type="float" office:value="9.28" calcext:value-type="float">
            <text:p>9.28</text:p>
          </table:table-cell>
          <table:table-cell table:formula="of:=RANK([.D37];[.$D$33:.$D$41])" office:value-type="float" office:value="5" calcext:value-type="float">
            <text:p>5</text:p>
          </table:table-cell>
          <table:table-cell table:style-name="ce25" table:number-columns-repeated="2"/>
          <table:table-cell table:formula="of:=[.$D$33]-[.D37]" office:value-type="float" office:value="0.130000000000001" calcext:value-type="float">
            <text:p>0.13</text:p>
          </table:table-cell>
          <table:table-cell table:style-name="ce29" table:formula="of:=[.H37]/[.$D$34]" office:value-type="float" office:value="0.0138150903294369" calcext:value-type="float">
            <text:p>0.0138150903</text:p>
          </table:table-cell>
          <table:table-cell table:formula="of:=IF([.H37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7</text:p>
          </table:table-cell>
          <table:table-cell office:value-type="float" office:value="12.1" calcext:value-type="float">
            <text:p>12.1</text:p>
          </table:table-cell>
          <table:table-cell office:value-type="float" office:value="9.21" calcext:value-type="float">
            <text:p>9.21</text:p>
          </table:table-cell>
          <table:table-cell table:formula="of:=RANK([.D38];[.$D$33:.$D$41])" office:value-type="float" office:value="6" calcext:value-type="float">
            <text:p>6</text:p>
          </table:table-cell>
          <table:table-cell table:style-name="ce25" table:number-columns-repeated="2"/>
          <table:table-cell table:formula="of:=[.$D$33]-[.D38]" office:value-type="float" office:value="0.199999999999999" calcext:value-type="float">
            <text:p>0.2</text:p>
          </table:table-cell>
          <table:table-cell table:style-name="ce29" table:formula="of:=[.H38]/[.$D$34]" office:value-type="float" office:value="0.0212539851222103" calcext:value-type="float">
            <text:p>0.0212539851</text:p>
          </table:table-cell>
          <table:table-cell table:formula="of:=IF([.H38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8</text:p>
          </table:table-cell>
          <table:table-cell office:value-type="float" office:value="11.9" calcext:value-type="float">
            <text:p>11.9</text:p>
          </table:table-cell>
          <table:table-cell office:value-type="float" office:value="9.07" calcext:value-type="float">
            <text:p>9.07</text:p>
          </table:table-cell>
          <table:table-cell table:formula="of:=RANK([.D39];[.$D$33:.$D$41])" office:value-type="float" office:value="7" calcext:value-type="float">
            <text:p>7</text:p>
          </table:table-cell>
          <table:table-cell table:style-name="ce26" table:number-columns-repeated="2"/>
          <table:table-cell table:formula="of:=[.$D$33]-[.D39]" office:value-type="float" office:value="0.34" calcext:value-type="float">
            <text:p>0.34</text:p>
          </table:table-cell>
          <table:table-cell table:style-name="ce29" table:formula="of:=[.H39]/[.$D$34]" office:value-type="float" office:value="0.0361317747077577" calcext:value-type="float">
            <text:p>0.0361317747</text:p>
          </table:table-cell>
          <table:table-cell table:formula="of:=IF([.H39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9</text:p>
          </table:table-cell>
          <table:table-cell office:value-type="float" office:value="11.7" calcext:value-type="float">
            <text:p>11.7</text:p>
          </table:table-cell>
          <table:table-cell office:value-type="float" office:value="9.03" calcext:value-type="float">
            <text:p>9.03</text:p>
          </table:table-cell>
          <table:table-cell table:formula="of:=RANK([.D40];[.$D$33:.$D$41])" office:value-type="float" office:value="8" calcext:value-type="float">
            <text:p>8</text:p>
          </table:table-cell>
          <table:table-cell table:style-name="ce26" table:number-columns-repeated="2"/>
          <table:table-cell table:formula="of:=[.$D$33]-[.D40]" office:value-type="float" office:value="0.380000000000001" calcext:value-type="float">
            <text:p>0.38</text:p>
          </table:table-cell>
          <table:table-cell table:style-name="ce29" table:formula="of:=[.H40]/[.$D$34]" office:value-type="float" office:value="0.0403825717321999" calcext:value-type="float">
            <text:p>0.0403825717</text:p>
          </table:table-cell>
          <table:table-cell table:formula="of:=IF([.H40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10</text:p>
          </table:table-cell>
          <table:table-cell office:value-type="float" office:value="11.5" calcext:value-type="float">
            <text:p>11.5</text:p>
          </table:table-cell>
          <table:table-cell office:value-type="float" office:value="8.92" calcext:value-type="float">
            <text:p>8.92</text:p>
          </table:table-cell>
          <table:table-cell table:formula="of:=RANK([.D41];[.$D$33:.$D$41])" office:value-type="float" office:value="9" calcext:value-type="float">
            <text:p>9</text:p>
          </table:table-cell>
          <table:table-cell table:number-columns-repeated="2"/>
          <table:table-cell table:formula="of:=[.$D$33]-[.D41]" office:value-type="float" office:value="0.49" calcext:value-type="float">
            <text:p>0.49</text:p>
          </table:table-cell>
          <table:table-cell table:style-name="ce29" table:formula="of:=[.H41]/[.$D$34]" office:value-type="float" office:value="0.0520722635494155" calcext:value-type="float">
            <text:p>0.0520722635</text:p>
          </table:table-cell>
          <table:table-cell table:formula="of:=IF([.H41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Iperf</text:p>
          </table:table-cell>
          <table:table-cell table:style-name="ce20" office:value-type="string" calcext:value-type="string">
            <text:p>ALTO</text:p>
          </table:table-cell>
          <table:table-cell/>
          <table:table-cell table:style-name="ce27" table:formula="of:=AVERAGE([.H33:.H41])" office:value-type="float" office:value="0.177777777777778" calcext:value-type="float">
            <text:p>0.18</text:p>
          </table:table-cell>
          <table:table-cell table:style-name="ce30" table:formula="of:=AVERAGE([.I33:.I41])" office:value-type="float" office:value="0.0188924312197426" calcext:value-type="float">
            <text:p>0.0188924312</text:p>
          </table:table-cell>
          <table:table-cell table:style-name="ce27" table:formula="of:=AVERAGE([.J33:.J41])" office:value-type="float" office:value="1" calcext:value-type="float">
            <text:p>1.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1</text:p>
          </table:table-cell>
          <table:table-cell office:value-type="float" office:value="12.4" calcext:value-type="float">
            <text:p>12.4</text:p>
          </table:table-cell>
          <table:table-cell table:style-name="ce54" office:value-type="float" office:value="9.41" calcext:value-type="float">
            <text:p>9.41</text:p>
          </table:table-cell>
          <table:table-cell table:style-name="ce55" table:formula="of:=RANK([.D43];[.$D$43:.$D$51])" office:value-type="float" office:value="2" calcext:value-type="float">
            <text:p>2</text:p>
          </table:table-cell>
          <table:table-cell table:number-columns-repeated="2"/>
          <table:table-cell table:formula="of:=[.$D$45]-[.D43]" office:value-type="float" office:value="0.0299999999999994" calcext:value-type="float">
            <text:p>0.03</text:p>
          </table:table-cell>
          <table:table-cell table:style-name="ce29" table:formula="of:=[.H43]/[.$D$45]" office:value-type="float" office:value="0.00317796610169485" calcext:value-type="float">
            <text:p>0.0031779661</text:p>
          </table:table-cell>
          <table:table-cell table:formula="of:=IF([.H43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2</text:p>
          </table:table-cell>
          <table:table-cell office:value-type="float" office:value="12.3" calcext:value-type="float">
            <text:p>12.3</text:p>
          </table:table-cell>
          <table:table-cell table:style-name="ce54" office:value-type="float" office:value="9.38" calcext:value-type="float">
            <text:p>9.38</text:p>
          </table:table-cell>
          <table:table-cell table:style-name="ce55" table:formula="of:=RANK([.D44];[.$D$43:.$D$51])" office:value-type="float" office:value="3" calcext:value-type="float">
            <text:p>3</text:p>
          </table:table-cell>
          <table:table-cell table:number-columns-repeated="2"/>
          <table:table-cell table:formula="of:=[.$D$45]-[.D44]" office:value-type="float" office:value="0.0599999999999987" calcext:value-type="float">
            <text:p>0.06</text:p>
          </table:table-cell>
          <table:table-cell table:style-name="ce29" table:formula="of:=[.H44]/[.$D$45]" office:value-type="float" office:value="0.0063559322033897" calcext:value-type="float">
            <text:p>0.0063559322</text:p>
          </table:table-cell>
          <table:table-cell table:formula="of:=IF([.H44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3</text:p>
          </table:table-cell>
          <table:table-cell office:value-type="float" office:value="12.4" calcext:value-type="float">
            <text:p>12.4</text:p>
          </table:table-cell>
          <table:table-cell office:value-type="float" office:value="9.44" calcext:value-type="float">
            <text:p>9.44</text:p>
          </table:table-cell>
          <table:table-cell table:formula="of:=RANK([.D45];[.$D$43:.$D$51])" office:value-type="float" office:value="1" calcext:value-type="float">
            <text:p>1</text:p>
          </table:table-cell>
          <table:table-cell table:style-name="ce22" office:value-type="string" calcext:value-type="string">
            <text:p>AS3</text:p>
          </table:table-cell>
          <table:table-cell table:style-name="ce22" office:value-type="float" office:value="1" calcext:value-type="float">
            <text:p>1</text:p>
          </table:table-cell>
          <table:table-cell table:formula="of:=[.$D$45]-[.D45]" office:value-type="float" office:value="0" calcext:value-type="float">
            <text:p>0</text:p>
          </table:table-cell>
          <table:table-cell table:style-name="ce29" table:formula="of:=[.H45]/[.$D$45]" office:value-type="float" office:value="0" calcext:value-type="float">
            <text:p>0</text:p>
          </table:table-cell>
          <table:table-cell table:formula="of:=IF([.H45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4</text:p>
          </table:table-cell>
          <table:table-cell office:value-type="float" office:value="12.4" calcext:value-type="float">
            <text:p>12.4</text:p>
          </table:table-cell>
          <table:table-cell table:style-name="ce54" office:value-type="float" office:value="9.31" calcext:value-type="float">
            <text:p>9.31</text:p>
          </table:table-cell>
          <table:table-cell table:style-name="ce55" table:formula="of:=RANK([.D46];[.$D$43:.$D$51])" office:value-type="float" office:value="5" calcext:value-type="float">
            <text:p>5</text:p>
          </table:table-cell>
          <table:table-cell table:style-name="ce23" table:number-columns-repeated="2"/>
          <table:table-cell table:formula="of:=[.$D$45]-[.D46]" office:value-type="float" office:value="0.129999999999999" calcext:value-type="float">
            <text:p>0.13</text:p>
          </table:table-cell>
          <table:table-cell table:style-name="ce29" table:formula="of:=[.H46]/[.$D$45]" office:value-type="float" office:value="0.0137711864406779" calcext:value-type="float">
            <text:p>0.0137711864</text:p>
          </table:table-cell>
          <table:table-cell table:formula="of:=IF([.H46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office:value-type="float" office:value="12.3" calcext:value-type="float">
            <text:p>12.3</text:p>
          </table:table-cell>
          <table:table-cell office:value-type="float" office:value="9.28" calcext:value-type="float">
            <text:p>9.28</text:p>
          </table:table-cell>
          <table:table-cell table:formula="of:=RANK([.D47];[.$D$43:.$D$51])" office:value-type="float" office:value="6" calcext:value-type="float">
            <text:p>6</text:p>
          </table:table-cell>
          <table:table-cell table:style-name="ce23" table:number-columns-repeated="2"/>
          <table:table-cell table:formula="of:=[.$D$45]-[.D47]" office:value-type="float" office:value="0.16" calcext:value-type="float">
            <text:p>0.16</text:p>
          </table:table-cell>
          <table:table-cell table:style-name="ce29" table:formula="of:=[.H47]/[.$D$45]" office:value-type="float" office:value="0.0169491525423729" calcext:value-type="float">
            <text:p>0.0169491525</text:p>
          </table:table-cell>
          <table:table-cell table:formula="of:=IF([.H47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7</text:p>
          </table:table-cell>
          <table:table-cell office:value-type="float" office:value="12.2" calcext:value-type="float">
            <text:p>12.2</text:p>
          </table:table-cell>
          <table:table-cell table:style-name="ce54" office:value-type="float" office:value="9.37" calcext:value-type="float">
            <text:p>9.37</text:p>
          </table:table-cell>
          <table:table-cell table:style-name="ce55" table:formula="of:=RANK([.D48];[.$D$43:.$D$51])" office:value-type="float" office:value="4" calcext:value-type="float">
            <text:p>4</text:p>
          </table:table-cell>
          <table:table-cell table:style-name="ce24" table:number-columns-repeated="2"/>
          <table:table-cell table:formula="of:=[.$D$45]-[.D48]" office:value-type="float" office:value="0.0700000000000003" calcext:value-type="float">
            <text:p>0.07</text:p>
          </table:table-cell>
          <table:table-cell table:style-name="ce29" table:formula="of:=[.H48]/[.$D$45]" office:value-type="float" office:value="0.00741525423728817" calcext:value-type="float">
            <text:p>0.0074152542</text:p>
          </table:table-cell>
          <table:table-cell table:formula="of:=IF([.H48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8</text:p>
          </table:table-cell>
          <table:table-cell office:value-type="float" office:value="11.9" calcext:value-type="float">
            <text:p>11.9</text:p>
          </table:table-cell>
          <table:table-cell office:value-type="float" office:value="9.09" calcext:value-type="float">
            <text:p>9.09</text:p>
          </table:table-cell>
          <table:table-cell table:formula="of:=RANK([.D49];[.$D$43:.$D$51])" office:value-type="float" office:value="9" calcext:value-type="float">
            <text:p>9</text:p>
          </table:table-cell>
          <table:table-cell table:style-name="ce24" table:number-columns-repeated="2"/>
          <table:table-cell table:formula="of:=[.$D$45]-[.D49]" office:value-type="float" office:value="0.35" calcext:value-type="float">
            <text:p>0.35</text:p>
          </table:table-cell>
          <table:table-cell table:style-name="ce29" table:formula="of:=[.H49]/[.$D$45]" office:value-type="float" office:value="0.0370762711864406" calcext:value-type="float">
            <text:p>0.0370762712</text:p>
          </table:table-cell>
          <table:table-cell table:formula="of:=IF([.H49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9</text:p>
          </table:table-cell>
          <table:table-cell office:value-type="float" office:value="12.1" calcext:value-type="float">
            <text:p>12.1</text:p>
          </table:table-cell>
          <table:table-cell office:value-type="float" office:value="9.18" calcext:value-type="float">
            <text:p>9.18</text:p>
          </table:table-cell>
          <table:table-cell table:formula="of:=RANK([.D50];[.$D$43:.$D$51])" office:value-type="float" office:value="7" calcext:value-type="float">
            <text:p>7</text:p>
          </table:table-cell>
          <table:table-cell table:number-columns-repeated="2"/>
          <table:table-cell table:formula="of:=[.$D$45]-[.D50]" office:value-type="float" office:value="0.26" calcext:value-type="float">
            <text:p>0.26</text:p>
          </table:table-cell>
          <table:table-cell table:style-name="ce29" table:formula="of:=[.H50]/[.$D$45]" office:value-type="float" office:value="0.0275423728813559" calcext:value-type="float">
            <text:p>0.0275423729</text:p>
          </table:table-cell>
          <table:table-cell table:formula="of:=IF([.H50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10</text:p>
          </table:table-cell>
          <table:table-cell office:value-type="float" office:value="12" calcext:value-type="float">
            <text:p>12</text:p>
          </table:table-cell>
          <table:table-cell office:value-type="float" office:value="9.12" calcext:value-type="float">
            <text:p>9.12</text:p>
          </table:table-cell>
          <table:table-cell table:formula="of:=RANK([.D51];[.$D$43:.$D$51])" office:value-type="float" office:value="8" calcext:value-type="float">
            <text:p>8</text:p>
          </table:table-cell>
          <table:table-cell table:number-columns-repeated="2"/>
          <table:table-cell table:formula="of:=[.$D$45]-[.D51]" office:value-type="float" office:value="0.32" calcext:value-type="float">
            <text:p>0.32</text:p>
          </table:table-cell>
          <table:table-cell table:style-name="ce29" table:formula="of:=[.H51]/[.$D$45]" office:value-type="float" office:value="0.0338983050847458" calcext:value-type="float">
            <text:p>0.0338983051</text:p>
          </table:table-cell>
          <table:table-cell table:formula="of:=IF([.H51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Iperf</text:p>
          </table:table-cell>
          <table:table-cell table:style-name="ce20" office:value-type="string" calcext:value-type="string">
            <text:p>ALTO</text:p>
          </table:table-cell>
          <table:table-cell/>
          <table:table-cell table:style-name="ce27" table:formula="of:=AVERAGE([.H43:.H51])" office:value-type="float" office:value="0.153333333333333" calcext:value-type="float">
            <text:p>0.15</text:p>
          </table:table-cell>
          <table:table-cell table:style-name="ce30" table:formula="of:=AVERAGE([.I43:.I51])" office:value-type="float" office:value="0.0162429378531073" calcext:value-type="float">
            <text:p>0.0162429379</text:p>
          </table:table-cell>
          <table:table-cell table:style-name="ce30" table:formula="of:=AVERAGE([.J43:.J51]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1</text:p>
          </table:table-cell>
          <table:table-cell office:value-type="float" office:value="12.3" calcext:value-type="float">
            <text:p>12.3</text:p>
          </table:table-cell>
          <table:table-cell office:value-type="float" office:value="9.38" calcext:value-type="float">
            <text:p>9.38</text:p>
          </table:table-cell>
          <table:table-cell table:formula="of:=RANK([.D53];[.$D$53:.$D$61])" office:value-type="float" office:value="1" calcext:value-type="float">
            <text:p>1</text:p>
          </table:table-cell>
          <table:table-cell office:value-type="string" calcext:value-type="string">
            <text:p>AS1</text:p>
          </table:table-cell>
          <table:table-cell office:value-type="float" office:value="2" calcext:value-type="float">
            <text:p>2</text:p>
          </table:table-cell>
          <table:table-cell table:formula="of:=[.$D$53]-[.D53]" office:value-type="float" office:value="0" calcext:value-type="float">
            <text:p>0</text:p>
          </table:table-cell>
          <table:table-cell table:style-name="ce29" table:formula="of:=[.H53]/[.$D$53]" office:value-type="float" office:value="0" calcext:value-type="float">
            <text:p>0</text:p>
          </table:table-cell>
          <table:table-cell table:formula="of:=IF([.H53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2</text:p>
          </table:table-cell>
          <table:table-cell office:value-type="float" office:value="12.5" calcext:value-type="float">
            <text:p>12.5</text:p>
          </table:table-cell>
          <table:table-cell office:value-type="float" office:value="9.35" calcext:value-type="float">
            <text:p>9.35</text:p>
          </table:table-cell>
          <table:table-cell table:formula="of:=RANK([.D54];[.$D$53:.$D$61])" office:value-type="float" office:value="2" calcext:value-type="float">
            <text:p>2</text:p>
          </table:table-cell>
          <table:table-cell table:number-columns-repeated="2"/>
          <table:table-cell table:formula="of:=[.$D$53]-[.D54]" office:value-type="float" office:value="0.0300000000000011" calcext:value-type="float">
            <text:p>0.03</text:p>
          </table:table-cell>
          <table:table-cell table:style-name="ce29" table:formula="of:=[.H54]/[.$D$53]" office:value-type="float" office:value="0.00319829424307048" calcext:value-type="float">
            <text:p>0.0031982942</text:p>
          </table:table-cell>
          <table:table-cell table:formula="of:=IF([.H54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3</text:p>
          </table:table-cell>
          <table:table-cell office:value-type="float" office:value="12.5" calcext:value-type="float">
            <text:p>12.5</text:p>
          </table:table-cell>
          <table:table-cell office:value-type="float" office:value="9.35" calcext:value-type="float">
            <text:p>9.35</text:p>
          </table:table-cell>
          <table:table-cell table:formula="of:=RANK([.D55];[.$D$53:.$D$61])" office:value-type="float" office:value="2" calcext:value-type="float">
            <text:p>2</text:p>
          </table:table-cell>
          <table:table-cell table:style-name="ce23" table:number-columns-repeated="2"/>
          <table:table-cell table:formula="of:=[.$D$53]-[.D55]" office:value-type="float" office:value="0.0300000000000011" calcext:value-type="float">
            <text:p>0.03</text:p>
          </table:table-cell>
          <table:table-cell table:style-name="ce29" table:formula="of:=[.H55]/[.$D$53]" office:value-type="float" office:value="0.00319829424307048" calcext:value-type="float">
            <text:p>0.0031982942</text:p>
          </table:table-cell>
          <table:table-cell table:formula="of:=IF([.H55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4</text:p>
          </table:table-cell>
          <table:table-cell office:value-type="float" office:value="12.3" calcext:value-type="float">
            <text:p>12.3</text:p>
          </table:table-cell>
          <table:table-cell office:value-type="float" office:value="9.28" calcext:value-type="float">
            <text:p>9.28</text:p>
          </table:table-cell>
          <table:table-cell table:formula="of:=RANK([.D56];[.$D$53:.$D$61])" office:value-type="float" office:value="5" calcext:value-type="float">
            <text:p>5</text:p>
          </table:table-cell>
          <table:table-cell table:style-name="ce23" table:number-columns-repeated="2"/>
          <table:table-cell table:formula="of:=[.$D$53]-[.D56]" office:value-type="float" office:value="0.100000000000001" calcext:value-type="float">
            <text:p>0.1</text:p>
          </table:table-cell>
          <table:table-cell table:style-name="ce29" table:formula="of:=[.H56]/[.$D$53]" office:value-type="float" office:value="0.0106609808102347" calcext:value-type="float">
            <text:p>0.0106609808</text:p>
          </table:table-cell>
          <table:table-cell table:formula="of:=IF([.H56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5</text:p>
          </table:table-cell>
          <table:table-cell office:value-type="float" office:value="12.3" calcext:value-type="float">
            <text:p>12.3</text:p>
          </table:table-cell>
          <table:table-cell office:value-type="float" office:value="9.28" calcext:value-type="float">
            <text:p>9.28</text:p>
          </table:table-cell>
          <table:table-cell table:formula="of:=RANK([.D57];[.$D$53:.$D$61])" office:value-type="float" office:value="5" calcext:value-type="float">
            <text:p>5</text:p>
          </table:table-cell>
          <table:table-cell table:style-name="ce24" table:number-columns-repeated="2"/>
          <table:table-cell table:formula="of:=[.$D$53]-[.D57]" office:value-type="float" office:value="0.100000000000001" calcext:value-type="float">
            <text:p>0.1</text:p>
          </table:table-cell>
          <table:table-cell table:style-name="ce29" table:formula="of:=[.H57]/[.$D$53]" office:value-type="float" office:value="0.0106609808102347" calcext:value-type="float">
            <text:p>0.0106609808</text:p>
          </table:table-cell>
          <table:table-cell table:formula="of:=IF([.H57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7</text:p>
          </table:table-cell>
          <table:table-cell office:value-type="float" office:value="12" calcext:value-type="float">
            <text:p>12</text:p>
          </table:table-cell>
          <table:table-cell office:value-type="float" office:value="9.15" calcext:value-type="float">
            <text:p>9.15</text:p>
          </table:table-cell>
          <table:table-cell table:formula="of:=RANK([.D58];[.$D$53:.$D$61])" office:value-type="float" office:value="7" calcext:value-type="float">
            <text:p>7</text:p>
          </table:table-cell>
          <table:table-cell table:style-name="ce24" table:number-columns-repeated="2"/>
          <table:table-cell table:formula="of:=[.$D$53]-[.D58]" office:value-type="float" office:value="0.23" calcext:value-type="float">
            <text:p>0.23</text:p>
          </table:table-cell>
          <table:table-cell table:style-name="ce29" table:formula="of:=[.H58]/[.$D$53]" office:value-type="float" office:value="0.0245202558635395" calcext:value-type="float">
            <text:p>0.0245202559</text:p>
          </table:table-cell>
          <table:table-cell table:formula="of:=IF([.H58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8</text:p>
          </table:table-cell>
          <table:table-cell office:value-type="float" office:value="12.4" calcext:value-type="float">
            <text:p>12.4</text:p>
          </table:table-cell>
          <table:table-cell office:value-type="float" office:value="9.29" calcext:value-type="float">
            <text:p>9.29</text:p>
          </table:table-cell>
          <table:table-cell table:formula="of:=RANK([.D59];[.$D$53:.$D$61])" office:value-type="float" office:value="4" calcext:value-type="float">
            <text:p>4</text:p>
          </table:table-cell>
          <table:table-cell table:number-columns-repeated="2"/>
          <table:table-cell table:formula="of:=[.$D$53]-[.D59]" office:value-type="float" office:value="0.0900000000000016" calcext:value-type="float">
            <text:p>0.09</text:p>
          </table:table-cell>
          <table:table-cell table:style-name="ce29" table:formula="of:=[.H59]/[.$D$53]" office:value-type="float" office:value="0.00959488272921126" calcext:value-type="float">
            <text:p>0.0095948827</text:p>
          </table:table-cell>
          <table:table-cell table:formula="of:=IF([.H59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9</text:p>
          </table:table-cell>
          <table:table-cell office:value-type="float" office:value="11.6" calcext:value-type="float">
            <text:p>11.6</text:p>
          </table:table-cell>
          <table:table-cell office:value-type="float" office:value="8.95" calcext:value-type="float">
            <text:p>8.95</text:p>
          </table:table-cell>
          <table:table-cell table:formula="of:=RANK([.D60];[.$D$53:.$D$61])" office:value-type="float" office:value="8" calcext:value-type="float">
            <text:p>8</text:p>
          </table:table-cell>
          <table:table-cell table:number-columns-repeated="2"/>
          <table:table-cell table:formula="of:=[.$D$53]-[.D60]" office:value-type="float" office:value="0.430000000000002" calcext:value-type="float">
            <text:p>0.43</text:p>
          </table:table-cell>
          <table:table-cell table:style-name="ce29" table:formula="of:=[.H60]/[.$D$53]" office:value-type="float" office:value="0.0458422174840087" calcext:value-type="float">
            <text:p>0.0458422175</text:p>
          </table:table-cell>
          <table:table-cell table:formula="of:=IF([.H60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10</text:p>
          </table:table-cell>
          <table:table-cell office:value-type="float" office:value="11.3" calcext:value-type="float">
            <text:p>11.3</text:p>
          </table:table-cell>
          <table:table-cell office:value-type="float" office:value="8.85" calcext:value-type="float">
            <text:p>8.85</text:p>
          </table:table-cell>
          <table:table-cell table:formula="of:=RANK([.D61];[.$D$53:.$D$61])" office:value-type="float" office:value="9" calcext:value-type="float">
            <text:p>9</text:p>
          </table:table-cell>
          <table:table-cell table:number-columns-repeated="2"/>
          <table:table-cell table:formula="of:=[.$D$53]-[.D61]" office:value-type="float" office:value="0.530000000000001" calcext:value-type="float">
            <text:p>0.53</text:p>
          </table:table-cell>
          <table:table-cell table:style-name="ce29" table:formula="of:=[.H61]/[.$D$53]" office:value-type="float" office:value="0.0565031982942432" calcext:value-type="float">
            <text:p>0.0565031983</text:p>
          </table:table-cell>
          <table:table-cell table:formula="of:=IF([.H61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Iperf</text:p>
          </table:table-cell>
          <table:table-cell table:style-name="ce20" office:value-type="string" calcext:value-type="string">
            <text:p>ALTO</text:p>
          </table:table-cell>
          <table:table-cell/>
          <table:table-cell table:style-name="ce27" table:formula="of:=AVERAGE([.H53:.H61])" office:value-type="float" office:value="0.171111111111112" calcext:value-type="float">
            <text:p>0.17</text:p>
          </table:table-cell>
          <table:table-cell table:style-name="ce30" table:formula="of:=AVERAGE([.I53:.I61])" office:value-type="float" office:value="0.0182421227197348" calcext:value-type="float">
            <text:p>0.0182421227</text:p>
          </table:table-cell>
          <table:table-cell table:style-name="ce30" table:formula="of:=AVERAGE([.J53:.J61]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1</text:p>
          </table:table-cell>
          <table:table-cell office:value-type="float" office:value="12.3" calcext:value-type="float">
            <text:p>12.3</text:p>
          </table:table-cell>
          <table:table-cell table:style-name="ce54" office:value-type="float" office:value="9.28" calcext:value-type="float">
            <text:p>9.28</text:p>
          </table:table-cell>
          <table:table-cell table:style-name="ce55" table:formula="of:=RANK([.D63];[.$D$63:.$D$71])" office:value-type="float" office:value="4" calcext:value-type="float">
            <text:p>4</text:p>
          </table:table-cell>
          <table:table-cell table:number-columns-repeated="2"/>
          <table:table-cell table:formula="of:=[.$D$67]-[.D63]" office:value-type="float" office:value="0.100000000000001" calcext:value-type="float">
            <text:p>0.1</text:p>
          </table:table-cell>
          <table:table-cell table:style-name="ce29" table:formula="of:=[.H63]/[.$D$67]" office:value-type="float" office:value="0.0106609808102347" calcext:value-type="float">
            <text:p>0.0106609808</text:p>
          </table:table-cell>
          <table:table-cell table:formula="of:=IF([.H63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2</text:p>
          </table:table-cell>
          <table:table-cell office:value-type="float" office:value="12.2" calcext:value-type="float">
            <text:p>12.2</text:p>
          </table:table-cell>
          <table:table-cell office:value-type="float" office:value="9.25" calcext:value-type="float">
            <text:p>9.25</text:p>
          </table:table-cell>
          <table:table-cell table:formula="of:=RANK([.D64];[.$D$63:.$D$71])" office:value-type="float" office:value="5" calcext:value-type="float">
            <text:p>5</text:p>
          </table:table-cell>
          <table:table-cell table:style-name="ce23" table:number-columns-repeated="2"/>
          <table:table-cell table:formula="of:=[.$D$67]-[.D64]" office:value-type="float" office:value="0.130000000000001" calcext:value-type="float">
            <text:p>0.13</text:p>
          </table:table-cell>
          <table:table-cell table:style-name="ce29" table:formula="of:=[.H64]/[.$D$67]" office:value-type="float" office:value="0.013859275053305" calcext:value-type="float">
            <text:p>0.0138592751</text:p>
          </table:table-cell>
          <table:table-cell table:formula="of:=IF([.H64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3</text:p>
          </table:table-cell>
          <table:table-cell office:value-type="float" office:value="12.4" calcext:value-type="float">
            <text:p>12.4</text:p>
          </table:table-cell>
          <table:table-cell office:value-type="float" office:value="9.31" calcext:value-type="float">
            <text:p>9.31</text:p>
          </table:table-cell>
          <table:table-cell table:formula="of:=RANK([.D65];[.$D$63:.$D$71])" office:value-type="float" office:value="2" calcext:value-type="float">
            <text:p>2</text:p>
          </table:table-cell>
          <table:table-cell table:style-name="ce23" table:number-columns-repeated="2"/>
          <table:table-cell table:formula="of:=[.$D$67]-[.D65]" office:value-type="float" office:value="0.0700000000000003" calcext:value-type="float">
            <text:p>0.07</text:p>
          </table:table-cell>
          <table:table-cell table:style-name="ce29" table:formula="of:=[.H65]/[.$D$67]" office:value-type="float" office:value="0.00746268656716421" calcext:value-type="float">
            <text:p>0.0074626866</text:p>
          </table:table-cell>
          <table:table-cell table:formula="of:=IF([.H65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4</text:p>
          </table:table-cell>
          <table:table-cell office:value-type="float" office:value="12.1" calcext:value-type="float">
            <text:p>12.1</text:p>
          </table:table-cell>
          <table:table-cell office:value-type="float" office:value="9.18" calcext:value-type="float">
            <text:p>9.18</text:p>
          </table:table-cell>
          <table:table-cell table:formula="of:=RANK([.D66];[.$D$63:.$D$71])" office:value-type="float" office:value="7" calcext:value-type="float">
            <text:p>7</text:p>
          </table:table-cell>
          <table:table-cell table:number-columns-repeated="2"/>
          <table:table-cell table:formula="of:=[.$D$67]-[.D66]" office:value-type="float" office:value="0.200000000000001" calcext:value-type="float">
            <text:p>0.2</text:p>
          </table:table-cell>
          <table:table-cell table:style-name="ce29" table:formula="of:=[.H66]/[.$D$67]" office:value-type="float" office:value="0.0213219616204692" calcext:value-type="float">
            <text:p>0.0213219616</text:p>
          </table:table-cell>
          <table:table-cell table:formula="of:=IF([.H66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5</text:p>
          </table:table-cell>
          <table:table-cell office:value-type="float" office:value="12.3" calcext:value-type="float">
            <text:p>12.3</text:p>
          </table:table-cell>
          <table:table-cell office:value-type="float" office:value="9.38" calcext:value-type="float">
            <text:p>9.38</text:p>
          </table:table-cell>
          <table:table-cell table:formula="of:=RANK([.D67];[.$D$63:.$D$71])" office:value-type="float" office:value="1" calcext:value-type="float">
            <text:p>1</text:p>
          </table:table-cell>
          <table:table-cell table:style-name="ce24" office:value-type="string" calcext:value-type="string">
            <text:p>AS5</text:p>
          </table:table-cell>
          <table:table-cell table:style-name="ce24" office:value-type="float" office:value="2" calcext:value-type="float">
            <text:p>2</text:p>
          </table:table-cell>
          <table:table-cell table:formula="of:=[.$D$67]-[.D67]" office:value-type="float" office:value="0" calcext:value-type="float">
            <text:p>0</text:p>
          </table:table-cell>
          <table:table-cell table:style-name="ce29" table:formula="of:=[.H67]/[.$D$67]" office:value-type="float" office:value="0" calcext:value-type="float">
            <text:p>0</text:p>
          </table:table-cell>
          <table:table-cell table:formula="of:=IF([.H67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6</text:p>
          </table:table-cell>
          <table:table-cell office:value-type="float" office:value="12" calcext:value-type="float">
            <text:p>12</text:p>
          </table:table-cell>
          <table:table-cell office:value-type="float" office:value="9.15" calcext:value-type="float">
            <text:p>9.15</text:p>
          </table:table-cell>
          <table:table-cell table:formula="of:=RANK([.D68];[.$D$63:.$D$71])" office:value-type="float" office:value="8" calcext:value-type="float">
            <text:p>8</text:p>
          </table:table-cell>
          <table:table-cell table:style-name="ce24" table:number-columns-repeated="2"/>
          <table:table-cell table:formula="of:=[.$D$67]-[.D68]" office:value-type="float" office:value="0.23" calcext:value-type="float">
            <text:p>0.23</text:p>
          </table:table-cell>
          <table:table-cell table:style-name="ce29" table:formula="of:=[.H68]/[.$D$67]" office:value-type="float" office:value="0.0245202558635395" calcext:value-type="float">
            <text:p>0.0245202559</text:p>
          </table:table-cell>
          <table:table-cell table:formula="of:=IF([.H68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8</text:p>
          </table:table-cell>
          <table:table-cell office:value-type="float" office:value="11.6" calcext:value-type="float">
            <text:p>11.6</text:p>
          </table:table-cell>
          <table:table-cell office:value-type="float" office:value="8.96" calcext:value-type="float">
            <text:p>8.96</text:p>
          </table:table-cell>
          <table:table-cell table:formula="of:=RANK([.D69];[.$D$63:.$D$71])" office:value-type="float" office:value="9" calcext:value-type="float">
            <text:p>9</text:p>
          </table:table-cell>
          <table:table-cell table:style-name="ce24" table:number-columns-repeated="2"/>
          <table:table-cell table:formula="of:=[.$D$67]-[.D69]" office:value-type="float" office:value="0.42" calcext:value-type="float">
            <text:p>0.42</text:p>
          </table:table-cell>
          <table:table-cell table:style-name="ce29" table:formula="of:=[.H69]/[.$D$67]" office:value-type="float" office:value="0.0447761194029851" calcext:value-type="float">
            <text:p>0.0447761194</text:p>
          </table:table-cell>
          <table:table-cell table:formula="of:=IF([.H69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9</text:p>
          </table:table-cell>
          <table:table-cell office:value-type="float" office:value="12.4" calcext:value-type="float">
            <text:p>12.4</text:p>
          </table:table-cell>
          <table:table-cell office:value-type="float" office:value="9.31" calcext:value-type="float">
            <text:p>9.31</text:p>
          </table:table-cell>
          <table:table-cell table:formula="of:=RANK([.D70];[.$D$63:.$D$71])" office:value-type="float" office:value="2" calcext:value-type="float">
            <text:p>2</text:p>
          </table:table-cell>
          <table:table-cell table:number-columns-repeated="2"/>
          <table:table-cell table:formula="of:=[.$D$67]-[.D70]" office:value-type="float" office:value="0.0700000000000003" calcext:value-type="float">
            <text:p>0.07</text:p>
          </table:table-cell>
          <table:table-cell table:style-name="ce29" table:formula="of:=[.H70]/[.$D$67]" office:value-type="float" office:value="0.00746268656716421" calcext:value-type="float">
            <text:p>0.0074626866</text:p>
          </table:table-cell>
          <table:table-cell table:formula="of:=IF([.H70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10</text:p>
          </table:table-cell>
          <table:table-cell office:value-type="float" office:value="12.2" calcext:value-type="float">
            <text:p>12.2</text:p>
          </table:table-cell>
          <table:table-cell table:style-name="ce54" office:value-type="float" office:value="9.25" calcext:value-type="float">
            <text:p>9.25</text:p>
          </table:table-cell>
          <table:table-cell table:style-name="ce55" table:formula="of:=RANK([.D71];[.$D$63:.$D$71])" office:value-type="float" office:value="5" calcext:value-type="float">
            <text:p>5</text:p>
          </table:table-cell>
          <table:table-cell table:number-columns-repeated="2"/>
          <table:table-cell table:formula="of:=[.$D$67]-[.D71]" office:value-type="float" office:value="0.130000000000001" calcext:value-type="float">
            <text:p>0.13</text:p>
          </table:table-cell>
          <table:table-cell table:style-name="ce29" table:formula="of:=[.H71]/[.$D$67]" office:value-type="float" office:value="0.013859275053305" calcext:value-type="float">
            <text:p>0.0138592751</text:p>
          </table:table-cell>
          <table:table-cell table:formula="of:=IF([.H71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Iperf</text:p>
          </table:table-cell>
          <table:table-cell table:style-name="ce20" office:value-type="string" calcext:value-type="string">
            <text:p>ALTO</text:p>
          </table:table-cell>
          <table:table-cell/>
          <table:table-cell table:style-name="ce27" table:formula="of:=AVERAGE([.H63:.H71])" office:value-type="float" office:value="0.150000000000001" calcext:value-type="float">
            <text:p>0.15</text:p>
          </table:table-cell>
          <table:table-cell table:style-name="ce30" table:formula="of:=AVERAGE([.I63:.I71])" office:value-type="float" office:value="0.0159914712153519" calcext:value-type="float">
            <text:p>0.0159914712</text:p>
          </table:table-cell>
          <table:table-cell table:style-name="ce30" table:formula="of:=AVERAGE([.J63:.J71]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1</text:p>
          </table:table-cell>
          <table:table-cell office:value-type="float" office:value="12.1" calcext:value-type="float">
            <text:p>12.1</text:p>
          </table:table-cell>
          <table:table-cell office:value-type="float" office:value="9.19" calcext:value-type="float">
            <text:p>9.19</text:p>
          </table:table-cell>
          <table:table-cell table:formula="of:=RANK([.D73];[.$D$73:.$D$81])" office:value-type="float" office:value="2" calcext:value-type="float">
            <text:p>2</text:p>
          </table:table-cell>
          <table:table-cell table:number-columns-repeated="2"/>
          <table:table-cell table:formula="of:=[.$D$78]-[.D73]" office:value-type="float" office:value="0.120000000000001" calcext:value-type="float">
            <text:p>0.12</text:p>
          </table:table-cell>
          <table:table-cell table:style-name="ce29" table:formula="of:=[.H73]/[.$D$78]" office:value-type="float" office:value="0.012889366272825" calcext:value-type="float">
            <text:p>0.0128893663</text:p>
          </table:table-cell>
          <table:table-cell table:formula="of:=IF([.H73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2</text:p>
          </table:table-cell>
          <table:table-cell office:value-type="float" office:value="12" calcext:value-type="float">
            <text:p>12</text:p>
          </table:table-cell>
          <table:table-cell office:value-type="float" office:value="9.15" calcext:value-type="float">
            <text:p>9.15</text:p>
          </table:table-cell>
          <table:table-cell table:formula="of:=RANK([.D74];[.$D$73:.$D$81])" office:value-type="float" office:value="3" calcext:value-type="float">
            <text:p>3</text:p>
          </table:table-cell>
          <table:table-cell table:number-columns-repeated="2"/>
          <table:table-cell table:formula="of:=[.$D$78]-[.D74]" office:value-type="float" office:value="0.16" calcext:value-type="float">
            <text:p>0.16</text:p>
          </table:table-cell>
          <table:table-cell table:style-name="ce29" table:formula="of:=[.H74]/[.$D$78]" office:value-type="float" office:value="0.0171858216970999" calcext:value-type="float">
            <text:p>0.0171858217</text:p>
          </table:table-cell>
          <table:table-cell table:formula="of:=IF([.H74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3</text:p>
          </table:table-cell>
          <table:table-cell office:value-type="float" office:value="12" calcext:value-type="float">
            <text:p>12</text:p>
          </table:table-cell>
          <table:table-cell office:value-type="float" office:value="9.15" calcext:value-type="float">
            <text:p>9.15</text:p>
          </table:table-cell>
          <table:table-cell table:formula="of:=RANK([.D75];[.$D$73:.$D$81])" office:value-type="float" office:value="3" calcext:value-type="float">
            <text:p>3</text:p>
          </table:table-cell>
          <table:table-cell table:style-name="ce23" table:number-columns-repeated="2"/>
          <table:table-cell table:formula="of:=[.$D$78]-[.D75]" office:value-type="float" office:value="0.16" calcext:value-type="float">
            <text:p>0.16</text:p>
          </table:table-cell>
          <table:table-cell table:style-name="ce29" table:formula="of:=[.H75]/[.$D$78]" office:value-type="float" office:value="0.0171858216970999" calcext:value-type="float">
            <text:p>0.0171858217</text:p>
          </table:table-cell>
          <table:table-cell table:formula="of:=IF([.H75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4</text:p>
          </table:table-cell>
          <table:table-cell office:value-type="float" office:value="11.9" calcext:value-type="float">
            <text:p>11.9</text:p>
          </table:table-cell>
          <table:table-cell office:value-type="float" office:value="9.09" calcext:value-type="float">
            <text:p>9.09</text:p>
          </table:table-cell>
          <table:table-cell table:formula="of:=RANK([.D76];[.$D$73:.$D$81])" office:value-type="float" office:value="5" calcext:value-type="float">
            <text:p>5</text:p>
          </table:table-cell>
          <table:table-cell table:style-name="ce23" table:number-columns-repeated="2"/>
          <table:table-cell table:formula="of:=[.$D$78]-[.D76]" office:value-type="float" office:value="0.220000000000001" calcext:value-type="float">
            <text:p>0.22</text:p>
          </table:table-cell>
          <table:table-cell table:style-name="ce29" table:formula="of:=[.H76]/[.$D$78]" office:value-type="float" office:value="0.0236305048335124" calcext:value-type="float">
            <text:p>0.0236305048</text:p>
          </table:table-cell>
          <table:table-cell table:formula="of:=IF([.H76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5</text:p>
          </table:table-cell>
          <table:table-cell office:value-type="float" office:value="11.9" calcext:value-type="float">
            <text:p>11.9</text:p>
          </table:table-cell>
          <table:table-cell office:value-type="float" office:value="9.09" calcext:value-type="float">
            <text:p>9.09</text:p>
          </table:table-cell>
          <table:table-cell table:formula="of:=RANK([.D77];[.$D$73:.$D$81])" office:value-type="float" office:value="5" calcext:value-type="float">
            <text:p>5</text:p>
          </table:table-cell>
          <table:table-cell table:style-name="ce24" table:number-columns-repeated="2"/>
          <table:table-cell table:formula="of:=[.$D$78]-[.D77]" office:value-type="float" office:value="0.220000000000001" calcext:value-type="float">
            <text:p>0.22</text:p>
          </table:table-cell>
          <table:table-cell table:style-name="ce29" table:formula="of:=[.H77]/[.$D$78]" office:value-type="float" office:value="0.0236305048335124" calcext:value-type="float">
            <text:p>0.0236305048</text:p>
          </table:table-cell>
          <table:table-cell table:formula="of:=IF([.H77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6</text:p>
          </table:table-cell>
          <table:table-cell office:value-type="float" office:value="12.4" calcext:value-type="float">
            <text:p>12.4</text:p>
          </table:table-cell>
          <table:table-cell office:value-type="float" office:value="9.31" calcext:value-type="float">
            <text:p>9.31</text:p>
          </table:table-cell>
          <table:table-cell table:formula="of:=RANK([.D78];[.$D$73:.$D$81])" office:value-type="float" office:value="1" calcext:value-type="float">
            <text:p>1</text:p>
          </table:table-cell>
          <table:table-cell table:style-name="ce24" office:value-type="string" calcext:value-type="string">
            <text:p>AS6</text:p>
          </table:table-cell>
          <table:table-cell table:style-name="ce24" office:value-type="float" office:value="3" calcext:value-type="float">
            <text:p>3</text:p>
          </table:table-cell>
          <table:table-cell table:formula="of:=[.$D$78]-[.D78]" office:value-type="float" office:value="0" calcext:value-type="float">
            <text:p>0</text:p>
          </table:table-cell>
          <table:table-cell table:style-name="ce29" table:formula="of:=[.H78]/[.$D$78]" office:value-type="float" office:value="0" calcext:value-type="float">
            <text:p>0</text:p>
          </table:table-cell>
          <table:table-cell table:formula="of:=IF([.H78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7</text:p>
          </table:table-cell>
          <table:table-cell office:value-type="float" office:value="11.5" calcext:value-type="float">
            <text:p>11.5</text:p>
          </table:table-cell>
          <table:table-cell office:value-type="float" office:value="8.95" calcext:value-type="float">
            <text:p>8.95</text:p>
          </table:table-cell>
          <table:table-cell table:formula="of:=RANK([.D79];[.$D$73:.$D$81])" office:value-type="float" office:value="7" calcext:value-type="float">
            <text:p>7</text:p>
          </table:table-cell>
          <table:table-cell table:number-columns-repeated="2"/>
          <table:table-cell table:formula="of:=[.$D$78]-[.D79]" office:value-type="float" office:value="0.360000000000001" calcext:value-type="float">
            <text:p>0.36</text:p>
          </table:table-cell>
          <table:table-cell table:style-name="ce29" table:formula="of:=[.H79]/[.$D$78]" office:value-type="float" office:value="0.0386680988184749" calcext:value-type="float">
            <text:p>0.0386680988</text:p>
          </table:table-cell>
          <table:table-cell table:formula="of:=IF([.H79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9</text:p>
          </table:table-cell>
          <table:table-cell office:value-type="float" office:value="11.5" calcext:value-type="float">
            <text:p>11.5</text:p>
          </table:table-cell>
          <table:table-cell office:value-type="float" office:value="8.62" calcext:value-type="float">
            <text:p>8.62</text:p>
          </table:table-cell>
          <table:table-cell table:formula="of:=RANK([.D80];[.$D$73:.$D$81])" office:value-type="float" office:value="8" calcext:value-type="float">
            <text:p>8</text:p>
          </table:table-cell>
          <table:table-cell table:number-columns-repeated="2"/>
          <table:table-cell table:formula="of:=[.$D$78]-[.D80]" office:value-type="float" office:value="0.690000000000001" calcext:value-type="float">
            <text:p>0.69</text:p>
          </table:table-cell>
          <table:table-cell table:style-name="ce29" table:formula="of:=[.H80]/[.$D$78]" office:value-type="float" office:value="0.0741138560687434" calcext:value-type="float">
            <text:p>0.0741138561</text:p>
          </table:table-cell>
          <table:table-cell table:formula="of:=IF([.H80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10</text:p>
          </table:table-cell>
          <table:table-cell office:value-type="float" office:value="11.4" calcext:value-type="float">
            <text:p>11.4</text:p>
          </table:table-cell>
          <table:table-cell office:value-type="float" office:value="8.56" calcext:value-type="float">
            <text:p>8.56</text:p>
          </table:table-cell>
          <table:table-cell table:formula="of:=RANK([.D81];[.$D$73:.$D$81])" office:value-type="float" office:value="9" calcext:value-type="float">
            <text:p>9</text:p>
          </table:table-cell>
          <table:table-cell table:number-columns-repeated="2"/>
          <table:table-cell table:formula="of:=[.$D$78]-[.D81]" office:value-type="float" office:value="0.75" calcext:value-type="float">
            <text:p>0.75</text:p>
          </table:table-cell>
          <table:table-cell table:style-name="ce29" table:formula="of:=[.H81]/[.$D$78]" office:value-type="float" office:value="0.0805585392051557" calcext:value-type="float">
            <text:p>0.0805585392</text:p>
          </table:table-cell>
          <table:table-cell table:formula="of:=IF([.H81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Iperf</text:p>
          </table:table-cell>
          <table:table-cell table:style-name="ce20" office:value-type="string" calcext:value-type="string">
            <text:p>ALTO</text:p>
          </table:table-cell>
          <table:table-cell/>
          <table:table-cell table:style-name="ce27" table:formula="of:=AVERAGE([.H73:.H81])" office:value-type="float" office:value="0.297777777777778" calcext:value-type="float">
            <text:p>0.30</text:p>
          </table:table-cell>
          <table:table-cell table:style-name="ce30" table:formula="of:=AVERAGE([.I73:.I81])" office:value-type="float" office:value="0.0319847237140471" calcext:value-type="float">
            <text:p>0.0319847237</text:p>
          </table:table-cell>
          <table:table-cell table:style-name="ce30" table:formula="of:=AVERAGE([.J73:.J81]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1</text:p>
          </table:table-cell>
          <table:table-cell office:value-type="float" office:value="11.9" calcext:value-type="float">
            <text:p>11.9</text:p>
          </table:table-cell>
          <table:table-cell office:value-type="float" office:value="9.06" calcext:value-type="float">
            <text:p>9.06</text:p>
          </table:table-cell>
          <table:table-cell table:formula="of:=RANK([.D83];[.$D$83:.$D$91])" office:value-type="float" office:value="6" calcext:value-type="float">
            <text:p>6</text:p>
          </table:table-cell>
          <table:table-cell table:number-columns-repeated="2"/>
          <table:table-cell table:formula="of:=[.$D$91]-[.D83]" office:value-type="float" office:value="0.379999999999999" calcext:value-type="float">
            <text:p>0.38</text:p>
          </table:table-cell>
          <table:table-cell table:style-name="ce29" table:formula="of:=[.H83]/[.$D$91]" office:value-type="float" office:value="0.0402542372881355" calcext:value-type="float">
            <text:p>0.0402542373</text:p>
          </table:table-cell>
          <table:table-cell table:formula="of:=IF([.H83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2</text:p>
          </table:table-cell>
          <table:table-cell office:value-type="float" office:value="11.9" calcext:value-type="float">
            <text:p>11.9</text:p>
          </table:table-cell>
          <table:table-cell office:value-type="float" office:value="9.08" calcext:value-type="float">
            <text:p>9.08</text:p>
          </table:table-cell>
          <table:table-cell table:formula="of:=RANK([.D84];[.$D$83:.$D$91])" office:value-type="float" office:value="5" calcext:value-type="float">
            <text:p>5</text:p>
          </table:table-cell>
          <table:table-cell table:number-columns-repeated="2"/>
          <table:table-cell table:formula="of:=[.$D$91]-[.D84]" office:value-type="float" office:value="0.359999999999999" calcext:value-type="float">
            <text:p>0.36</text:p>
          </table:table-cell>
          <table:table-cell table:style-name="ce29" table:formula="of:=[.H84]/[.$D$91]" office:value-type="float" office:value="0.0381355932203389" calcext:value-type="float">
            <text:p>0.0381355932</text:p>
          </table:table-cell>
          <table:table-cell table:formula="of:=IF([.H84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3</text:p>
          </table:table-cell>
          <table:table-cell office:value-type="float" office:value="11.9" calcext:value-type="float">
            <text:p>11.9</text:p>
          </table:table-cell>
          <table:table-cell office:value-type="float" office:value="9.09" calcext:value-type="float">
            <text:p>9.09</text:p>
          </table:table-cell>
          <table:table-cell table:formula="of:=RANK([.D85];[.$D$83:.$D$91])" office:value-type="float" office:value="4" calcext:value-type="float">
            <text:p>4</text:p>
          </table:table-cell>
          <table:table-cell table:number-columns-repeated="2"/>
          <table:table-cell table:formula="of:=[.$D$91]-[.D85]" office:value-type="float" office:value="0.35" calcext:value-type="float">
            <text:p>0.35</text:p>
          </table:table-cell>
          <table:table-cell table:style-name="ce29" table:formula="of:=[.H85]/[.$D$91]" office:value-type="float" office:value="0.0370762711864406" calcext:value-type="float">
            <text:p>0.0370762712</text:p>
          </table:table-cell>
          <table:table-cell table:formula="of:=IF([.H85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4</text:p>
          </table:table-cell>
          <table:table-cell office:value-type="float" office:value="11.7" calcext:value-type="float">
            <text:p>11.7</text:p>
          </table:table-cell>
          <table:table-cell office:value-type="float" office:value="9.03" calcext:value-type="float">
            <text:p>9.03</text:p>
          </table:table-cell>
          <table:table-cell table:formula="of:=RANK([.D86];[.$D$83:.$D$91])" office:value-type="float" office:value="7" calcext:value-type="float">
            <text:p>7</text:p>
          </table:table-cell>
          <table:table-cell table:number-columns-repeated="2"/>
          <table:table-cell table:formula="of:=[.$D$91]-[.D86]" office:value-type="float" office:value="0.41" calcext:value-type="float">
            <text:p>0.41</text:p>
          </table:table-cell>
          <table:table-cell table:style-name="ce29" table:formula="of:=[.H86]/[.$D$91]" office:value-type="float" office:value="0.0434322033898305" calcext:value-type="float">
            <text:p>0.0434322034</text:p>
          </table:table-cell>
          <table:table-cell table:formula="of:=IF([.H86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5</text:p>
          </table:table-cell>
          <table:table-cell office:value-type="float" office:value="12.1" calcext:value-type="float">
            <text:p>12.1</text:p>
          </table:table-cell>
          <table:table-cell office:value-type="float" office:value="9.16" calcext:value-type="float">
            <text:p>9.16</text:p>
          </table:table-cell>
          <table:table-cell table:formula="of:=RANK([.D87];[.$D$83:.$D$91])" office:value-type="float" office:value="3" calcext:value-type="float">
            <text:p>3</text:p>
          </table:table-cell>
          <table:table-cell table:style-name="ce23" table:number-columns-repeated="2"/>
          <table:table-cell table:formula="of:=[.$D$91]-[.D87]" office:value-type="float" office:value="0.279999999999999" calcext:value-type="float">
            <text:p>0.28</text:p>
          </table:table-cell>
          <table:table-cell table:style-name="ce29" table:formula="of:=[.H87]/[.$D$91]" office:value-type="float" office:value="0.0296610169491525" calcext:value-type="float">
            <text:p>0.0296610169</text:p>
          </table:table-cell>
          <table:table-cell table:formula="of:=IF([.H87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6</text:p>
          </table:table-cell>
          <table:table-cell office:value-type="float" office:value="11.6" calcext:value-type="float">
            <text:p>11.6</text:p>
          </table:table-cell>
          <table:table-cell office:value-type="float" office:value="8.96" calcext:value-type="float">
            <text:p>8.96</text:p>
          </table:table-cell>
          <table:table-cell table:formula="of:=RANK([.D88];[.$D$83:.$D$91])" office:value-type="float" office:value="8" calcext:value-type="float">
            <text:p>8</text:p>
          </table:table-cell>
          <table:table-cell table:style-name="ce23" table:number-columns-repeated="2"/>
          <table:table-cell table:formula="of:=[.$D$91]-[.D88]" office:value-type="float" office:value="0.479999999999999" calcext:value-type="float">
            <text:p>0.48</text:p>
          </table:table-cell>
          <table:table-cell table:style-name="ce29" table:formula="of:=[.H88]/[.$D$91]" office:value-type="float" office:value="0.0508474576271185" calcext:value-type="float">
            <text:p>0.0508474576</text:p>
          </table:table-cell>
          <table:table-cell table:formula="of:=IF([.H88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7</text:p>
          </table:table-cell>
          <table:table-cell office:value-type="float" office:value="12.3" calcext:value-type="float">
            <text:p>12.3</text:p>
          </table:table-cell>
          <table:table-cell office:value-type="float" office:value="9.31" calcext:value-type="float">
            <text:p>9.31</text:p>
          </table:table-cell>
          <table:table-cell table:formula="of:=RANK([.D89];[.$D$83:.$D$91])" office:value-type="float" office:value="2" calcext:value-type="float">
            <text:p>2</text:p>
          </table:table-cell>
          <table:table-cell table:style-name="ce23" table:number-columns-repeated="2"/>
          <table:table-cell table:formula="of:=[.$D$91]-[.D89]" office:value-type="float" office:value="0.129999999999999" calcext:value-type="float">
            <text:p>0.13</text:p>
          </table:table-cell>
          <table:table-cell table:style-name="ce29" table:formula="of:=[.H89]/[.$D$91]" office:value-type="float" office:value="0.0137711864406779" calcext:value-type="float">
            <text:p>0.0137711864</text:p>
          </table:table-cell>
          <table:table-cell table:formula="of:=IF([.H89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8</text:p>
          </table:table-cell>
          <table:table-cell office:value-type="float" office:value="11.5" calcext:value-type="float">
            <text:p>11.5</text:p>
          </table:table-cell>
          <table:table-cell office:value-type="float" office:value="8.64" calcext:value-type="float">
            <text:p>8.64</text:p>
          </table:table-cell>
          <table:table-cell table:formula="of:=RANK([.D90];[.$D$83:.$D$91])" office:value-type="float" office:value="9" calcext:value-type="float">
            <text:p>9</text:p>
          </table:table-cell>
          <table:table-cell table:number-columns-repeated="2"/>
          <table:table-cell table:formula="of:=[.$D$91]-[.D90]" office:value-type="float" office:value="0.799999999999999" calcext:value-type="float">
            <text:p>0.8</text:p>
          </table:table-cell>
          <table:table-cell table:style-name="ce29" table:formula="of:=[.H90]/[.$D$91]" office:value-type="float" office:value="0.0847457627118643" calcext:value-type="float">
            <text:p>0.0847457627</text:p>
          </table:table-cell>
          <table:table-cell table:formula="of:=IF([.H90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10</text:p>
          </table:table-cell>
          <table:table-cell office:value-type="float" office:value="12.5" calcext:value-type="float">
            <text:p>12.5</text:p>
          </table:table-cell>
          <table:table-cell office:value-type="float" office:value="9.44" calcext:value-type="float">
            <text:p>9.44</text:p>
          </table:table-cell>
          <table:table-cell table:formula="of:=RANK([.D91];[.$D$83:.$D$91])" office:value-type="float" office:value="1" calcext:value-type="float">
            <text:p>1</text:p>
          </table:table-cell>
          <table:table-cell office:value-type="string" calcext:value-type="string">
            <text:p>AS10</text:p>
          </table:table-cell>
          <table:table-cell office:value-type="float" office:value="1" calcext:value-type="float">
            <text:p>1</text:p>
          </table:table-cell>
          <table:table-cell table:formula="of:=[.$D$91]-[.D91]" office:value-type="float" office:value="0" calcext:value-type="float">
            <text:p>0</text:p>
          </table:table-cell>
          <table:table-cell table:style-name="ce29" table:formula="of:=[.H91]/[.$D$91]" office:value-type="float" office:value="0" calcext:value-type="float">
            <text:p>0</text:p>
          </table:table-cell>
          <table:table-cell table:formula="of:=IF([.H91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Iperf</text:p>
          </table:table-cell>
          <table:table-cell table:style-name="ce20" office:value-type="string" calcext:value-type="string">
            <text:p>ALTO</text:p>
          </table:table-cell>
          <table:table-cell/>
          <table:table-cell table:style-name="ce27" table:formula="of:=AVERAGE([.H83:.H91])" office:value-type="float" office:value="0.354444444444444" calcext:value-type="float">
            <text:p>0.35</text:p>
          </table:table-cell>
          <table:table-cell table:style-name="ce30" table:formula="of:=AVERAGE([.I83:.I91])" office:value-type="float" office:value="0.0375470809792843" calcext:value-type="float">
            <text:p>0.037547081</text:p>
          </table:table-cell>
          <table:table-cell table:style-name="ce30" table:formula="of:=AVERAGE([.J83:.J91]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1</text:p>
          </table:table-cell>
          <table:table-cell office:value-type="float" office:value="11.7" calcext:value-type="float">
            <text:p>11.7</text:p>
          </table:table-cell>
          <table:table-cell office:value-type="float" office:value="9.03" calcext:value-type="float">
            <text:p>9.03</text:p>
          </table:table-cell>
          <table:table-cell table:formula="of:=RANK([.D93];[.$D$93:.$D$101])" office:value-type="float" office:value="5" calcext:value-type="float">
            <text:p>5</text:p>
          </table:table-cell>
          <table:table-cell table:number-columns-repeated="2"/>
          <table:table-cell table:formula="of:=[.$D$101]-[.D93]" office:value-type="float" office:value="0.4" calcext:value-type="float">
            <text:p>0.4</text:p>
          </table:table-cell>
          <table:table-cell table:style-name="ce29" table:formula="of:=[.H93]/[.$D$101]" office:value-type="float" office:value="0.0424178154825027" calcext:value-type="float">
            <text:p>0.0424178155</text:p>
          </table:table-cell>
          <table:table-cell table:formula="of:=IF([.H93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2</text:p>
          </table:table-cell>
          <table:table-cell office:value-type="float" office:value="11.7" calcext:value-type="float">
            <text:p>11.7</text:p>
          </table:table-cell>
          <table:table-cell table:style-name="ce54" office:value-type="float" office:value="9.03" calcext:value-type="float">
            <text:p>9.03</text:p>
          </table:table-cell>
          <table:table-cell table:style-name="ce55" table:formula="of:=RANK([.D94];[.$D$93:.$D$101])" office:value-type="float" office:value="5" calcext:value-type="float">
            <text:p>5</text:p>
          </table:table-cell>
          <table:table-cell table:number-columns-repeated="2"/>
          <table:table-cell table:formula="of:=[.$D$101]-[.D94]" office:value-type="float" office:value="0.4" calcext:value-type="float">
            <text:p>0.4</text:p>
          </table:table-cell>
          <table:table-cell table:style-name="ce29" table:formula="of:=[.H94]/[.$D$101]" office:value-type="float" office:value="0.0424178154825027" calcext:value-type="float">
            <text:p>0.0424178155</text:p>
          </table:table-cell>
          <table:table-cell table:formula="of:=IF([.H94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3</text:p>
          </table:table-cell>
          <table:table-cell office:value-type="float" office:value="11.8" calcext:value-type="float">
            <text:p>11.8</text:p>
          </table:table-cell>
          <table:table-cell office:value-type="float" office:value="9.07" calcext:value-type="float">
            <text:p>9.07</text:p>
          </table:table-cell>
          <table:table-cell table:formula="of:=RANK([.D95];[.$D$93:.$D$101])" office:value-type="float" office:value="4" calcext:value-type="float">
            <text:p>4</text:p>
          </table:table-cell>
          <table:table-cell table:number-columns-repeated="2"/>
          <table:table-cell table:formula="of:=[.$D$101]-[.D95]" office:value-type="float" office:value="0.359999999999999" calcext:value-type="float">
            <text:p>0.36</text:p>
          </table:table-cell>
          <table:table-cell table:style-name="ce29" table:formula="of:=[.H95]/[.$D$101]" office:value-type="float" office:value="0.0381760339342523" calcext:value-type="float">
            <text:p>0.0381760339</text:p>
          </table:table-cell>
          <table:table-cell table:formula="of:=IF([.H95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4</text:p>
          </table:table-cell>
          <table:table-cell office:value-type="float" office:value="11.6" calcext:value-type="float">
            <text:p>11.6</text:p>
          </table:table-cell>
          <table:table-cell table:style-name="ce54" office:value-type="float" office:value="8.96" calcext:value-type="float">
            <text:p>8.96</text:p>
          </table:table-cell>
          <table:table-cell table:style-name="ce55" table:formula="of:=RANK([.D96];[.$D$93:.$D$101])" office:value-type="float" office:value="7" calcext:value-type="float">
            <text:p>7</text:p>
          </table:table-cell>
          <table:table-cell table:number-columns-repeated="2"/>
          <table:table-cell table:formula="of:=[.$D$101]-[.D96]" office:value-type="float" office:value="0.469999999999999" calcext:value-type="float">
            <text:p>0.47</text:p>
          </table:table-cell>
          <table:table-cell table:style-name="ce29" table:formula="of:=[.H96]/[.$D$101]" office:value-type="float" office:value="0.0498409331919405" calcext:value-type="float">
            <text:p>0.0498409332</text:p>
          </table:table-cell>
          <table:table-cell table:formula="of:=IF([.H96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5</text:p>
          </table:table-cell>
          <table:table-cell office:value-type="float" office:value="12" calcext:value-type="float">
            <text:p>12</text:p>
          </table:table-cell>
          <table:table-cell office:value-type="float" office:value="9.12" calcext:value-type="float">
            <text:p>9.12</text:p>
          </table:table-cell>
          <table:table-cell table:formula="of:=RANK([.D97];[.$D$93:.$D$101])" office:value-type="float" office:value="3" calcext:value-type="float">
            <text:p>3</text:p>
          </table:table-cell>
          <table:table-cell table:style-name="ce23" table:number-columns-repeated="2"/>
          <table:table-cell table:formula="of:=[.$D$101]-[.D97]" office:value-type="float" office:value="0.31" calcext:value-type="float">
            <text:p>0.31</text:p>
          </table:table-cell>
          <table:table-cell table:style-name="ce29" table:formula="of:=[.H97]/[.$D$101]" office:value-type="float" office:value="0.0328738069989396" calcext:value-type="float">
            <text:p>0.032873807</text:p>
          </table:table-cell>
          <table:table-cell table:formula="of:=IF([.H97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6</text:p>
          </table:table-cell>
          <table:table-cell office:value-type="float" office:value="11.4" calcext:value-type="float">
            <text:p>11.4</text:p>
          </table:table-cell>
          <table:table-cell office:value-type="float" office:value="8.86" calcext:value-type="float">
            <text:p>8.86</text:p>
          </table:table-cell>
          <table:table-cell table:formula="of:=RANK([.D98];[.$D$93:.$D$101])" office:value-type="float" office:value="8" calcext:value-type="float">
            <text:p>8</text:p>
          </table:table-cell>
          <table:table-cell table:style-name="ce23" table:number-columns-repeated="2"/>
          <table:table-cell table:formula="of:=[.$D$101]-[.D98]" office:value-type="float" office:value="0.57" calcext:value-type="float">
            <text:p>0.57</text:p>
          </table:table-cell>
          <table:table-cell table:style-name="ce29" table:formula="of:=[.H98]/[.$D$101]" office:value-type="float" office:value="0.0604453870625663" calcext:value-type="float">
            <text:p>0.0604453871</text:p>
          </table:table-cell>
          <table:table-cell table:formula="of:=IF([.H98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7</text:p>
          </table:table-cell>
          <table:table-cell office:value-type="float" office:value="12.2" calcext:value-type="float">
            <text:p>12.2</text:p>
          </table:table-cell>
          <table:table-cell office:value-type="float" office:value="9.25" calcext:value-type="float">
            <text:p>9.25</text:p>
          </table:table-cell>
          <table:table-cell table:formula="of:=RANK([.D99];[.$D$93:.$D$101])" office:value-type="float" office:value="2" calcext:value-type="float">
            <text:p>2</text:p>
          </table:table-cell>
          <table:table-cell table:style-name="ce23" table:number-columns-repeated="2"/>
          <table:table-cell table:formula="of:=[.$D$101]-[.D99]" office:value-type="float" office:value="0.18" calcext:value-type="float">
            <text:p>0.18</text:p>
          </table:table-cell>
          <table:table-cell table:style-name="ce29" table:formula="of:=[.H99]/[.$D$101]" office:value-type="float" office:value="0.0190880169671262" calcext:value-type="float">
            <text:p>0.019088017</text:p>
          </table:table-cell>
          <table:table-cell table:formula="of:=IF([.H99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8</text:p>
          </table:table-cell>
          <table:table-cell office:value-type="float" office:value="11.3" calcext:value-type="float">
            <text:p>11.3</text:p>
          </table:table-cell>
          <table:table-cell office:value-type="float" office:value="8.52" calcext:value-type="float">
            <text:p>8.52</text:p>
          </table:table-cell>
          <table:table-cell table:formula="of:=RANK([.D100];[.$D$93:.$D$101])" office:value-type="float" office:value="9" calcext:value-type="float">
            <text:p>9</text:p>
          </table:table-cell>
          <table:table-cell table:number-columns-repeated="2"/>
          <table:table-cell table:formula="of:=[.$D$101]-[.D100]" office:value-type="float" office:value="0.91" calcext:value-type="float">
            <text:p>0.91</text:p>
          </table:table-cell>
          <table:table-cell table:style-name="ce29" table:formula="of:=[.H100]/[.$D$101]" office:value-type="float" office:value="0.0965005302226935" calcext:value-type="float">
            <text:p>0.0965005302</text:p>
          </table:table-cell>
          <table:table-cell table:formula="of:=IF([.H100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9</text:p>
          </table:table-cell>
          <table:table-cell office:value-type="float" office:value="12.4" calcext:value-type="float">
            <text:p>12.4</text:p>
          </table:table-cell>
          <table:table-cell office:value-type="float" office:value="9.43" calcext:value-type="float">
            <text:p>9.43</text:p>
          </table:table-cell>
          <table:table-cell table:formula="of:=RANK([.D101];[.$D$93:.$D$101])" office:value-type="float" office:value="1" calcext:value-type="float">
            <text:p>1</text:p>
          </table:table-cell>
          <table:table-cell office:value-type="string" calcext:value-type="string">
            <text:p>AS9</text:p>
          </table:table-cell>
          <table:table-cell office:value-type="float" office:value="1" calcext:value-type="float">
            <text:p>1</text:p>
          </table:table-cell>
          <table:table-cell table:formula="of:=[.$D$101]-[.D101]" office:value-type="float" office:value="0" calcext:value-type="float">
            <text:p>0</text:p>
          </table:table-cell>
          <table:table-cell table:style-name="ce29" table:formula="of:=[.H101]/[.$D$101]" office:value-type="float" office:value="0" calcext:value-type="float">
            <text:p>0</text:p>
          </table:table-cell>
          <table:table-cell table:formula="of:=IF([.H101]&lt;0;0;1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7"/>
          <table:table-cell table:style-name="ce27" table:formula="of:=AVERAGE([.H93:.H101])" office:value-type="float" office:value="0.4" calcext:value-type="float">
            <text:p>0.40</text:p>
          </table:table-cell>
          <table:table-cell table:style-name="ce30" table:formula="of:=AVERAGE([.I93:.I101])" office:value-type="float" office:value="0.0424178154825026" calcext:value-type="float">
            <text:p>0.0424178155</text:p>
          </table:table-cell>
          <table:table-cell table:style-name="ce30" table:formula="of:=AVERAGE([.J93:.J101])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1048473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1" table:default-cell-style-name="ce47"/>
        <table:table-column table:style-name="co1" table:number-columns-repeated="2" table:default-cell-style-name="Default"/>
        <table:table-column table:style-name="co1" table:number-columns-repeated="5" table:default-cell-style-name="ce47"/>
        <table:table-column table:style-name="co1" table:number-columns-repeated="3" table:default-cell-style-name="Default"/>
        <table:table-column table:style-name="co1" table:number-columns-repeated="5" table:default-cell-style-name="ce47"/>
        <table:table-column table:style-name="co1" table:default-cell-style-name="Default"/>
        <table:table-row table:style-name="ro1">
          <table:table-cell table:style-name="ce15" office:value-type="string" calcext:value-type="string">
            <text:p>h7</text:p>
          </table:table-cell>
          <table:table-cell table:style-name="ce46" office:value-type="float" office:value="48.1370468660835" calcext:value-type="float">
            <text:p>48.14</text:p>
          </table:table-cell>
          <table:table-cell table:style-name="ce46" office:value-type="float" office:value="39.8611682786533" calcext:value-type="float">
            <text:p>39.86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33.303734439834" calcext:value-type="float">
            <text:p>33.30</text:p>
          </table:table-cell>
          <table:table-cell table:style-name="ce19" office:value-type="float" office:value="49.8116182572614" calcext:value-type="float">
            <text:p>49.8</text:p>
          </table:table-cell>
          <table:table-cell office:value-type="float" office:value="149.564315352697" calcext:value-type="float">
            <text:p>149.56</text:p>
          </table:table-cell>
          <table:table-cell office:value-type="float" office:value="232.741908713693" calcext:value-type="float">
            <text:p>232.74</text:p>
          </table:table-cell>
          <table:table-cell office:value-type="string" calcext:value-type="string">
            <text:p>h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40.131" calcext:value-type="float">
            <text:p>40.13</text:p>
          </table:table-cell>
          <table:table-cell table:style-name="ce19" office:value-type="float" office:value="60.023" calcext:value-type="float">
            <text:p>60.0</text:p>
          </table:table-cell>
          <table:table-cell office:value-type="float" office:value="180.225" calcext:value-type="float">
            <text:p>180.23</text:p>
          </table:table-cell>
          <table:table-cell office:value-type="float" office:value="280.454" calcext:value-type="float">
            <text:p>280.45</text:p>
          </table:table-cell>
          <table:table-cell office:value-type="string" calcext:value-type="string">
            <text:p>h1</text:p>
          </table:table-cell>
        </table:table-row>
        <table:table-row table:style-name="ro1">
          <table:table-cell table:style-name="ce15" office:value-type="string" calcext:value-type="string">
            <text:p>h6</text:p>
          </table:table-cell>
          <table:table-cell table:style-name="ce46" office:value-type="float" office:value="55.5064466241918" calcext:value-type="float">
            <text:p>55.51</text:p>
          </table:table-cell>
          <table:table-cell table:style-name="ce46" office:value-type="float" office:value="57.5573484390108" calcext:value-type="float">
            <text:p>57.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796541681532709" calcext:value-type="float">
            <text:p>-0.08</text:p>
          </table:table-cell>
          <table:table-cell office:value-type="float" office:value="33.2415097783789" calcext:value-type="float">
            <text:p>33.24</text:p>
          </table:table-cell>
          <table:table-cell table:style-name="ce19" office:value-type="float" office:value="66.4863384804308" calcext:value-type="float">
            <text:p>66.5</text:p>
          </table:table-cell>
          <table:table-cell office:value-type="float" office:value="166.288862521884" calcext:value-type="float">
            <text:p>166.29</text:p>
          </table:table-cell>
          <table:table-cell office:value-type="float" office:value="232.842409206694" calcext:value-type="float">
            <text:p>232.84</text:p>
          </table:table-cell>
          <table:table-cell office:value-type="string" calcext:value-type="string">
            <text:p>h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960000000000036" calcext:value-type="float">
            <text:p>-0.10</text:p>
          </table:table-cell>
          <table:table-cell office:value-type="float" office:value="40.063" calcext:value-type="float">
            <text:p>40.06</text:p>
          </table:table-cell>
          <table:table-cell table:style-name="ce19" office:value-type="float" office:value="80.13" calcext:value-type="float">
            <text:p>80.1</text:p>
          </table:table-cell>
          <table:table-cell office:value-type="float" office:value="200.413" calcext:value-type="float">
            <text:p>200.41</text:p>
          </table:table-cell>
          <table:table-cell office:value-type="float" office:value="280.624" calcext:value-type="float">
            <text:p>280.62</text:p>
          </table:table-cell>
          <table:table-cell office:value-type="string" calcext:value-type="string">
            <text:p>h2</text:p>
          </table:table-cell>
        </table:table-row>
        <table:table-row table:style-name="ro1">
          <table:table-cell table:style-name="ce15" office:value-type="string" calcext:value-type="string">
            <text:p>h3</text:p>
          </table:table-cell>
          <table:table-cell table:style-name="ce46" office:value-type="float" office:value="58.6458071323598" calcext:value-type="float">
            <text:p>58.65</text:p>
          </table:table-cell>
          <table:table-cell table:style-name="ce46" office:value-type="float" office:value="67.3553612380191" calcext:value-type="float">
            <text:p>67.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4.2118826259664" calcext:value-type="float">
            <text:p>-14.21</text:p>
          </table:table-cell>
          <table:table-cell office:value-type="float" office:value="0" calcext:value-type="float">
            <text:p>0.00</text:p>
          </table:table-cell>
          <table:table-cell table:style-name="ce19" office:value-type="float" office:value="42.8143286302092" calcext:value-type="float">
            <text:p>42.8</text:p>
          </table:table-cell>
          <table:table-cell office:value-type="float" office:value="128.398137733673" calcext:value-type="float">
            <text:p>128.40</text:p>
          </table:table-cell>
          <table:table-cell office:value-type="float" office:value="171.072938764469" calcext:value-type="float">
            <text:p>171.07</text:p>
          </table:table-cell>
          <table:table-cell office:value-type="string" calcext:value-type="string">
            <text:p>h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9.964" calcext:value-type="float">
            <text:p>-19.96</text:p>
          </table:table-cell>
          <table:table-cell office:value-type="float" office:value="0" calcext:value-type="float">
            <text:p>0.00</text:p>
          </table:table-cell>
          <table:table-cell table:style-name="ce19" office:value-type="float" office:value="60.143" calcext:value-type="float">
            <text:p>60.1</text:p>
          </table:table-cell>
          <table:table-cell office:value-type="float" office:value="180.366" calcext:value-type="float">
            <text:p>180.37</text:p>
          </table:table-cell>
          <table:table-cell office:value-type="float" office:value="240.313" calcext:value-type="float">
            <text:p>240.31</text:p>
          </table:table-cell>
          <table:table-cell office:value-type="string" calcext:value-type="string">
            <text:p>h3</text:p>
          </table:table-cell>
        </table:table-row>
        <table:table-row table:style-name="ro1">
          <table:table-cell table:style-name="ce15" office:value-type="string" calcext:value-type="string">
            <text:p>h5</text:p>
          </table:table-cell>
          <table:table-cell table:style-name="ce47" office:value-type="float" office:value="65.1187533099175" calcext:value-type="float">
            <text:p>65.12</text:p>
          </table:table-cell>
          <table:table-cell table:style-name="ce46" office:value-type="float" office:value="55.9368341978173" calcext:value-type="float">
            <text:p>55.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0.00435510262488568" calcext:value-type="float">
            <text:p>0.00</text:p>
          </table:table-cell>
          <table:table-cell office:value-type="float" office:value="0.0684373269624312" calcext:value-type="float">
            <text:p>0.07</text:p>
          </table:table-cell>
          <table:table-cell table:style-name="ce19" office:value-type="float" office:value="49.8261069737636" calcext:value-type="float">
            <text:p>49.8</text:p>
          </table:table-cell>
          <table:table-cell office:value-type="float" office:value="124.616284350872" calcext:value-type="float">
            <text:p>124.62</text:p>
          </table:table-cell>
          <table:table-cell office:value-type="float" office:value="174.566200670686" calcext:value-type="float">
            <text:p>174.57</text:p>
          </table:table-cell>
          <table:table-cell office:value-type="string" calcext:value-type="string">
            <text:p>h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0.007000000000005" calcext:value-type="float">
            <text:p>-0.01</text:p>
          </table:table-cell>
          <table:table-cell office:value-type="float" office:value="0.109999999999985" calcext:value-type="float">
            <text:p>0.11</text:p>
          </table:table-cell>
          <table:table-cell table:style-name="ce19" office:value-type="float" office:value="80.086" calcext:value-type="float">
            <text:p>80.1</text:p>
          </table:table-cell>
          <table:table-cell office:value-type="float" office:value="200.297" calcext:value-type="float">
            <text:p>200.30</text:p>
          </table:table-cell>
          <table:table-cell office:value-type="float" office:value="280.582" calcext:value-type="float">
            <text:p>280.58</text:p>
          </table:table-cell>
          <table:table-cell office:value-type="string" calcext:value-type="string">
            <text:p>h4</text:p>
          </table:table-cell>
        </table:table-row>
        <table:table-row table:style-name="ro1">
          <table:table-cell table:style-name="ce15" office:value-type="string" calcext:value-type="string">
            <text:p>h4</text:p>
          </table:table-cell>
          <table:table-cell table:style-name="ce46" office:value-type="float" office:value="66.4926699475106" calcext:value-type="float">
            <text:p>66.49</text:p>
          </table:table-cell>
          <table:table-cell table:style-name="ce46" office:value-type="float" office:value="64.36513090517" calcext:value-type="float">
            <text:p>64.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14.4748185037154" calcext:value-type="float">
            <text:p>14.47</text:p>
          </table:table-cell>
          <table:table-cell table:style-name="ce19" office:value-type="float" office:value="42.9855871645258" calcext:value-type="float">
            <text:p>43.0</text:p>
          </table:table-cell>
          <table:table-cell office:value-type="float" office:value="114.334466126631" calcext:value-type="float">
            <text:p>114.33</text:p>
          </table:table-cell>
          <table:table-cell office:value-type="float" office:value="157.088507491397" calcext:value-type="float">
            <text:p>157.09</text:p>
          </table:table-cell>
          <table:table-cell office:value-type="string" calcext:value-type="string">
            <text:p>h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20.317" calcext:value-type="float">
            <text:p>20.32</text:p>
          </table:table-cell>
          <table:table-cell table:style-name="ce19" office:value-type="float" office:value="60.335" calcext:value-type="float">
            <text:p>60.3</text:p>
          </table:table-cell>
          <table:table-cell office:value-type="float" office:value="160.481" calcext:value-type="float">
            <text:p>160.48</text:p>
          </table:table-cell>
          <table:table-cell office:value-type="float" office:value="220.491" calcext:value-type="float">
            <text:p>220.49</text:p>
          </table:table-cell>
          <table:table-cell office:value-type="string" calcext:value-type="string">
            <text:p>h5</text:p>
          </table:table-cell>
        </table:table-row>
        <table:table-row table:style-name="ro1">
          <table:table-cell table:style-name="ce15" office:value-type="string" calcext:value-type="string">
            <text:p>h8</text:p>
          </table:table-cell>
          <table:table-cell table:style-name="ce47" office:value-type="float" office:value="75.7533663353865" calcext:value-type="float">
            <text:p>75.75</text:p>
          </table:table-cell>
          <table:table-cell table:style-name="ce46" office:value-type="float" office:value="53.3336140390588" calcext:value-type="float">
            <text:p>53.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</text:p>
          </table:table-cell>
          <table:table-cell office:value-type="float" office:value="11.1453273590288" calcext:value-type="float">
            <text:p>11.15</text:p>
          </table:table-cell>
          <table:table-cell table:style-name="ce19" office:value-type="float" office:value="33.3025017861989" calcext:value-type="float">
            <text:p>33.3</text:p>
          </table:table-cell>
          <table:table-cell office:value-type="float" office:value="77.7503309314266" calcext:value-type="float">
            <text:p>77.75</text:p>
          </table:table-cell>
          <table:table-cell office:value-type="float" office:value="166.494785406893" calcext:value-type="float">
            <text:p>166.49</text:p>
          </table:table-cell>
          <table:table-cell office:value-type="string" calcext:value-type="string">
            <text:p>h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</text:p>
          </table:table-cell>
          <table:table-cell office:value-type="float" office:value="20.123" calcext:value-type="float">
            <text:p>20.12</text:p>
          </table:table-cell>
          <table:table-cell table:style-name="ce19" office:value-type="float" office:value="60.128" calcext:value-type="float">
            <text:p>60.1</text:p>
          </table:table-cell>
          <table:table-cell office:value-type="float" office:value="140.379" calcext:value-type="float">
            <text:p>140.38</text:p>
          </table:table-cell>
          <table:table-cell office:value-type="float" office:value="300.608" calcext:value-type="float">
            <text:p>300.61</text:p>
          </table:table-cell>
          <table:table-cell office:value-type="string" calcext:value-type="string">
            <text:p>h6</text:p>
          </table:table-cell>
        </table:table-row>
        <table:table-row table:style-name="ro1">
          <table:table-cell table:style-name="ce15" office:value-type="string" calcext:value-type="string">
            <text:p>h1</text:p>
          </table:table-cell>
          <table:table-cell table:style-name="ce46" office:value-type="float" office:value="88.6822498847395" calcext:value-type="float">
            <text:p>88.68</text:p>
          </table:table-cell>
          <table:table-cell table:style-name="ce46" office:value-type="float" office:value="81.8068917622873" calcext:value-type="float">
            <text:p>81.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22.1931044417235" calcext:value-type="float">
            <text:p>22.19</text:p>
          </table:table-cell>
          <table:table-cell table:style-name="ce19" office:value-type="float" office:value="33.3154194345487" calcext:value-type="float">
            <text:p>33.3</text:p>
          </table:table-cell>
          <table:table-cell office:value-type="float" office:value="55.6016022782047" calcext:value-type="float">
            <text:p>55.60</text:p>
          </table:table-cell>
          <table:table-cell office:value-type="float" office:value="144.285927986127" calcext:value-type="float">
            <text:p>144.29</text:p>
          </table:table-cell>
          <table:table-cell office:value-type="string" calcext:value-type="string">
            <text:p>h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40.057" calcext:value-type="float">
            <text:p>40.06</text:p>
          </table:table-cell>
          <table:table-cell table:style-name="ce19" office:value-type="float" office:value="60.132" calcext:value-type="float">
            <text:p>60.1</text:p>
          </table:table-cell>
          <table:table-cell office:value-type="float" office:value="100.357" calcext:value-type="float">
            <text:p>100.36</text:p>
          </table:table-cell>
          <table:table-cell office:value-type="float" office:value="260.426" calcext:value-type="float">
            <text:p>260.43</text:p>
          </table:table-cell>
          <table:table-cell office:value-type="string" calcext:value-type="string">
            <text:p>h7</text:p>
          </table:table-cell>
        </table:table-row>
        <table:table-row table:style-name="ro1">
          <table:table-cell table:style-name="ce15" office:value-type="string" calcext:value-type="string">
            <text:p>h2</text:p>
          </table:table-cell>
          <table:table-cell table:style-name="ce47" office:value-type="float" office:value="92.368872552409" calcext:value-type="float">
            <text:p>92.37</text:p>
          </table:table-cell>
          <table:table-cell table:style-name="ce46" office:value-type="float" office:value="82.6349856177406" calcext:value-type="float">
            <text:p>82.6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45.4837320031742" calcext:value-type="float">
            <text:p>45.48</text:p>
          </table:table-cell>
          <table:table-cell table:style-name="ce19" office:value-type="float" office:value="63.6567282621018" calcext:value-type="float">
            <text:p>63.7</text:p>
          </table:table-cell>
          <table:table-cell office:value-type="float" office:value="100.021766239655" calcext:value-type="float">
            <text:p>100.02</text:p>
          </table:table-cell>
          <table:table-cell office:value-type="float" office:value="172.725541321846" calcext:value-type="float">
            <text:p>172.73</text:p>
          </table:table-cell>
          <table:table-cell office:value-type="string" calcext:value-type="string">
            <text:p>h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00.303" calcext:value-type="float">
            <text:p>100.30</text:p>
          </table:table-cell>
          <table:table-cell table:style-name="ce19" office:value-type="float" office:value="140.379" calcext:value-type="float">
            <text:p>140.4</text:p>
          </table:table-cell>
          <table:table-cell office:value-type="float" office:value="220.573" calcext:value-type="float">
            <text:p>220.57</text:p>
          </table:table-cell>
          <table:table-cell office:value-type="float" office:value="380.903" calcext:value-type="float">
            <text:p>380.90</text:p>
          </table:table-cell>
          <table:table-cell office:value-type="string" calcext:value-type="string">
            <text:p>h8</text:p>
          </table:table-cell>
        </table:table-row>
        <table:table-row table:style-name="ro1">
          <table:table-cell table:style-name="ce15" office:value-type="string" calcext:value-type="string">
            <text:p>h9</text:p>
          </table:table-cell>
          <table:table-cell table:style-name="ce46" office:value-type="float" office:value="147.357759268488" calcext:value-type="float">
            <text:p>147.36</text:p>
          </table:table-cell>
          <table:table-cell table:style-name="ce46" office:value-type="float" office:value="81.8346157970385" calcext:value-type="float">
            <text:p>81.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</text:p>
          </table:table-cell>
          <table:table-cell office:value-type="float" office:value="113.98448067203" calcext:value-type="float">
            <text:p>113.98</text:p>
          </table:table-cell>
          <table:table-cell table:style-name="ce19" office:value-type="float" office:value="156.840606535203" calcext:value-type="float">
            <text:p>156.8</text:p>
          </table:table-cell>
          <table:table-cell office:value-type="float" office:value="185.52146365772" calcext:value-type="float">
            <text:p>185.52</text:p>
          </table:table-cell>
          <table:table-cell office:value-type="float" office:value="299.641204527657" calcext:value-type="float">
            <text:p>299.64</text:p>
          </table:table-cell>
          <table:table-cell office:value-type="string" calcext:value-type="string">
            <text:p>h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</text:p>
          </table:table-cell>
          <table:table-cell office:value-type="float" office:value="190.168" calcext:value-type="float">
            <text:p>190.17</text:p>
          </table:table-cell>
          <table:table-cell table:style-name="ce19" office:value-type="float" office:value="230.3905" calcext:value-type="float">
            <text:p>230.4</text:p>
          </table:table-cell>
          <table:table-cell office:value-type="float" office:value="270.56175" calcext:value-type="float">
            <text:p>270.56</text:p>
          </table:table-cell>
          <table:table-cell office:value-type="float" office:value="460.905" calcext:value-type="float">
            <text:p>460.91</text:p>
          </table:table-cell>
          <table:table-cell office:value-type="string" calcext:value-type="string">
            <text:p>h9</text:p>
          </table:table-cell>
        </table:table-row>
        <table:table-row table:style-name="ro1">
          <table:table-cell table:style-name="ce15" office:value-type="string" calcext:value-type="string">
            <text:p>h10</text:p>
          </table:table-cell>
          <table:table-cell table:style-name="ce46" office:value-type="float" office:value="172.870679687259" calcext:value-type="float">
            <text:p>172.87</text:p>
          </table:table-cell>
          <table:table-cell table:style-name="ce46" office:value-type="float" office:value="87.847920969652" calcext:value-type="float">
            <text:p>87.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</text:p>
          </table:table-cell>
          <table:table-cell office:value-type="float" office:value="142.734324360901" calcext:value-type="float">
            <text:p>142.73</text:p>
          </table:table-cell>
          <table:table-cell table:style-name="ce19" office:value-type="float" office:value="185.56053364484" calcext:value-type="float">
            <text:p>185.6</text:p>
          </table:table-cell>
          <table:table-cell office:value-type="float" office:value="214.081186383936" calcext:value-type="float">
            <text:p>214.08</text:p>
          </table:table-cell>
          <table:table-cell office:value-type="float" office:value="328.296282578191" calcext:value-type="float">
            <text:p>328.30</text:p>
          </table:table-cell>
          <table:table-cell office:value-type="string" calcext:value-type="string">
            <text:p>h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</text:p>
          </table:table-cell>
          <table:table-cell office:value-type="float" office:value="200.389" calcext:value-type="float">
            <text:p>200.39</text:p>
          </table:table-cell>
          <table:table-cell table:style-name="ce19" office:value-type="float" office:value="260.514" calcext:value-type="float">
            <text:p>260.5</text:p>
          </table:table-cell>
          <table:table-cell office:value-type="float" office:value="300.555" calcext:value-type="float">
            <text:p>300.56</text:p>
          </table:table-cell>
          <table:table-cell office:value-type="float" office:value="460.905" calcext:value-type="float">
            <text:p>460.91</text:p>
          </table:table-cell>
          <table:table-cell office:value-type="string" calcext:value-type="string">
            <text:p>h1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5" office:value-type="string" calcext:value-type="string">
            <text:p>h3</text:p>
          </table:table-cell>
          <table:table-cell table:style-name="ce47" office:value-type="float" office:value="1.22800802928327" calcext:value-type="float">
            <text:p>1.23</text:p>
          </table:table-cell>
          <table:table-cell office:value-type="float" office:value="1.45547224518163" calcext:value-type="float">
            <text:p>1.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18133616118782" calcext:value-type="float">
            <text:p>-0.32</text:p>
          </table:table-cell>
          <table:table-cell office:value-type="float" office:value="0.212089077412509" calcext:value-type="float">
            <text:p>0.21</text:p>
          </table:table-cell>
          <table:table-cell office:value-type="float" office:value="0.848356309650054" calcext:value-type="float">
            <text:p>0.85</text:p>
          </table:table-cell>
          <table:table-cell office:value-type="float" office:value="2.75715800636267" calcext:value-type="float">
            <text:p>2.76</text:p>
          </table:table-cell>
          <table:table-cell office:value-type="float" office:value="4.24178154825027" calcext:value-type="float">
            <text:p>4.24</text:p>
          </table:table-cell>
          <table:table-cell office:value-type="string" calcext:value-type="string">
            <text:p>h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00000000000011" calcext:value-type="float">
            <text:p>-0.03</text:p>
          </table:table-cell>
          <table:table-cell office:value-type="float" office:value="0.0199999999999996" calcext:value-type="float">
            <text:p>0.02</text:p>
          </table:table-cell>
          <table:table-cell office:value-type="float" office:value="0.0800000000000001" calcext:value-type="float">
            <text:p>0.08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0</text:p>
          </table:table-cell>
          <table:table-cell office:value-type="string" calcext:value-type="string">
            <text:p>h1</text:p>
          </table:table-cell>
        </table:table-row>
        <table:table-row table:style-name="ro1">
          <table:table-cell table:style-name="ce15" office:value-type="string" calcext:value-type="string">
            <text:p>h1</text:p>
          </table:table-cell>
          <table:table-cell table:style-name="ce47" office:value-type="float" office:value="1.50818899493343" calcext:value-type="float">
            <text:p>1.51</text:p>
          </table:table-cell>
          <table:table-cell office:value-type="float" office:value="1.56075545077729" calcext:value-type="float">
            <text:p>1.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0.528541226215652" calcext:value-type="float">
            <text:p>0.53</text:p>
          </table:table-cell>
          <table:table-cell office:value-type="float" office:value="1.16279069767443" calcext:value-type="float">
            <text:p>1.16</text:p>
          </table:table-cell>
          <table:table-cell office:value-type="float" office:value="3.276955602537" calcext:value-type="float">
            <text:p>3.28</text:p>
          </table:table-cell>
          <table:table-cell office:value-type="float" office:value="4.54545454545456" calcext:value-type="float">
            <text:p>4.55</text:p>
          </table:table-cell>
          <table:table-cell office:value-type="string" calcext:value-type="string">
            <text:p>h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0.0500000000000007" calcext:value-type="float">
            <text:p>0.05</text:p>
          </table:table-cell>
          <table:table-cell office:value-type="float" office:value="0.11000000000000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0.430000000000002" calcext:value-type="float">
            <text:p>0.43</text:p>
          </table:table-cell>
          <table:table-cell office:value-type="string" calcext:value-type="string">
            <text:p>h2</text:p>
          </table:table-cell>
        </table:table-row>
        <table:table-row table:style-name="ro1">
          <table:table-cell table:style-name="ce15" office:value-type="string" calcext:value-type="string">
            <text:p>h7</text:p>
          </table:table-cell>
          <table:table-cell table:style-name="ce47" office:value-type="float" office:value="1.59914712153519" calcext:value-type="float">
            <text:p>1.60</text:p>
          </table:table-cell>
          <table:table-cell office:value-type="float" office:value="1.23307402792448" calcext:value-type="float">
            <text:p>1.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425079702444199" calcext:value-type="float">
            <text:p>-0.43</text:p>
          </table:table-cell>
          <table:table-cell office:value-type="float" office:value="0" calcext:value-type="float">
            <text:p>0.00</text:p>
          </table:table-cell>
          <table:table-cell office:value-type="float" office:value="0.743889479277368" calcext:value-type="float">
            <text:p>0.74</text:p>
          </table:table-cell>
          <table:table-cell office:value-type="float" office:value="2.76301806588735" calcext:value-type="float">
            <text:p>2.76</text:p>
          </table:table-cell>
          <table:table-cell office:value-type="float" office:value="3.61317747077577" calcext:value-type="float">
            <text:p>3.61</text:p>
          </table:table-cell>
          <table:table-cell office:value-type="string" calcext:value-type="string">
            <text:p>h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0399999999999991" calcext:value-type="float">
            <text:p>-0.04</text:p>
          </table:table-cell>
          <table:table-cell office:value-type="float" office:value="0" calcext:value-type="float">
            <text:p>0.00</text:p>
          </table:table-cell>
          <table:table-cell office:value-type="float" office:value="0.0700000000000003" calcext:value-type="float">
            <text:p>0.07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h3</text:p>
          </table:table-cell>
        </table:table-row>
        <table:table-row table:style-name="ro1">
          <table:table-cell table:style-name="ce15" office:value-type="string" calcext:value-type="string">
            <text:p>h5</text:p>
          </table:table-cell>
          <table:table-cell table:style-name="ce47" office:value-type="float" office:value="1.62429378531073" calcext:value-type="float">
            <text:p>1.62</text:p>
          </table:table-cell>
          <table:table-cell office:value-type="float" office:value="1.28678440383394" calcext:value-type="float">
            <text:p>1.2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38150903294369" calcext:value-type="float">
            <text:p>1.38</text:p>
          </table:table-cell>
          <table:table-cell office:value-type="float" office:value="3.61317747077577" calcext:value-type="float">
            <text:p>3.61</text:p>
          </table:table-cell>
          <table:table-cell office:value-type="float" office:value="5.20722635494155" calcext:value-type="float">
            <text:p>5.21</text:p>
          </table:table-cell>
          <table:table-cell office:value-type="string" calcext:value-type="string">
            <text:p>h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30000000000001" calcext:value-type="float">
            <text:p>0.13</text:p>
          </table:table-cell>
          <table:table-cell office:value-type="float" office:value="0.34" calcext:value-type="float">
            <text:p>0.34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h4</text:p>
          </table:table-cell>
        </table:table-row>
        <table:table-row table:style-name="ro1">
          <table:table-cell table:style-name="ce15" office:value-type="string" calcext:value-type="string">
            <text:p>h2</text:p>
          </table:table-cell>
          <table:table-cell table:style-name="ce47" office:value-type="float" office:value="1.78529480855063" calcext:value-type="float">
            <text:p>1.79</text:p>
          </table:table-cell>
          <table:table-cell office:value-type="float" office:value="1.674692377039" calcext:value-type="float">
            <text:p>1.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0.63559322033897" calcext:value-type="float">
            <text:p>0.64</text:p>
          </table:table-cell>
          <table:table-cell office:value-type="float" office:value="1.37711864406779" calcext:value-type="float">
            <text:p>1.38</text:p>
          </table:table-cell>
          <table:table-cell office:value-type="float" office:value="2.75423728813559" calcext:value-type="float">
            <text:p>2.75</text:p>
          </table:table-cell>
          <table:table-cell office:value-type="float" office:value="3.70762711864406" calcext:value-type="float">
            <text:p>3.71</text:p>
          </table:table-cell>
          <table:table-cell office:value-type="string" calcext:value-type="string">
            <text:p>h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0.0599999999999987" calcext:value-type="float">
            <text:p>0.06</text:p>
          </table:table-cell>
          <table:table-cell office:value-type="float" office:value="0.129999999999999" calcext:value-type="float">
            <text:p>0.13</text:p>
          </table:table-cell>
          <table:table-cell office:value-type="float" office:value="0.26" calcext:value-type="float">
            <text:p>0.2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h5</text:p>
          </table:table-cell>
        </table:table-row>
        <table:table-row table:style-name="ro1">
          <table:table-cell table:style-name="ce15" office:value-type="string" calcext:value-type="string">
            <text:p>h6</text:p>
          </table:table-cell>
          <table:table-cell table:style-name="ce47" office:value-type="float" office:value="1.82421227197348" calcext:value-type="float">
            <text:p>1.82</text:p>
          </table:table-cell>
          <table:table-cell office:value-type="float" office:value="1.89743126575455" calcext:value-type="float">
            <text:p>1.9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</text:p>
          </table:table-cell>
          <table:table-cell office:value-type="float" office:value="0.319829424307048" calcext:value-type="float">
            <text:p>0.32</text:p>
          </table:table-cell>
          <table:table-cell office:value-type="float" office:value="1.06609808102347" calcext:value-type="float">
            <text:p>1.07</text:p>
          </table:table-cell>
          <table:table-cell office:value-type="float" office:value="2.45202558635395" calcext:value-type="float">
            <text:p>2.45</text:p>
          </table:table-cell>
          <table:table-cell office:value-type="float" office:value="5.65031982942432" calcext:value-type="float">
            <text:p>5.65</text:p>
          </table:table-cell>
          <table:table-cell office:value-type="string" calcext:value-type="string">
            <text:p>h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</text:p>
          </table:table-cell>
          <table:table-cell office:value-type="float" office:value="0.0300000000000011" calcext:value-type="float">
            <text:p>0.03</text:p>
          </table:table-cell>
          <table:table-cell office:value-type="float" office:value="0.100000000000001" calcext:value-type="float">
            <text:p>0.10</text:p>
          </table:table-cell>
          <table:table-cell office:value-type="float" office:value="0.23" calcext:value-type="float">
            <text:p>0.23</text:p>
          </table:table-cell>
          <table:table-cell office:value-type="float" office:value="0.530000000000001" calcext:value-type="float">
            <text:p>0.53</text:p>
          </table:table-cell>
          <table:table-cell office:value-type="string" calcext:value-type="string">
            <text:p>h6</text:p>
          </table:table-cell>
        </table:table-row>
        <table:table-row table:style-name="ro1">
          <table:table-cell table:style-name="ce15" office:value-type="string" calcext:value-type="string">
            <text:p>h4</text:p>
          </table:table-cell>
          <table:table-cell table:style-name="ce47" office:value-type="float" office:value="1.88924312197426" calcext:value-type="float">
            <text:p>1.89</text:p>
          </table:table-cell>
          <table:table-cell office:value-type="float" office:value="1.86151274558303" calcext:value-type="float">
            <text:p>1.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0.746268656716421" calcext:value-type="float">
            <text:p>0.75</text:p>
          </table:table-cell>
          <table:table-cell office:value-type="float" office:value="1.3859275053305" calcext:value-type="float">
            <text:p>1.39</text:p>
          </table:table-cell>
          <table:table-cell office:value-type="float" office:value="2.13219616204692" calcext:value-type="float">
            <text:p>2.13</text:p>
          </table:table-cell>
          <table:table-cell office:value-type="float" office:value="4.47761194029851" calcext:value-type="float">
            <text:p>4.48</text:p>
          </table:table-cell>
          <table:table-cell office:value-type="string" calcext:value-type="string">
            <text:p>h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0.0700000000000003" calcext:value-type="float">
            <text:p>0.07</text:p>
          </table:table-cell>
          <table:table-cell office:value-type="float" office:value="0.130000000000001" calcext:value-type="float">
            <text:p>0.13</text:p>
          </table:table-cell>
          <table:table-cell office:value-type="float" office:value="0.200000000000001" calcext:value-type="float">
            <text:p>0.2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h7</text:p>
          </table:table-cell>
        </table:table-row>
        <table:table-row table:style-name="ro1">
          <table:table-cell table:style-name="ce15" office:value-type="string" calcext:value-type="string">
            <text:p>h8</text:p>
          </table:table-cell>
          <table:table-cell table:style-name="ce47" office:value-type="float" office:value="3.19847237140471" calcext:value-type="float">
            <text:p>3.20</text:p>
          </table:table-cell>
          <table:table-cell office:value-type="float" office:value="2.61283222704244" calcext:value-type="float">
            <text:p>2.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71858216970999" calcext:value-type="float">
            <text:p>1.72</text:p>
          </table:table-cell>
          <table:table-cell office:value-type="float" office:value="2.36305048335124" calcext:value-type="float">
            <text:p>2.36</text:p>
          </table:table-cell>
          <table:table-cell office:value-type="float" office:value="3.86680988184749" calcext:value-type="float">
            <text:p>3.87</text:p>
          </table:table-cell>
          <table:table-cell office:value-type="float" office:value="8.05585392051557" calcext:value-type="float">
            <text:p>8.06</text:p>
          </table:table-cell>
          <table:table-cell office:value-type="string" calcext:value-type="string">
            <text:p>h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0.16" calcext:value-type="float">
            <text:p>0.16</text:p>
          </table:table-cell>
          <table:table-cell office:value-type="float" office:value="0.220000000000001" calcext:value-type="float">
            <text:p>0.22</text:p>
          </table:table-cell>
          <table:table-cell office:value-type="float" office:value="0.360000000000001" calcext:value-type="float">
            <text:p>0.3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8</text:p>
          </table:table-cell>
        </table:table-row>
        <table:table-row table:style-name="ro1">
          <table:table-cell table:style-name="ce15" office:value-type="string" calcext:value-type="string">
            <text:p>h9</text:p>
          </table:table-cell>
          <table:table-cell table:style-name="ce47" office:value-type="float" office:value="3.75470809792843" calcext:value-type="float">
            <text:p>3.75</text:p>
          </table:table-cell>
          <table:table-cell office:value-type="float" office:value="2.23219209719888" calcext:value-type="float">
            <text:p>2.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</text:p>
          </table:table-cell>
          <table:table-cell office:value-type="float" office:value="2.96610169491525" calcext:value-type="float">
            <text:p>2.97</text:p>
          </table:table-cell>
          <table:table-cell office:value-type="float" office:value="3.81355932203389" calcext:value-type="float">
            <text:p>3.81</text:p>
          </table:table-cell>
          <table:table-cell office:value-type="float" office:value="4.34322033898305" calcext:value-type="float">
            <text:p>4.34</text:p>
          </table:table-cell>
          <table:table-cell office:value-type="float" office:value="8.47457627118643" calcext:value-type="float">
            <text:p>8.47</text:p>
          </table:table-cell>
          <table:table-cell office:value-type="string" calcext:value-type="string">
            <text:p>h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</text:p>
          </table:table-cell>
          <table:table-cell office:value-type="float" office:value="0.3025" calcext:value-type="float">
            <text:p>0.30</text:p>
          </table:table-cell>
          <table:table-cell office:value-type="float" office:value="0.369999999999999" calcext:value-type="float">
            <text:p>0.37</text:p>
          </table:table-cell>
          <table:table-cell office:value-type="float" office:value="0.425" calcext:value-type="float">
            <text:p>0.4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h9</text:p>
          </table:table-cell>
        </table:table-row>
        <table:table-row table:style-name="ro1">
          <table:table-cell table:style-name="ce15" office:value-type="string" calcext:value-type="string">
            <text:p>h10</text:p>
          </table:table-cell>
          <table:table-cell table:style-name="ce47" office:value-type="float" office:value="4.24178154825026" calcext:value-type="float">
            <text:p>4.24</text:p>
          </table:table-cell>
          <table:table-cell office:value-type="float" office:value="2.52930983669117" calcext:value-type="float">
            <text:p>2.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</text:p>
          </table:table-cell>
          <table:table-cell office:value-type="float" office:value="3.28738069989396" calcext:value-type="float">
            <text:p>3.29</text:p>
          </table:table-cell>
          <table:table-cell office:value-type="float" office:value="4.24178154825027" calcext:value-type="float">
            <text:p>4.24</text:p>
          </table:table-cell>
          <table:table-cell office:value-type="float" office:value="4.98409331919405" calcext:value-type="float">
            <text:p>4.98</text:p>
          </table:table-cell>
          <table:table-cell office:value-type="float" office:value="9.65005302226935" calcext:value-type="float">
            <text:p>9.65</text:p>
          </table:table-cell>
          <table:table-cell office:value-type="string" calcext:value-type="string">
            <text:p>h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</text:p>
          </table:table-cell>
          <table:table-cell office:value-type="float" office:value="0.31" calcext:value-type="float">
            <text:p>0.31</text:p>
          </table:table-cell>
          <table:table-cell office:value-type="float" office:value="0.4" calcext:value-type="float">
            <text:p>0.40</text:p>
          </table:table-cell>
          <table:table-cell office:value-type="float" office:value="0.469999999999999" calcext:value-type="float">
            <text:p>0.47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h10</text:p>
          </table:table-cell>
        </table:table-row>
        <table:table-row table:style-name="ro1" table:number-rows-repeated="104855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Total.G44:Total.H53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ping_test1_bw10delay25.Q40:ping_test1_bw10delay25.Q4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perf_test1_bw10delay25.AB2:iperf_test1_bw10delay25.AC1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0" loext:min-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13:16:13.3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7:07:54.832726114</meta:creation-date>
    <dc:date>2015-12-09T14:57:32.886000000</dc:date>
    <meta:editing-duration>P15DT16H57M8S</meta:editing-duration>
    <meta:editing-cycles>114</meta:editing-cycles>
    <meta:generator>LibreOffice/5.0.3.2$Windows_x86 LibreOffice_project/e5f16313668ac592c1bfb310f4390624e3dbfb75</meta:generator>
    <meta:document-statistic meta:table-count="4" meta:cell-count="3091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106cm" svg:height="7.624cm" xlink:href=".." xlink:type="simple" chart:class="chart:line" chart:style-name="ch1">
        <chart:legend chart:legend-position="end" svg:x="8.504cm" svg:y="3.264cm" style:legend-expansion="high" chart:style-name="ch2"/>
        <chart:plot-area chart:style-name="ch3" table:cell-range-address="iperf_test1_bw10delay25.B3:iperf_test1_bw10delay25.B11 iperf_test1_bw10delay25.E2:iperf_test1_bw10delay25.F11" chart:data-source-has-labels="both" svg:x="0.202cm" svg:y="0.152cm" svg:width="8.1cm" svg:height="7.32cm">
          <chartooo:coordinate-region svg:x="0.638cm" svg:y="0.351cm" svg:width="7.199cm" svg:height="6.474cm"/>
          <chart:axis chart:dimension="x" chart:name="primary-x" chart:style-name="ch4" chartooo:axis-type="auto">
            <chartooo:date-scale/>
            <chart:categories table:cell-range-address="iperf_test1_bw10delay25.B3:iperf_test1_bw10delay25.B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perf_test1_bw10delay25.E3:iperf_test1_bw10delay25.E11" chart:label-cell-address="iperf_test1_bw10delay25.E2:iperf_test1_bw10delay25.E2" chart:class="chart:line">
            <chart:data-point chart:repeated="9"/>
          </chart:series>
          <chart:series chart:style-name="ch7" chart:values-cell-range-address="iperf_test1_bw10delay25.F3:iperf_test1_bw10delay25.F11" chart:label-cell-address="iperf_test1_bw10delay25.F2:iperf_test1_bw10delay25.F2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erf</text:p>
                <draw:g>
                  <svg:desc>iperf_test1_bw10delay25.E2:iperf_test1_bw10delay25.E2</svg:desc>
                </draw:g>
              </table:table-cell>
              <table:table-cell office:value-type="string">
                <text:p>ALTO</text:p>
                <draw:g>
                  <svg:desc>iperf_test1_bw10delay25.F2:iperf_test1_bw10delay25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2</text:p>
                <draw:g>
                  <svg:desc>iperf_test1_bw10delay25.B3:iperf_test1_bw10delay25.B11</svg:desc>
                </draw:g>
              </table:table-cell>
              <table:table-cell office:value-type="float" office:value="2">
                <text:p>2</text:p>
                <draw:g>
                  <svg:desc>iperf_test1_bw10delay25.E3:iperf_test1_bw10delay25.E11</svg:desc>
                </draw:g>
              </table:table-cell>
              <table:table-cell office:value-type="float" office:value="NaN">
                <text:p>NaN</text:p>
                <draw:g>
                  <svg:desc>iperf_test1_bw10delay25.F3:iperf_test1_bw10delay25.F11</svg:desc>
                </draw:g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68cm" svg:height="7.146cm" xlink:href=".." xlink:type="simple" chart:class="chart:line" chart:style-name="ch1">
        <chart:legend chart:legend-position="end" svg:x="8.366cm" svg:y="3.025cm" style:legend-expansion="high" chart:style-name="ch2"/>
        <chart:plot-area chart:style-name="ch3" table:cell-range-address="iperf_test1_bw10delay25.B93:iperf_test1_bw10delay25.B101 iperf_test1_bw10delay25.E92:iperf_test1_bw10delay25.F101" chart:data-source-has-labels="both" svg:x="0.199cm" svg:y="0.142cm" svg:width="7.968cm" svg:height="6.862cm">
          <chartooo:coordinate-region svg:x="0.635cm" svg:y="0.341cm" svg:width="7.16cm" svg:height="6.016cm"/>
          <chart:axis chart:dimension="x" chart:name="primary-x" chart:style-name="ch4" chartooo:axis-type="auto">
            <chartooo:date-scale/>
            <chart:categories table:cell-range-address="iperf_test1_bw10delay25.B93:iperf_test1_bw10delay25.B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perf_test1_bw10delay25.E93:iperf_test1_bw10delay25.E101" chart:label-cell-address="iperf_test1_bw10delay25.E92:iperf_test1_bw10delay25.E92" chart:class="chart:line">
            <chart:data-point chart:repeated="9"/>
          </chart:series>
          <chart:series chart:style-name="ch7" chart:values-cell-range-address="iperf_test1_bw10delay25.F93:iperf_test1_bw10delay25.F101" chart:label-cell-address="iperf_test1_bw10delay25.F92:iperf_test1_bw10delay25.F92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erf</text:p>
                <draw:g>
                  <svg:desc>iperf_test1_bw10delay25.E92:iperf_test1_bw10delay25.E92</svg:desc>
                </draw:g>
              </table:table-cell>
              <table:table-cell office:value-type="string">
                <text:p>ALTO</text:p>
                <draw:g>
                  <svg:desc>iperf_test1_bw10delay25.F92:iperf_test1_bw10delay25.F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1</text:p>
                <draw:g>
                  <svg:desc>iperf_test1_bw10delay25.B93:iperf_test1_bw10delay25.B101</svg:desc>
                </draw:g>
              </table:table-cell>
              <table:table-cell office:value-type="float" office:value="5">
                <text:p>5</text:p>
                <draw:g>
                  <svg:desc>iperf_test1_bw10delay25.E93:iperf_test1_bw10delay25.E101</svg:desc>
                </draw:g>
              </table:table-cell>
              <table:table-cell office:value-type="float" office:value="NaN">
                <text:p>NaN</text:p>
                <draw:g>
                  <svg:desc>iperf_test1_bw10delay25.F93:iperf_test1_bw10delay25.F101</svg:desc>
                </draw:g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365cm" svg:height="6.622cm" xlink:href=".." xlink:type="simple" chart:class="chart:line" chart:style-name="ch1">
        <chart:legend chart:legend-position="end" svg:x="8.763cm" svg:y="2.763cm" style:legend-expansion="high" chart:style-name="ch2"/>
        <chart:plot-area chart:style-name="ch3" table:cell-range-address="ping_test1_bw10delay25.B13:ping_test1_bw10delay25.B21 ping_test1_bw10delay25.I12:ping_test1_bw10delay25.J21" chart:data-source-has-labels="both" svg:x="0.207cm" svg:y="0.132cm" svg:width="8.349cm" svg:height="6.358cm">
          <chartooo:coordinate-region svg:x="0.643cm" svg:y="0.331cm" svg:width="7.448cm" svg:height="5.512cm"/>
          <chart:axis chart:dimension="x" chart:name="primary-x" chart:style-name="ch4" chartooo:axis-type="auto">
            <chartooo:date-scale/>
            <chart:categories table:cell-range-address="ping_test1_bw10delay25.B13:ping_test1_bw10delay25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ing_test1_bw10delay25.I13:ping_test1_bw10delay25.I21" chart:label-cell-address="ping_test1_bw10delay25.I12:ping_test1_bw10delay25.I12" chart:class="chart:line">
            <chart:data-point chart:repeated="9"/>
          </chart:series>
          <chart:series chart:style-name="ch7" chart:values-cell-range-address="ping_test1_bw10delay25.J13:ping_test1_bw10delay25.J21" chart:label-cell-address="ping_test1_bw10delay25.J12:ping_test1_bw10delay25.J12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g</text:p>
                <draw:g>
                  <svg:desc>ping_test1_bw10delay25.I12:ping_test1_bw10delay25.I12</svg:desc>
                </draw:g>
              </table:table-cell>
              <table:table-cell office:value-type="string">
                <text:p>ALTO</text:p>
                <draw:g>
                  <svg:desc>ping_test1_bw10delay25.J12:ping_test1_bw10delay25.J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1</text:p>
                <draw:g>
                  <svg:desc>ping_test1_bw10delay25.B13:ping_test1_bw10delay25.B21</svg:desc>
                </draw:g>
              </table:table-cell>
              <table:table-cell office:value-type="float" office:value="2">
                <text:p>2</text:p>
                <draw:g>
                  <svg:desc>ping_test1_bw10delay25.I13:ping_test1_bw10delay25.I21</svg:desc>
                </draw:g>
              </table:table-cell>
              <table:table-cell office:value-type="float" office:value="1">
                <text:p>1</text:p>
                <draw:g>
                  <svg:desc>ping_test1_bw10delay25.J13:ping_test1_bw10delay25.J21</svg:desc>
                </draw:g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92cm" svg:height="6.429cm" xlink:href=".." xlink:type="simple" chart:class="chart:line" chart:style-name="ch1">
        <chart:legend chart:legend-position="end" svg:x="9.19cm" svg:y="2.666cm" style:legend-expansion="high" chart:style-name="ch2"/>
        <chart:plot-area chart:style-name="ch3" table:cell-range-address="ping_test1_bw10delay25.B63:ping_test1_bw10delay25.B71 ping_test1_bw10delay25.I62:ping_test1_bw10delay25.J71" chart:data-source-has-labels="both" svg:x="0.215cm" svg:y="0.128cm" svg:width="8.76cm" svg:height="6.173cm">
          <chartooo:coordinate-region svg:x="0.651cm" svg:y="0.328cm" svg:width="7.859cm" svg:height="5.326cm"/>
          <chart:axis chart:dimension="x" chart:name="primary-x" chart:style-name="ch4" chartooo:axis-type="auto">
            <chartooo:date-scale/>
            <chart:categories table:cell-range-address="ping_test1_bw10delay25.B63:ping_test1_bw10delay25.B7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ing_test1_bw10delay25.I63:ping_test1_bw10delay25.I71" chart:label-cell-address="ping_test1_bw10delay25.I62:ping_test1_bw10delay25.I62" chart:class="chart:line">
            <chart:data-point chart:repeated="9"/>
          </chart:series>
          <chart:series chart:style-name="ch7" chart:values-cell-range-address="ping_test1_bw10delay25.J63:ping_test1_bw10delay25.J71" chart:label-cell-address="ping_test1_bw10delay25.J62:ping_test1_bw10delay25.J62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g</text:p>
                <draw:g>
                  <svg:desc>ping_test1_bw10delay25.I62:ping_test1_bw10delay25.I62</svg:desc>
                </draw:g>
              </table:table-cell>
              <table:table-cell office:value-type="string">
                <text:p>ALTO</text:p>
                <draw:g>
                  <svg:desc>ping_test1_bw10delay25.J62:ping_test1_bw10delay25.J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1</text:p>
                <draw:g>
                  <svg:desc>ping_test1_bw10delay25.B63:ping_test1_bw10delay25.B71</svg:desc>
                </draw:g>
              </table:table-cell>
              <table:table-cell office:value-type="float" office:value="5">
                <text:p>5</text:p>
                <draw:g>
                  <svg:desc>ping_test1_bw10delay25.I63:ping_test1_bw10delay25.I71</svg:desc>
                </draw:g>
              </table:table-cell>
              <table:table-cell office:value-type="float" office:value="NaN">
                <text:p>NaN</text:p>
                <draw:g>
                  <svg:desc>ping_test1_bw10delay25.J63:ping_test1_bw10delay25.J71</svg:desc>
                </draw:g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69cm" svg:height="6.562cm" xlink:href=".." xlink:type="simple" chart:class="chart:line" chart:style-name="ch1">
        <chart:legend chart:legend-position="end" svg:x="8.667cm" svg:y="2.733cm" style:legend-expansion="high" chart:style-name="ch2"/>
        <chart:plot-area chart:style-name="ch3" table:cell-range-address="ping_test1_bw10delay25.B73:ping_test1_bw10delay25.B81 ping_test1_bw10delay25.I72:ping_test1_bw10delay25.J81" chart:data-source-has-labels="both" svg:x="0.205cm" svg:y="0.131cm" svg:width="8.257cm" svg:height="6.3cm">
          <chartooo:coordinate-region svg:x="0.641cm" svg:y="0.33cm" svg:width="7.356cm" svg:height="5.454cm"/>
          <chart:axis chart:dimension="x" chart:name="primary-x" chart:style-name="ch4" chartooo:axis-type="auto">
            <chartooo:date-scale/>
            <chart:categories table:cell-range-address="ping_test1_bw10delay25.B73:ping_test1_bw10delay25.B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ing_test1_bw10delay25.I73:ping_test1_bw10delay25.I81" chart:label-cell-address="ping_test1_bw10delay25.I72:ping_test1_bw10delay25.I72" chart:class="chart:line">
            <chart:data-point chart:repeated="9"/>
          </chart:series>
          <chart:series chart:style-name="ch7" chart:values-cell-range-address="ping_test1_bw10delay25.J73:ping_test1_bw10delay25.J81" chart:label-cell-address="ping_test1_bw10delay25.J72:ping_test1_bw10delay25.J72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g</text:p>
                <draw:g>
                  <svg:desc>ping_test1_bw10delay25.I72:ping_test1_bw10delay25.I72</svg:desc>
                </draw:g>
              </table:table-cell>
              <table:table-cell office:value-type="string">
                <text:p>ALTO</text:p>
                <draw:g>
                  <svg:desc>ping_test1_bw10delay25.J72:ping_test1_bw10delay25.J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1</text:p>
                <draw:g>
                  <svg:desc>ping_test1_bw10delay25.B73:ping_test1_bw10delay25.B81</svg:desc>
                </draw:g>
              </table:table-cell>
              <table:table-cell office:value-type="float" office:value="2">
                <text:p>2</text:p>
                <draw:g>
                  <svg:desc>ping_test1_bw10delay25.I73:ping_test1_bw10delay25.I81</svg:desc>
                </draw:g>
              </table:table-cell>
              <table:table-cell office:value-type="float" office:value="NaN">
                <text:p>NaN</text:p>
                <draw:g>
                  <svg:desc>ping_test1_bw10delay25.J73:ping_test1_bw10delay25.J81</svg:desc>
                </draw:g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34cm" svg:height="6.827cm" xlink:href=".." xlink:type="simple" chart:class="chart:line" chart:style-name="ch1">
        <chart:legend chart:legend-position="end" svg:x="8.832cm" svg:y="2.865cm" style:legend-expansion="high" chart:style-name="ch2"/>
        <chart:plot-area chart:style-name="ch3" table:cell-range-address="ping_test1_bw10delay25.B83:ping_test1_bw10delay25.B91 ping_test1_bw10delay25.I82:ping_test1_bw10delay25.J91" chart:data-source-has-labels="both" svg:x="0.208cm" svg:y="0.136cm" svg:width="8.416cm" svg:height="6.555cm">
          <chartooo:coordinate-region svg:x="0.644cm" svg:y="0.335cm" svg:width="7.515cm" svg:height="5.709cm"/>
          <chart:axis chart:dimension="x" chart:name="primary-x" chart:style-name="ch4" chartooo:axis-type="auto">
            <chartooo:date-scale/>
            <chart:categories table:cell-range-address="ping_test1_bw10delay25.B83:ping_test1_bw10delay25.B9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ing_test1_bw10delay25.I83:ping_test1_bw10delay25.I91" chart:label-cell-address="ping_test1_bw10delay25.I82:ping_test1_bw10delay25.I82" chart:class="chart:line">
            <chart:data-point chart:repeated="9"/>
          </chart:series>
          <chart:series chart:style-name="ch7" chart:values-cell-range-address="ping_test1_bw10delay25.J83:ping_test1_bw10delay25.J91" chart:label-cell-address="ping_test1_bw10delay25.J82:ping_test1_bw10delay25.J82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g</text:p>
                <draw:g>
                  <svg:desc>ping_test1_bw10delay25.I82:ping_test1_bw10delay25.I82</svg:desc>
                </draw:g>
              </table:table-cell>
              <table:table-cell office:value-type="string">
                <text:p>ALTO</text:p>
                <draw:g>
                  <svg:desc>ping_test1_bw10delay25.J82:ping_test1_bw10delay25.J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1</text:p>
                <draw:g>
                  <svg:desc>ping_test1_bw10delay25.B83:ping_test1_bw10delay25.B91</svg:desc>
                </draw:g>
              </table:table-cell>
              <table:table-cell office:value-type="float" office:value="5">
                <text:p>5</text:p>
                <draw:g>
                  <svg:desc>ping_test1_bw10delay25.I83:ping_test1_bw10delay25.I91</svg:desc>
                </draw:g>
              </table:table-cell>
              <table:table-cell office:value-type="float" office:value="NaN">
                <text:p>NaN</text:p>
                <draw:g>
                  <svg:desc>ping_test1_bw10delay25.J83:ping_test1_bw10delay25.J91</svg:desc>
                </draw:g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27cm" svg:height="7.412cm" xlink:href=".." xlink:type="simple" chart:class="chart:line" chart:style-name="ch1">
        <chart:legend chart:legend-position="end" svg:x="9.825cm" svg:y="3.158cm" style:legend-expansion="high" chart:style-name="ch2"/>
        <chart:plot-area chart:style-name="ch3" table:cell-range-address="iperf_test1_bw10delay25.B13:iperf_test1_bw10delay25.B21 iperf_test1_bw10delay25.E12:iperf_test1_bw10delay25.F21" chart:data-source-has-labels="both" svg:x="0.228cm" svg:y="0.148cm" svg:width="9.369cm" svg:height="7.116cm">
          <chartooo:coordinate-region svg:x="0.664cm" svg:y="0.347cm" svg:width="8.468cm" svg:height="6.27cm"/>
          <chart:axis chart:dimension="x" chart:name="primary-x" chart:style-name="ch4" chartooo:axis-type="auto">
            <chartooo:date-scale/>
            <chart:categories table:cell-range-address="iperf_test1_bw10delay25.B13:iperf_test1_bw10delay25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perf_test1_bw10delay25.E13:iperf_test1_bw10delay25.E21" chart:label-cell-address="iperf_test1_bw10delay25.E12:iperf_test1_bw10delay25.E12" chart:class="chart:line">
            <chart:data-point chart:repeated="9"/>
          </chart:series>
          <chart:series chart:style-name="ch7" chart:values-cell-range-address="iperf_test1_bw10delay25.F13:iperf_test1_bw10delay25.F21" chart:label-cell-address="iperf_test1_bw10delay25.F12:iperf_test1_bw10delay25.F12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erf</text:p>
                <draw:g>
                  <svg:desc>iperf_test1_bw10delay25.E12:iperf_test1_bw10delay25.E12</svg:desc>
                </draw:g>
              </table:table-cell>
              <table:table-cell office:value-type="string">
                <text:p>ALTO</text:p>
                <draw:g>
                  <svg:desc>iperf_test1_bw10delay25.F12:iperf_test1_bw10delay25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1</text:p>
                <draw:g>
                  <svg:desc>iperf_test1_bw10delay25.B13:iperf_test1_bw10delay25.B21</svg:desc>
                </draw:g>
              </table:table-cell>
              <table:table-cell office:value-type="float" office:value="1">
                <text:p>1</text:p>
                <draw:g>
                  <svg:desc>iperf_test1_bw10delay25.E13:iperf_test1_bw10delay25.E21</svg:desc>
                </draw:g>
              </table:table-cell>
              <table:table-cell office:value-type="float" office:value="NaN">
                <text:p>NaN</text:p>
                <draw:g>
                  <svg:desc>iperf_test1_bw10delay25.F13:iperf_test1_bw10delay25.F21</svg:desc>
                </draw:g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96cm" svg:height="6.828cm" xlink:href=".." xlink:type="simple" chart:class="chart:line" chart:style-name="ch1">
        <chart:legend chart:legend-position="end" svg:x="8.694cm" svg:y="2.866cm" style:legend-expansion="high" chart:style-name="ch2"/>
        <chart:plot-area chart:style-name="ch3" table:cell-range-address="ping_test1_bw10delay25.B93:ping_test1_bw10delay25.B101 ping_test1_bw10delay25.I92:ping_test1_bw10delay25.J101" chart:data-source-has-labels="both" svg:x="0.205cm" svg:y="0.136cm" svg:width="8.284cm" svg:height="6.556cm">
          <chartooo:coordinate-region svg:x="0.641cm" svg:y="0.335cm" svg:width="7.476cm" svg:height="5.71cm"/>
          <chart:axis chart:dimension="x" chart:name="primary-x" chart:style-name="ch4" chartooo:axis-type="auto">
            <chartooo:date-scale/>
            <chart:categories table:cell-range-address="ping_test1_bw10delay25.B93:ping_test1_bw10delay25.B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ing_test1_bw10delay25.I93:ping_test1_bw10delay25.I101" chart:label-cell-address="ping_test1_bw10delay25.I92:ping_test1_bw10delay25.I92" chart:class="chart:line">
            <chart:data-point chart:repeated="9"/>
          </chart:series>
          <chart:series chart:style-name="ch7" chart:values-cell-range-address="ping_test1_bw10delay25.J93:ping_test1_bw10delay25.J101" chart:label-cell-address="ping_test1_bw10delay25.J92:ping_test1_bw10delay25.J92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g</text:p>
                <draw:g>
                  <svg:desc>ping_test1_bw10delay25.I92:ping_test1_bw10delay25.I92</svg:desc>
                </draw:g>
              </table:table-cell>
              <table:table-cell office:value-type="string">
                <text:p>ALTO</text:p>
                <draw:g>
                  <svg:desc>ping_test1_bw10delay25.J92:ping_test1_bw10delay25.J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1</text:p>
                <draw:g>
                  <svg:desc>ping_test1_bw10delay25.B93:ping_test1_bw10delay25.B101</svg:desc>
                </draw:g>
              </table:table-cell>
              <table:table-cell office:value-type="float" office:value="5">
                <text:p>5</text:p>
                <draw:g>
                  <svg:desc>ping_test1_bw10delay25.I93:ping_test1_bw10delay25.I101</svg:desc>
                </draw:g>
              </table:table-cell>
              <table:table-cell office:value-type="float" office:value="NaN">
                <text:p>NaN</text:p>
                <draw:g>
                  <svg:desc>ping_test1_bw10delay25.J93:ping_test1_bw10delay25.J101</svg:desc>
                </draw:g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bar" chart:style-name="ch1">
        <chart:legend chart:legend-position="end" svg:x="13.438cm" svg:y="4.204cm" style:legend-expansion="high" chart:style-name="ch2"/>
        <chart:plot-area chart:style-name="ch3" table:cell-range-address="iperf_test1_bw10delay25.AB3:iperf_test1_bw10delay25.AC12 iperf_test1_bw10delay25.AC2:iperf_test1_bw10delay25.AC2" chart:data-source-has-labels="both" svg:x="0.319cm" svg:y="0.18cm" svg:width="12.8cm" svg:height="8.646cm">
          <chartooo:coordinate-region svg:x="1.231cm" svg:y="0.379cm" svg:width="11.888cm" svg:height="7.8cm"/>
          <chart:axis chart:dimension="x" chart:name="primary-x" chart:style-name="ch4" chartooo:axis-type="auto">
            <chartooo:date-scale/>
            <chart:categories table:cell-range-address="iperf_test1_bw10delay25.AB3:iperf_test1_bw10delay25.A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perf_test1_bw10delay25.AC3:iperf_test1_bw10delay25.AC12" chart:label-cell-address="iperf_test1_bw10delay25.AC2:iperf_test1_bw10delay25.AC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_Delta</text:p>
                <draw:g>
                  <svg:desc>iperf_test1_bw10delay25.AC2:iperf_test1_bw10delay25.A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3</text:p>
                <draw:g>
                  <svg:desc>iperf_test1_bw10delay25.AB3:iperf_test1_bw10delay25.AB12</svg:desc>
                </draw:g>
              </table:table-cell>
              <table:table-cell office:value-type="float" office:value="0.0122800802928327">
                <text:p>0.0122800802928327</text:p>
                <draw:g>
                  <svg:desc>iperf_test1_bw10delay25.AC3:iperf_test1_bw10delay25.AC12</svg:desc>
                </draw:g>
              </table:table-cell>
            </table:table-row>
            <table:table-row>
              <table:table-cell office:value-type="string">
                <text:p>h1</text:p>
              </table:table-cell>
              <table:table-cell office:value-type="float" office:value="0.0150818899493343">
                <text:p>0.0150818899493343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0.0159914712153519">
                <text:p>0.0159914712153519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0.0162429378531073">
                <text:p>0.0162429378531073</text:p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0.0178529480855063">
                <text:p>0.0178529480855063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0.0182421227197348">
                <text:p>0.0182421227197348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0.0188924312197426">
                <text:p>0.0188924312197426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0.0319847237140471">
                <text:p>0.0319847237140471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0.0375470809792843">
                <text:p>0.0375470809792843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0.0424178154825026">
                <text:p>0.042417815482502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106cm" svg:height="6.986cm" xlink:href=".." xlink:type="simple" chart:class="chart:line" chart:style-name="ch1">
        <chart:legend chart:legend-position="end" svg:x="8.504cm" svg:y="2.945cm" style:legend-expansion="high" chart:style-name="ch2"/>
        <chart:plot-area chart:style-name="ch3" table:cell-range-address="iperf_test1_bw10delay25.B23:iperf_test1_bw10delay25.B31 iperf_test1_bw10delay25.E22:iperf_test1_bw10delay25.F31" chart:data-source-has-labels="both" svg:x="0.202cm" svg:y="0.139cm" svg:width="8.1cm" svg:height="6.708cm">
          <chartooo:coordinate-region svg:x="0.638cm" svg:y="0.339cm" svg:width="7.199cm" svg:height="5.861cm"/>
          <chart:axis chart:dimension="x" chart:name="primary-x" chart:style-name="ch4" chartooo:axis-type="auto">
            <chartooo:date-scale/>
            <chart:categories table:cell-range-address="iperf_test1_bw10delay25.B23:iperf_test1_bw10delay25.B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perf_test1_bw10delay25.E23:iperf_test1_bw10delay25.E31" chart:label-cell-address="iperf_test1_bw10delay25.E22:iperf_test1_bw10delay25.E22" chart:class="chart:line">
            <chart:data-point chart:repeated="9"/>
          </chart:series>
          <chart:series chart:style-name="ch7" chart:values-cell-range-address="iperf_test1_bw10delay25.F23:iperf_test1_bw10delay25.F31" chart:label-cell-address="iperf_test1_bw10delay25.F22:iperf_test1_bw10delay25.F22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erf</text:p>
                <draw:g>
                  <svg:desc>iperf_test1_bw10delay25.E22:iperf_test1_bw10delay25.E22</svg:desc>
                </draw:g>
              </table:table-cell>
              <table:table-cell office:value-type="string">
                <text:p>ALTO</text:p>
                <draw:g>
                  <svg:desc>iperf_test1_bw10delay25.F22:iperf_test1_bw10delay25.F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1</text:p>
                <draw:g>
                  <svg:desc>iperf_test1_bw10delay25.B23:iperf_test1_bw10delay25.B31</svg:desc>
                </draw:g>
              </table:table-cell>
              <table:table-cell office:value-type="float" office:value="2">
                <text:p>2</text:p>
                <draw:g>
                  <svg:desc>iperf_test1_bw10delay25.E23:iperf_test1_bw10delay25.E31</svg:desc>
                </draw:g>
              </table:table-cell>
              <table:table-cell office:value-type="float" office:value="NaN">
                <text:p>NaN</text:p>
                <draw:g>
                  <svg:desc>iperf_test1_bw10delay25.F23:iperf_test1_bw10delay25.F31</svg:desc>
                </draw:g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11cm" svg:height="7.571cm" xlink:href=".." xlink:type="simple" chart:class="chart:line" chart:style-name="ch1">
        <chart:legend chart:legend-position="end" svg:x="9.109cm" svg:y="3.237cm" style:legend-expansion="high" chart:style-name="ch2"/>
        <chart:plot-area chart:style-name="ch3" table:cell-range-address="iperf_test1_bw10delay25.B33:iperf_test1_bw10delay25.B41 iperf_test1_bw10delay25.E32:iperf_test1_bw10delay25.F41" chart:data-source-has-labels="both" svg:x="0.214cm" svg:y="0.151cm" svg:width="8.681cm" svg:height="7.269cm">
          <chartooo:coordinate-region svg:x="0.65cm" svg:y="0.35cm" svg:width="7.78cm" svg:height="6.423cm"/>
          <chart:axis chart:dimension="x" chart:name="primary-x" chart:style-name="ch4" chartooo:axis-type="auto">
            <chartooo:date-scale/>
            <chart:categories table:cell-range-address="iperf_test1_bw10delay25.B33:iperf_test1_bw10delay25.B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perf_test1_bw10delay25.E33:iperf_test1_bw10delay25.E41" chart:label-cell-address="iperf_test1_bw10delay25.E32:iperf_test1_bw10delay25.E32" chart:class="chart:line">
            <chart:data-point chart:repeated="9"/>
          </chart:series>
          <chart:series chart:style-name="ch7" chart:values-cell-range-address="iperf_test1_bw10delay25.F33:iperf_test1_bw10delay25.F41" chart:label-cell-address="iperf_test1_bw10delay25.F32:iperf_test1_bw10delay25.F32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erf</text:p>
                <draw:g>
                  <svg:desc>iperf_test1_bw10delay25.E32:iperf_test1_bw10delay25.E32</svg:desc>
                </draw:g>
              </table:table-cell>
              <table:table-cell office:value-type="string">
                <text:p>ALTO</text:p>
                <draw:g>
                  <svg:desc>iperf_test1_bw10delay25.F32:iperf_test1_bw10delay25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1</text:p>
                <draw:g>
                  <svg:desc>iperf_test1_bw10delay25.B33:iperf_test1_bw10delay25.B41</svg:desc>
                </draw:g>
              </table:table-cell>
              <table:table-cell office:value-type="float" office:value="1">
                <text:p>1</text:p>
                <draw:g>
                  <svg:desc>iperf_test1_bw10delay25.E33:iperf_test1_bw10delay25.E41</svg:desc>
                </draw:g>
              </table:table-cell>
              <table:table-cell office:value-type="float" office:value="NaN">
                <text:p>NaN</text:p>
                <draw:g>
                  <svg:desc>iperf_test1_bw10delay25.F33:iperf_test1_bw10delay25.F41</svg:desc>
                </draw:g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95cm" svg:height="7.146cm" xlink:href=".." xlink:type="simple" chart:class="chart:line" chart:style-name="ch1">
        <chart:legend chart:legend-position="end" svg:x="9.193cm" svg:y="3.025cm" style:legend-expansion="high" chart:style-name="ch2"/>
        <chart:plot-area chart:style-name="ch3" table:cell-range-address="iperf_test1_bw10delay25.B53:iperf_test1_bw10delay25.B61 iperf_test1_bw10delay25.E52:iperf_test1_bw10delay25.F61" chart:data-source-has-labels="both" svg:x="0.215cm" svg:y="0.142cm" svg:width="8.763cm" svg:height="6.862cm">
          <chartooo:coordinate-region svg:x="0.651cm" svg:y="0.341cm" svg:width="7.862cm" svg:height="6.016cm"/>
          <chart:axis chart:dimension="x" chart:name="primary-x" chart:style-name="ch4" chartooo:axis-type="auto">
            <chartooo:date-scale/>
            <chart:categories table:cell-range-address="iperf_test1_bw10delay25.B53:iperf_test1_bw10delay25.B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perf_test1_bw10delay25.E53:iperf_test1_bw10delay25.E61" chart:label-cell-address="iperf_test1_bw10delay25.E52:iperf_test1_bw10delay25.E52" chart:class="chart:line">
            <chart:data-point chart:repeated="9"/>
          </chart:series>
          <chart:series chart:style-name="ch7" chart:values-cell-range-address="iperf_test1_bw10delay25.F53:iperf_test1_bw10delay25.F61" chart:label-cell-address="iperf_test1_bw10delay25.F52:iperf_test1_bw10delay25.F52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erf</text:p>
                <draw:g>
                  <svg:desc>iperf_test1_bw10delay25.E52:iperf_test1_bw10delay25.E52</svg:desc>
                </draw:g>
              </table:table-cell>
              <table:table-cell office:value-type="string">
                <text:p>ALTO</text:p>
                <draw:g>
                  <svg:desc>iperf_test1_bw10delay25.F52:iperf_test1_bw10delay25.F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1</text:p>
                <draw:g>
                  <svg:desc>iperf_test1_bw10delay25.B53:iperf_test1_bw10delay25.B61</svg:desc>
                </draw:g>
              </table:table-cell>
              <table:table-cell office:value-type="float" office:value="1">
                <text:p>1</text:p>
                <draw:g>
                  <svg:desc>iperf_test1_bw10delay25.E53:iperf_test1_bw10delay25.E61</svg:desc>
                </draw:g>
              </table:table-cell>
              <table:table-cell office:value-type="float" office:value="NaN">
                <text:p>NaN</text:p>
                <draw:g>
                  <svg:desc>iperf_test1_bw10delay25.F53:iperf_test1_bw10delay25.F61</svg:desc>
                </draw:g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18cm" svg:height="7.013cm" xlink:href=".." xlink:type="simple" chart:class="chart:line" chart:style-name="ch1">
        <chart:legend chart:legend-position="end" svg:x="7.816cm" svg:y="2.958cm" style:legend-expansion="high" chart:style-name="ch2"/>
        <chart:plot-area chart:style-name="ch3" table:cell-range-address="iperf_test1_bw10delay25.B63:iperf_test1_bw10delay25.B71 iperf_test1_bw10delay25.E62:iperf_test1_bw10delay25.F71" chart:data-source-has-labels="both" svg:x="0.188cm" svg:y="0.14cm" svg:width="7.44cm" svg:height="6.733cm">
          <chartooo:coordinate-region svg:x="0.624cm" svg:y="0.339cm" svg:width="6.539cm" svg:height="5.887cm"/>
          <chart:axis chart:dimension="x" chart:name="primary-x" chart:style-name="ch4" chartooo:axis-type="auto">
            <chartooo:date-scale/>
            <chart:categories table:cell-range-address="iperf_test1_bw10delay25.B63:iperf_test1_bw10delay25.B7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perf_test1_bw10delay25.E63:iperf_test1_bw10delay25.E71" chart:label-cell-address="iperf_test1_bw10delay25.E62:iperf_test1_bw10delay25.E62" chart:class="chart:line">
            <chart:data-point chart:repeated="9"/>
          </chart:series>
          <chart:series chart:style-name="ch7" chart:values-cell-range-address="iperf_test1_bw10delay25.F63:iperf_test1_bw10delay25.F71" chart:label-cell-address="iperf_test1_bw10delay25.F62:iperf_test1_bw10delay25.F62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erf</text:p>
                <draw:g>
                  <svg:desc>iperf_test1_bw10delay25.E62:iperf_test1_bw10delay25.E62</svg:desc>
                </draw:g>
              </table:table-cell>
              <table:table-cell office:value-type="string">
                <text:p>ALTO</text:p>
                <draw:g>
                  <svg:desc>iperf_test1_bw10delay25.F62:iperf_test1_bw10delay25.F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1</text:p>
                <draw:g>
                  <svg:desc>iperf_test1_bw10delay25.B63:iperf_test1_bw10delay25.B71</svg:desc>
                </draw:g>
              </table:table-cell>
              <table:table-cell office:value-type="float" office:value="4">
                <text:p>4</text:p>
                <draw:g>
                  <svg:desc>iperf_test1_bw10delay25.E63:iperf_test1_bw10delay25.E71</svg:desc>
                </draw:g>
              </table:table-cell>
              <table:table-cell office:value-type="float" office:value="NaN">
                <text:p>NaN</text:p>
                <draw:g>
                  <svg:desc>iperf_test1_bw10delay25.F63:iperf_test1_bw10delay25.F71</svg:desc>
                </draw:g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92cm" svg:height="6.588cm" xlink:href=".." xlink:type="simple" chart:class="chart:line" chart:style-name="ch1">
        <chart:legend chart:legend-position="end" svg:x="8.89cm" svg:y="2.746cm" style:legend-expansion="high" chart:style-name="ch2"/>
        <chart:plot-area chart:style-name="ch3" table:cell-range-address="iperf_test1_bw10delay25.B73:iperf_test1_bw10delay25.B81 iperf_test1_bw10delay25.E72:iperf_test1_bw10delay25.F81" chart:data-source-has-labels="both" svg:x="0.209cm" svg:y="0.131cm" svg:width="8.472cm" svg:height="6.326cm">
          <chartooo:coordinate-region svg:x="0.645cm" svg:y="0.33cm" svg:width="7.571cm" svg:height="5.48cm"/>
          <chart:axis chart:dimension="x" chart:name="primary-x" chart:style-name="ch4" chartooo:axis-type="auto">
            <chartooo:date-scale/>
            <chart:categories table:cell-range-address="iperf_test1_bw10delay25.B73:iperf_test1_bw10delay25.B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perf_test1_bw10delay25.E73:iperf_test1_bw10delay25.E81" chart:label-cell-address="iperf_test1_bw10delay25.E72:iperf_test1_bw10delay25.E72" chart:class="chart:line">
            <chart:data-point chart:repeated="9"/>
          </chart:series>
          <chart:series chart:style-name="ch7" chart:values-cell-range-address="iperf_test1_bw10delay25.F73:iperf_test1_bw10delay25.F81" chart:label-cell-address="iperf_test1_bw10delay25.F72:iperf_test1_bw10delay25.F72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erf</text:p>
                <draw:g>
                  <svg:desc>iperf_test1_bw10delay25.E72:iperf_test1_bw10delay25.E72</svg:desc>
                </draw:g>
              </table:table-cell>
              <table:table-cell office:value-type="string">
                <text:p>ALTO</text:p>
                <draw:g>
                  <svg:desc>iperf_test1_bw10delay25.F72:iperf_test1_bw10delay25.F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1</text:p>
                <draw:g>
                  <svg:desc>iperf_test1_bw10delay25.B73:iperf_test1_bw10delay25.B81</svg:desc>
                </draw:g>
              </table:table-cell>
              <table:table-cell office:value-type="float" office:value="2">
                <text:p>2</text:p>
                <draw:g>
                  <svg:desc>iperf_test1_bw10delay25.E73:iperf_test1_bw10delay25.E81</svg:desc>
                </draw:g>
              </table:table-cell>
              <table:table-cell office:value-type="float" office:value="NaN">
                <text:p>NaN</text:p>
                <draw:g>
                  <svg:desc>iperf_test1_bw10delay25.F73:iperf_test1_bw10delay25.F81</svg:desc>
                </draw:g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71cm" svg:height="6.933cm" xlink:href=".." xlink:type="simple" chart:class="chart:line" chart:style-name="ch1">
        <chart:legend chart:legend-position="end" svg:x="8.669cm" svg:y="2.918cm" style:legend-expansion="high" chart:style-name="ch2"/>
        <chart:plot-area chart:style-name="ch3" table:cell-range-address="iperf_test1_bw10delay25.B83:iperf_test1_bw10delay25.B91 iperf_test1_bw10delay25.E82:iperf_test1_bw10delay25.F91" chart:data-source-has-labels="both" svg:x="0.205cm" svg:y="0.138cm" svg:width="8.259cm" svg:height="6.657cm">
          <chartooo:coordinate-region svg:x="0.641cm" svg:y="0.337cm" svg:width="7.358cm" svg:height="5.811cm"/>
          <chart:axis chart:dimension="x" chart:name="primary-x" chart:style-name="ch4" chartooo:axis-type="auto">
            <chartooo:date-scale/>
            <chart:categories table:cell-range-address="iperf_test1_bw10delay25.B83:iperf_test1_bw10delay25.B9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perf_test1_bw10delay25.E83:iperf_test1_bw10delay25.E91" chart:label-cell-address="iperf_test1_bw10delay25.E82:iperf_test1_bw10delay25.E82" chart:class="chart:line">
            <chart:data-point chart:repeated="9"/>
          </chart:series>
          <chart:series chart:style-name="ch7" chart:values-cell-range-address="iperf_test1_bw10delay25.F83:iperf_test1_bw10delay25.F91" chart:label-cell-address="iperf_test1_bw10delay25.F82:iperf_test1_bw10delay25.F82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erf</text:p>
                <draw:g>
                  <svg:desc>iperf_test1_bw10delay25.E82:iperf_test1_bw10delay25.E82</svg:desc>
                </draw:g>
              </table:table-cell>
              <table:table-cell office:value-type="string">
                <text:p>ALTO</text:p>
                <draw:g>
                  <svg:desc>iperf_test1_bw10delay25.F82:iperf_test1_bw10delay25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1</text:p>
                <draw:g>
                  <svg:desc>iperf_test1_bw10delay25.B83:iperf_test1_bw10delay25.B91</svg:desc>
                </draw:g>
              </table:table-cell>
              <table:table-cell office:value-type="float" office:value="6">
                <text:p>6</text:p>
                <draw:g>
                  <svg:desc>iperf_test1_bw10delay25.E83:iperf_test1_bw10delay25.E91</svg:desc>
                </draw:g>
              </table:table-cell>
              <table:table-cell office:value-type="float" office:value="NaN">
                <text:p>NaN</text:p>
                <draw:g>
                  <svg:desc>iperf_test1_bw10delay25.F83:iperf_test1_bw10delay25.F91</svg:desc>
                </draw:g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